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135B0B1D59D619D5.png" manifest:media-type="image/png"/>
  <manifest:file-entry manifest:full-path="Pictures/100002010000004800000075F05B52C182F85D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2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2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2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47cm" svg:stroke-color="#000000" draw:stroke-linejoin="bevel" svg:stroke-linecap="round" draw:fill="none" fo:padding-top="0.023cm" fo:padding-bottom="0.023cm" fo:padding-left="0.023cm" fo:padding-right="0.023cm"/>
    </style:style>
    <style:style style:name="gr9" style:family="graphic" style:parent-style-name="standard">
      <style:graphic-properties draw:stroke="solid" svg:stroke-width="0.047cm" svg:stroke-color="#000000" draw:stroke-linejoin="bevel" svg:stroke-linecap="round" draw:fill="solid" draw:fill-color="#ffffff" fo:padding-top="0.023cm" fo:padding-bottom="0.023cm" fo:padding-left="0.023cm" fo:padding-right="0.023cm"/>
    </style:style>
    <style:style style:name="gr10"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1"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398cm" fo:min-width="0.398cm" fo:padding-top="0cm" fo:padding-bottom="0cm" fo:padding-left="0cm" fo:padding-right="0cm"/>
    </style:style>
    <style:style style:name="gr14" style:family="graphic" style:parent-style-name="standard">
      <style:graphic-properties draw:stroke="solid" svg:stroke-width="0.051cm" svg:stroke-color="#000000" draw:stroke-linejoin="round" svg:stroke-linecap="butt" draw:fill="none" fo:padding-top="0.025cm" fo:padding-bottom="0.025cm" fo:padding-left="0.025cm" fo:padding-right="0.025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000001907349pt" style:font-size-asian="11.3000001907349pt" style:font-size-complex="11.3000001907349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1.3000001907349pt" style:font-size-asian="11.3000001907349pt" style:font-name-complex="DejaVu Sans1"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2cm">
          <draw:image xlink:href="Pictures/100002010000004800000075F05B52C182F85D93.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4cm">
          <draw:image xlink:href="Pictures/100002010000006700000067135B0B1D59D619D5.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22cm" svg:height="0.282cm" svg:x="15.18cm" svg:y="18.859cm" svg:viewBox="0 0 523 283" svg:d="M190 202c0 25-11 46-25 60-17 14-42 21-70 21s-50-7-67-17c-14-15-25-32-28-57l35-3c7 31 25 49 60 49 17 0 32-7 42-14 11-11 14-21 14-39 0-14-7-29-17-36-11-7-29-11-50-11h-17v-32h17c18 0 32-3 46-10 7-11 14-21 14-35s-3-29-14-36c-7-10-21-14-35-14-18 0-28 4-39 14-11 7-14 18-18 32l-35-3c4-22 14-39 28-50 18-14 39-21 64-21 24 0 46 7 63 21 14 11 21 28 21 53 0 18-3 32-14 42-10 11-24 18-42 22 21 3 35 10 49 21 11 10 18 25 18 43zM244 109v-42h35v42zM244 280v-43h35v43zM484 216v64h-32v-64h-127v-28l124-181h35v181h39v28zM452 46c0 0-3 3-7 7-3 7-3 11-7 14l-71 102-10 15v4h95z">
          <text:p/>
        </draw:path>
        <draw:path draw:style-name="gr3" draw:text-style-name="P3" draw:layer="layout" svg:width="0.529cm" svg:height="0.286cm" svg:x="15.176cm" svg:y="18.859cm" svg:viewBox="0 0 530 287" svg:d="M194 202c0 28-7 49-25 64-17 14-38 21-70 21-28 0-50-7-67-21-18-11-28-32-32-57v-3h4l35-4h3v4c4 31 25 45 57 45 17 0 28-3 39-10 10-11 14-21 14-39 0-14-4-25-14-32-11-7-29-10-50-10h-17-4v-4-32-3h4 17c18 0 32-4 43-11 10-7 14-18 14-32s-4-25-11-32c-7-11-21-14-35-14-18 0-28 3-39 10-7 11-14 18-14 32v4h-4l-35-4v-3c0-22 11-39 28-53 14-14 39-18 64-18 28 0 49 4 63 18 18 14 25 31 25 56 0 18-7 33-14 47-11 11-25 18-46 21v-3h4v3h-4v-3c21 0 39 7 49 21 11 10 18 28 18 42zM187 202c0-14-4-28-14-39-11-10-25-17-46-21h-4v-3l4-4c18-3 32-7 39-21 10-7 14-26 14-40 0-21-7-39-21-53-14-10-36-17-60-17-25 0-46 7-60 17-18 14-25 28-28 53l-4-3h35v3h-3c3-14 10-28 21-35 7-7 21-11 39-11 14 0 28 4 39 11 10 10 14 21 14 39 0 14-7 29-18 36-11 10-28 14-46 14h-17v-4 32-3h17c21 0 39 3 53 14 11 7 18 21 18 35 0 18-7 32-18 42-10 7-25 11-42 11-35 0-57-14-60-49v3l-35 4v-4h3c4 25 11 39 28 53 14 14 36 18 64 18s49-7 67-18c14-14 21-35 21-60zM243 110v-43h4 35 4v43 4h-4-35-4zM247 107h35v3h-3v-43h3v4h-35v-4 43zM243 280v-39-4h4 35 4v4 39 3h-4-35-4zM247 276h35v4h-3v-39h3-35v39zM491 216v64 3h-3-32-3v-3-64h3v4h-131-4v-4-24-4l128-184h4 35 3v3 185h-3v-4h39 3v4 24 4h-3-39v-4zM488 216h39-4v-24h4-39-4v-185h4-35l-125 185h-3 3v24h-3 131 4v64h-4v-4h32v4h-4v-64zM456 46c0 0 0 3-3 10-4 8-7 11-7 11h-4 4l-72 107-11 14-3 4v-4h96v4h-3v-146zM460 46v146h-4-96-7l3-4 4-4v4-4l10-14 72-103c0-3 4-7 7-14 0-7 4-7 4-11l7-17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4.974cm" svg:height="0.519cm" svg:x="18.612cm" svg:y="15.458cm" svg:viewBox="0 0 4975 520" svg:d="M307 407h-307v-39l236-301h-215v-46h275v39l-236 308h247zM314 520v-35h325v35zM670 407v-407h50v407zM1044 258c0 53-10 92-35 117-21 25-53 39-99 39-42 0-74-14-95-39-25-28-35-64-35-117 0-99 46-152 134-152 46 0 77 14 99 39 21 25 31 60 31 113zM991 258c0-39-3-71-17-88-11-18-32-29-60-29s-50 11-64 29c-10 21-17 49-17 88 0 42 7 70 17 89 14 21 32 32 60 32 32 0 53-11 64-29 14-22 17-50 17-92zM1386 407h-56l-49-209-11-46c-3 7-3 21-7 35s-25 88-56 220h-57l-85-294h50l49 201c4 4 7 21 11 54l7-21 60-234h53l53 201 10 54 11-40 56-215h46zM1549 272c0 32 7 60 21 78s35 29 60 29c21 0 39-4 53-14 14-11 21-18 25-33l42 11c-14 46-57 71-120 71-42 0-74-14-99-39-21-25-35-64-35-117 0-50 14-85 35-113 25-25 57-39 99-39 88 0 130 53 130 159v7zM1708 233c0-32-11-53-22-70-14-15-31-22-56-22s-46 11-57 25c-14 18-24 39-24 67zM1824 407v-227c0-21 0-42-4-67h46c4 32 4 53 4 60 7-28 17-42 28-53 11-10 25-14 42-14 7 0 14 0 22 4v42c-8 0-18 0-29 0-17 0-35 7-46 25-10 17-17 42-17 77v153zM1962 520v-35h324v35zM2318 407v-407h49v407zM2480 272c0 32 7 60 21 78s36 29 60 29c21 0 39-4 53-14 14-11 21-18 25-33l42 11c-17 46-56 71-120 71-42 0-74-14-99-39-24-25-35-64-35-117 0-50 11-85 35-113 25-25 57-39 99-39 85 0 131 53 131 159v7zM2639 233c0-32-11-53-21-70-14-15-32-22-57-22-24 0-46 11-56 25-14 18-25 39-25 67zM2815 148v259h-49v-259h-42v-35h42v-35c0-25 3-46 17-57 11-14 29-17 53-17 15 0 25 0 36 0v39c-11 0-18-4-21-4-15 0-25 7-29 11-7 7-7 17-7 35v28h57v35zM3023 407c-14 3-31 7-49 7-39 0-60-25-60-67v-199h-32v-35h36l14-67h31v67h57v35h-57v187c0 15 4 26 7 30 8 7 15 10 25 10 7 0 18-3 28-3zM3023 520v-35h325v35zM3380 50v-50h49v50zM3380 407v-294h49v294zM3690 407v-188c0-18 0-32-7-46-3-10-7-18-18-21-7-7-21-7-35-7-25 0-42 7-56 25-14 14-21 35-21 67v170h-50v-234c0-32 0-53 0-60h46v7c0 4 0 7 0 11 0 7 0 17 0 32h4c10-22 24-36 38-43 14-10 32-14 57-14 32 0 56 7 70 25 14 14 22 42 22 81v195zM4037 325c0 29-11 50-32 68-21 14-49 21-88 21-35 0-64-7-85-18-21-14-32-31-39-57l43-11c3 19 14 30 28 37 11 10 28 10 53 10s42-3 53-10c14-7 21-18 21-37 0-10-7-21-14-28s-21-10-39-18l-35-7c-28-7-50-17-60-21-11-10-21-17-28-28s-11-21-11-35c0-28 11-50 28-64 21-14 50-21 85-21s60 7 78 18c21 10 31 28 35 56l-43 4c-3-11-10-21-21-29-14-7-28-10-49-10s-39 3-49 10c-11 4-15 18-15 29 0 10 0 14 7 21 4 7 11 10 18 14 11 3 28 11 53 18 28 3 46 10 56 17 15 4 22 11 29 18s10 14 14 25c3 7 7 17 7 28zM4136 272c0 32 7 60 21 78s35 29 60 29c21 0 39-4 53-14 10-11 21-18 24-33l43 11c-18 46-57 71-120 71-43 0-78-14-99-39-25-25-35-64-35-117 0-50 10-85 35-113 21-25 56-39 99-39 84 0 127 53 127 159v7zM4294 233c-3-32-10-53-21-70-14-15-35-22-60-22-21 0-42 11-56 25-11 18-21 39-21 67zM4407 407v-227c0-21 0-42 0-67h46c0 32 4 53 4 60 7-28 17-42 28-53 7-10 25-14 42-14 7 0 14 0 18 4v42c-4 0-14 0-25 0-21 0-35 7-46 25-10 17-17 42-17 77v153zM4707 407c-14 3-32 7-49 7-39 0-60-25-60-67v-199h-32v-35h35l14-67h32v67h57v35h-57v187c0 15 4 26 7 30 7 7 14 10 25 10 7 0 18-3 28-3zM4975 325c0 29-14 50-35 68-21 14-49 21-88 21-36 0-64-7-85-18-18-14-32-31-39-57l46-11c4 19 11 30 25 37 14 10 32 10 53 10 28 0 46-3 56-10 11-7 18-18 18-37 0-10-4-21-11-28-10-7-21-10-42-18l-32-7c-28-7-49-17-60-21-14-10-21-17-28-28s-11-21-11-35c0-28 11-50 29-64 17-14 45-21 84-21 32 0 57 7 78 18 18 10 32 28 35 56l-46 4c0-11-7-21-21-29-10-7-28-10-46-10-21 0-39 3-49 10-11 4-18 18-18 29 0 10 4 14 7 21 4 7 11 10 21 14 8 3 25 11 53 18 25 3 46 10 57 17 10 4 21 11 28 18s11 14 14 25c4 7 7 17 7 28z">
          <text:p/>
        </draw:path>
        <draw:path draw:style-name="gr3" draw:text-style-name="P3" draw:layer="layout" svg:width="4.974cm" svg:height="0.522cm" svg:x="18.612cm" svg:y="15.458cm" svg:viewBox="0 0 4975 523" svg:d="M307 409h-307v-3-39l233-303 3 3h-215v-46-3h275v3 39 4l-232 303-4-3v-4h247 4v4 42 3zM307 406v-42 3h-247-3l3-3 233-304h3-3v-39h3v4h-275v-4h4v46h-4v-3h215 4v3l-236 304-4-4h4v39h-4v-4h307zM311 520v-35-4h3 325 3v4 35 3h-3-325-3zM314 516h325v4h-4v-35h4v3h-325v-3h4v35h-4zM667 406v-406h3 50 3v406 3h-3-50-3zM670 402h50v4h-4v-406h4v4h-50v-4h4v406h-4zM1048 258c0 53-11 91-35 120-25 24-57 39-103 39-42 0-77-15-99-43-21-28-35-67-35-116 0-103 46-155 138-155 46 0 77 14 102 38 21 25 32 64 32 117zM1041 258c0-50-11-88-32-113s-53-35-95-35c-88 0-131 49-131 148 0 49 11 88 32 113 21 24 53 38 95 38 46 0 74-10 99-35 21-28 32-63 32-116zM991 258c0-39-7-67-17-85-14-21-32-28-60-28s-46 10-60 28c-11 18-18 46-18 85s7 67 18 88c10 18 32 28 56 28 28 0 50-10 60-28 14-18 21-46 21-88zM995 258c0 42-7 70-18 91-14 18-35 29-67 29-28 0-49-11-60-29-14-21-21-49-21-91 0-39 7-71 21-88 11-22 36-32 64-32s49 10 63 32c11 17 18 49 18 88zM1386 409h-56l-3-3-50-208-10-46h3 4c-4 7-7 21-11 35 0 18-21 88-53 219v3h-3-57-3v-3l-82-293-3-3h3 50 3l50 201-4 3 4-3c0 3 7 21 10 56h-3l3-21 64-236h53 3l53 204 11 53h-4l7-39 57-218h3 46 4v3l-85 293v3zM1383 406l88-296v3h-46 4l-57 215h-3 3l-10 39v11l-4-11-14-53h4-4l-49-201h-53 3l-60 233h-3 3l-7 21-3 14v-14c-7-32-11-49-11-53l-53-201h4-50l4-3 85 296h-4v-4h57v4h-4c32-131 53-205 56-219 4-14 4-28 8-35l3-14 4 14 7 46 53 208h-4v-4h56v4zM1552 268c0 36 7 60 21 78 11 18 32 28 57 28 21 0 39-7 49-14 14-7 21-18 25-32l4-3 3 3 42 11h4l-4 3c-17 50-60 75-123 75-42 0-78-15-99-43-25-25-35-67-35-116 0-50 10-88 35-113 21-28 57-42 99-42 88 0 134 56 134 162v3 4h-4-211v-4zM1549 265h211v3h-3v-3c0-106-42-155-127-155-42 0-74 10-95 38-25 25-36 60-36 110 0 49 11 88 36 113 21 24 53 38 95 38 63 0 102-24 120-67v4l-42-14h3c-3 14-14 25-28 32-11 10-32 14-53 14-25 0-46-11-64-29-14-17-21-45-21-81v-3zM1708 233c-4-32-11-53-25-67-11-14-32-21-53-21-25 0-42 7-57 25-14 14-21 35-21 63h-3v-3h159zM1708 233h-159-4c4-28 11-53 25-67 14-18 35-28 60-28s42 10 56 25c14 14 22 38 25 70zM1820 406v-226c0-21 0-42-3-67v-3h3 46 4v3c0 32 3 53 3 60h-3v-3 3c7-28 14-46 24-56 11-7 29-14 46-14 7 0 14 3 22 3h3v4 42 7l-3-4c-8 0-18-3-29-3-17 0-31 11-42 28-11 18-18 39-18 74v152 3h-3-46-4zM1824 402h46v4-152c0-35 3-60 14-77 14-18 28-29 49-29 11 0 21 0 29 4h-4v-42h4v3c-8-3-15-3-22-3-17 0-31 3-42 14-7 7-18 24-25 49h-3-4c0-7 0-28 0-60h-46 4c0 25 0 46 0 67v226zM1958 520v-35-4h4 324 4v4 35 3h-4-324-4zM1962 516h324v4-35 3h-324v-3h3v35h-3zM2314 406v-406h4 49 4v406 3h-4-49-4zM2318 402h49v4h-3v-406h3v4h-49v-4h3v406h-3zM2484 268c0 36 7 60 21 78 10 18 32 28 56 28 21 0 39-7 50-14 14-7 21-18 24-32l4-3v3l46 11h3l-3 3c-18 50-60 75-124 75-42 0-77-15-102-43-21-25-32-67-32-116 0-50 11-88 32-113 25-28 60-42 102-42 88 0 131 56 131 162v3 4h-212v-4zM2480 265h212v3h-4v-3c0-106-42-155-127-155-42 0-74 10-95 38-25 25-35 60-35 110 0 49 10 88 35 113 21 24 53 38 95 38 64 0 103-24 120-67v4l-42-14h3c-3 14-14 25-28 32-14 10-32 14-53 14-28 0-49-11-63-29-14-17-21-45-21-81v-3zM2635 233c0-32-7-53-21-67s-32-21-53-21c-24 0-42 7-56 25-14 14-21 35-21 63h-4v-3h159v3zM2639 233h-159-3c3-28 10-53 24-67 14-18 36-28 60-28 25 0 43 10 57 25 14 14 21 38 24 70zM2815 148v258 3h-49-4v-3-258h4v4h-42-4v-4-35-3h4 42v3h-4v-35c0-28 4-46 18-60s32-18 56-18c15 0 25 0 36 4h3v39 3h-3c-11 0-18-3-21-3-15 0-22 3-25 10-7 7-11 14-11 32v28-3h57 3v3 35 4h-3-57zM2815 145h57v3h-4v-35h4-57-3v-28c0-18 3-28 7-35 7-7 17-11 32-11 3 0 14 0 21 0v4h-4v-39h4v3c-11 0-21-3-36-3-24 0-42 7-53 17-10 11-17 32-17 57v35h-42 3v35h-3v-3h42v3 258-4h49v4h-3v-258-3zM3023 406c-14 7-31 7-49 7-39 0-60-25-60-67v-198 4h-32-3v-4-35-3h3 36v3h-4l14-67v-3h4 31 4v3 67h-4v-3h57v3 35 4h-57v-4h4v184c0 14 3 25 7 28 4 7 11 11 21 11 7 0 18-4 28-4l4-3v3 39zM3020 406v-39h3v4c-10 3-21 3-28 3-10 0-21-3-25-7-7-7-10-18-10-35v-184-3h3 57v3h-4v-35h4-57-3v-67h3v4h-31v-4h3l-14 67h-3-36 4v35h-4v-3h32 4v3 198c0 42 17 63 56 63 18 0 35-3 49-7v4zM3020 520v-35-4h3 325 3v4 35 3h-3-325-3zM3023 516h325v4h-4v-35h4v3h-325v-3h4v35h-4zM3376 50v-50h4 49v50 3h-49-4zM3380 46h49v4h-3v-50h3v4h-49v-4h3v50h-3zM3376 406v-293-3h4 49v3 293 3h-49-4zM3380 402h49v4h-3v-293h3-49 3v293h-3zM3687 406v-187c0-18 0-32-4-42-3-11-11-18-18-25-7-4-21-7-35-7-25 0-42 10-53 25-14 17-21 38-21 67v169 3h-3-50v-3-233c0-32-3-53-3-60v-3h3 46 4v3 7c0 4 0 7 0 11 0 7 0 17 0 32h-4v-4h4v4l-4-4c11-18 25-32 39-42 17-11 35-14 60-14 32 0 56 10 70 24 18 18 25 46 25 85v194 3h-3-50-3zM3690 402h50v4h-4v-194c0-39-7-64-21-81-14-14-35-21-67-21-25 0-43 3-57 10-14 11-24 25-35 43l-3 3h-4v-3c0-15 0-25 0-32-4-4-4-7-4-11 0-3 0-7 0-7h4-46 4c0 7 0 28 0 60v233h-4v-4h50v4h-4v-169c0-32 7-53 21-71s35-25 60-25c18 0 28 4 39 7 7 4 14 15 18 25 3 11 7 28 7 46v187h-4zM4040 325c0 28-10 53-35 67-21 14-49 25-88 25-35 0-67-8-85-22-21-10-35-31-42-56v-4h3l43-10h3v3c4 14 11 25 25 32s32 11 53 11c25 0 42-4 53-11 10-7 17-18 17-32 0-10-3-17-10-24-11-7-21-14-39-18v-4 4l-35-11v-3 3c-28-7-50-14-60-21-14-7-25-14-32-24-7-11-7-25-7-39 0-28 7-50 28-64 18-14 50-21 85-21s60 4 81 14c18 14 32 32 35 60l-3 4-43 3h-3c0-14-7-24-21-28-11-7-25-14-46-14s-35 7-46 10c-11 8-14 18-14 29 0 10 0 14 3 21 4 3 11 7 18 10 11 4 28 11 57 18 24 7 42 14 56 18 11 7 21 10 28 17s11 18 14 25c4 11 7 21 7 32zM4033 325c0-11 0-21-3-28-4-11-11-18-18-25-3-4-14-11-25-18-10-3-28-10-56-17-28-4-46-11-53-15-10-3-18-10-21-14-4-7-7-14-7-24 0-14 7-25 18-32 10-7 28-11 49-11s39 4 49 11c14 7 21 18 25 32h-4v-4l43-3v3c-7-25-18-42-35-53-22-10-46-17-78-17-35 0-64 7-81 21-18 14-28 32-28 60 0 14 3 24 10 35 7 7 14 18 25 25 14 7 32 14 60 21l35 7c21 7 32 11 39 21 10 7 14 18 14 28 0 18-7 29-18 39-10 7-31 11-56 11s-42-4-57-11c-14-7-21-21-28-39h4v4l-43 7 4-4c3 25 18 46 35 57 21 10 50 17 85 17 39 0 67-7 88-21s28-35 28-63zM4139 268c0 36 7 60 18 78 14 18 35 28 60 28 21 0 39-7 49-14 14-7 21-18 25-32v-3l3 3 46 11v3c-17 50-60 75-123 75-43 0-78-15-103-43-21-25-35-67-35-116 0-50 14-88 35-113 25-28 57-42 103-42 88 0 130 56 130 162v3 4h-3-208v-4zM4136 265h208v3-3c0-106-43-155-127-155-43 0-74 10-99 38-21 25-32 60-32 110 0 49 11 88 32 113 25 24 56 38 99 38 63 0 102-24 120-67v4l-43-14h4c-7 14-14 25-28 32-14 10-32 14-53 14-28 0-50-11-64-29-14-17-21-45-21-81v-3zM4291 233c0-32-11-53-21-67-14-14-32-21-57-21-21 0-39 7-53 25-14 14-21 35-21 63h-3v-3h158v3zM4294 233h-158-4c0-28 11-53 25-67 14-18 35-28 56-28 25 0 46 10 60 25 14 14 21 38 25 70zM4407 406v-226c0-21 0-42-3-67v-3h3 46 4v3c0 32 3 53 3 60h-3v-3 3h-4c11-28 18-46 28-56 11-7 25-14 46-14 7 0 14 3 21 3v4 42 7l-3-4c-7 0-14-3-25-3-17 0-35 11-42 28-11 18-18 39-18 74v152 3h-3-50zM4407 402h50v4-152c0-35 3-60 14-77 10-18 28-29 49-29 11 0 21 0 28 4h-3v-42 3c-7-3-11-3-18-3-17 0-32 3-42 14-11 7-18 24-25 49h-3-4c0-7 0-28-3-60h3-46 4c0 25 0 46 0 67v226h-4zM4707 406c-14 7-32 7-49 7-39 0-60-25-60-67v-198 4h-32-4v-4-35-3h4 35v3h-3l14-67v-3h3 32 4v3 67h-4v-3h57 3v3 35 4h-3-57v-4h4v184c0 14 3 25 7 28 3 7 10 11 21 11 7 0 14-4 28-4l4-3v3 39zM4704 406v-39h3v4c-10 3-21 3-28 3-11 0-21-3-25-7-7-7-7-18-7-35v-184-3h57v3h-4v-35h4-57v-67 4h-32v-4h4l-14 67h-4-35v35-3h32 3v3 198c0 42 18 63 57 63 17 0 31-3 49-7v4zM4975 325c0 28-10 53-32 67-21 14-52 25-91 25-36 0-64-8-85-22-21-10-35-31-39-56l-3-4h3l46-10v3c7 14 14 25 25 32 14 7 32 11 53 11 28 0 42-4 56-11 11-7 14-18 14-32 0-10-3-17-10-24s-21-14-39-18v-4 4l-35-11 3-3v3c-32-7-49-14-63-21-11-7-21-14-29-24-7-11-10-25-10-39 0-28 10-50 28-64 21-14 49-21 88-21 32 0 60 4 78 14 21 14 32 32 39 60l-4 4-42 3h-4c-3-14-10-24-21-28-10-7-28-14-46-14-21 0-39 7-49 10-11 8-14 18-14 29 0 10 0 14 7 21 3 3 10 7 17 10 8 4 25 11 53 18 25 7 46 14 57 18 14 7 21 10 28 17s14 18 18 25c3 11 3 21 3 32zM4972 325c0-11-4-21-7-28-4-11-7-18-14-25-8-4-15-11-25-18-14-3-32-10-57-17-28-4-45-11-56-15-7-3-14-10-21-14-4-7-4-14-4-24 0-14 4-25 14-32 11-7 29-11 53-11 18 0 36 4 50 11 10 7 17 18 21 32h-4v-4l46-3v3h-3c-4-25-18-42-36-53-17-10-42-17-74-17-39 0-63 7-84 21-18 14-25 32-25 60 0 14 0 24 7 35 7 7 18 18 28 25 11 7 32 14 60 21l35 7c18 7 32 11 39 21 11 7 14 18 14 28 0 18-7 29-21 39-10 7-28 11-56 11-21 0-39-4-53-11s-25-21-28-39h3v4l-42 7h-4l4-4c7 25 17 46 39 57 17 10 45 17 81 17 39 0 67-7 88-21s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20 216v64h-35v-64h-127v-25l123-184h39v180h35v29zM1585 46c0 0 0 3-4 10-3 4-7 11-10 11l-67 102-11 14-3 4h95zM1871 137c0 46-11 83-25 107-18 25-42 39-74 39-21 0-39-3-50-14-14-7-24-25-28-42l32-7c7 24 25 35 46 35s35-11 46-28c10-18 17-47 17-79-3 11-14 21-24 25-14 7-29 10-43 10-24 0-42-7-56-24-18-18-25-39-25-64 0-32 7-53 25-67 14-18 39-28 67-28s53 14 67 35c18 21 25 57 25 102zM1832 102c0-21-4-39-14-53-11-14-25-21-39-21-18 0-32 7-42 18-7 14-15 28-15 49 0 18 8 32 15 46 10 11 24 18 38 18 11 0 22-4 29-7 10-7 17-11 21-22 7-7 7-17 7-28z">
          <text:p/>
        </draw:path>
        <draw:path draw:style-name="gr3" draw:text-style-name="P3"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4 24c-10 18-14 46-14 86 0 39 4 67 14 85 8 17 23 24 44 24s35-7 42-24c11-18 14-46 14-85zM1176 142c0 39-4 67-14 85-11 21-25 28-46 28s-39-7-47-25c-11-21-14-49-14-88 0-40 3-68 14-89 8-14 26-25 47-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20 216v64 3h-35v-3-64 4h-127-4v-4-25-3l127-185h39v4 181h35 4v28 4h-4-35zM1620 216h35v-28 3h-35-3v-3-181h3-39 4l-127 184v25h127 3v64h-3v-4h35v4h-3v-64zM1588 46c0 0-3 3-7 10-3 7-7 11-7 11l-70 107-11 14-3 3v-3h95v-142zM1588 46v142 3h-3-95-4v-3l4-4h3-3l10-14h4-4l71-103c0-4 3-7 7-14 3-4 7-7 7-7l3-14zM1874 138c0 46-10 82-28 106-18 29-42 43-74 43-21 0-39-7-53-14-14-11-21-25-28-46v-4h3l32-3h4c7 21 21 31 42 31s35-7 46-24c10-18 14-46 17-78h4c-7 11-14 21-28 28s-29 11-43 11c-24 0-46-7-60-25-14-17-21-42-21-68 0-32 7-53 25-70 14-18 39-25 67-25 32 0 53 10 70 35 15 21 25 57 25 103zM1867 138c0-46-7-78-21-103-14-21-39-32-67-32s-49 7-67 25c-14 14-21 39-21 67 0 26 7 47 21 65 14 14 32 24 56 24 14 0 29-3 39-10 14-7 21-18 28-28l4-8v11c0 32-7 60-18 78-10 21-28 28-49 28-25 0-39-11-46-32v-3 3l-32 4c7 17 14 31 28 42 11 7 29 14 50 14 32 0 53-14 70-39 18-24 25-60 25-106zM1832 102c0-21-7-39-14-49-11-14-25-21-39-21-18 0-32 7-39 17-10 11-14 25-14 46 0 19 4 33 14 43 7 11 21 18 35 18 11 0 22 0 29-7 10-3 14-11 21-18 3-7 7-17 7-29zM1835 102c0 12-3 22-10 33-4 7-11 14-18 18-10 3-21 7-32 7-14 0-28-4-38-18-11-11-15-28-15-47 0-21 4-39 15-49 10-11 24-18 42-18 14 0 28 7 42 21 7 14 14 32 14 53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6.854cm" svg:height="6.21cm" svg:x="1.453cm" svg:y="4.67cm" svg:viewBox="0 0 6855 6211" svg:d="M6855 71v254-4l-24 53c10-28 21-46 24-49l-112 77 88-28-88 28-11 8c-141 63-293 130-445 204l-60 18-476 250-307 117-67 942v35c11 32 29 60 46 88 127 166 388 198 667 81 275-113 508-353 578-600v-1107 1107c-70 247-303 487-578 600-279 117-540 85-667-81l-49-71-53 692c0 14 0 21 0 21l-515 173 395 967c35 88 60 190 60 264v1839c0 60-14 95-39 106l-469 155c-25 7-60-14-95-60l-1489-1983c-74-99-134-279-134-406v-653c-127-10-229-63-293-144l-586-780-42 14-315-88-21 7c-99-18-198-18-279 0-28 3-53 11-77 18-46 14-78 35-96 74l201-67c8-11 18-25 29-36-11 11-21 25-29 36l-201 67c-3-4-3-4-7-7l-1090-1454v-127l-201-268c-21-28-28-60-28-92v-261c0 32 7 60 28 88l1291 1722c43 46 106 78 180 95l615 173 543-180 1433 1087 1231-413 120-1647 1291-674c81-46 123-113 123-180z">
          <text:p/>
        </draw:path>
        <draw:polygon draw:style-name="gr7" draw:text-style-name="P2" draw:layer="layout" svg:width="0cm" svg:height="0cm" svg:x="5.683cm" svg:y="5.549cm" svg:viewBox="0 0 0 0" draw:points="0,0">
          <text:p/>
        </draw:polygon>
        <draw:path draw:style-name="gr1" draw:text-style-name="P1" draw:layer="layout" svg:width="2.286cm" svg:height="3.91cm" svg:x="4.487cm" svg:y="6.97cm" svg:viewBox="0 0 2287 3911" svg:d="M2167 1546l-395-967-35-85 550-183v-39l-1232 413 21 32c0 3 3 3 3 7 4 7 7 10 11 17 0 4 3 11 7 18 0 0 0 3 0 7 0 3 0 3 0 7s0 7 0 7c0 4 0 7 0 7 0 4 0 4 0 7l-4 4c0 3 0 3-3 3 0 4 0 4-4 4 0 3-3 3-3 3l188-63c7-4 14-14 10-32 0-18-3-39-14-60 11 21 14 42 14 60 4 18-3 28-10 32l-188 63c-11 4-21 0-35-10l-1048-798v223l35 46 244 324v138 109l-279-370v338 653c0 127 60 307 134 406l1490 1983c35 46 70 67 95 60s39-46 39-106v-1839c0-74-25-172-60-264l-431-1048-191 64 191-64 431 1048z">
          <text:p/>
        </draw:path>
        <draw:polygon draw:style-name="gr7" draw:text-style-name="P2" draw:layer="layout" svg:width="0cm" svg:height="0cm" svg:x="5.683cm" svg:y="5.549cm" svg:viewBox="0 0 0 0" draw:points="0,0">
          <text:p/>
        </draw:polygon>
        <draw:path draw:style-name="gr1" draw:text-style-name="P1" draw:layer="layout" svg:width="0.823cm" svg:height="1.755cm" svg:x="4.995cm" svg:y="7.603cm" svg:viewBox="0 0 824 1756" svg:d="M823 1383c0-21 0-46-4-67-28-332-166-748-342-1028-10-21-25-42-39-60-49-74-103-130-152-169-15-11-29-21-43-32-148-85-243 32-243 304 0 325 137 784 328 1101 188 321 382 416 463 229 4-17 11-31 14-49 18-60 21-138 18-229z">
          <text:p/>
        </draw:path>
        <draw:polygon draw:style-name="gr7" draw:text-style-name="P2" draw:layer="layout" svg:width="0cm" svg:height="0cm" svg:x="5.683cm" svg:y="5.549cm" svg:viewBox="0 0 0 0" draw:points="0,0">
          <text:p/>
        </draw:polygon>
        <draw:polygon draw:style-name="gr1" draw:text-style-name="P1" draw:layer="layout" svg:width="0.473cm" svg:height="1.993cm" svg:x="6.24cm" svg:y="8.78cm" svg:viewBox="0 0 474 1994" draw:points="0,155 474,0 474,1839 0,1994">
          <text:p/>
        </draw:polygon>
        <draw:polygon draw:style-name="gr7" draw:text-style-name="P2" draw:layer="layout" svg:width="0cm" svg:height="0cm" svg:x="5.683cm" svg:y="5.549cm" svg:viewBox="0 0 0 0" draw:points="0,0">
          <text:p/>
        </draw:polygon>
        <draw:path draw:style-name="gr1" draw:text-style-name="P1" draw:layer="layout" svg:width="6.856cm" svg:height="4.061cm" svg:x="1.453cm" svg:y="2.815cm" svg:viewBox="0 0 6857 4062" svg:d="M5536 110l1291 1722c18 28 28 63 28 95v254c4-4 0 0-10 14-18 14-50 39-102 67l-11 4v-159c81-46 123-110 123-180 0-32-10-67-28-95l-1291-1722c-74-99-254-138-402-88l-4972 1658c-99 32-162 102-162 176 0 32 7 64 28 92l1291 1719v395l-1090-1458v-127l-201-268c-21-28-28-60-28-92v-261c0-74 63-144 162-176l4972-1658c148-50 328-11 402 88z">
          <text:p/>
        </draw:path>
        <draw:polygon draw:style-name="gr7" draw:text-style-name="P2" draw:layer="layout" svg:width="0cm" svg:height="0cm" svg:x="5.683cm" svg:y="5.549cm" svg:viewBox="0 0 0 0" draw:points="0,0">
          <text:p/>
        </draw:polygon>
        <draw:path draw:style-name="gr1" draw:text-style-name="P1" draw:layer="layout" svg:width="0.721cm" svg:height="1.423cm" svg:x="5.097cm" svg:y="7.842cm" svg:viewBox="0 0 722 1424" svg:d="M336 0l-336 113c0 254 92 606 233 892 142 282 304 449 414 414 21-7 42-26 56-50 18-60 21-138 18-226-99-131-198-328-268-544-74-215-117-430-117-599z">
          <text:p/>
        </draw:path>
        <draw:polygon draw:style-name="gr7" draw:text-style-name="P2" draw:layer="layout" svg:width="0cm" svg:height="0cm" svg:x="5.683cm" svg:y="5.549cm" svg:viewBox="0 0 0 0" draw:points="0,0">
          <text:p/>
        </draw:polygon>
        <draw:path draw:style-name="gr1" draw:text-style-name="P1" draw:layer="layout" svg:width="0.406cm" svg:height="1.069cm" svg:x="4.148cm" svg:y="6.713cm" svg:viewBox="0 0 407 1070" svg:d="M375 530c-7 21-7 46-7 67 0 35 7 67 28 95 4 4 7 11 11 14l-67 22v342c-127-11-229-64-294-148-21-25-35-57-46-85v-837l340 262v219z">
          <text:p/>
        </draw:path>
        <draw:polygon draw:style-name="gr7" draw:text-style-name="P2" draw:layer="layout" svg:width="0cm" svg:height="0cm" svg:x="5.683cm" svg:y="5.549cm" svg:viewBox="0 0 0 0" draw:points="0,0">
          <text:p/>
        </draw:polygon>
        <draw:polygon draw:style-name="gr1" draw:text-style-name="P1" draw:layer="layout" svg:width="0.525cm" svg:height="0.864cm" svg:x="3.623cm" svg:y="6.685cm" svg:viewBox="0 0 526 865" draw:points="526,865 526,28 487,0 0,162">
          <text:p/>
        </draw:polygon>
        <draw:polygon draw:style-name="gr7" draw:text-style-name="P2" draw:layer="layout" svg:width="0cm" svg:height="0cm" svg:x="5.683cm" svg:y="5.549cm" svg:viewBox="0 0 0 0" draw:points="0,0">
          <text:p/>
        </draw:polygon>
        <draw:path draw:style-name="gr1" draw:text-style-name="P1" draw:layer="layout" svg:width="0.568cm" svg:height="0.513cm" svg:x="7.196cm" svg:y="6.061cm" svg:viewBox="0 0 569 514" svg:d="M569 162c0-36-10-71-28-96-60-81-195-88-322-17-131 67-219 194-219 304 0 39 7 71 28 95 60 81 191 88 321 18 128-67 220-195 220-304z">
          <text:p/>
        </draw:path>
        <draw:polygon draw:style-name="gr7" draw:text-style-name="P2" draw:layer="layout" svg:width="0cm" svg:height="0cm" svg:x="5.683cm" svg:y="5.549cm" svg:viewBox="0 0 0 0" draw:points="0,0">
          <text:p/>
        </draw:polygon>
        <draw:path draw:style-name="gr1" draw:text-style-name="P1" draw:layer="layout" svg:width="0.413cm" svg:height="0.427cm" svg:x="2.892cm" svg:y="4.529cm" svg:viewBox="0 0 414 428" svg:d="M414 138c0 67-67 120-159 134-96 14-191-14-234-71-14-21-21-42-21-63v28-28c0-74 92-138 209-138 113 0 205 64 205 138 0 67-67 120-159 134-96 14-191-14-234-71-14-21-21-42-21-63 0-74 92-138 209-138 113 0 205 64 205 138v28c0 21-7 39-18 60v7c4 11 7 25 7 35l-3-3 3 32c0 59-63 113-151 128-89 14-181-15-220-72-14-18-21-39-21-56 0 17 7 38 21 56 39 57 131 86 220 72 88-15 151-69 151-128l-3-32 3 3c0 60-63 114-151 128-89 14-181-14-220-71-14-18-21-39-21-57 0-10 3-24 7-35-4 11-7 25-7 35l3-3-3 32 3-32 18 60c-14-18-21-39-21-57h392c0 60-63 114-151 128-89 14-181-14-220-71l364-92c4 11 7 25 7 35l-7-39 4 36-4-4c0 60-60 111-144 125-86 14-174-14-213-68-14-18-21-36-21-57v-32l-4 36 4-39c-11-21-18-39-18-60 0 21 7 39 18 60 0 0 3 0 3 3 36 46 110 78 192 75 78 0 148-32 183-78 11-21 18-39 18-60z">
          <text:p/>
        </draw:path>
        <draw:polygon draw:style-name="gr7" draw:text-style-name="P2" draw:layer="layout" svg:width="0cm" svg:height="0cm" svg:x="5.683cm" svg:y="5.549cm" svg:viewBox="0 0 0 0" draw:points="0,0">
          <text:p/>
        </draw:polygon>
        <draw:path draw:style-name="gr1" draw:text-style-name="P1" draw:layer="layout" svg:width="0.413cm" svg:height="0.427cm" svg:x="6.48cm" svg:y="1.266cm" svg:viewBox="0 0 414 428" svg:d="M414 141c0 60-67 121-160 135-95 14-190-17-233-75-14-21-21-39-21-60v25-25c0-78 92-141 205-141 117 0 209 63 209 141 0 60-67 121-160 135-95 14-190-17-233-75-14-21-21-39-21-60 0-78 92-141 205-141 117 0 209 63 209 141v25c0 21-7 42-18 61v7c4 14 7 25 7 35l-3-3 3 31c0 60-63 113-152 127s-180-14-219-70c-14-18-21-36-21-57 0 21 7 39 21 57 39 56 130 84 219 70s152-67 152-127l-3-31 3 3c0 60-63 113-152 127s-180-14-219-67c-14-21-21-39-21-60 0-10 3-21 7-35-4 14-7 25-7 35l3-3-3 31 3-31 18 63c-14-21-21-39-21-60h392c0 60-63 113-152 127s-180-14-219-67l364-95c4 14 7 25 7 35l-7-39 4 36h-4c0 56-60 105-149 120-85 14-169-15-208-68-14-17-21-35-21-52v-36l-4 36 4-39c-11-19-18-40-18-61 0 21 7 42 18 61 3 0 3 3 3 3 35 46 110 78 187 78 81-4 153-32 188-81 11-19 18-40 18-61z">
          <text:p/>
        </draw:path>
        <draw:polygon draw:style-name="gr7" draw:text-style-name="P2" draw:layer="layout" svg:width="0cm" svg:height="0cm" svg:x="5.683cm" svg:y="5.549cm" svg:viewBox="0 0 0 0" draw:points="0,0">
          <text:p/>
        </draw:polygon>
        <draw:path draw:style-name="gr1" draw:text-style-name="P1" draw:layer="layout" svg:width="0.412cm" svg:height="0.424cm" svg:x="1.651cm" svg:y="2.878cm" svg:viewBox="0 0 413 425" svg:d="M413 138c0 63-63 116-155 134-96 14-191-18-234-74-17-18-24-39-24-60v28-28c0-78 91-138 209-138 113 0 204 60 204 138 0 63-63 116-155 134-96 14-191-18-234-74-17-18-24-39-24-60 0-78 91-138 209-138 113 0 204 60 204 138v28c0 18-3 39-17 56v7c3 11 7 25 7 36l-4-4 4 32c0 61-60 114-148 128-93 14-181-14-224-67-10-21-17-39-17-61 0 22 7 40 17 61 43 53 131 81 224 67 88-14 148-67 148-128l-4-32 4 4c0 64-60 114-148 128-93 14-181-14-224-67-10-18-17-40-17-61 0-11 0-25 7-36-7 11-7 25-7 36l3-4-3 32 3-32 14 65c-10-18-17-40-17-61h389c0 64-60 114-148 128-93 14-181-14-224-67l365-97c3 11 7 25 7 36l-7-39 3 35h-3c0 58-60 107-145 121-86 14-174-14-213-63-10-18-17-40-17-58v-35l-4 35 4-39c-14-17-21-38-21-56 0 18 7 39 21 56 0 0 0 4 3 4 32 46 106 79 188 79 78-4 152-37 184-83 14-17 17-38 17-56z">
          <text:p/>
        </draw:path>
        <draw:polygon draw:style-name="gr7" draw:text-style-name="P2" draw:layer="layout" svg:width="0cm" svg:height="0cm" svg:x="5.683cm" svg:y="5.549cm" svg:viewBox="0 0 0 0" draw:points="0,0">
          <text:p/>
        </draw:polygon>
        <draw:path draw:style-name="gr1" draw:text-style-name="P1" draw:layer="layout" svg:width="0.804cm" svg:height="1.755cm" svg:x="4.995cm" svg:y="7.603cm" svg:viewBox="0 0 805 1756" svg:d="M290 59c-18-11-32-21-46-32-149-85-244 32-244 304 0 325 137 784 329 1101 187 321 381 416 462 229 4-17 11-31 14-49-14 21-35 39-56 46-110 35-272-127-413-413-142-286-234-635-234-889 0-170 39-276 113-301 22-7 47-7 75 4z">
          <text:p/>
        </draw:path>
        <draw:polygon draw:style-name="gr7" draw:text-style-name="P2" draw:layer="layout" svg:width="0cm" svg:height="0cm" svg:x="5.683cm" svg:y="5.549cm" svg:viewBox="0 0 0 0" draw:points="0,0">
          <text:p/>
        </draw:polygon>
        <draw:path draw:style-name="gr1" draw:text-style-name="P1" draw:layer="layout" svg:width="1.479cm" svg:height="1.212cm" svg:x="4.109cm" svg:y="6.568cm" svg:viewBox="0 0 1480 1213" svg:d="M1434 1088l21 32c3 3 3 3 7 7 0 7 3 10 7 17 3 7 3 11 7 18 0 3 0 7 0 7 0 3 0 7 0 7 4 4 4 7 4 7-4 4-4 7-4 7 0 4 0 7 0 7 0 0 0 4 0 7-4 0-4 0-4 4-3 0-3 0-3 3-4 0-4 0-7 0-7 4-21 0-35-10l-1049-794-339-258-39-28v-121z">
          <text:p/>
        </draw:path>
        <draw:polygon draw:style-name="gr7" draw:text-style-name="P2" draw:layer="layout" svg:width="0cm" svg:height="0cm" svg:x="5.683cm" svg:y="5.549cm" svg:viewBox="0 0 0 0" draw:points="0,0">
          <text:p/>
        </draw:polygon>
        <draw:path draw:style-name="gr1" draw:text-style-name="P1" draw:layer="layout" svg:width="1.291cm" svg:height="0.748cm" svg:x="6.893cm" svg:y="4.921cm" svg:viewBox="0 0 1292 749" svg:d="M847 363c152-74 304-141 445-204v-159l-1292 677v72l311-118 476-250 60-32z">
          <text:p/>
        </draw:path>
        <draw:polygon draw:style-name="gr7" draw:text-style-name="P2" draw:layer="layout" svg:width="0cm" svg:height="0cm" svg:x="5.683cm" svg:y="5.549cm" svg:viewBox="0 0 0 0" draw:points="0,0">
          <text:p/>
        </draw:polygon>
        <draw:path draw:style-name="gr1" draw:text-style-name="P1" draw:layer="layout" svg:width="0.417cm" svg:height="0.427cm" svg:x="7.718cm" svg:y="2.921cm" svg:viewBox="0 0 418 428" svg:d="M418 137c0 64-68 120-164 134-91 19-187-14-229-70-14-22-25-43-25-64 0-74 96-137 208-137 113 0 210 63 210 137 0 64-68 120-164 134-91 19-187-14-229-70-14-22-25-43-25-64 0-74 96-137 208-137 113 0 210 63 210 137v28c0 21-7 39-22 57-32 49-106 82-184 82-81 3-152-28-187-75-4-4-4-4-4-7-14-18-21-36-21-57v-28 28c0 21 7 39 21 57v7l-3 35 21 54c-10-18-18-35-18-57h375c0 61-61 110-145 124-85 14-173-14-212-67l357-89 4 35-4-32c7 11 7 25 7 36l-3-4 3 33c0 60-61 113-152 127-85 14-177-14-215-71-15-17-22-35-22-56l4-33-4 4c0-11 0-25 7-36-7 11-7 25-7 36l4-4-4 33c0 21 7 39 22 56 38 57 130 85 215 71 91-14 152-67 152-127l-3-33 3 4c0 61-61 114-152 128-85 14-177-14-215-71-15-18-22-35-22-57 0 22 7 39 22 57 38 57 130 85 215 71 91-14 152-67 152-128 0-11 0-25-7-36l22-67c0 21-7 39-22 57l22-85v28z">
          <text:p/>
        </draw:path>
        <draw:polygon draw:style-name="gr7" draw:text-style-name="P2" draw:layer="layout" svg:width="0cm" svg:height="0cm" svg:x="5.683cm" svg:y="5.549cm" svg:viewBox="0 0 0 0" draw:points="0,0">
          <text:p/>
        </draw:polygon>
        <draw:path draw:style-name="gr1" draw:text-style-name="P1" draw:layer="layout" svg:width="0.533cm" svg:height="0.423cm" svg:x="6.18cm" svg:y="8.516cm" svg:viewBox="0 0 534 424" svg:d="M474 0c35 88 60 191 60 265l-474 159c0-74-21-176-60-269z">
          <text:p/>
        </draw:path>
        <draw:polygon draw:style-name="gr7" draw:text-style-name="P2" draw:layer="layout" svg:width="0cm" svg:height="0cm" svg:x="5.683cm" svg:y="5.549cm" svg:viewBox="0 0 0 0" draw:points="0,0">
          <text:p/>
        </draw:polygon>
        <draw:path draw:style-name="gr1" draw:text-style-name="P1" draw:layer="layout" svg:width="0.482cm" svg:height="0.323cm" svg:x="1.618cm" svg:y="4.53cm" svg:viewBox="0 0 483 324" svg:d="M347 307c-3 0-10 4-17 4-11 3-25 7-39 10-32 4-67 4-99 0-14-3-28-7-39-10-7 0-14-4-17-4-50-18-86-42-111-74-60-78-10-174 111-216 116-39 261-7 321 74 60 79 10 174-110 216z">
          <text:p/>
        </draw:path>
        <draw:polygon draw:style-name="gr7" draw:text-style-name="P2" draw:layer="layout" svg:width="0cm" svg:height="0cm" svg:x="5.683cm" svg:y="5.549cm" svg:viewBox="0 0 0 0" draw:points="0,0">
          <text:p/>
        </draw:polygon>
        <draw:path draw:style-name="gr1" draw:text-style-name="P1" draw:layer="layout" svg:width="0.48cm" svg:height="0.322cm" svg:x="6.447cm" svg:y="2.922cm" svg:viewBox="0 0 481 323" svg:d="M348 304c-7 3-14 7-18 7-14 3-28 7-42 7-32 7-63 7-95 0-14 0-28-4-43-7-3 0-10-4-17-7-46-14-85-39-106-71-61-74-15-177 106-216 120-39 261-7 321 71 61 82 14 177-106 216z">
          <text:p/>
        </draw:path>
        <draw:polygon draw:style-name="gr7" draw:text-style-name="P2" draw:layer="layout" svg:width="0cm" svg:height="0cm" svg:x="5.683cm" svg:y="5.549cm" svg:viewBox="0 0 0 0" draw:points="0,0">
          <text:p/>
        </draw:polygon>
        <draw:path draw:style-name="gr1" draw:text-style-name="P1" draw:layer="layout" svg:width="0.484cm" svg:height="0.32cm" svg:x="7.686cm" svg:y="4.576cm" svg:viewBox="0 0 485 321" svg:d="M352 303c-4 4-11 4-18 7-61 15-124 15-181 0-7-3-14-3-21-7-46-14-81-38-106-70-60-78-10-177 106-216 120-39 269-7 329 71 60 81 7 177-109 215z">
          <text:p/>
        </draw:path>
        <draw:polygon draw:style-name="gr7" draw:text-style-name="P2" draw:layer="layout" svg:width="0cm" svg:height="0cm" svg:x="5.683cm" svg:y="5.549cm" svg:viewBox="0 0 0 0" draw:points="0,0">
          <text:p/>
        </draw:polygon>
        <draw:path draw:style-name="gr1" draw:text-style-name="P1" draw:layer="layout" svg:width="0.479cm" svg:height="0.32cm" svg:x="2.859cm" svg:y="6.185cm" svg:viewBox="0 0 480 321" svg:d="M348 303c-7 4-10 7-17 7-57 14-125 14-181 0-4 0-11-3-18-7-46-14-85-39-106-70-60-78-14-173 106-217 120-38 266-7 322 75 60 78 14 173-106 212z">
          <text:p/>
        </draw:path>
        <draw:polygon draw:style-name="gr7" draw:text-style-name="P2" draw:layer="layout" svg:width="0cm" svg:height="0cm" svg:x="5.683cm" svg:y="5.549cm" svg:viewBox="0 0 0 0" draw:points="0,0">
          <text:p/>
        </draw:polygon>
        <draw:path draw:style-name="gr1" draw:text-style-name="P1" draw:layer="layout" svg:width="0.342cm" svg:height="1.026cm" svg:x="5.471cm" svg:y="7.888cm" svg:viewBox="0 0 343 1027" svg:d="M0 0c28 331 166 744 343 1027-28-332-166-745-343-1027z">
          <text:p/>
        </draw:path>
        <draw:polygon draw:style-name="gr7" draw:text-style-name="P2" draw:layer="layout" svg:width="0cm" svg:height="0cm" svg:x="5.683cm" svg:y="5.549cm" svg:viewBox="0 0 0 0" draw:points="0,0">
          <text:p/>
        </draw:polygon>
        <draw:path draw:style-name="gr1" draw:text-style-name="P1" draw:layer="layout" svg:width="0.614cm" svg:height="0.293cm" svg:x="2.952cm" svg:y="6.575cm" svg:viewBox="0 0 615 294" svg:d="M615 294v-121l-615-173v212c81-18 180-18 279 0v-14l21 7z">
          <text:p/>
        </draw:path>
        <draw:polygon draw:style-name="gr7" draw:text-style-name="P2" draw:layer="layout" svg:width="0cm" svg:height="0cm" svg:x="5.683cm" svg:y="5.549cm" svg:viewBox="0 0 0 0" draw:points="0,0">
          <text:p/>
        </draw:polygon>
        <draw:polygon draw:style-name="gr1" draw:text-style-name="P1" draw:layer="layout" svg:width="0.546cm" svg:height="0.3cm" svg:x="3.563cm" svg:y="6.568cm" svg:viewBox="0 0 547 301" draw:points="547,0 547,117 60,280 45,287 0,301 0,185">
          <text:p/>
        </draw:polygon>
        <draw:polygon draw:style-name="gr7" draw:text-style-name="P2" draw:layer="layout" svg:width="0cm" svg:height="0cm" svg:x="5.683cm" svg:y="5.549cm" svg:viewBox="0 0 0 0" draw:points="0,0">
          <text:p/>
        </draw:polygon>
        <draw:path draw:style-name="gr1" draw:text-style-name="P1" draw:layer="layout" svg:width="0.48cm" svg:height="0.309cm" svg:x="6.447cm" svg:y="2.922cm" svg:viewBox="0 0 481 310" svg:d="M150 310c-3 0-10-4-17-7-46-14-85-39-106-71-61-77-15-176 106-215 120-40 261-8 321 74 61 78 14 173-106 212-7 3-14 7-18 7 46-21 74-56 74-92 0-60-74-109-162-109-92 0-166 49-166 109 0 18 4 32 18 50 14 17 32 31 56 42z">
          <text:p/>
        </draw:path>
        <draw:polygon draw:style-name="gr7" draw:text-style-name="P2" draw:layer="layout" svg:width="0cm" svg:height="0cm" svg:x="5.683cm" svg:y="5.549cm" svg:viewBox="0 0 0 0" draw:points="0,0">
          <text:p/>
        </draw:polygon>
        <draw:path draw:style-name="gr1" draw:text-style-name="P1" draw:layer="layout" svg:width="0.484cm" svg:height="0.309cm" svg:x="7.686cm" svg:y="4.576cm" svg:viewBox="0 0 485 310" svg:d="M153 310c-7-3-14-3-21-7-46-14-81-38-106-70-60-82-10-178 106-216 120-39 269-7 329 70 60 78 7 178-109 216-4 4-11 4-18 7 46-21 74-56 74-91 0-65-74-114-167-114-91 0-165 49-165 114 0 14 7 32 17 49 14 18 36 32 60 42z">
          <text:p/>
        </draw:path>
        <draw:polygon draw:style-name="gr7" draw:text-style-name="P2" draw:layer="layout" svg:width="0cm" svg:height="0cm" svg:x="5.683cm" svg:y="5.549cm" svg:viewBox="0 0 0 0" draw:points="0,0">
          <text:p/>
        </draw:polygon>
        <draw:path draw:style-name="gr1" draw:text-style-name="P1" draw:layer="layout" svg:width="0.479cm" svg:height="0.309cm" svg:x="2.859cm" svg:y="6.185cm" svg:viewBox="0 0 480 310" svg:d="M150 310c-4 0-11-3-18-7-46-14-85-39-106-70-60-78-14-178 106-217 120-38 266-7 322 71 60 82 14 177-106 216-7 4-10 7-17 7 45-21 77-53 77-92 0-63-74-113-170-113-88 0-162 50-162 113 0 18 3 32 17 50 11 17 32 32 57 42z">
          <text:p/>
        </draw:path>
        <draw:polygon draw:style-name="gr7" draw:text-style-name="P2" draw:layer="layout" svg:width="0cm" svg:height="0cm" svg:x="5.683cm" svg:y="5.549cm" svg:viewBox="0 0 0 0" draw:points="0,0">
          <text:p/>
        </draw:polygon>
        <draw:path draw:style-name="gr1" draw:text-style-name="P1" draw:layer="layout" svg:width="0.482cm" svg:height="0.31cm" svg:x="1.618cm" svg:y="4.53cm" svg:viewBox="0 0 483 311" svg:d="M153 311c-7 0-14-4-17-4-50-18-86-42-111-75-60-78-10-173 111-215 116-39 261-7 321 74 60 78 10 174-110 216-3 0-10 4-17 4 49-18 77-54 77-93 0-64-74-113-165-113-92 0-166 49-166 113 0 14 7 35 17 50 15 18 36 32 60 43z">
          <text:p/>
        </draw:path>
        <draw:polygon draw:style-name="gr7" draw:text-style-name="P2" draw:layer="layout" svg:width="0cm" svg:height="0cm" svg:x="5.683cm" svg:y="5.549cm" svg:viewBox="0 0 0 0" draw:points="0,0">
          <text:p/>
        </draw:polygon>
        <draw:path draw:style-name="gr1" draw:text-style-name="P1" draw:layer="layout" svg:width="0.335cm" svg:height="0.302cm" svg:x="5.097cm" svg:y="7.653cm" svg:viewBox="0 0 336 303" svg:d="M336 179c0 4 0 7 0 11l-336 113c0-166 39-276 114-298 21-7 46-7 74 0 46 40 99 100 148 174z">
          <text:p/>
        </draw:path>
        <draw:polygon draw:style-name="gr7" draw:text-style-name="P2" draw:layer="layout" svg:width="0cm" svg:height="0cm" svg:x="5.683cm" svg:y="5.549cm" svg:viewBox="0 0 0 0" draw:points="0,0">
          <text:p/>
        </draw:polygon>
        <draw:path draw:style-name="gr1" draw:text-style-name="P1" draw:layer="layout" svg:width="0.331cm" svg:height="0.215cm" svg:x="2.935cm" svg:y="6.29cm" svg:viewBox="0 0 332 216" svg:d="M332 113c0 39-32 71-77 92-58 14-125 14-181 0-25-10-46-25-57-42-14-18-17-32-17-50 0-64 74-113 162-113 96 0 170 49 170 113z">
          <text:p/>
        </draw:path>
        <draw:polygon draw:style-name="gr7" draw:text-style-name="P2" draw:layer="layout" svg:width="0cm" svg:height="0cm" svg:x="5.683cm" svg:y="5.549cm" svg:viewBox="0 0 0 0" draw:points="0,0">
          <text:p/>
        </draw:polygon>
        <draw:path draw:style-name="gr1" draw:text-style-name="P1" draw:layer="layout" svg:width="0.331cm" svg:height="0.215cm" svg:x="7.761cm" svg:y="4.681cm" svg:viewBox="0 0 332 216" svg:d="M332 109c0 39-28 75-77 96-57 15-120 15-177 0-24-10-46-24-61-42-10-18-17-36-17-54 0-60 75-109 166-109 92 0 166 49 166 109z">
          <text:p/>
        </draw:path>
        <draw:polygon draw:style-name="gr7" draw:text-style-name="P2" draw:layer="layout" svg:width="0cm" svg:height="0cm" svg:x="5.683cm" svg:y="5.549cm" svg:viewBox="0 0 0 0" draw:points="0,0">
          <text:p/>
        </draw:polygon>
        <draw:path draw:style-name="gr1" draw:text-style-name="P1" draw:layer="layout" svg:width="0.331cm" svg:height="0.215cm" svg:x="1.693cm" svg:y="4.635cm" svg:viewBox="0 0 332 216" svg:d="M332 113c0 39-28 74-77 93-11 3-25 7-39 10-32-7-67-7-100 0-14-3-28-7-39-10-28-12-45-26-60-44-10-14-17-31-17-49 0-64 74-113 167-113 91 0 165 49 165 113z">
          <text:p/>
        </draw:path>
        <draw:polygon draw:style-name="gr7" draw:text-style-name="P2" draw:layer="layout" svg:width="0cm" svg:height="0cm" svg:x="5.683cm" svg:y="5.549cm" svg:viewBox="0 0 0 0" draw:points="0,0">
          <text:p/>
        </draw:polygon>
        <draw:path draw:style-name="gr1" draw:text-style-name="P1" draw:layer="layout" svg:width="0.331cm" svg:height="0.212cm" svg:x="6.519cm" svg:y="3.026cm" svg:viewBox="0 0 332 213" svg:d="M332 114c0 36-28 71-75 92-14 3-28 7-42 7-32-7-67-7-99 0-10 0-24-4-39-7-24-11-45-25-56-42-14-18-21-32-21-50 0-60 74-114 166-114 91 0 166 54 166 114z">
          <text:p/>
        </draw:path>
        <draw:polygon draw:style-name="gr7" draw:text-style-name="P2" draw:layer="layout" svg:width="0cm" svg:height="0cm" svg:x="5.683cm" svg:y="5.549cm" svg:viewBox="0 0 0 0" draw:points="0,0">
          <text:p/>
        </draw:polygon>
        <draw:path draw:style-name="gr1" draw:text-style-name="P1" draw:layer="layout" svg:width="0.55cm" svg:height="0.268cm" svg:x="6.223cm" svg:y="7.281cm" svg:viewBox="0 0 551 269" svg:d="M35 269l516-169c0-4 0-4 0-4v-3c-4 0-4-5-4-5 0-3 0-3 0-7 0 0 0-4 0-7 0 0 0-4 0-7 0-18 4-42 4-67l-551 188z">
          <text:p/>
        </draw:path>
        <draw:polygon draw:style-name="gr7" draw:text-style-name="P2" draw:layer="layout" svg:width="0cm" svg:height="0cm" svg:x="5.683cm" svg:y="5.549cm" svg:viewBox="0 0 0 0" draw:points="0,0">
          <text:p/>
        </draw:polygon>
        <draw:path draw:style-name="gr1" draw:text-style-name="P1" draw:layer="layout" svg:width="0.385cm" svg:height="1.154cm" svg:x="5.432cm" svg:y="7.831cm" svg:viewBox="0 0 386 1155" svg:d="M39 57c-14-22-25-39-39-57 0 4 0 7 0 11 0 169 43 384 113 599 75 220 174 414 273 545 0-21 0-46-4-71-176-283-315-696-343-1027z">
          <text:p/>
        </draw:path>
        <draw:polygon draw:style-name="gr7" draw:text-style-name="P2" draw:layer="layout" svg:width="0cm" svg:height="0cm" svg:x="5.683cm" svg:y="5.549cm" svg:viewBox="0 0 0 0" draw:points="0,0">
          <text:p/>
        </draw:polygon>
        <draw:path draw:style-name="gr1" draw:text-style-name="P1" draw:layer="layout" svg:width="0.18cm" svg:height="0.399cm" svg:x="2.772cm" svg:y="6.48cm" svg:viewBox="0 0 181 400" svg:d="M181 308v-208c-74-22-137-54-181-100v393c5 3 5 3 8 7 18-36 50-60 96-74 24-7 49-15 77-18z">
          <text:p/>
        </draw:path>
        <draw:polygon draw:style-name="gr7" draw:text-style-name="P2" draw:layer="layout" svg:width="0cm" svg:height="0cm" svg:x="5.683cm" svg:y="5.549cm" svg:viewBox="0 0 0 0" draw:points="0,0">
          <text:p/>
        </draw:polygon>
        <draw:path draw:style-name="gr1" draw:text-style-name="P1" draw:layer="layout" svg:width="0.512cm" svg:height="0.261cm" svg:x="6.201cm" svg:y="10.618cm" svg:viewBox="0 0 513 262" svg:d="M513 0c0 57-14 95-39 106l-474 156c25-7 39-46 39-107z">
          <text:p/>
        </draw:path>
        <draw:polygon draw:style-name="gr7" draw:text-style-name="P2" draw:layer="layout" svg:width="0cm" svg:height="0cm" svg:x="5.683cm" svg:y="5.549cm" svg:viewBox="0 0 0 0" draw:points="0,0">
          <text:p/>
        </draw:polygon>
        <draw:path draw:style-name="gr1" draw:text-style-name="P1" draw:layer="layout" svg:width="0.257cm" svg:height="0.462cm" svg:x="4.512cm" svg:y="7.239cm" svg:viewBox="0 0 258 463" svg:d="M258 324v139l-216-287c-4-4-7-7-11-14-21-25-31-57-31-95 0-22 3-43 10-67z">
          <text:p/>
        </draw:path>
        <draw:polygon draw:style-name="gr7" draw:text-style-name="P2" draw:layer="layout" svg:width="0cm" svg:height="0cm" svg:x="5.683cm" svg:y="5.549cm" svg:viewBox="0 0 0 0" draw:points="0,0">
          <text:p/>
        </draw:polygon>
        <draw:path draw:style-name="gr1" draw:text-style-name="P1" draw:layer="layout" svg:width="0.374cm" svg:height="0.166cm" svg:x="7.739cm" svg:y="3.143cm" svg:viewBox="0 0 375 167" svg:d="M375 0c-31 49-106 82-184 82-81 3-152-29-187-75h371v32c0 61-60 110-145 124s-173-14-212-67c-10-18-18-36-18-57v-32h4c-4-4-4-4-4-7z">
          <text:p/>
        </draw:path>
        <draw:polygon draw:style-name="gr7" draw:text-style-name="P2" draw:layer="layout" svg:width="0cm" svg:height="0cm" svg:x="5.683cm" svg:y="5.549cm" svg:viewBox="0 0 0 0" draw:points="0,0">
          <text:p/>
        </draw:polygon>
        <draw:polygon draw:style-name="gr1" draw:text-style-name="P1" draw:layer="layout" svg:width="0.282cm" svg:height="0.399cm" svg:x="4.487cm" svg:y="7.415cm" svg:viewBox="0 0 283 400" draw:points="283,286 283,400 0,25 67,0">
          <text:p/>
        </draw:polygon>
        <draw:polygon draw:style-name="gr7" draw:text-style-name="P2" draw:layer="layout" svg:width="0cm" svg:height="0cm" svg:x="5.683cm" svg:y="5.549cm" svg:viewBox="0 0 0 0" draw:points="0,0">
          <text:p/>
        </draw:polygon>
        <draw:path draw:style-name="gr1" draw:text-style-name="P1" draw:layer="layout" svg:width="0.225cm" svg:height="0.151cm" svg:x="7.814cm" svg:y="2.984cm" svg:viewBox="0 0 226 152" svg:d="M226 78c0 31-35 64-89 71-49 11-102-7-127-40-7-10-10-21-10-31 0-46 49-78 112-78 65 0 114 32 114 78z">
          <text:p/>
        </draw:path>
        <draw:polygon draw:style-name="gr7" draw:text-style-name="P2" draw:layer="layout" svg:width="0cm" svg:height="0cm" svg:x="5.683cm" svg:y="5.549cm" svg:viewBox="0 0 0 0" draw:points="0,0">
          <text:p/>
        </draw:polygon>
        <draw:path draw:style-name="gr1" draw:text-style-name="P1" draw:layer="layout" svg:width="0.226cm" svg:height="0.154cm" svg:x="6.572cm" svg:y="1.329cm" svg:viewBox="0 0 227 155" svg:d="M227 78c0 32-36 65-85 75-53 7-103-10-128-43-7-11-14-21-14-32 0-42 53-78 117-78 60 0 110 36 110 78z">
          <text:p/>
        </draw:path>
        <draw:polygon draw:style-name="gr7" draw:text-style-name="P2" draw:layer="layout" svg:width="0cm" svg:height="0cm" svg:x="5.683cm" svg:y="5.549cm" svg:viewBox="0 0 0 0" draw:points="0,0">
          <text:p/>
        </draw:polygon>
        <draw:path draw:style-name="gr1" draw:text-style-name="P1" draw:layer="layout" svg:width="0.226cm" svg:height="0.151cm" svg:x="2.984cm" svg:y="4.593cm" svg:viewBox="0 0 227 152" svg:d="M227 75c0 39-35 67-85 74-49 10-107-7-128-39-7-11-14-21-14-35 0-39 53-75 117-75 60 0 110 36 110 75z">
          <text:p/>
        </draw:path>
        <draw:polygon draw:style-name="gr7" draw:text-style-name="P2" draw:layer="layout" svg:width="0cm" svg:height="0cm" svg:x="5.683cm" svg:y="5.549cm" svg:viewBox="0 0 0 0" draw:points="0,0">
          <text:p/>
        </draw:polygon>
        <draw:path draw:style-name="gr1" draw:text-style-name="P1" draw:layer="layout" svg:width="0.226cm" svg:height="0.154cm" svg:x="1.746cm" svg:y="2.938cm" svg:viewBox="0 0 227 155" svg:d="M227 79c0 35-36 63-90 74-49 7-102-11-127-42-7-11-10-22-10-32 0-44 49-79 113-79s114 35 114 79z">
          <text:p/>
        </draw:path>
        <draw:polygon draw:style-name="gr7" draw:text-style-name="P2" draw:layer="layout" svg:width="0cm" svg:height="0cm" svg:x="5.683cm" svg:y="5.549cm" svg:viewBox="0 0 0 0" draw:points="0,0">
          <text:p/>
        </draw:polygon>
        <draw:path draw:style-name="gr1" draw:text-style-name="P1" draw:layer="layout" svg:width="0.127cm" svg:height="0.271cm" svg:x="5.866cm" svg:y="8.173cm" svg:viewBox="0 0 128 272" svg:d="M18 1c-11 4-18 22-18 50 0 43 14 103 39 149 22 49 50 81 68 70 14-3 21-21 21-49s-7-67-21-102c-14-32-28-68-46-89-14-22-33-32-43-29z">
          <text:p/>
        </draw:path>
        <draw:polygon draw:style-name="gr7" draw:text-style-name="P2" draw:layer="layout" svg:width="0cm" svg:height="0cm" svg:x="5.683cm" svg:y="5.549cm" svg:viewBox="0 0 0 0" draw:points="0,0">
          <text:p/>
        </draw:polygon>
        <draw:path draw:style-name="gr1" draw:text-style-name="P1" draw:layer="layout" svg:width="0.126cm" svg:height="0.27cm" svg:x="4.826cm" svg:y="8.518cm" svg:viewBox="0 0 127 271" svg:d="M106 270c22-7 25-42 18-96-14-53-35-109-60-145-18-21-32-31-47-28-10 4-17 21-17 49 0 43 14 103 39 152 25 47 50 75 67 68z">
          <text:p/>
        </draw:path>
        <draw:polygon draw:style-name="gr7" draw:text-style-name="P2" draw:layer="layout" svg:width="0cm" svg:height="0cm" svg:x="5.683cm" svg:y="5.549cm" svg:viewBox="0 0 0 0" draw:points="0,0">
          <text:p/>
        </draw:polygon>
        <draw:path draw:style-name="gr1" draw:text-style-name="P1" draw:layer="layout" svg:width="0.125cm" svg:height="0.269cm" svg:x="5.866cm" svg:y="9.905cm" svg:viewBox="0 0 126 270" svg:d="M107 270c18-7 25-46 14-100-10-53-32-106-60-141-14-21-32-32-43-28-11 3-18 21-18 49 0 42 14 102 40 149 21 49 49 74 67 71z">
          <text:p/>
        </draw:path>
        <draw:polygon draw:style-name="gr7" draw:text-style-name="P2" draw:layer="layout" svg:width="0cm" svg:height="0cm" svg:x="5.683cm" svg:y="5.549cm" svg:viewBox="0 0 0 0" draw:points="0,0">
          <text:p/>
        </draw:polygon>
        <draw:path draw:style-name="gr1" draw:text-style-name="P1" draw:layer="layout" svg:width="0.127cm" svg:height="0.239cm" svg:x="5.866cm" svg:y="8.202cm" svg:viewBox="0 0 128 240" svg:d="M61 0l-61 21c0 42 14 103 39 149 22 49 50 74 68 70 14-3 21-21 21-49s-7-67-21-102c-14-36-28-68-46-89z">
          <text:p/>
        </draw:path>
        <draw:polygon draw:style-name="gr7" draw:text-style-name="P2" draw:layer="layout" svg:width="0cm" svg:height="0cm" svg:x="5.683cm" svg:y="5.549cm" svg:viewBox="0 0 0 0" draw:points="0,0">
          <text:p/>
        </draw:polygon>
        <draw:path draw:style-name="gr1" draw:text-style-name="P1" draw:layer="layout" svg:width="0.126cm" svg:height="0.241cm" svg:x="4.826cm" svg:y="8.547cm" svg:viewBox="0 0 127 242" svg:d="M106 241c22-7 25-43 18-96-14-53-35-109-60-145l-64 21c0 43 14 103 39 152 25 47 50 75 67 68z">
          <text:p/>
        </draw:path>
        <draw:polygon draw:style-name="gr7" draw:text-style-name="P2" draw:layer="layout" svg:width="0cm" svg:height="0cm" svg:x="5.683cm" svg:y="5.549cm" svg:viewBox="0 0 0 0" draw:points="0,0">
          <text:p/>
        </draw:polygon>
        <draw:path draw:style-name="gr1" draw:text-style-name="P1" draw:layer="layout" svg:width="0.125cm" svg:height="0.24cm" svg:x="5.866cm" svg:y="9.934cm" svg:viewBox="0 0 126 241" svg:d="M107 241c18-7 25-46 14-99-10-53-32-106-60-142l-61 21c0 43 14 103 40 149 21 49 49 74 67 71z">
          <text:p/>
        </draw:path>
        <draw:polygon draw:style-name="gr7" draw:text-style-name="P2" draw:layer="layout" svg:width="0cm" svg:height="0cm" svg:x="5.683cm" svg:y="5.549cm" svg:viewBox="0 0 0 0" draw:points="0,0">
          <text:p/>
        </draw:polygon>
        <draw:path draw:style-name="gr1" draw:text-style-name="P1" draw:layer="layout" svg:width="0.127cm" svg:height="1.785cm" svg:x="6.769cm" svg:y="5.595cm" svg:viewBox="0 0 128 1786" svg:d="M4 1761l50-688 4-25v-31l70-943-3-74-121 1652v38c-4 22-4 46-4 64 0 3 0 7 0 7 0 3 0 7 0 7 0 4 0 4 0 7v4 3 4c4-4 4-11 4-25z">
          <text:p/>
        </draw:path>
        <draw:polygon draw:style-name="gr7" draw:text-style-name="P2" draw:layer="layout" svg:width="0cm" svg:height="0cm" svg:x="5.683cm" svg:y="5.549cm" svg:viewBox="0 0 0 0" draw:points="0,0">
          <text:p/>
        </draw:polygon>
        <draw:path draw:style-name="gr1" draw:text-style-name="P1" draw:layer="layout" svg:width="0.586cm" svg:height="0.787cm" svg:x="3.608cm" svg:y="6.847cm" svg:viewBox="0 0 587 788" svg:d="M541 703c11 28 28 60 46 85l-587-781 15-7z">
          <text:p/>
        </draw:path>
        <draw:polygon draw:style-name="gr7" draw:text-style-name="P2" draw:layer="layout" svg:width="0cm" svg:height="0cm" svg:x="5.683cm" svg:y="5.549cm" svg:viewBox="0 0 0 0" draw:points="0,0">
          <text:p/>
        </draw:polygon>
        <draw:path draw:style-name="gr1" draw:text-style-name="P1" draw:layer="layout" svg:width="0.064cm" svg:height="0.05cm" svg:x="5.866cm" svg:y="8.173cm" svg:viewBox="0 0 65 51" svg:d="M18 0c11-3 29 8 47 30l-65 21c0-28 7-46 18-51z">
          <text:p/>
        </draw:path>
        <draw:polygon draw:style-name="gr7" draw:text-style-name="P2" draw:layer="layout" svg:width="0cm" svg:height="0cm" svg:x="5.683cm" svg:y="5.549cm" svg:viewBox="0 0 0 0" draw:points="0,0">
          <text:p/>
        </draw:polygon>
        <draw:path draw:style-name="gr1" draw:text-style-name="P1" draw:layer="layout" svg:width="0.063cm" svg:height="0.054cm" svg:x="4.826cm" svg:y="8.518cm" svg:viewBox="0 0 64 55" svg:d="M64 33c-19-25-33-35-47-32-10 4-17 25-17 54z">
          <text:p/>
        </draw:path>
        <draw:polygon draw:style-name="gr7" draw:text-style-name="P2" draw:layer="layout" svg:width="0cm" svg:height="0cm" svg:x="5.683cm" svg:y="5.549cm" svg:viewBox="0 0 0 0" draw:points="0,0">
          <text:p/>
        </draw:polygon>
        <draw:path draw:style-name="gr1" draw:text-style-name="P1" draw:layer="layout" svg:width="0.064cm" svg:height="0.05cm" svg:x="5.866cm" svg:y="9.905cm" svg:viewBox="0 0 65 51" svg:d="M65 30c-18-22-36-33-47-29-11 3-18 25-18 50z">
          <text:p/>
        </draw:path>
        <draw:polygon draw:style-name="gr7" draw:text-style-name="P2" draw:layer="layout" svg:width="0cm" svg:height="0cm" svg:x="5.683cm" svg:y="5.549cm" svg:viewBox="0 0 0 0" draw:points="0,0">
          <text:p/>
        </draw:polygon>
        <draw:path draw:style-name="gr1" draw:text-style-name="P1" draw:layer="layout" svg:width="0.113cm" svg:height="0.082cm" svg:x="8.195cm" svg:y="4.994cm" svg:viewBox="0 0 114 83" svg:d="M89 51c10-29 21-47 24-50 4-4 0 0-14 14s-47 40-99 68z">
          <text:p/>
        </draw:path>
        <draw:polygon draw:style-name="gr7" draw:text-style-name="P2" draw:layer="layout" svg:width="0cm" svg:height="0cm" svg:x="5.683cm" svg:y="5.549cm" svg:viewBox="0 0 0 0" draw:points="0,0">
          <text:p/>
        </draw:polygon>
        <draw:path draw:style-name="gr1" draw:text-style-name="P1" draw:layer="layout" svg:width="0.099cm" svg:height="0.011cm" svg:x="6.635cm" svg:y="3.233cm" svg:viewBox="0 0 100 12" svg:d="M100 6c-33-8-64-8-100 0 36 8 67 8 100 0z">
          <text:p/>
        </draw:path>
        <draw:polygon draw:style-name="gr7" draw:text-style-name="P2" draw:layer="layout" svg:width="0cm" svg:height="0cm" svg:x="5.683cm" svg:y="5.549cm" svg:viewBox="0 0 0 0" draw:points="0,0">
          <text:p/>
        </draw:polygon>
        <draw:path draw:style-name="gr1" draw:text-style-name="P1" draw:layer="layout" svg:width="0.099cm" svg:height="0.01cm" svg:x="1.809cm" svg:y="4.842cm" svg:viewBox="0 0 100 11" svg:d="M100 8c-35-11-67-11-100 0 33 4 65 4 100 0z">
          <text:p/>
        </draw:path>
        <draw:polygon draw:style-name="gr7" draw:text-style-name="P2" draw:layer="layout" svg:width="0cm" svg:height="0cm" svg:x="5.683cm" svg:y="5.549cm" svg:viewBox="0 0 0 0" draw:points="0,0">
          <text:p/>
        </draw:polygon>
        <draw:path draw:style-name="gr1" draw:text-style-name="P1" draw:layer="layout" svg:width="0.053cm" svg:height="0.092cm" svg:x="6.822cm" svg:y="6.642cm" svg:viewBox="0 0 54 93" svg:d="M4 4c15 32 29 61 50 89l-54-72 4-21z">
          <text:p/>
        </draw:path>
        <draw:polygon draw:style-name="gr7" draw:text-style-name="P2" draw:layer="layout" svg:width="0cm" svg:height="0cm" svg:x="5.683cm" svg:y="5.549cm" svg:viewBox="0 0 0 0" draw:points="0,0">
          <text:p/>
        </draw:polygon>
        <draw:polygon draw:style-name="gr1" draw:text-style-name="P1" draw:layer="layout" svg:width="0.06cm" svg:height="0.035cm" svg:x="7.679cm" svg:y="5.27cm" svg:viewBox="0 0 61 36" draw:points="61,14 61,0 0,36">
          <text:p/>
        </draw:polygon>
        <draw:polygon draw:style-name="gr7" draw:text-style-name="P2" draw:layer="layout" svg:width="0cm" svg:height="0cm" svg:x="5.683cm" svg:y="5.549cm" svg:viewBox="0 0 0 0" draw:points="0,0">
          <text:p/>
        </draw:polygon>
        <draw:polygon draw:style-name="gr1" draw:text-style-name="P1" draw:layer="layout" svg:width="0.021cm" svg:height="0.014cm" svg:x="3.231cm" svg:y="6.773cm" svg:viewBox="0 0 22 15" draw:points="22,7 0,15 0,0">
          <text:p/>
        </draw:polygon>
        <draw:polygon draw:style-name="gr7" draw:text-style-name="P2" draw:layer="layout" svg:width="0cm" svg:height="0cm" svg:x="5.683cm" svg:y="5.549cm" svg:viewBox="0 0 0 0" draw:points="0,0">
          <text:p/>
        </draw:polygon>
        <draw:polygon draw:style-name="gr7" draw:text-style-name="P2" draw:layer="layout" svg:width="0cm" svg:height="0cm" svg:x="5.683cm" svg:y="5.549cm" svg:viewBox="0 0 0 0" draw:points="0,0">
          <text:p/>
        </draw:polygon>
        <draw:path draw:style-name="gr8" draw:text-style-name="P2" draw:layer="layout" svg:width="0.79cm" svg:height="1.424cm" svg:x="4.995cm" svg:y="7.933cm" svg:viewBox="0 0 791 1425" svg:d="M0 0c0 322 137 780 329 1101 187 322 381 417 462 227">
          <text:p/>
        </draw:path>
        <draw:path draw:style-name="gr8" draw:text-style-name="P2" draw:layer="layout" svg:width="0.581cm" svg:height="1.63cm" svg:x="5.238cm" svg:y="7.63cm" svg:viewBox="0 0 582 1631" svg:d="M548 1631c67-166 35-516-85-879-123-360-308-660-463-752">
          <text:p/>
        </draw:path>
        <draw:path draw:style-name="gr8" draw:text-style-name="P2" draw:layer="layout" svg:width="0.243cm" svg:height="0.33cm" svg:x="4.995cm" svg:y="7.603cm" svg:viewBox="0 0 244 331" svg:d="M244 27c-149-85-244 32-244 304">
          <text:p/>
        </draw:path>
        <draw:line draw:style-name="gr8" draw:text-style-name="P2" draw:layer="layout" svg:x1="6.185cm" svg:y1="8.672cm" svg:x2="5.753cm" svg:y2="7.623cm">
          <text:p/>
        </draw:line>
        <draw:path draw:style-name="gr8" draw:text-style-name="P2" draw:layer="layout" svg:width="0.015cm" svg:height="0.092cm" svg:x="5.753cm" svg:y="7.623cm" svg:viewBox="0 0 16 93" svg:d="M0 0c11 21 14 42 14 60 5 19-3 33-10 33">
          <text:p/>
        </draw:path>
        <draw:line draw:style-name="gr8" draw:text-style-name="P2" draw:layer="layout" svg:x1="4.487cm" svg:y1="6.97cm" svg:x2="4.487cm" svg:y2="7.193cm">
          <text:p/>
        </draw:line>
        <draw:line draw:style-name="gr8" draw:text-style-name="P2" draw:layer="layout" svg:x1="4.77cm" svg:y1="7.568cm" svg:x2="4.487cm" svg:y2="7.193cm">
          <text:p/>
        </draw:line>
        <draw:line draw:style-name="gr8" draw:text-style-name="P2" draw:layer="layout" svg:x1="4.766cm" svg:y1="7.563cm" svg:x2="4.766cm" svg:y2="7.81cm">
          <text:p/>
        </draw:line>
        <draw:line draw:style-name="gr8" draw:text-style-name="P2" draw:layer="layout" svg:x1="4.77cm" svg:y1="7.815cm" svg:x2="4.487cm" svg:y2="7.44cm">
          <text:p/>
        </draw:line>
        <draw:line draw:style-name="gr8" draw:text-style-name="P2" draw:layer="layout" svg:x1="4.487cm" svg:y1="7.44cm" svg:x2="4.487cm" svg:y2="7.778cm">
          <text:p/>
        </draw:line>
        <draw:line draw:style-name="gr8" draw:text-style-name="P2" draw:layer="layout" svg:x1="4.487cm" svg:y1="7.778cm" svg:x2="4.487cm" svg:y2="8.431cm">
          <text:p/>
        </draw:line>
        <draw:path draw:style-name="gr8" draw:text-style-name="P2" draw:layer="layout" svg:width="0.134cm" svg:height="0.406cm" svg:x="4.487cm" svg:y="8.431cm" svg:viewBox="0 0 135 407" svg:d="M135 407c-74-99-135-280-135-407">
          <text:p/>
        </draw:path>
        <draw:line draw:style-name="gr8" draw:text-style-name="P2" draw:layer="layout" svg:x1="4.621cm" svg:y1="8.837cm" svg:x2="6.111cm" svg:y2="10.82cm">
          <text:p/>
        </draw:line>
        <draw:path draw:style-name="gr8" draw:text-style-name="P2" draw:layer="layout" svg:width="0.043cm" svg:height="0.106cm" svg:x="6.201cm" svg:y="10.773cm" svg:viewBox="0 0 44 107" svg:d="M44 0c0 60-15 100-44 107">
          <text:p/>
        </draw:path>
        <draw:path draw:style-name="gr8" draw:text-style-name="P2" draw:layer="layout" svg:width="0.099cm" svg:height="0.062cm" svg:x="6.106cm" svg:y="10.819cm" svg:viewBox="0 0 100 63" svg:d="M100 60c-25 12-60-14-100-60">
          <text:p/>
        </draw:path>
        <draw:line draw:style-name="gr8" draw:text-style-name="P2" draw:layer="layout" svg:x1="6.24cm" svg:y1="8.935cm" svg:x2="6.24cm" svg:y2="10.773cm">
          <text:p/>
        </draw:line>
        <draw:path draw:style-name="gr8" draw:text-style-name="P2" draw:layer="layout" svg:width="0.064cm" svg:height="0.268cm" svg:x="6.18cm" svg:y="8.671cm" svg:viewBox="0 0 65 269" svg:d="M0 0c40 93 65 191 65 269">
          <text:p/>
        </draw:path>
        <draw:path draw:style-name="gr8" draw:text-style-name="P2" draw:layer="layout" svg:width="0.021cm" svg:height="0.102cm" svg:x="5.972cm" svg:y="8.29cm" svg:viewBox="0 0 22 103" svg:d="M22 103c0-28-7-67-22-103">
          <text:p/>
        </draw:path>
        <draw:path draw:style-name="gr8" draw:text-style-name="P2" draw:layer="layout" svg:width="0.106cm" svg:height="0.218cm" svg:x="5.866cm" svg:y="8.223cm" svg:viewBox="0 0 107 219" svg:d="M0 0c0 42 14 102 39 148 21 49 50 75 68 71">
          <text:p/>
        </draw:path>
        <draw:path draw:style-name="gr8" draw:text-style-name="P2" draw:layer="layout" svg:width="0.021cm" svg:height="0.049cm" svg:x="5.972cm" svg:y="8.392cm" svg:viewBox="0 0 22 50" svg:d="M0 50c12-3 22-21 22-50">
          <text:p/>
        </draw:path>
        <draw:path draw:style-name="gr8" draw:text-style-name="P2" draw:layer="layout" svg:width="0.018cm" svg:height="0.05cm" svg:x="5.866cm" svg:y="8.173cm" svg:viewBox="0 0 19 51" svg:d="M19 0c-12 4-19 22-19 51">
          <text:p/>
        </draw:path>
        <draw:path draw:style-name="gr8" draw:text-style-name="P2" draw:layer="layout" svg:width="0.088cm" svg:height="0.118cm" svg:x="5.884cm" svg:y="8.173cm" svg:viewBox="0 0 89 119" svg:d="M0 1c25-7 64 46 89 118">
          <text:p/>
        </draw:path>
        <draw:path draw:style-name="gr8" draw:text-style-name="P2" draw:layer="layout" svg:width="0.109cm" svg:height="0.22cm" svg:x="4.826cm" svg:y="8.568cm" svg:viewBox="0 0 110 221" svg:d="M0 0c0 43 14 104 39 153 25 46 53 74 71 67">
          <text:p/>
        </draw:path>
        <draw:path draw:style-name="gr8" draw:text-style-name="P2" draw:layer="layout" svg:width="0.111cm" svg:height="0.269cm" svg:x="4.843cm" svg:y="8.518cm" svg:viewBox="0 0 112 270" svg:d="M93 270c25-7 25-74 0-149-25-74-68-127-93-120">
          <text:p/>
        </draw:path>
        <draw:path draw:style-name="gr8" draw:text-style-name="P2" draw:layer="layout" svg:width="0.017cm" svg:height="0.053cm" svg:x="4.826cm" svg:y="8.519cm" svg:viewBox="0 0 18 54" svg:d="M18 0c-11 4-18 21-18 54">
          <text:p/>
        </draw:path>
        <draw:path draw:style-name="gr8" draw:text-style-name="P2" draw:layer="layout" svg:width="0.106cm" svg:height="0.219cm" svg:x="5.866cm" svg:y="9.955cm" svg:viewBox="0 0 107 220" svg:d="M0 0c0 43 14 103 39 149 21 49 50 74 68 71">
          <text:p/>
        </draw:path>
        <draw:path draw:style-name="gr8" draw:text-style-name="P2" draw:layer="layout" svg:width="0.107cm" svg:height="0.269cm" svg:x="5.884cm" svg:y="9.905cm" svg:viewBox="0 0 108 270" svg:d="M88 270c26-11 26-74 0-150-25-74-63-127-88-119">
          <text:p/>
        </draw:path>
        <draw:path draw:style-name="gr8" draw:text-style-name="P2" draw:layer="layout" svg:width="0.018cm" svg:height="0.049cm" svg:x="5.866cm" svg:y="9.906cm" svg:viewBox="0 0 19 50" svg:d="M19 0c-12 3-19 25-19 50">
          <text:p/>
        </draw:path>
        <draw:path draw:style-name="gr8" draw:text-style-name="P2" draw:layer="layout" svg:width="0.646cm" svg:height="1.31cm" svg:x="5.097cm" svg:y="7.955cm" svg:viewBox="0 0 647 1311" svg:d="M0 0c0 254 92 607 233 893s304 448 414 413">
          <text:p/>
        </draw:path>
        <draw:path draw:style-name="gr8" draw:text-style-name="P2" draw:layer="layout" svg:width="0.056cm" svg:height="0.049cm" svg:x="5.743cm" svg:y="9.211cm" svg:viewBox="0 0 57 50" svg:d="M0 50c21-7 39-26 57-50">
          <text:p/>
        </draw:path>
        <draw:path draw:style-name="gr8" draw:text-style-name="P2" draw:layer="layout" svg:width="0.074cm" svg:height="0.009cm" svg:x="5.21cm" svg:y="7.653cm" svg:viewBox="0 0 75 10" svg:d="M75 10c-28-13-53-13-75-5">
          <text:p/>
        </draw:path>
        <draw:path draw:style-name="gr8" draw:text-style-name="P2" draw:layer="layout" svg:width="0.113cm" svg:height="0.297cm" svg:x="5.097cm" svg:y="7.658cm" svg:viewBox="0 0 114 298" svg:d="M114 0c-72 21-114 131-114 298">
          <text:p/>
        </draw:path>
        <draw:line draw:style-name="gr8" draw:text-style-name="P2" draw:layer="layout" svg:x1="6.654cm" svg:y1="8.517cm" svg:x2="6.223cm" svg:y2="7.464cm">
          <text:p/>
        </draw:line>
        <draw:line draw:style-name="gr8" draw:text-style-name="P2" draw:layer="layout" svg:x1="6.223cm" svg:y1="7.469cm" svg:x2="6.774cm" svg:y2="7.281cm">
          <text:p/>
        </draw:line>
        <draw:line draw:style-name="gr8" draw:text-style-name="P2" draw:layer="layout" svg:x1="6.773cm" svg:y1="7.285cm" svg:x2="6.777cm" svg:y2="7.242cm">
          <text:p/>
        </draw:line>
        <draw:line draw:style-name="gr8" draw:text-style-name="P2" draw:layer="layout" svg:x1="5.542cm" svg:y1="7.656cm" svg:x2="6.774cm" svg:y2="7.242cm">
          <text:p/>
        </draw:line>
        <draw:line draw:style-name="gr8" draw:text-style-name="P2" draw:layer="layout" svg:x1="5.542cm" svg:y1="7.655cm" svg:x2="5.564cm" svg:y2="7.688cm">
          <text:p/>
        </draw:line>
        <draw:line draw:style-name="gr8" draw:text-style-name="P2" draw:layer="layout" svg:x1="5.563cm" svg:y1="7.688cm" svg:x2="5.754cm" svg:y2="7.623cm">
          <text:p/>
        </draw:line>
        <draw:line draw:style-name="gr8" draw:text-style-name="P2" draw:layer="layout" svg:x1="6.654cm" svg:y1="8.516cm" svg:x2="6.18cm" svg:y2="8.672cm">
          <text:p/>
        </draw:line>
        <draw:path draw:style-name="gr8" draw:text-style-name="P2" draw:layer="layout" svg:width="0.025cm" svg:height="0.091cm" svg:x="5.563cm" svg:y="7.687cm" svg:viewBox="0 0 26 92" svg:d="M0 0c0 4 3 4 3 8 4 7 7 10 11 17s4 11 8 18c0 3 0 7 0 7 0 3 0 7 0 7 4 4 4 7 4 7-4 4-4 7-4 7 0 4 0 7 0 7 0 0 0 4 0 7-4 0-4 0-4 4-4 0-4 0-8 3h-3">
          <text:p/>
        </draw:path>
        <draw:path draw:style-name="gr8" draw:text-style-name="P2" draw:layer="layout" svg:width="0.035cm" svg:height="0.012cm" svg:x="5.535cm" svg:y="7.768cm" svg:viewBox="0 0 36 13" svg:d="M36 11c-11 4-21 0-36-11">
          <text:p/>
        </draw:path>
        <draw:line draw:style-name="gr8" draw:text-style-name="P2" draw:layer="layout" svg:x1="3.567cm" svg:y1="6.869cm" svg:x2="3.231cm" svg:y2="6.773cm">
          <text:p/>
        </draw:line>
        <draw:line draw:style-name="gr8" draw:text-style-name="P2" draw:layer="layout" svg:x1="4.109cm" svg:y1="6.685cm" svg:x2="5.536cm" svg:y2="7.769cm">
          <text:p/>
        </draw:line>
        <draw:line draw:style-name="gr8" draw:text-style-name="P2" draw:layer="layout" svg:x1="4.11cm" svg:y1="6.685cm" svg:x2="3.563cm" svg:y2="6.869cm">
          <text:p/>
        </draw:line>
        <draw:line draw:style-name="gr8" draw:text-style-name="P2" draw:layer="layout" svg:x1="3.253cm" svg:y1="6.78cm" svg:x2="3.231cm" svg:y2="6.788cm">
          <text:p/>
        </draw:line>
        <draw:line draw:style-name="gr8" draw:text-style-name="P2" draw:layer="layout" svg:x1="3.231cm" svg:y1="6.773cm" svg:x2="3.231cm" svg:y2="6.787cm">
          <text:p/>
        </draw:line>
        <draw:line draw:style-name="gr8" draw:text-style-name="P2" draw:layer="layout" svg:x1="2.779cm" svg:y1="6.88cm" svg:x2="2.981cm" svg:y2="6.812cm">
          <text:p/>
        </draw:line>
        <draw:path draw:style-name="gr8" draw:text-style-name="P2" draw:layer="layout" svg:width="0.032cm" svg:height="0.036cm" svg:x="2.98cm" svg:y="6.776cm" svg:viewBox="0 0 33 37" svg:d="M33 0c-14 14-25 25-33 37">
          <text:p/>
        </draw:path>
        <draw:path draw:style-name="gr8" draw:text-style-name="P2" draw:layer="layout" svg:width="0.282cm" svg:height="0.013cm" svg:x="2.952cm" svg:y="6.774cm" svg:viewBox="0 0 283 14" svg:d="M0 14c82-19 181-19 283 0">
          <text:p/>
        </draw:path>
        <draw:path draw:style-name="gr8" draw:text-style-name="P2" draw:layer="layout" svg:width="0.077cm" svg:height="0.018cm" svg:x="2.875cm" svg:y="6.787cm" svg:viewBox="0 0 78 19" svg:d="M78 0c-28 3-53 12-78 19">
          <text:p/>
        </draw:path>
        <draw:path draw:style-name="gr8" draw:text-style-name="P2" draw:layer="layout" svg:width="0.096cm" svg:height="0.074cm" svg:x="2.779cm" svg:y="6.805cm" svg:viewBox="0 0 97 75" svg:d="M97 0c-46 14-79 35-97 75">
          <text:p/>
        </draw:path>
        <draw:line draw:style-name="gr8" draw:text-style-name="P2" draw:layer="layout" svg:x1="4.148cm" svg:y1="7.545cm" svg:x2="4.148cm" svg:y2="6.713cm">
          <text:p/>
        </draw:line>
        <draw:path draw:style-name="gr8" draw:text-style-name="P2" draw:layer="layout" svg:width="0.01cm" svg:height="0.07cm" svg:x="4.512cm" svg:y="7.239cm" svg:viewBox="0 0 11 71" svg:d="M11 0c-7 25-11 50-11 71">
          <text:p/>
        </draw:path>
        <draw:path draw:style-name="gr8" draw:text-style-name="P2" draw:layer="layout" svg:width="0.031cm" svg:height="0.098cm" svg:x="4.512cm" svg:y="7.306cm" svg:viewBox="0 0 32 99" svg:d="M0 0c0 38 10 70 32 99">
          <text:p/>
        </draw:path>
        <draw:path draw:style-name="gr8" draw:text-style-name="P2" draw:layer="layout" svg:width="0.011cm" svg:height="0.017cm" svg:x="4.543cm" svg:y="7.401cm" svg:viewBox="0 0 12 18" svg:d="M0 0c5 8 8 15 12 18">
          <text:p/>
        </draw:path>
        <draw:line draw:style-name="gr8" draw:text-style-name="P2" draw:layer="layout" svg:x1="4.555cm" svg:y1="7.415cm" svg:x2="4.487cm" svg:y2="7.441cm">
          <text:p/>
        </draw:line>
        <draw:path draw:style-name="gr8" draw:text-style-name="P2" draw:layer="layout" svg:width="0.046cm" svg:height="0.089cm" svg:x="4.148cm" svg:y="7.545cm" svg:viewBox="0 0 47 90" svg:d="M0 0c11 32 29 60 47 90">
          <text:p/>
        </draw:path>
        <draw:path draw:style-name="gr8" draw:text-style-name="P2" draw:layer="layout" svg:width="0.293cm" svg:height="0.148cm" svg:x="4.194cm" svg:y="7.634cm" svg:viewBox="0 0 294 149" svg:d="M0 0c65 84 167 138 294 149">
          <text:p/>
        </draw:path>
        <draw:line draw:style-name="gr8" draw:text-style-name="P2" draw:layer="layout" svg:x1="4.77cm" svg:y1="7.702cm" svg:x2="4.554cm" svg:y2="7.415cm">
          <text:p/>
        </draw:line>
        <draw:path draw:style-name="gr8" draw:text-style-name="P2" draw:layer="layout" svg:width="0.042cm" svg:height="0.106cm" svg:x="6.671cm" svg:y="10.618cm" svg:viewBox="0 0 43 107" svg:d="M43 0c0 61-14 96-43 107">
          <text:p/>
        </draw:path>
        <draw:line draw:style-name="gr8" draw:text-style-name="P2" draw:layer="layout" svg:x1="6.714cm" svg:y1="10.618cm" svg:x2="6.24cm" svg:y2="10.774cm">
          <text:p/>
        </draw:line>
        <draw:line draw:style-name="gr8" draw:text-style-name="P2" draw:layer="layout" svg:x1="6.713cm" svg:y1="8.78cm" svg:x2="6.713cm" svg:y2="10.618cm">
          <text:p/>
        </draw:line>
        <draw:line draw:style-name="gr8" draw:text-style-name="P2" draw:layer="layout" svg:x1="6.24cm" svg:y1="8.94cm" svg:x2="6.714cm" svg:y2="8.78cm">
          <text:p/>
        </draw:line>
        <draw:path draw:style-name="gr8" draw:text-style-name="P2" draw:layer="layout" svg:width="0.06cm" svg:height="0.264cm" svg:x="6.653cm" svg:y="8.516cm" svg:viewBox="0 0 61 265" svg:d="M0 0c35 89 61 191 61 265">
          <text:p/>
        </draw:path>
        <draw:line draw:style-name="gr8" draw:text-style-name="P2" draw:layer="layout" svg:x1="5.931cm" svg:y1="8.202cm" svg:x2="5.866cm" svg:y2="8.224cm">
          <text:p/>
        </draw:line>
        <draw:line draw:style-name="gr8" draw:text-style-name="P2" draw:layer="layout" svg:x1="4.89cm" svg:y1="8.547cm" svg:x2="4.826cm" svg:y2="8.573cm">
          <text:p/>
        </draw:line>
        <draw:line draw:style-name="gr8" draw:text-style-name="P2" draw:layer="layout" svg:x1="5.931cm" svg:y1="9.934cm" svg:x2="5.866cm" svg:y2="9.956cm">
          <text:p/>
        </draw:line>
        <draw:line draw:style-name="gr8" draw:text-style-name="P2" draw:layer="layout" svg:x1="5.433cm" svg:y1="7.842cm" svg:x2="5.097cm" svg:y2="7.956cm">
          <text:p/>
        </draw:line>
        <draw:path draw:style-name="gr8" draw:text-style-name="P2" draw:layer="layout" svg:width="0.385cm" svg:height="1.143cm" svg:x="5.432cm" svg:y="7.842cm" svg:viewBox="0 0 386 1144" svg:d="M0 0c0 169 43 384 113 599 75 220 174 414 273 545">
          <text:p/>
        </draw:path>
        <draw:path draw:style-name="gr8" draw:text-style-name="P2" draw:layer="layout" svg:width="0cm" svg:height="0.01cm" svg:x="5.432cm" svg:y="7.831cm" svg:viewBox="0 0 0 11" svg:d="M0 0c0 4 0 7 0 11">
          <text:p/>
        </draw:path>
        <draw:path draw:style-name="gr8" draw:text-style-name="P2" draw:layer="layout" svg:width="0.342cm" svg:height="1.026cm" svg:x="5.471cm" svg:y="7.888cm" svg:viewBox="0 0 343 1027" svg:d="M0 0c28 331 166 744 343 1027">
          <text:p/>
        </draw:path>
        <draw:path draw:style-name="gr8" draw:text-style-name="P2" draw:layer="layout" svg:width="0.005cm" svg:height="0.028cm" svg:x="6.769cm" svg:y="7.355cm" svg:viewBox="0 0 6 29" svg:d="M6 0c0 14 0 21-6 29">
          <text:p/>
        </draw:path>
        <draw:path draw:style-name="gr8" draw:text-style-name="P2" draw:layer="layout" svg:width="0.005cm" svg:height="0.099cm" svg:x="6.769cm" svg:y="7.281cm" svg:viewBox="0 0 6 100" svg:d="M6 100c0-4 0-4 0-4v-3c-6 0-6-4-6-4 0-3 0-3 0-7 0 0 0-4 0-7 0 0 0-4 0-7 0-18 6-42 6-68">
          <text:p/>
        </draw:path>
        <draw:line draw:style-name="gr8" draw:text-style-name="P2" draw:layer="layout" svg:x1="6.894cm" svg:y1="5.595cm" svg:x2="6.773cm" svg:y2="7.247cm">
          <text:p/>
        </draw:line>
        <draw:line draw:style-name="gr8" draw:text-style-name="P2" draw:layer="layout" svg:x1="6.773cm" svg:y1="7.356cm" svg:x2="6.897cm" svg:y2="5.669cm">
          <text:p/>
        </draw:line>
        <draw:line draw:style-name="gr8" draw:text-style-name="P2" draw:layer="layout" svg:x1="6.893cm" svg:y1="5.595cm" svg:x2="6.893cm" svg:y2="5.669cm">
          <text:p/>
        </draw:line>
        <draw:path draw:style-name="gr8" draw:text-style-name="P2" draw:layer="layout" svg:width="0.402cm" svg:height="0.117cm" svg:x="6.586cm" svg:y="2.815cm" svg:viewBox="0 0 403 118" svg:d="M403 118c-74-107-254-146-403-96">
          <text:p/>
        </draw:path>
        <draw:line draw:style-name="gr8" draw:text-style-name="P2" draw:layer="layout" svg:x1="1.615cm" svg:y1="4.495cm" svg:x2="6.587cm" svg:y2="2.836cm">
          <text:p/>
        </draw:line>
        <draw:path draw:style-name="gr8" draw:text-style-name="P2" draw:layer="layout" svg:width="0.166cm" svg:height="0.18cm" svg:x="1.453cm" svg:y="4.49cm" svg:viewBox="0 0 167 181" svg:d="M167 0c-104 36-167 107-167 181">
          <text:p/>
        </draw:path>
        <draw:path draw:style-name="gr8" draw:text-style-name="P2" draw:layer="layout" svg:width="0.032cm" svg:height="0.092cm" svg:x="1.453cm" svg:y="4.67cm" svg:viewBox="0 0 33 93" svg:d="M0 0c0 33 7 65 33 93">
          <text:p/>
        </draw:path>
        <draw:line draw:style-name="gr8" draw:text-style-name="P2" draw:layer="layout" svg:x1="2.773cm" svg:y1="6.481cm" svg:x2="1.481cm" svg:y2="4.758cm">
          <text:p/>
        </draw:line>
        <draw:path draw:style-name="gr8" draw:text-style-name="P2" draw:layer="layout" svg:width="0.18cm" svg:height="0.099cm" svg:x="2.772cm" svg:y="6.48cm" svg:viewBox="0 0 181 100" svg:d="M181 100c-74-21-137-53-181-100">
          <text:p/>
        </draw:path>
        <draw:line draw:style-name="gr8" draw:text-style-name="P2" draw:layer="layout" svg:x1="2.952cm" svg:y1="6.575cm" svg:x2="3.567cm" svg:y2="6.753cm">
          <text:p/>
        </draw:line>
        <draw:line draw:style-name="gr8" draw:text-style-name="P2" draw:layer="layout" svg:x1="4.11cm" svg:y1="6.568cm" svg:x2="3.563cm" svg:y2="6.753cm">
          <text:p/>
        </draw:line>
        <draw:line draw:style-name="gr8" draw:text-style-name="P2" draw:layer="layout" svg:x1="5.543cm" svg:y1="7.656cm" svg:x2="4.109cm" svg:y2="6.568cm">
          <text:p/>
        </draw:line>
        <draw:line draw:style-name="gr8" draw:text-style-name="P2" draw:layer="layout" svg:x1="6.893cm" svg:y1="5.599cm" svg:x2="8.185cm" svg:y2="4.921cm">
          <text:p/>
        </draw:line>
        <draw:path draw:style-name="gr8" draw:text-style-name="P2" draw:layer="layout" svg:width="0.031cm" svg:height="0.099cm" svg:x="8.276cm" svg:y="4.642cm" svg:viewBox="0 0 32 100" svg:d="M0 0c22 33 32 68 32 100">
          <text:p/>
        </draw:path>
        <draw:path draw:style-name="gr8" draw:text-style-name="P2" draw:layer="layout" svg:width="0.123cm" svg:height="0.18cm" svg:x="8.184cm" svg:y="4.741cm" svg:viewBox="0 0 124 181" svg:d="M124 0c0 71-43 135-124 181">
          <text:p/>
        </draw:path>
        <draw:line draw:style-name="gr8" draw:text-style-name="P2" draw:layer="layout" svg:x1="6.988cm" svg:y1="2.924cm" svg:x2="8.28cm" svg:y2="4.647cm">
          <text:p/>
        </draw:line>
        <draw:path draw:style-name="gr8" draw:text-style-name="P2" draw:layer="layout" svg:width="0.479cm" svg:height="0.302cm" svg:x="2.859cm" svg:y="6.185cm" svg:viewBox="0 0 480 303" svg:d="M26 233c-60-78-14-177 106-216s266-7 322 71c60 81 14 176-106 215">
          <text:p/>
        </draw:path>
        <draw:path draw:style-name="gr8" draw:text-style-name="P2" draw:layer="layout" svg:width="0.215cm" svg:height="0.019cm" svg:x="2.991cm" svg:y="6.487cm" svg:viewBox="0 0 216 20" svg:d="M216 0c-67 27-149 27-216 0">
          <text:p/>
        </draw:path>
        <draw:path draw:style-name="gr8" draw:text-style-name="P2" draw:layer="layout" svg:width="0.106cm" svg:height="0.07cm" svg:x="2.885cm" svg:y="6.417cm" svg:viewBox="0 0 107 71" svg:d="M107 71c-46-15-85-40-107-71">
          <text:p/>
        </draw:path>
        <draw:path draw:style-name="gr8" draw:text-style-name="P2" draw:layer="layout" svg:width="0.482cm" svg:height="0.306cm" svg:x="1.618cm" svg:y="4.53cm" svg:viewBox="0 0 483 307" svg:d="M25 233c-60-79-10-174 111-216 116-39 261-7 321 74 60 78 10 174-110 216">
          <text:p/>
        </draw:path>
        <draw:path draw:style-name="gr8" draw:text-style-name="P2" draw:layer="layout" svg:width="0.215cm" svg:height="0.018cm" svg:x="1.749cm" svg:y="4.833cm" svg:viewBox="0 0 216 19" svg:d="M216 0c-67 25-149 25-216 0">
          <text:p/>
        </draw:path>
        <draw:path draw:style-name="gr8" draw:text-style-name="P2" draw:layer="layout" svg:width="0.11cm" svg:height="0.074cm" svg:x="1.643cm" svg:y="4.762cm" svg:viewBox="0 0 111 75" svg:d="M111 75c-50-18-86-42-111-75">
          <text:p/>
        </draw:path>
        <draw:path draw:style-name="gr8" draw:text-style-name="P2" draw:layer="layout" svg:width="0.48cm" svg:height="0.303cm" svg:x="6.447cm" svg:y="2.922cm" svg:viewBox="0 0 481 304" svg:d="M27 232c-61-81-15-176 106-215 120-39 261-7 321 71 61 81 14 177-106 216">
          <text:p/>
        </draw:path>
        <draw:path draw:style-name="gr8" draw:text-style-name="P2" draw:layer="layout" svg:width="0.215cm" svg:height="0.021cm" svg:x="6.579cm" svg:y="3.224cm" svg:viewBox="0 0 216 22" svg:d="M216 0c-68 29-149 29-216 0">
          <text:p/>
        </draw:path>
        <draw:path draw:style-name="gr8" draw:text-style-name="P2" draw:layer="layout" svg:width="0.11cm" svg:height="0.071cm" svg:x="6.469cm" svg:y="3.153cm" svg:viewBox="0 0 111 72" svg:d="M111 72c-46-14-85-39-111-72">
          <text:p/>
        </draw:path>
        <draw:path draw:style-name="gr8" draw:text-style-name="P2" draw:layer="layout" svg:width="0.484cm" svg:height="0.302cm" svg:x="7.686cm" svg:y="4.576cm" svg:viewBox="0 0 485 303" svg:d="M26 233c-60-78-10-178 106-216 120-39 269-7 329 70 60 82 7 178-109 216">
          <text:p/>
        </draw:path>
        <draw:path draw:style-name="gr8" draw:text-style-name="P2" draw:layer="layout" svg:width="0.219cm" svg:height="0.019cm" svg:x="7.817cm" svg:y="4.878cm" svg:viewBox="0 0 220 20" svg:d="M220 0c-71 26-149 26-220 0">
          <text:p/>
        </draw:path>
        <draw:path draw:style-name="gr8" draw:text-style-name="P2" draw:layer="layout" svg:width="0.11cm" svg:height="0.07cm" svg:x="7.711cm" svg:y="4.808cm" svg:viewBox="0 0 111 71" svg:d="M111 71c-47-18-86-43-111-71">
          <text:p/>
        </draw:path>
        <draw:line draw:style-name="gr8" draw:text-style-name="P2" draw:layer="layout" svg:x1="4.109cm" svg:y1="6.568cm" svg:x2="4.109cm" svg:y2="6.685cm">
          <text:p/>
        </draw:line>
        <draw:line draw:style-name="gr8" draw:text-style-name="P2" draw:layer="layout" svg:x1="3.563cm" svg:y1="6.868cm" svg:x2="3.563cm" svg:y2="6.748cm">
          <text:p/>
        </draw:line>
        <draw:line draw:style-name="gr8" draw:text-style-name="P2" draw:layer="layout" svg:x1="2.952cm" svg:y1="6.787cm" svg:x2="2.952cm" svg:y2="6.575cm">
          <text:p/>
        </draw:line>
        <draw:line draw:style-name="gr8" draw:text-style-name="P2" draw:layer="layout" svg:x1="2.773cm" svg:y1="6.873cm" svg:x2="1.682cm" svg:y2="5.418cm">
          <text:p/>
        </draw:line>
        <draw:path draw:style-name="gr8" draw:text-style-name="P2" draw:layer="layout" svg:width="0.011cm" svg:height="0.007cm" svg:x="2.772cm" svg:y="6.872cm" svg:viewBox="0 0 12 8" svg:d="M12 8c-4-5-7-5-12-8">
          <text:p/>
        </draw:path>
        <draw:path draw:style-name="gr8" draw:text-style-name="P2" draw:layer="layout" svg:width="0.017cm" svg:height="0.053cm" svg:x="2.935cm" svg:y="6.399cm" svg:viewBox="0 0 18 54" svg:d="M18 54c-15-18-18-36-18-54">
          <text:p/>
        </draw:path>
        <draw:path draw:style-name="gr8" draw:text-style-name="P2" draw:layer="layout" svg:width="0.331cm" svg:height="0.112cm" svg:x="2.935cm" svg:y="6.29cm" svg:viewBox="0 0 332 113" svg:d="M0 113c0-63 74-113 162-113 96 0 170 50 170 113">
          <text:p/>
        </draw:path>
        <draw:path draw:style-name="gr8" draw:text-style-name="P2" draw:layer="layout" svg:width="0.081cm" svg:height="0.095cm" svg:x="3.185cm" svg:y="6.399cm" svg:viewBox="0 0 82 96" svg:d="M82 0c0 40-32 75-82 96">
          <text:p/>
        </draw:path>
        <draw:path draw:style-name="gr8" draw:text-style-name="P2" draw:layer="layout" svg:width="0.06cm" svg:height="0.046cm" svg:x="2.952cm" svg:y="6.448cm" svg:viewBox="0 0 61 47" svg:d="M61 47c-28-10-50-28-61-47">
          <text:p/>
        </draw:path>
        <draw:line draw:style-name="gr8" draw:text-style-name="P2" draw:layer="layout" svg:x1="2.772cm" svg:y1="6.872cm" svg:x2="2.772cm" svg:y2="6.48cm">
          <text:p/>
        </draw:line>
        <draw:line draw:style-name="gr8" draw:text-style-name="P2" draw:layer="layout" svg:x1="4.149cm" svg:y1="7.55cm" svg:x2="3.623cm" svg:y2="6.847cm">
          <text:p/>
        </draw:line>
        <draw:path draw:style-name="gr8" draw:text-style-name="P2" draw:layer="layout" svg:width="0.024cm" svg:height="0.049cm" svg:x="8.283cm" svg:y="4.995cm" svg:viewBox="0 0 25 50" svg:d="M0 50c11-29 22-47 25-50">
          <text:p/>
        </draw:path>
        <draw:path draw:style-name="gr8" draw:text-style-name="P2" draw:layer="layout" svg:width="0.123cm" svg:height="0.089cm" svg:x="8.184cm" svg:y="4.991cm" svg:viewBox="0 0 124 90" svg:d="M124 0c0 0-8 14-36 36-21 14-49 36-88 54">
          <text:p/>
        </draw:path>
        <draw:line draw:style-name="gr8" draw:text-style-name="P2" draw:layer="layout" svg:x1="8.195cm" svg:y1="5.077cm" svg:x2="8.284cm" svg:y2="5.044cm">
          <text:p/>
        </draw:line>
        <draw:path draw:style-name="gr8" draw:text-style-name="P2" draw:layer="layout" svg:width="0.445cm" svg:height="0.204cm" svg:x="7.739cm" svg:y="5.08cm" svg:viewBox="0 0 446 205" svg:d="M0 205c153-74 305-142 446-205">
          <text:p/>
        </draw:path>
        <draw:line draw:style-name="gr8" draw:text-style-name="P2" draw:layer="layout" svg:x1="7.679cm" svg:y1="5.306cm" svg:x2="7.74cm" svg:y2="5.284cm">
          <text:p/>
        </draw:line>
        <draw:line draw:style-name="gr8" draw:text-style-name="P2" draw:layer="layout" svg:x1="7.739cm" svg:y1="5.284cm" svg:x2="7.739cm" svg:y2="5.27cm">
          <text:p/>
        </draw:line>
        <draw:line draw:style-name="gr8" draw:text-style-name="P2" draw:layer="layout" svg:x1="7.74cm" svg:y1="5.27cm" svg:x2="7.2cm" svg:y2="5.553cm">
          <text:p/>
        </draw:line>
        <draw:line draw:style-name="gr8" draw:text-style-name="P2" draw:layer="layout" svg:x1="8.184cm" svg:y1="5.08cm" svg:x2="8.184cm" svg:y2="4.921cm">
          <text:p/>
        </draw:line>
        <draw:line draw:style-name="gr8" draw:text-style-name="P2" draw:layer="layout" svg:x1="7.204cm" svg:y1="5.552cm" svg:x2="6.893cm" svg:y2="5.67cm">
          <text:p/>
        </draw:line>
        <draw:path draw:style-name="gr8" draw:text-style-name="P2" draw:layer="layout" svg:width="0.032cm" svg:height="0.092cm" svg:x="1.453cm" svg:y="4.931cm" svg:viewBox="0 0 33 93" svg:d="M0 0c0 33 7 65 33 93">
          <text:p/>
        </draw:path>
        <draw:line draw:style-name="gr8" draw:text-style-name="P2" draw:layer="layout" svg:x1="1.687cm" svg:y1="5.292cm" svg:x2="1.481cm" svg:y2="5.023cm">
          <text:p/>
        </draw:line>
        <draw:line draw:style-name="gr8" draw:text-style-name="P2" draw:layer="layout" svg:x1="1.682cm" svg:y1="5.291cm" svg:x2="1.682cm" svg:y2="5.418cm">
          <text:p/>
        </draw:line>
        <draw:path draw:style-name="gr8" draw:text-style-name="P2" draw:layer="layout" svg:width="0.017cm" svg:height="0.049cm" svg:x="1.693cm" svg:y="4.748cm" svg:viewBox="0 0 18 50" svg:d="M18 50c-11-14-18-36-18-50">
          <text:p/>
        </draw:path>
        <draw:path draw:style-name="gr8" draw:text-style-name="P2" draw:layer="layout" svg:width="0.331cm" svg:height="0.113cm" svg:x="1.693cm" svg:y="4.635cm" svg:viewBox="0 0 332 114" svg:d="M0 114c0-64 74-114 167-114 91 0 165 50 165 114">
          <text:p/>
        </draw:path>
        <draw:path draw:style-name="gr8" draw:text-style-name="P2" draw:layer="layout" svg:width="0.077cm" svg:height="0.092cm" svg:x="1.947cm" svg:y="4.748cm" svg:viewBox="0 0 78 93" svg:d="M78 0c0 36-31 71-78 93">
          <text:p/>
        </draw:path>
        <draw:path draw:style-name="gr8" draw:text-style-name="P2" draw:layer="layout" svg:width="0.06cm" svg:height="0.046cm" svg:x="1.71cm" svg:y="4.794cm" svg:viewBox="0 0 61 47" svg:d="M61 47c-24-12-46-26-61-47">
          <text:p/>
        </draw:path>
        <draw:path draw:style-name="gr8" draw:text-style-name="P2" draw:layer="layout" svg:width="0.021cm" svg:height="0.05cm" svg:x="6.519cm" svg:y="3.139cm" svg:viewBox="0 0 22 51" svg:d="M22 51c-14-18-22-37-22-51">
          <text:p/>
        </draw:path>
        <draw:path draw:style-name="gr8" draw:text-style-name="P2" draw:layer="layout" svg:width="0.331cm" svg:height="0.113cm" svg:x="6.519cm" svg:y="3.026cm" svg:viewBox="0 0 332 114" svg:d="M0 114c0-64 74-114 166-114 91 0 166 50 166 114">
          <text:p/>
        </draw:path>
        <draw:path draw:style-name="gr8" draw:text-style-name="P2" draw:layer="layout" svg:width="0.077cm" svg:height="0.093cm" svg:x="6.773cm" svg:y="3.139cm" svg:viewBox="0 0 78 94" svg:d="M78 0c0 37-28 72-78 94">
          <text:p/>
        </draw:path>
        <draw:path draw:style-name="gr8" draw:text-style-name="P2" draw:layer="layout" svg:width="0.056cm" svg:height="0.046cm" svg:x="6.54cm" svg:y="3.185cm" svg:viewBox="0 0 57 47" svg:d="M57 47c-25-11-46-26-57-47">
          <text:p/>
        </draw:path>
        <draw:path draw:style-name="gr8" draw:text-style-name="P2" draw:layer="layout" svg:width="0.017cm" svg:height="0.053cm" svg:x="7.761cm" svg:y="4.79cm" svg:viewBox="0 0 18 54" svg:d="M18 54c-11-17-18-36-18-54">
          <text:p/>
        </draw:path>
        <draw:path draw:style-name="gr8" draw:text-style-name="P2" draw:layer="layout" svg:width="0.331cm" svg:height="0.113cm" svg:x="7.761cm" svg:y="4.681cm" svg:viewBox="0 0 332 114" svg:d="M0 114c0-65 75-114 166-114 92 0 166 49 166 114">
          <text:p/>
        </draw:path>
        <draw:path draw:style-name="gr8" draw:text-style-name="P2" draw:layer="layout" svg:width="0.077cm" svg:height="0.095cm" svg:x="8.015cm" svg:y="4.79cm" svg:viewBox="0 0 78 96" svg:d="M78 0c0 40-28 75-78 96">
          <text:p/>
        </draw:path>
        <draw:path draw:style-name="gr8" draw:text-style-name="P2" draw:layer="layout" svg:width="0.06cm" svg:height="0.045cm" svg:x="7.778cm" svg:y="4.84cm" svg:viewBox="0 0 61 46" svg:d="M61 46c-25-11-47-29-61-46">
          <text:p/>
        </draw:path>
        <draw:line draw:style-name="gr8" draw:text-style-name="P2" draw:layer="layout" svg:x1="8.12cm" svg:y1="6.215cm" svg:x2="8.12cm" svg:y2="5.108cm">
          <text:p/>
        </draw:line>
        <draw:line draw:style-name="gr8" draw:text-style-name="P2" draw:layer="layout" svg:x1="6.826cm" svg:y1="6.646cm" svg:x2="6.826cm" svg:y2="6.611cm">
          <text:p/>
        </draw:line>
        <draw:path draw:style-name="gr8" draw:text-style-name="P2" draw:layer="layout" svg:width="0.049cm" svg:height="0.088cm" svg:x="6.826cm" svg:y="6.646cm" svg:viewBox="0 0 50 89" svg:d="M0 0c15 32 33 60 50 89">
          <text:p/>
        </draw:path>
        <draw:path draw:style-name="gr8" draw:text-style-name="P2" draw:layer="layout" svg:width="1.245cm" svg:height="0.672cm" svg:x="6.875cm" svg:y="6.215cm" svg:viewBox="0 0 1246 673" svg:d="M0 520c124 166 388 201 667 85 275-117 504-357 579-605">
          <text:p/>
        </draw:path>
        <draw:path draw:style-name="gr8" draw:text-style-name="P2" draw:layer="layout" svg:width="0.028cm" svg:height="0.095cm" svg:x="7.196cm" svg:y="6.413cm" svg:viewBox="0 0 29 96" svg:d="M0 0c0 35 7 71 29 96">
          <text:p/>
        </draw:path>
        <draw:path draw:style-name="gr8" draw:text-style-name="P2" draw:layer="layout" svg:width="0.54cm" svg:height="0.351cm" svg:x="7.224cm" svg:y="6.223cm" svg:viewBox="0 0 541 352" svg:d="M0 286c61 81 192 88 322 18 131-68 219-195 219-304">
          <text:p/>
        </draw:path>
        <draw:path draw:style-name="gr8" draw:text-style-name="P2" draw:layer="layout" svg:width="0.028cm" svg:height="0.099cm" svg:x="7.736cm" svg:y="6.127cm" svg:viewBox="0 0 29 100" svg:d="M29 100c0-40-10-75-29-100">
          <text:p/>
        </draw:path>
        <draw:path draw:style-name="gr8" draw:text-style-name="P2" draw:layer="layout" svg:width="0.54cm" svg:height="0.352cm" svg:x="7.196cm" svg:y="6.061cm" svg:viewBox="0 0 541 353" svg:d="M541 66c-60-81-194-88-321-21-127 72-220 199-220 308">
          <text:p/>
        </draw:path>
        <draw:path draw:style-name="gr8" draw:text-style-name="P2" draw:layer="layout" svg:width="0.099cm" svg:height="0.008cm" svg:x="1.809cm" svg:y="4.842cm" svg:viewBox="0 0 100 9" svg:d="M100 9c-35-12-67-12-100 0">
          <text:p/>
        </draw:path>
        <draw:path draw:style-name="gr8" draw:text-style-name="P2" draw:layer="layout" svg:width="0.099cm" svg:height="0.006cm" svg:x="6.635cm" svg:y="3.233cm" svg:viewBox="0 0 100 7" svg:d="M100 7c-33-9-64-9-100 0">
          <text:p/>
        </draw:path>
        <draw:line draw:style-name="gr8" draw:text-style-name="P2" draw:layer="layout" svg:x1="6.83cm" svg:y1="6.647cm" svg:x2="6.826cm" svg:y2="6.642cm">
          <text:p/>
        </draw:line>
        <draw:path draw:style-name="gr8" draw:text-style-name="P2" draw:layer="layout" svg:width="0.014cm" svg:height="0.032cm" svg:x="6.572cm" svg:y="1.407cm" svg:viewBox="0 0 15 33" svg:d="M15 33c-7-11-15-21-15-33">
          <text:p/>
        </draw:path>
        <draw:path draw:style-name="gr8" draw:text-style-name="P2" draw:layer="layout" svg:width="0.226cm" svg:height="0.078cm" svg:x="6.572cm" svg:y="1.329cm" svg:viewBox="0 0 227 79" svg:d="M0 79c0-42 53-79 117-79 60 0 110 37 110 79">
          <text:p/>
        </draw:path>
        <draw:path draw:style-name="gr8" draw:text-style-name="P2" draw:layer="layout" svg:width="0.212cm" svg:height="0.076cm" svg:x="6.586cm" svg:y="1.407cm" svg:viewBox="0 0 213 77" svg:d="M213 0c0 32-36 65-85 75-53 7-107-10-128-43">
          <text:p/>
        </draw:path>
        <draw:path draw:style-name="gr8" draw:text-style-name="P2" draw:layer="layout" svg:width="0.021cm" svg:height="0.06cm" svg:x="6.48cm" svg:y="1.407cm" svg:viewBox="0 0 22 61" svg:d="M22 61c-15-18-22-40-22-61">
          <text:p/>
        </draw:path>
        <draw:path draw:style-name="gr8" draw:text-style-name="P2" draw:layer="layout" svg:width="0.413cm" svg:height="0.141cm" svg:x="6.48cm" svg:y="1.266cm" svg:viewBox="0 0 414 142" svg:d="M0 142c0-79 92-142 205-142 117 0 209 63 209 142">
          <text:p/>
        </draw:path>
        <draw:path draw:style-name="gr8" draw:text-style-name="P2" draw:layer="layout" svg:width="0.392cm" svg:height="0.137cm" svg:x="6.501cm" svg:y="1.407cm" svg:viewBox="0 0 393 138" svg:d="M393 0c0 65-68 121-160 135-95 14-190-17-233-74">
          <text:p/>
        </draw:path>
        <draw:path draw:style-name="gr8" draw:text-style-name="P2" draw:layer="layout" svg:width="0.021cm" svg:height="0.063cm" svg:x="6.48cm" svg:y="1.432cm" svg:viewBox="0 0 22 64" svg:d="M22 64c-15-22-22-43-22-64">
          <text:p/>
        </draw:path>
        <draw:path draw:style-name="gr8" draw:text-style-name="P2" draw:layer="layout" svg:width="0.392cm" svg:height="0.139cm" svg:x="6.501cm" svg:y="1.432cm" svg:viewBox="0 0 393 140" svg:d="M393 0c0 68-68 124-160 135-95 17-190-14-233-71">
          <text:p/>
        </draw:path>
        <draw:path draw:style-name="gr8" draw:text-style-name="P2" draw:layer="layout" svg:width="0.021cm" svg:height="0.056cm" svg:x="6.498cm" svg:y="1.527cm" svg:viewBox="0 0 22 57" svg:d="M22 57c-14-17-22-35-22-57">
          <text:p/>
        </draw:path>
        <draw:path draw:style-name="gr8" draw:text-style-name="P2" draw:layer="layout" svg:width="0.356cm" svg:height="0.128cm" svg:x="6.519cm" svg:y="1.527cm" svg:viewBox="0 0 357 129" svg:d="M357 0c0 60-60 110-144 125-85 14-174-15-213-69">
          <text:p/>
        </draw:path>
        <draw:path draw:style-name="gr8" draw:text-style-name="P2" draw:layer="layout" svg:width="0.021cm" svg:height="0.06cm" svg:x="6.491cm" svg:y="1.534cm" svg:viewBox="0 0 22 61" svg:d="M22 61c-15-21-22-40-22-61">
          <text:p/>
        </draw:path>
        <draw:path draw:style-name="gr8" draw:text-style-name="P2" draw:layer="layout" svg:width="0.01cm" svg:height="0.035cm" svg:x="6.491cm" svg:y="1.499cm" svg:viewBox="0 0 11 36" svg:d="M0 36c0-10 3-26 11-36">
          <text:p/>
        </draw:path>
        <draw:path draw:style-name="gr8" draw:text-style-name="P2" draw:layer="layout" svg:width="0.01cm" svg:height="0.035cm" svg:x="6.872cm" svg:y="1.499cm" svg:viewBox="0 0 11 36" svg:d="M0 0c8 10 11 26 11 36">
          <text:p/>
        </draw:path>
        <draw:path draw:style-name="gr8" draw:text-style-name="P2" draw:layer="layout" svg:width="0.37cm" svg:height="0.131cm" svg:x="6.512cm" svg:y="1.534cm" svg:viewBox="0 0 371 132" svg:d="M371 0c0 60-64 114-152 128-89 14-180-14-219-71">
          <text:p/>
        </draw:path>
        <draw:path draw:style-name="gr8" draw:text-style-name="P2" draw:layer="layout" svg:width="0.021cm" svg:height="0.057cm" svg:x="6.491cm" svg:y="1.562cm" svg:viewBox="0 0 22 58" svg:d="M22 58c-15-18-22-40-22-58">
          <text:p/>
        </draw:path>
        <draw:path draw:style-name="gr8" draw:text-style-name="P2" draw:layer="layout" svg:width="0.37cm" svg:height="0.131cm" svg:x="6.512cm" svg:y="1.562cm" svg:viewBox="0 0 371 132" svg:d="M371 0c0 60-64 114-152 128-89 14-180-14-219-71">
          <text:p/>
        </draw:path>
        <draw:path draw:style-name="gr8" draw:text-style-name="P2" draw:layer="layout" svg:width="0.014cm" svg:height="0.035cm" svg:x="2.984cm" svg:y="4.667cm" svg:viewBox="0 0 15 36" svg:d="M15 36c-7-11-15-21-15-36">
          <text:p/>
        </draw:path>
        <draw:path draw:style-name="gr8" draw:text-style-name="P2" draw:layer="layout" svg:width="0.226cm" svg:height="0.077cm" svg:x="2.984cm" svg:y="4.593cm" svg:viewBox="0 0 227 78" svg:d="M0 78c0-43 53-78 117-78 60 0 110 35 110 78">
          <text:p/>
        </draw:path>
        <draw:path draw:style-name="gr8" draw:text-style-name="P2" draw:layer="layout" svg:width="0.212cm" svg:height="0.077cm" svg:x="2.998cm" svg:y="4.667cm" svg:viewBox="0 0 213 78" svg:d="M213 0c0 39-35 67-85 75-53 10-107-8-128-40">
          <text:p/>
        </draw:path>
        <draw:path draw:style-name="gr8" draw:text-style-name="P2" draw:layer="layout" svg:width="0.021cm" svg:height="0.063cm" svg:x="2.892cm" svg:y="4.667cm" svg:viewBox="0 0 22 64" svg:d="M22 64c-15-21-22-43-22-64">
          <text:p/>
        </draw:path>
        <draw:path draw:style-name="gr8" draw:text-style-name="P2" draw:layer="layout" svg:width="0.413cm" svg:height="0.141cm" svg:x="2.892cm" svg:y="4.529cm" svg:viewBox="0 0 414 142" svg:d="M0 142c0-77 92-142 209-142 113 0 205 65 205 142">
          <text:p/>
        </draw:path>
        <draw:path draw:style-name="gr8" draw:text-style-name="P2" draw:layer="layout" svg:width="0.392cm" svg:height="0.14cm" svg:x="2.913cm" svg:y="4.667cm" svg:viewBox="0 0 393 141" svg:d="M393 0c0 68-67 124-159 138-91 14-190-17-234-74">
          <text:p/>
        </draw:path>
        <draw:path draw:style-name="gr8" draw:text-style-name="P2" draw:layer="layout" svg:width="0.021cm" svg:height="0.063cm" svg:x="2.892cm" svg:y="4.695cm" svg:viewBox="0 0 22 64" svg:d="M22 64c-15-18-22-43-22-64">
          <text:p/>
        </draw:path>
        <draw:path draw:style-name="gr8" draw:text-style-name="P2" draw:layer="layout" svg:width="0.392cm" svg:height="0.141cm" svg:x="2.913cm" svg:y="4.695cm" svg:viewBox="0 0 393 142" svg:d="M393 0c0 67-67 120-159 139-91 14-190-19-234-76">
          <text:p/>
        </draw:path>
        <draw:path draw:style-name="gr8" draw:text-style-name="P2" draw:layer="layout" svg:width="0.021cm" svg:height="0.06cm" svg:x="2.91cm" svg:y="4.79cm" svg:viewBox="0 0 22 61" svg:d="M22 61c-15-21-22-39-22-61">
          <text:p/>
        </draw:path>
        <draw:path draw:style-name="gr8" draw:text-style-name="P2" draw:layer="layout" svg:width="0.356cm" svg:height="0.128cm" svg:x="2.931cm" svg:y="4.79cm" svg:viewBox="0 0 357 129" svg:d="M357 0c0 60-60 111-144 125-85 14-174-14-213-68">
          <text:p/>
        </draw:path>
        <draw:path draw:style-name="gr8" draw:text-style-name="P2" draw:layer="layout" svg:width="0.021cm" svg:height="0.06cm" svg:x="2.903cm" svg:y="4.797cm" svg:viewBox="0 0 22 61" svg:d="M22 61c-14-21-22-42-22-61">
          <text:p/>
        </draw:path>
        <draw:path draw:style-name="gr8" draw:text-style-name="P2" draw:layer="layout" svg:width="0.007cm" svg:height="0.035cm" svg:x="2.903cm" svg:y="4.762cm" svg:viewBox="0 0 8 36" svg:d="M0 36c0-10 3-25 8-36">
          <text:p/>
        </draw:path>
        <draw:path draw:style-name="gr8" draw:text-style-name="P2" draw:layer="layout" svg:width="0.01cm" svg:height="0.035cm" svg:x="3.284cm" svg:y="4.762cm" svg:viewBox="0 0 11 36" svg:d="M0 0c8 11 11 26 11 36">
          <text:p/>
        </draw:path>
        <draw:path draw:style-name="gr8" draw:text-style-name="P2" draw:layer="layout" svg:width="0.37cm" svg:height="0.131cm" svg:x="2.924cm" svg:y="4.797cm" svg:viewBox="0 0 371 132" svg:d="M371 0c0 60-63 114-152 128-88 14-180-14-219-68">
          <text:p/>
        </draw:path>
        <draw:path draw:style-name="gr8" draw:text-style-name="P2" draw:layer="layout" svg:width="0.021cm" svg:height="0.056cm" svg:x="2.903cm" svg:y="4.826cm" svg:viewBox="0 0 22 57" svg:d="M22 57c-14-18-22-35-22-57">
          <text:p/>
        </draw:path>
        <draw:path draw:style-name="gr8" draw:text-style-name="P2" draw:layer="layout" svg:width="0.37cm" svg:height="0.13cm" svg:x="2.924cm" svg:y="4.826cm" svg:viewBox="0 0 371 131" svg:d="M371 0c0 60-63 113-152 128-88 14-180-15-219-71">
          <text:p/>
        </draw:path>
        <draw:path draw:style-name="gr8" draw:text-style-name="P2" draw:layer="layout" svg:width="0.014cm" svg:height="0.035cm" svg:x="7.814cm" svg:y="3.058cm" svg:viewBox="0 0 15 36" svg:d="M15 36c-12-10-15-21-15-36">
          <text:p/>
        </draw:path>
        <draw:path draw:style-name="gr8" draw:text-style-name="P2" draw:layer="layout" svg:width="0.225cm" svg:height="0.078cm" svg:x="7.814cm" svg:y="2.984cm" svg:viewBox="0 0 226 79" svg:d="M0 79c0-44 49-79 112-79 65 0 114 35 114 79">
          <text:p/>
        </draw:path>
        <draw:path draw:style-name="gr8" draw:text-style-name="P2" draw:layer="layout" svg:width="0.215cm" svg:height="0.077cm" svg:x="7.824cm" svg:y="3.058cm" svg:viewBox="0 0 216 78" svg:d="M216 0c0 35-35 68-88 75-49 11-102-7-128-40">
          <text:p/>
        </draw:path>
        <draw:path draw:style-name="gr8" draw:text-style-name="P2" draw:layer="layout" svg:width="0.025cm" svg:height="0.064cm" svg:x="7.718cm" svg:y="3.058cm" svg:viewBox="0 0 26 65" svg:d="M26 65c-15-19-26-40-26-65">
          <text:p/>
        </draw:path>
        <draw:path draw:style-name="gr8" draw:text-style-name="P2" draw:layer="layout" svg:width="0.417cm" svg:height="0.141cm" svg:x="7.718cm" svg:y="2.921cm" svg:viewBox="0 0 418 142" svg:d="M0 142c0-79 96-142 208-142 113 0 210 63 210 142">
          <text:p/>
        </draw:path>
        <draw:path draw:style-name="gr8" draw:text-style-name="P2" draw:layer="layout" svg:width="0.392cm" svg:height="0.139cm" svg:x="7.743cm" svg:y="3.058cm" svg:viewBox="0 0 393 140" svg:d="M393 0c0 68-67 121-164 135-91 18-187-14-229-70">
          <text:p/>
        </draw:path>
        <draw:path draw:style-name="gr8" draw:text-style-name="P2" draw:layer="layout" svg:width="0.025cm" svg:height="0.064cm" svg:x="7.718cm" svg:y="3.086cm" svg:viewBox="0 0 26 65" svg:d="M26 65c-15-21-26-44-26-65">
          <text:p/>
        </draw:path>
        <draw:path draw:style-name="gr8" draw:text-style-name="P2" draw:layer="layout" svg:width="0.392cm" svg:height="0.139cm" svg:x="7.743cm" svg:y="3.086cm" svg:viewBox="0 0 393 140" svg:d="M393 0c0 65-67 121-164 135-91 18-187-14-229-70">
          <text:p/>
        </draw:path>
        <draw:path draw:style-name="gr8" draw:text-style-name="P2" draw:layer="layout" svg:width="0.022cm" svg:height="0.056cm" svg:x="7.739cm" svg:y="3.182cm" svg:viewBox="0 0 23 57" svg:d="M23 57c-15-18-23-36-23-57">
          <text:p/>
        </draw:path>
        <draw:path draw:style-name="gr8" draw:text-style-name="P2" draw:layer="layout" svg:width="0.356cm" svg:height="0.127cm" svg:x="7.757cm" svg:y="3.182cm" svg:viewBox="0 0 357 128" svg:d="M357 0c0 56-60 110-145 124s-173-14-212-68">
          <text:p/>
        </draw:path>
        <draw:path draw:style-name="gr8" draw:text-style-name="P2" draw:layer="layout" svg:width="0.022cm" svg:height="0.056cm" svg:x="7.732cm" svg:y="3.189cm" svg:viewBox="0 0 23 57" svg:d="M23 57c-15-18-23-40-23-57">
          <text:p/>
        </draw:path>
        <draw:path draw:style-name="gr8" draw:text-style-name="P2" draw:layer="layout" svg:width="0.007cm" svg:height="0.036cm" svg:x="7.732cm" svg:y="3.153cm" svg:viewBox="0 0 8 37" svg:d="M0 37c0-14 0-26 8-37">
          <text:p/>
        </draw:path>
        <draw:path draw:style-name="gr8" draw:text-style-name="P2" draw:layer="layout" svg:width="0.007cm" svg:height="0.036cm" svg:x="8.113cm" svg:y="3.153cm" svg:viewBox="0 0 8 37" svg:d="M0 0c8 11 8 23 8 37">
          <text:p/>
        </draw:path>
        <draw:path draw:style-name="gr8" draw:text-style-name="P2" draw:layer="layout" svg:width="0.366cm" svg:height="0.13cm" svg:x="7.754cm" svg:y="3.189cm" svg:viewBox="0 0 367 131" svg:d="M367 0c0 60-60 113-148 128-88 14-181-15-219-72">
          <text:p/>
        </draw:path>
        <draw:path draw:style-name="gr8" draw:text-style-name="P2" draw:layer="layout" svg:width="0.022cm" svg:height="0.056cm" svg:x="7.732cm" svg:y="3.217cm" svg:viewBox="0 0 23 57" svg:d="M23 57c-15-17-23-35-23-57">
          <text:p/>
        </draw:path>
        <draw:path draw:style-name="gr8" draw:text-style-name="P2" draw:layer="layout" svg:width="0.366cm" svg:height="0.131cm" svg:x="7.754cm" svg:y="3.217cm" svg:viewBox="0 0 367 132" svg:d="M367 0c0 60-60 114-148 128s-181-14-219-72">
          <text:p/>
        </draw:path>
        <draw:path draw:style-name="gr8" draw:text-style-name="P2" draw:layer="layout" svg:width="0.014cm" svg:height="0.032cm" svg:x="1.746cm" svg:y="3.016cm" svg:viewBox="0 0 15 33" svg:d="M15 33c-12-11-15-22-15-33">
          <text:p/>
        </draw:path>
        <draw:path draw:style-name="gr8" draw:text-style-name="P2" draw:layer="layout" svg:width="0.226cm" svg:height="0.078cm" svg:x="1.746cm" svg:y="2.938cm" svg:viewBox="0 0 227 79" svg:d="M0 79c0-43 49-79 113-79s114 36 114 79">
          <text:p/>
        </draw:path>
        <draw:path draw:style-name="gr8" draw:text-style-name="P2" draw:layer="layout" svg:width="0.216cm" svg:height="0.076cm" svg:x="1.756cm" svg:y="3.016cm" svg:viewBox="0 0 217 77" svg:d="M217 0c0 36-36 64-89 75-49 7-103-11-128-42">
          <text:p/>
        </draw:path>
        <draw:path draw:style-name="gr8" draw:text-style-name="P2" draw:layer="layout" svg:width="0.024cm" svg:height="0.06cm" svg:x="1.651cm" svg:y="3.016cm" svg:viewBox="0 0 25 61" svg:d="M25 61c-18-18-25-40-25-61">
          <text:p/>
        </draw:path>
        <draw:path draw:style-name="gr8" draw:text-style-name="P2" draw:layer="layout" svg:width="0.412cm" svg:height="0.138cm" svg:x="1.651cm" svg:y="2.878cm" svg:viewBox="0 0 413 139" svg:d="M0 139c0-79 91-139 209-139 113 0 204 60 204 139">
          <text:p/>
        </draw:path>
        <draw:path draw:style-name="gr8" draw:text-style-name="P2" draw:layer="layout" svg:width="0.388cm" svg:height="0.137cm" svg:x="1.675cm" svg:y="3.016cm" svg:viewBox="0 0 389 138" svg:d="M389 0c0 63-63 121-155 135-95 14-191-18-234-75">
          <text:p/>
        </draw:path>
        <draw:path draw:style-name="gr8" draw:text-style-name="P2" draw:layer="layout" svg:width="0.024cm" svg:height="0.06cm" svg:x="1.651cm" svg:y="3.044cm" svg:viewBox="0 0 25 61" svg:d="M25 61c-18-19-25-40-25-61">
          <text:p/>
        </draw:path>
        <draw:path draw:style-name="gr8" draw:text-style-name="P2" draw:layer="layout" svg:width="0.388cm" svg:height="0.137cm" svg:x="1.675cm" svg:y="3.044cm" svg:viewBox="0 0 389 138" svg:d="M389 0c0 64-63 121-155 135-95 14-191-18-234-74">
          <text:p/>
        </draw:path>
        <draw:path draw:style-name="gr8" draw:text-style-name="P2" draw:layer="layout" svg:width="0.021cm" svg:height="0.057cm" svg:x="1.672cm" svg:y="3.139cm" svg:viewBox="0 0 22 58" svg:d="M22 58c-15-18-22-40-22-58">
          <text:p/>
        </draw:path>
        <draw:path draw:style-name="gr8" draw:text-style-name="P2" draw:layer="layout" svg:width="0.357cm" svg:height="0.123cm" svg:x="1.689cm" svg:y="3.139cm" svg:viewBox="0 0 358 124" svg:d="M358 0c0 57-60 106-146 120-85 15-173-14-212-63">
          <text:p/>
        </draw:path>
        <draw:path draw:style-name="gr8" draw:text-style-name="P2" draw:layer="layout" svg:width="0.021cm" svg:height="0.06cm" svg:x="1.665cm" svg:y="3.143cm" svg:viewBox="0 0 22 61" svg:d="M22 61c-14-18-22-39-22-61">
          <text:p/>
        </draw:path>
        <draw:path draw:style-name="gr8" draw:text-style-name="P2" draw:layer="layout" svg:width="0.007cm" svg:height="0.036cm" svg:x="1.665cm" svg:y="3.107cm" svg:viewBox="0 0 8 37" svg:d="M0 37c0-12 0-22 8-37">
          <text:p/>
        </draw:path>
        <draw:path draw:style-name="gr8" draw:text-style-name="P2" draw:layer="layout" svg:width="0.007cm" svg:height="0.036cm" svg:x="2.046cm" svg:y="3.107cm" svg:viewBox="0 0 8 37" svg:d="M0 0c4 15 8 25 8 37">
          <text:p/>
        </draw:path>
        <draw:path draw:style-name="gr8" draw:text-style-name="P2" draw:layer="layout" svg:width="0.371cm" svg:height="0.131cm" svg:x="1.682cm" svg:y="3.143cm" svg:viewBox="0 0 372 132" svg:d="M372 0c0 64-65 114-153 128s-176-14-219-67">
          <text:p/>
        </draw:path>
        <draw:path draw:style-name="gr8" draw:text-style-name="P2" draw:layer="layout" svg:width="0.021cm" svg:height="0.06cm" svg:x="1.665cm" svg:y="3.171cm" svg:viewBox="0 0 22 61" svg:d="M22 61c-14-22-22-40-22-61">
          <text:p/>
        </draw:path>
        <draw:path draw:style-name="gr8" draw:text-style-name="P2" draw:layer="layout" svg:width="0.371cm" svg:height="0.131cm" svg:x="1.682cm" svg:y="3.171cm" svg:viewBox="0 0 372 132" svg:d="M372 0c0 61-65 114-153 128s-176-14-219-71">
          <text:p/>
        </draw:path>
        <draw:line draw:style-name="gr8" draw:text-style-name="P2" draw:layer="layout" svg:x1="5.57cm" svg:y1="7.779cm" svg:x2="5.758cm" svg:y2="7.715cm">
          <text:p/>
        </draw:line>
        <draw:line draw:style-name="gr8" draw:text-style-name="P2" draw:layer="layout" svg:x1="6.201cm" svg:y1="10.88cm" svg:x2="6.675cm" svg:y2="10.724cm">
          <text:p/>
        </draw:line>
        <draw:line draw:style-name="gr8" draw:text-style-name="P2" draw:layer="layout" svg:x1="6.258cm" svg:y1="7.55cm" svg:x2="6.774cm" svg:y2="7.376cm">
          <text:p/>
        </draw:line>
        <draw:line draw:style-name="gr8" draw:text-style-name="P2" draw:layer="layout" svg:x1="3.608cm" svg:y1="6.854cm" svg:x2="4.195cm" svg:y2="7.635cm">
          <text:p/>
        </draw:line>
        <draw:line draw:style-name="gr8" draw:text-style-name="P2" draw:layer="layout" svg:x1="1.453cm" svg:y1="4.67cm" svg:x2="1.453cm" svg:y2="4.931cm">
          <text:p/>
        </draw:line>
        <draw:line draw:style-name="gr8" draw:text-style-name="P2" draw:layer="layout" svg:x1="8.307cm" svg:y1="4.741cm" svg:x2="8.307cm" svg:y2="4.991cm">
          <text:p/>
        </draw:line>
        <draw:line draw:style-name="gr8" draw:text-style-name="P2" draw:layer="layout" svg:x1="6.822cm" svg:y1="6.663cm" svg:x2="6.876cm" svg:y2="6.735cm">
          <text:p/>
        </draw:line>
        <draw:line draw:style-name="gr8" draw:text-style-name="P2" draw:layer="layout" svg:x1="6.893cm" svg:y1="1.407cm" svg:x2="6.893cm" svg:y2="1.432cm">
          <text:p/>
        </draw:line>
        <draw:line draw:style-name="gr8" draw:text-style-name="P2" draw:layer="layout" svg:x1="6.48cm" svg:y1="1.407cm" svg:x2="6.48cm" svg:y2="1.432cm">
          <text:p/>
        </draw:line>
        <draw:line draw:style-name="gr8" draw:text-style-name="P2" draw:layer="layout" svg:x1="6.872cm" svg:y1="1.492cm" svg:x2="6.872cm" svg:y2="1.527cm">
          <text:p/>
        </draw:line>
        <draw:line draw:style-name="gr8" draw:text-style-name="P2" draw:layer="layout" svg:x1="6.498cm" svg:y1="1.492cm" svg:x2="6.498cm" svg:y2="1.527cm">
          <text:p/>
        </draw:line>
        <draw:line draw:style-name="gr8" draw:text-style-name="P2" draw:layer="layout" svg:x1="6.882cm" svg:y1="1.534cm" svg:x2="6.882cm" svg:y2="1.562cm">
          <text:p/>
        </draw:line>
        <draw:line draw:style-name="gr8" draw:text-style-name="P2" draw:layer="layout" svg:x1="6.491cm" svg:y1="1.534cm" svg:x2="6.491cm" svg:y2="1.562cm">
          <text:p/>
        </draw:line>
        <draw:line draw:style-name="gr8" draw:text-style-name="P2" draw:layer="layout" svg:x1="3.305cm" svg:y1="4.667cm" svg:x2="3.305cm" svg:y2="4.695cm">
          <text:p/>
        </draw:line>
        <draw:line draw:style-name="gr8" draw:text-style-name="P2" draw:layer="layout" svg:x1="2.892cm" svg:y1="4.667cm" svg:x2="2.892cm" svg:y2="4.695cm">
          <text:p/>
        </draw:line>
        <draw:line draw:style-name="gr8" draw:text-style-name="P2" draw:layer="layout" svg:x1="3.284cm" svg:y1="4.755cm" svg:x2="3.284cm" svg:y2="4.79cm">
          <text:p/>
        </draw:line>
        <draw:line draw:style-name="gr8" draw:text-style-name="P2" draw:layer="layout" svg:x1="2.91cm" svg:y1="4.755cm" svg:x2="2.91cm" svg:y2="4.79cm">
          <text:p/>
        </draw:line>
        <draw:line draw:style-name="gr8" draw:text-style-name="P2" draw:layer="layout" svg:x1="3.291cm" svg:y1="4.797cm" svg:x2="3.291cm" svg:y2="4.826cm">
          <text:p/>
        </draw:line>
        <draw:line draw:style-name="gr8" draw:text-style-name="P2" draw:layer="layout" svg:x1="2.903cm" svg:y1="4.797cm" svg:x2="2.903cm" svg:y2="4.826cm">
          <text:p/>
        </draw:line>
        <draw:line draw:style-name="gr8" draw:text-style-name="P2" draw:layer="layout" svg:x1="8.131cm" svg:y1="3.058cm" svg:x2="8.131cm" svg:y2="3.086cm">
          <text:p/>
        </draw:line>
        <draw:line draw:style-name="gr8" draw:text-style-name="P2" draw:layer="layout" svg:x1="7.718cm" svg:y1="3.058cm" svg:x2="7.718cm" svg:y2="3.086cm">
          <text:p/>
        </draw:line>
        <draw:line draw:style-name="gr8" draw:text-style-name="P2" draw:layer="layout" svg:x1="8.113cm" svg:y1="3.143cm" svg:x2="8.113cm" svg:y2="3.182cm">
          <text:p/>
        </draw:line>
        <draw:line draw:style-name="gr8" draw:text-style-name="P2" draw:layer="layout" svg:x1="7.739cm" svg:y1="3.143cm" svg:x2="7.739cm" svg:y2="3.182cm">
          <text:p/>
        </draw:line>
        <draw:line draw:style-name="gr8" draw:text-style-name="P2" draw:layer="layout" svg:x1="8.12cm" svg:y1="3.189cm" svg:x2="8.12cm" svg:y2="3.217cm">
          <text:p/>
        </draw:line>
        <draw:line draw:style-name="gr8" draw:text-style-name="P2" draw:layer="layout" svg:x1="7.732cm" svg:y1="3.189cm" svg:x2="7.732cm" svg:y2="3.217cm">
          <text:p/>
        </draw:line>
        <draw:line draw:style-name="gr8" draw:text-style-name="P2" draw:layer="layout" svg:x1="2.063cm" svg:y1="3.016cm" svg:x2="2.063cm" svg:y2="3.044cm">
          <text:p/>
        </draw:line>
        <draw:line draw:style-name="gr8" draw:text-style-name="P2" draw:layer="layout" svg:x1="1.651cm" svg:y1="3.016cm" svg:x2="1.651cm" svg:y2="3.044cm">
          <text:p/>
        </draw:line>
        <draw:line draw:style-name="gr8" draw:text-style-name="P2" draw:layer="layout" svg:x1="2.046cm" svg:y1="3.1cm" svg:x2="2.046cm" svg:y2="3.139cm">
          <text:p/>
        </draw:line>
        <draw:line draw:style-name="gr8" draw:text-style-name="P2" draw:layer="layout" svg:x1="1.672cm" svg:y1="3.1cm" svg:x2="1.672cm" svg:y2="3.139cm">
          <text:p/>
        </draw:line>
        <draw:line draw:style-name="gr8" draw:text-style-name="P2" draw:layer="layout" svg:x1="2.053cm" svg:y1="3.143cm" svg:x2="2.053cm" svg:y2="3.171cm">
          <text:p/>
        </draw:line>
        <draw:line draw:style-name="gr8" draw:text-style-name="P2" draw:layer="layout" svg:x1="1.665cm" svg:y1="3.143cm" svg:x2="1.665cm" svg:y2="3.171cm">
          <text:p/>
        </draw:line>
        <draw:path draw:style-name="gr1" draw:text-style-name="P1" draw:layer="layout" svg:width="6.794cm" svg:height="8.073cm" svg:x="2.942cm" svg:y="11.467cm" svg:viewBox="0 0 6795 8074" svg:d="M6594 1276c120 28 201 106 201 194v254c0 21-7 46-17 67l-152 293v127l-804 1580-4 4c0-4 4-4 7-7l-3 3-216-46c-3-7-7-14-14-21-60 0-123 11-190 28l-18-3-293 116-328-77-402 790c-60 116-183 194-346 219v638c0 120-42 303-98 413l-1098 2152c-24 53-49 77-70 74l-494-120c-21-4-28-39-28-95v-1792c0-75 14-173 42-269l293-1001-554-131c0 0-7-11-11-28l-282-1101-183 353c-103 201-385 282-692 201-310-85-579-310-660-561v-1086l-22-8-10-3-138-32c-7-21-10-35-10-42v-279c0-25 3-49 14-70l953-1871c53-106 226-166 381-127z">
          <text:p/>
        </draw:path>
        <draw:polygon draw:style-name="gr7" draw:text-style-name="P2" draw:layer="layout" svg:width="0cm" svg:height="0cm" svg:x="5.446cm" svg:y="15.074cm" svg:viewBox="0 0 0 0" draw:points="0,0">
          <text:p/>
        </draw:polygon>
        <draw:path draw:style-name="gr1" draw:text-style-name="P1" draw:layer="layout" svg:width="5.976cm" svg:height="1.827cm" svg:x="3.76cm" svg:y="11.722cm" svg:viewBox="0 0 5977 1828" svg:d="M148 137c53-106 226-162 381-127l5247 1264c120 28 201 106 201 194 0 21-7 46-17 67l-152 293-5808-1397z">
          <text:p/>
        </draw:path>
        <draw:polygon draw:style-name="gr7" draw:text-style-name="P2" draw:layer="layout" svg:width="0cm" svg:height="0cm" svg:x="5.446cm" svg:y="15.074cm" svg:viewBox="0 0 0 0" draw:points="0,0">
          <text:p/>
        </draw:polygon>
        <draw:path draw:style-name="gr1" draw:text-style-name="P1" draw:layer="layout" svg:width="5.807cm" svg:height="2.416cm" svg:x="3.76cm" svg:y="12.153cm" svg:viewBox="0 0 5808 2417" svg:d="M0 123v-123l5808 1398v123l-1444-346-1341-325v1102c60 179 219 352 431 465l-2360-568c201-7 356-91 427-229 7-14 10-25 14-35v-1091l-1366-328z">
          <text:p/>
        </draw:path>
        <draw:polygon draw:style-name="gr7" draw:text-style-name="P2" draw:layer="layout" svg:width="0cm" svg:height="0cm" svg:x="5.446cm" svg:y="15.074cm" svg:viewBox="0 0 0 0" draw:points="0,0">
          <text:p/>
        </draw:polygon>
        <draw:path draw:style-name="gr1" draw:text-style-name="P1" draw:layer="layout" svg:width="1.298cm" svg:height="4.025cm" svg:x="5.164cm" svg:y="15.395cm" svg:viewBox="0 0 1299 4026" svg:d="M1299 783v603c0 120-42 304-98 409l-1102 2157c-25 53-49 77-67 74-21-4-32-39-32-99v-1793c0-71 18-173 46-268l293-998 21 3c4 0 11-3 18-18l435-853v293c42 134 144 264 278 370v229l88-169c39 21 78 42 120 60z">
          <text:p/>
        </draw:path>
        <draw:polygon draw:style-name="gr7" draw:text-style-name="P2" draw:layer="layout" svg:width="0cm" svg:height="0cm" svg:x="5.446cm" svg:y="15.074cm" svg:viewBox="0 0 0 0" draw:points="0,0">
          <text:p/>
        </draw:polygon>
        <draw:polygon draw:style-name="gr1" draw:text-style-name="P1" draw:layer="layout" svg:width="1.323cm" svg:height="1.845cm" svg:x="4.653cm" svg:y="14.403cm" svg:viewBox="0 0 1324 1846" draw:points="1324,992 1324,244 303,0 0,597 285,1702 889,1846">
          <text:p/>
        </draw:polygon>
        <draw:polygon draw:style-name="gr7" draw:text-style-name="P2" draw:layer="layout" svg:width="0cm" svg:height="0cm" svg:x="5.446cm" svg:y="15.074cm" svg:viewBox="0 0 0 0" draw:points="0,0">
          <text:p/>
        </draw:polygon>
        <draw:path draw:style-name="gr1" draw:text-style-name="P1" draw:layer="layout" svg:width="5.828cm" svg:height="1.723cm" svg:x="3.908cm" svg:y="11.467cm" svg:viewBox="0 0 5829 1724" svg:d="M5628 1271c120 32 201 106 201 199v254c0-88-81-166-201-194l-5247-1264c-155-35-328 21-381 127v-254c53-106 226-166 381-127z">
          <text:p/>
        </draw:path>
        <draw:polygon draw:style-name="gr7" draw:text-style-name="P2" draw:layer="layout" svg:width="0cm" svg:height="0cm" svg:x="5.446cm" svg:y="15.074cm" svg:viewBox="0 0 0 0" draw:points="0,0">
          <text:p/>
        </draw:polygon>
        <draw:polygon draw:style-name="gr1" draw:text-style-name="P1" draw:layer="layout" svg:width="1.595cm" svg:height="2.276cm" svg:x="5.263cm" svg:y="17.19cm" svg:viewBox="0 0 1596 2277" draw:points="1102,0 1596,120 498,2277 0,2157">
          <text:p/>
        </draw:polygon>
        <draw:polygon draw:style-name="gr7" draw:text-style-name="P2" draw:layer="layout" svg:width="0cm" svg:height="0cm" svg:x="5.446cm" svg:y="15.074cm" svg:viewBox="0 0 0 0" draw:points="0,0">
          <text:p/>
        </draw:polygon>
        <draw:polygon draw:style-name="gr1" draw:text-style-name="P1" draw:layer="layout" svg:width="0.811cm" svg:height="2.677cm" svg:x="3.122cm" svg:y="12.319cm" svg:viewBox="0 0 812 2678" draw:points="0,2678 812,1090 812,0 0,1587">
          <text:p/>
        </draw:polygon>
        <draw:polygon draw:style-name="gr7" draw:text-style-name="P2" draw:layer="layout" svg:width="0cm" svg:height="0cm" svg:x="5.446cm" svg:y="15.074cm" svg:viewBox="0 0 0 0" draw:points="0,0">
          <text:p/>
        </draw:polygon>
        <draw:path draw:style-name="gr1" draw:text-style-name="P1" draw:layer="layout" svg:width="0.607cm" svg:height="1.79cm" svg:x="5.477cm" svg:y="16.065cm" svg:viewBox="0 0 608 1791" svg:d="M587 99c14 49 21 120 21 201 0 222-49 526-131 812-84 290-191 522-283 625-17 17-35 28-49 38-106 71-162-91-141-409 21-321 120-727 247-1020 124-297 251-417 315-304 10 18 17 36 21 57z">
          <text:p/>
        </draw:path>
        <draw:polygon draw:style-name="gr7" draw:text-style-name="P2" draw:layer="layout" svg:width="0cm" svg:height="0cm" svg:x="5.446cm" svg:y="15.074cm" svg:viewBox="0 0 0 0" draw:points="0,0">
          <text:p/>
        </draw:polygon>
        <draw:path draw:style-name="gr1" draw:text-style-name="P1" draw:layer="layout" svg:width="0.513cm" svg:height="1.645cm" svg:x="5.573cm" svg:y="16.155cm" svg:viewBox="0 0 514 1646" svg:d="M493 8c14 49 21 120 21 201 0 222-46 522-131 811-85 287-191 520-283 626-7 0-10 0-17-4-111-25-111-413 0-872 109-448 286-794 399-769 7 3 7 3 11 7z">
          <text:p/>
        </draw:path>
        <draw:polygon draw:style-name="gr7" draw:text-style-name="P2" draw:layer="layout" svg:width="0cm" svg:height="0cm" svg:x="5.446cm" svg:y="15.074cm" svg:viewBox="0 0 0 0" draw:points="0,0">
          <text:p/>
        </draw:polygon>
        <draw:polygon draw:style-name="gr1" draw:text-style-name="P1" draw:layer="layout" svg:width="0.582cm" svg:height="1.263cm" svg:x="5.976cm" svg:y="14.425cm" svg:viewBox="0 0 583 1264" draw:points="0,1264 0,971 0,223 0,166 84,0 583,121">
          <text:p/>
        </draw:polygon>
        <draw:polygon draw:style-name="gr7" draw:text-style-name="P2" draw:layer="layout" svg:width="0cm" svg:height="0cm" svg:x="5.446cm" svg:y="15.074cm" svg:viewBox="0 0 0 0" draw:points="0,0">
          <text:p/>
        </draw:polygon>
        <draw:polygon draw:style-name="gr1" draw:text-style-name="P1" draw:layer="layout" svg:width="0.952cm" svg:height="2.251cm" svg:x="2.956cm" svg:y="11.606cm" svg:viewBox="0 0 953 2252" draw:points="953,0 953,254 805,547 805,670 0,2252 0,1867">
          <text:p/>
        </draw:polygon>
        <draw:polygon draw:style-name="gr7" draw:text-style-name="P2" draw:layer="layout" svg:width="0cm" svg:height="0cm" svg:x="5.446cm" svg:y="15.074cm" svg:viewBox="0 0 0 0" draw:points="0,0">
          <text:p/>
        </draw:polygon>
        <draw:polygon draw:style-name="gr1" draw:text-style-name="P1" draw:layer="layout" svg:width="2.42cm" svg:height="0.688cm" svg:x="4.794cm" svg:y="14.001cm" svg:viewBox="0 0 2421 689" draw:points="60,0 2421,569 2361,689 1765,545 1267,428 275,188 0,121">
          <text:p/>
        </draw:polygon>
        <draw:polygon draw:style-name="gr7" draw:text-style-name="P2" draw:layer="layout" svg:width="0cm" svg:height="0cm" svg:x="5.446cm" svg:y="15.074cm" svg:viewBox="0 0 0 0" draw:points="0,0">
          <text:p/>
        </draw:polygon>
        <draw:path draw:style-name="gr1" draw:text-style-name="P1" draw:layer="layout" svg:width="0.981cm" svg:height="1.63cm" svg:x="2.952cm" svg:y="12.276cm" svg:viewBox="0 0 982 1631" svg:d="M809 0l173 43-812 1588-32-7-138-32c0-7 0-7 4-10z">
          <text:p/>
        </draw:path>
        <draw:polygon draw:style-name="gr7" draw:text-style-name="P2" draw:layer="layout" svg:width="0cm" svg:height="0cm" svg:x="5.446cm" svg:y="15.074cm" svg:viewBox="0 0 0 0" draw:points="0,0">
          <text:p/>
        </draw:polygon>
        <draw:path draw:style-name="gr1" draw:text-style-name="P1" draw:layer="layout" svg:width="0.494cm" svg:height="0.723cm" svg:x="6.462cm" svg:y="16.178cm" svg:viewBox="0 0 495 724" svg:d="M495 81v643l-495-120v-604c138 63 291 96 428 88 21 0 46 0 67-7z">
          <text:p/>
        </draw:path>
        <draw:polygon draw:style-name="gr7" draw:text-style-name="P2" draw:layer="layout" svg:width="0cm" svg:height="0cm" svg:x="5.446cm" svg:y="15.074cm" svg:viewBox="0 0 0 0" draw:points="0,0">
          <text:p/>
        </draw:polygon>
        <draw:path draw:style-name="gr1" draw:text-style-name="P1" draw:layer="layout" svg:width="0.603cm" svg:height="0.485cm" svg:x="7.137cm" svg:y="13.901cm" svg:viewBox="0 0 604 486" svg:d="M604 315c0 25-3 50-17 72-11 25-25 42-46 56-92 67-255 53-386-31-127-86-187-220-137-315 49-96 190-124 335-71 149 53 251 177 251 289z">
          <text:p/>
        </draw:path>
        <draw:polygon draw:style-name="gr7" draw:text-style-name="P2" draw:layer="layout" svg:width="0cm" svg:height="0cm" svg:x="5.446cm" svg:y="15.074cm" svg:viewBox="0 0 0 0" draw:points="0,0">
          <text:p/>
        </draw:polygon>
        <draw:path draw:style-name="gr1" draw:text-style-name="P1" draw:layer="layout" svg:width="0.603cm" svg:height="0.488cm" svg:x="4.307cm" svg:y="13.221cm" svg:viewBox="0 0 604 489" svg:d="M604 320c0 25-7 46-17 74-11 18-29 35-50 53-88 67-250 53-382-35-127-85-187-212-137-315 49-92 191-124 336-71 144 53 250 181 250 294z">
          <text:p/>
        </draw:path>
        <draw:polygon draw:style-name="gr7" draw:text-style-name="P2" draw:layer="layout" svg:width="0cm" svg:height="0cm" svg:x="5.446cm" svg:y="15.074cm" svg:viewBox="0 0 0 0" draw:points="0,0">
          <text:p/>
        </draw:polygon>
        <draw:path draw:style-name="gr1" draw:text-style-name="P1" draw:layer="layout" svg:width="0.603cm" svg:height="0.485cm" svg:x="7.137cm" svg:y="13.901cm" svg:viewBox="0 0 604 486" svg:d="M604 315l-63 128c-92 67-255 53-386-31-127-86-187-220-137-315 49-96 190-124 335-71 149 53 251 177 251 289z">
          <text:p/>
        </draw:path>
        <draw:polygon draw:style-name="gr7" draw:text-style-name="P2" draw:layer="layout" svg:width="0cm" svg:height="0cm" svg:x="5.446cm" svg:y="15.074cm" svg:viewBox="0 0 0 0" draw:points="0,0">
          <text:p/>
        </draw:polygon>
        <draw:path draw:style-name="gr1" draw:text-style-name="P1" draw:layer="layout" svg:width="0.603cm" svg:height="0.488cm" svg:x="4.307cm" svg:y="13.221cm" svg:viewBox="0 0 604 489" svg:d="M537 447l67-127c0-113-106-241-250-294-145-53-287-21-336 71-50 103 10 230 137 315 132 88 294 102 382 35z">
          <text:p/>
        </draw:path>
        <draw:polygon draw:style-name="gr7" draw:text-style-name="P2" draw:layer="layout" svg:width="0cm" svg:height="0cm" svg:x="5.446cm" svg:y="15.074cm" svg:viewBox="0 0 0 0" draw:points="0,0">
          <text:p/>
        </draw:polygon>
        <draw:path draw:style-name="gr1" draw:text-style-name="P1" draw:layer="layout" svg:width="0.592cm" svg:height="0.529cm" svg:x="6.364cm" svg:y="16.781cm" svg:viewBox="0 0 593 530" svg:d="M0 409l495 121c56-106 98-293 98-413l-495-117c0 120-45 304-98 409z">
          <text:p/>
        </draw:path>
        <draw:polygon draw:style-name="gr7" draw:text-style-name="P2" draw:layer="layout" svg:width="0cm" svg:height="0cm" svg:x="5.446cm" svg:y="15.074cm" svg:viewBox="0 0 0 0" draw:points="0,0">
          <text:p/>
        </draw:polygon>
        <draw:polygon draw:style-name="gr1" draw:text-style-name="P1" draw:layer="layout" svg:width="1.076cm" svg:height="0.402cm" svg:x="4.984cm" svg:y="14.188cm" svg:viewBox="0 0 1077 403" draw:points="85,0 0,167 993,403 1077,241">
          <text:p/>
        </draw:polygon>
        <draw:polygon draw:style-name="gr7" draw:text-style-name="P2" draw:layer="layout" svg:width="0cm" svg:height="0cm" svg:x="5.446cm" svg:y="15.074cm" svg:viewBox="0 0 0 0" draw:points="0,0">
          <text:p/>
        </draw:polygon>
        <draw:path draw:style-name="gr1" draw:text-style-name="P1" draw:layer="layout" svg:width="0.586cm" svg:height="1.79cm" svg:x="5.477cm" svg:y="16.065cm" svg:viewBox="0 0 587 1791" svg:d="M195 1737c-7 0-10 0-17 0-111-29-111-417 0-873 109-451 285-797 395-769 7 0 10 0 14 4-4-21-11-39-21-57-64-113-191 7-314 304-124 293-227 699-248 1020-21 318 35 480 145 409 14-10 32-21 46-38z">
          <text:p/>
        </draw:path>
        <draw:polygon draw:style-name="gr7" draw:text-style-name="P2" draw:layer="layout" svg:width="0cm" svg:height="0cm" svg:x="5.446cm" svg:y="15.074cm" svg:viewBox="0 0 0 0" draw:points="0,0">
          <text:p/>
        </draw:polygon>
        <draw:path draw:style-name="gr1" draw:text-style-name="P1" draw:layer="layout" svg:width="0.485cm" svg:height="0.342cm" svg:x="7.073cm" svg:y="14.721cm" svg:viewBox="0 0 486 343" svg:d="M314 14c10 4 21 7 28 7 18 7 35 14 46 21 43 18 64 36 78 53 11 14 18 28 18 46 4 19 0 40-14 65-11 21-25 38-39 52-19 18-36 29-50 39-25 14-50 25-78 32-28 11-60 14-99 14-17-3-31-7-49-10-14-4-25-8-39-15-21-10-39-21-49-35-18-14-32-32-43-49-10-14-17-32-21-53-3-21-7-43 4-72 3-14 7-24 14-35 10-14 21-25 32-32 21-14 42-24 63-31 21-4 46-8 71-11 3 0 7 0 10 0h11c14 0 35 3 53 7 14 0 24 4 42 7z">
          <text:p/>
        </draw:path>
        <draw:polygon draw:style-name="gr7" draw:text-style-name="P2" draw:layer="layout" svg:width="0cm" svg:height="0cm" svg:x="5.446cm" svg:y="15.074cm" svg:viewBox="0 0 0 0" draw:points="0,0">
          <text:p/>
        </draw:polygon>
        <draw:path draw:style-name="gr1" draw:text-style-name="P1" draw:layer="layout" svg:width="0.484cm" svg:height="0.339cm" svg:x="4.243cm" svg:y="14.044cm" svg:viewBox="0 0 485 340" svg:d="M318 14c14 3 33 7 43 10 18 8 32 15 46 19 18 11 32 21 42 32 11 10 22 21 25 31 7 11 11 25 11 39s-4 32-14 53c-11 25-29 42-43 57-14 14-31 28-46 38-24 15-50 25-78 32-28 11-60 18-102 14-18-3-36-7-53-10-18-7-32-11-46-18-21-14-36-25-50-39-10-14-21-24-28-39-14-17-21-38-25-63 0-11 0-25 0-39 4-14 4-28 15-42 7-18 17-28 28-39 10-7 21-14 32-21 17-12 35-19 56-22 18-4 39-7 60-7h14c14 0 32 0 53 3 14 0 32 4 46 7z">
          <text:p/>
        </draw:path>
        <draw:polygon draw:style-name="gr7" draw:text-style-name="P2" draw:layer="layout" svg:width="0cm" svg:height="0cm" svg:x="5.446cm" svg:y="15.074cm" svg:viewBox="0 0 0 0" draw:points="0,0">
          <text:p/>
        </draw:polygon>
        <draw:polygon draw:style-name="gr1" draw:text-style-name="P1" draw:layer="layout" svg:width="0.621cm" svg:height="0.247cm" svg:x="7.704cm" svg:y="15.084cm" svg:viewBox="0 0 622 248" draw:points="86,0 0,167 329,248 622,128">
          <text:p/>
        </draw:polygon>
        <draw:polygon draw:style-name="gr7" draw:text-style-name="P2" draw:layer="layout" svg:width="0cm" svg:height="0cm" svg:x="5.446cm" svg:y="15.074cm" svg:viewBox="0 0 0 0" draw:points="0,0">
          <text:p/>
        </draw:polygon>
        <draw:path draw:style-name="gr1" draw:text-style-name="P1" draw:layer="layout" svg:width="0.485cm" svg:height="0.342cm" svg:x="7.073cm" svg:y="14.721cm" svg:viewBox="0 0 486 343" svg:d="M303 14c14 0 25 7 39 14 25 11 39 21 49 39 11 11 18 25 18 46 0 7 0 21-7 35-11 15-21 29-32 40-14 10-25 18-39 25-14 10-35 14-53 21-17 3-38 3-63 3-21-3-39-7-53-14s-28-14-39-21c-21-18-39-39-46-68-3-7-3-18-3-28 0-7 0-14 0-25 3-7 7-18 14-25 7-10 18-17 25-24 21-18 42-25 67-29 10 0 17-3 28-3h-11c-3 0-7 0-10 0-25 3-50 7-71 11-21 7-42 17-63 31-11 7-22 18-32 32-7 11-11 21-14 35-11 29-7 51-4 72 4 21 11 39 21 53 11 17 25 35 43 49 10 14 28 25 49 35 14 7 25 11 39 15 18 3 32 7 49 10 39 0 71-3 99-14 28-7 53-18 78-32 14-10 31-21 50-39 14-14 28-31 39-52 14-25 18-46 14-65 0-18-7-32-18-46-14-17-35-35-78-53-11-7-28-14-46-21-7 0-18-3-28-7z">
          <text:p/>
        </draw:path>
        <draw:polygon draw:style-name="gr7" draw:text-style-name="P2" draw:layer="layout" svg:width="0cm" svg:height="0cm" svg:x="5.446cm" svg:y="15.074cm" svg:viewBox="0 0 0 0" draw:points="0,0">
          <text:p/>
        </draw:polygon>
        <draw:path draw:style-name="gr1" draw:text-style-name="P1" draw:layer="layout" svg:width="0.484cm" svg:height="0.339cm" svg:x="4.243cm" svg:y="14.044cm" svg:viewBox="0 0 485 340" svg:d="M304 10c21 7 35 11 47 19 24 14 42 25 53 42 3 11 7 21 7 35 0 11 0 25-7 39-11 14-22 28-36 39-10 11-21 18-36 25-18 7-35 14-53 17-21 4-42 7-67 4-10 0-21 0-32-4-14-3-21-7-31-10-25-14-43-32-53-46-14-18-25-39-25-67 0-11 4-25 11-39 7-10 14-21 21-28 10-7 17-12 24-15 18-11 36-14 53-18 11-3 18-3 25-3h-14c-21 0-42 3-60 7-21 3-39 10-56 22-11 7-22 14-32 21-11 11-21 21-28 39-11 14-11 28-15 42 0 14 0 28 0 39 4 25 11 46 25 63 7 15 18 25 28 39 14 14 29 25 50 39 14 7 28 11 46 18 17 3 35 7 53 10 42 4 74-3 102-14 28-7 54-17 78-32 15-10 32-24 46-38 14-15 32-32 43-57 10-21 14-39 14-53s-4-28-11-39c-3-10-14-21-25-31-10-11-24-21-42-32-14-4-28-11-46-19-10-3-29-7-43-10z">
          <text:p/>
        </draw:path>
        <draw:polygon draw:style-name="gr7" draw:text-style-name="P2" draw:layer="layout" svg:width="0cm" svg:height="0cm" svg:x="5.446cm" svg:y="15.074cm" svg:viewBox="0 0 0 0" draw:points="0,0">
          <text:p/>
        </draw:polygon>
        <draw:path draw:style-name="gr1" draw:text-style-name="P1" draw:layer="layout" svg:width="0.335cm" svg:height="0.233cm" svg:x="7.147cm" svg:y="14.724cm" svg:viewBox="0 0 336 234" svg:d="M188 4c14 0 28 5 42 8 14 0 28 7 39 14 25 11 42 21 53 35 7 15 14 29 14 46 0 11 0 25-7 39s-21 28-32 39c-10 10-25 18-35 25-18 10-35 14-53 21-21 3-42 3-67 3-21-3-39-7-53-14s-28-14-40-21c-21-18-39-39-46-67-3-11-3-18-3-28 0-7 0-18 0-25 3-11 7-18 14-25 7-10 18-21 25-28 22-14 43-22 68-26 7 4 14 4 21 4 24 5 46 5 60 0z">
          <text:p/>
        </draw:path>
        <draw:polygon draw:style-name="gr7" draw:text-style-name="P2" draw:layer="layout" svg:width="0cm" svg:height="0cm" svg:x="5.446cm" svg:y="15.074cm" svg:viewBox="0 0 0 0" draw:points="0,0">
          <text:p/>
        </draw:polygon>
        <draw:path draw:style-name="gr1" draw:text-style-name="P1" draw:layer="layout" svg:width="0.339cm" svg:height="0.231cm" svg:x="4.314cm" svg:y="14.047cm" svg:viewBox="0 0 340 232" svg:d="M113 0c7 0 14 4 18 4 14 0 28 0 38 0 7 0 14-4 18-4 14 0 32 4 46 7 22 7 36 11 47 18 24 14 42 28 53 46 3 10 7 17 7 32 0 11 0 25-7 39-11 18-22 28-36 39-10 11-21 18-35 25-19 7-36 14-54 21-21 3-42 7-67 3-10-3-21-3-32-7-14-3-21-7-31-10-25-14-43-28-53-46-14-18-25-39-25-64 0-11 4-25 11-39s14-25 21-32c10-7 17-11 24-14 18-11 36-14 53-18z">
          <text:p/>
        </draw:path>
        <draw:polygon draw:style-name="gr7" draw:text-style-name="P2" draw:layer="layout" svg:width="0cm" svg:height="0cm" svg:x="5.446cm" svg:y="15.074cm" svg:viewBox="0 0 0 0" draw:points="0,0">
          <text:p/>
        </draw:polygon>
        <draw:path draw:style-name="gr1" draw:text-style-name="P1" draw:layer="layout" svg:width="0.328cm" svg:height="0.227cm" svg:x="9.168cm" svg:y="13.105cm" svg:viewBox="0 0 329 228" svg:d="M329 113c0 15-3 26-7 40-28 53-106 81-188 74-77-11-134-56-134-114 0-42 32-81 88-102 46-15 104-15 153 0 57 21 88 60 88 102z">
          <text:p/>
        </draw:path>
        <draw:polygon draw:style-name="gr7" draw:text-style-name="P2" draw:layer="layout" svg:width="0cm" svg:height="0cm" svg:x="5.446cm" svg:y="15.074cm" svg:viewBox="0 0 0 0" draw:points="0,0">
          <text:p/>
        </draw:polygon>
        <draw:path draw:style-name="gr1" draw:text-style-name="P1" draw:layer="layout" svg:width="0.331cm" svg:height="0.226cm" svg:x="4.071cm" svg:y="11.882cm" svg:viewBox="0 0 332 227" svg:d="M332 112c0 14-3 25-7 39-28 50-106 82-183 75-82-11-142-57-142-114 0-42 35-81 92-99 46-17 106-17 152 0 53 18 88 57 88 99z">
          <text:p/>
        </draw:path>
        <draw:polygon draw:style-name="gr7" draw:text-style-name="P2" draw:layer="layout" svg:width="0cm" svg:height="0cm" svg:x="5.446cm" svg:y="15.074cm" svg:viewBox="0 0 0 0" draw:points="0,0">
          <text:p/>
        </draw:polygon>
        <draw:polygon draw:style-name="gr1" draw:text-style-name="P1" draw:layer="layout" svg:width="1.02cm" svg:height="0.293cm" svg:x="4.956cm" svg:y="14.354cm" svg:viewBox="0 0 1021 294" draw:points="1021,294 1021,237 28,0 0,49">
          <text:p/>
        </draw:polygon>
        <draw:polygon draw:style-name="gr7" draw:text-style-name="P2" draw:layer="layout" svg:width="0cm" svg:height="0cm" svg:x="5.446cm" svg:y="15.074cm" svg:viewBox="0 0 0 0" draw:points="0,0">
          <text:p/>
        </draw:polygon>
        <draw:path draw:style-name="gr1" draw:text-style-name="P1" draw:layer="layout" svg:width="0.331cm" svg:height="0.213cm" svg:x="4.071cm" svg:y="11.895cm" svg:viewBox="0 0 332 214" svg:d="M332 100c0 14-3 25-7 39-28 53-106 81-183 74-82-11-142-57-142-113 0-43 35-82 92-100 4 0 7 0 11 4 3 0 7 0 10 3 36 7 75 7 110 0 3-3 7-3 10-3 4-4 7-4 11-4 53 18 88 57 88 100z">
          <text:p/>
        </draw:path>
        <draw:polygon draw:style-name="gr7" draw:text-style-name="P2" draw:layer="layout" svg:width="0cm" svg:height="0cm" svg:x="5.446cm" svg:y="15.074cm" svg:viewBox="0 0 0 0" draw:points="0,0">
          <text:p/>
        </draw:polygon>
        <draw:path draw:style-name="gr1" draw:text-style-name="P1" draw:layer="layout" svg:width="0.328cm" svg:height="0.216cm" svg:x="9.168cm" svg:y="13.116cm" svg:viewBox="0 0 329 217" svg:d="M329 102c0 14-3 25-7 39-28 50-106 82-188 75-77-11-134-57-134-114 0-42 32-81 88-102 4 3 7 3 11 7 4 0 7 0 11 0 35 10 75 10 110 0 3 0 7 0 11 0 3-4 7-4 10-7 57 21 88 60 88 102z">
          <text:p/>
        </draw:path>
        <draw:polygon draw:style-name="gr7" draw:text-style-name="P2" draw:layer="layout" svg:width="0cm" svg:height="0cm" svg:x="5.446cm" svg:y="15.074cm" svg:viewBox="0 0 0 0" draw:points="0,0">
          <text:p/>
        </draw:polygon>
        <draw:path draw:style-name="gr1" draw:text-style-name="P1" draw:layer="layout" svg:width="0.564cm" svg:height="0.194cm" svg:x="5.196cm" svg:y="19.346cm" svg:viewBox="0 0 565 195" svg:d="M495 195c21 3 46-21 70-75l-498-120c-25 53-49 77-67 74z">
          <text:p/>
        </draw:path>
        <draw:polygon draw:style-name="gr7" draw:text-style-name="P2" draw:layer="layout" svg:width="0cm" svg:height="0cm" svg:x="5.446cm" svg:y="15.074cm" svg:viewBox="0 0 0 0" draw:points="0,0">
          <text:p/>
        </draw:polygon>
        <draw:path draw:style-name="gr1" draw:text-style-name="P1" draw:layer="layout" svg:width="0.744cm" svg:height="0.184cm" svg:x="7.789cm" svg:y="15.031cm" svg:viewBox="0 0 745 185" svg:d="M470 79c0 0 7-4 11-4 7 0 17 0 31 4 11 0 29 7 60 14 32 7 53 11 67 18 11 3 22 3 32 7 14 7 25 10 35 14 18 7 29 18 39 25-63 3-127 14-190 28l-18-4-537-128 26-53 437 107c0-7 0-17 7-28z">
          <text:p/>
        </draw:path>
        <draw:polygon draw:style-name="gr7" draw:text-style-name="P2" draw:layer="layout" svg:width="0cm" svg:height="0cm" svg:x="5.446cm" svg:y="15.074cm" svg:viewBox="0 0 0 0" draw:points="0,0">
          <text:p/>
        </draw:polygon>
        <draw:path draw:style-name="gr1" draw:text-style-name="P1" draw:layer="layout" svg:width="0.325cm" svg:height="0.181cm" svg:x="8.258cm" svg:y="15.027cm" svg:viewBox="0 0 326 182" svg:d="M315 154c7-15 11-25 11-39 0-57-64-106-145-114-81-7-159 29-181 82 0 0 8-4 12-4 7 0 17 0 31 4 11 0 29 7 60 14 32 7 53 11 67 18 11 3 22 3 32 7 14 7 25 10 35 14 18 7 29 18 36 25s14 14 17 21c11-7 18-18 25-28z">
          <text:p/>
        </draw:path>
        <draw:polygon draw:style-name="gr7" draw:text-style-name="P2" draw:layer="layout" svg:width="0cm" svg:height="0cm" svg:x="5.446cm" svg:y="15.074cm" svg:viewBox="0 0 0 0" draw:points="0,0">
          <text:p/>
        </draw:polygon>
        <draw:path draw:style-name="gr1" draw:text-style-name="P1" draw:layer="layout" svg:width="0.092cm" svg:height="0.275cm" svg:x="5.351cm" svg:y="16.732cm" svg:viewBox="0 0 93 276" svg:d="M93 46c0-29-4-43-11-46-3 0-3 0-3 0-19-4-47 53-65 127-7 35-14 75-14 103s4 42 14 46c11 3 32-28 54-78 14-50 25-110 25-152z">
          <text:p/>
        </draw:path>
        <draw:polygon draw:style-name="gr7" draw:text-style-name="P2" draw:layer="layout" svg:width="0cm" svg:height="0cm" svg:x="5.446cm" svg:y="15.074cm" svg:viewBox="0 0 0 0" draw:points="0,0">
          <text:p/>
        </draw:polygon>
        <draw:path draw:style-name="gr1" draw:text-style-name="P1" draw:layer="layout" svg:width="0.091cm" svg:height="0.275cm" svg:x="5.352cm" svg:y="18.421cm" svg:viewBox="0 0 92 276" svg:d="M81 0c7 3 11 21 11 42 0 46-11 107-25 156-21 50-42 81-53 78-19-4-19-71 0-146 18-74 50-134 67-130z">
          <text:p/>
        </draw:path>
        <draw:polygon draw:style-name="gr7" draw:text-style-name="P2" draw:layer="layout" svg:width="0cm" svg:height="0cm" svg:x="5.446cm" svg:y="15.074cm" svg:viewBox="0 0 0 0" draw:points="0,0">
          <text:p/>
        </draw:polygon>
        <draw:path draw:style-name="gr1" draw:text-style-name="P1" draw:layer="layout" svg:width="0.095cm" svg:height="0.276cm" svg:x="6.118cm" svg:y="16.915cm" svg:viewBox="0 0 96 277" svg:d="M82 0c7 4 14 21 14 46 0 42-11 102-25 152-21 49-43 82-57 78-19-4-19-71 0-145 21-78 50-135 68-131z">
          <text:p/>
        </draw:path>
        <draw:polygon draw:style-name="gr7" draw:text-style-name="P2" draw:layer="layout" svg:width="0cm" svg:height="0cm" svg:x="5.446cm" svg:y="15.074cm" svg:viewBox="0 0 0 0" draw:points="0,0">
          <text:p/>
        </draw:polygon>
        <draw:path draw:style-name="gr1" draw:text-style-name="P1" draw:layer="layout" svg:width="0.604cm" svg:height="0.163cm" svg:x="4.938cm" svg:y="16.104cm" svg:viewBox="0 0 605 164" svg:d="M605 145c-7 15-14 22-18 18l-21-3-555-135c-4 0-7-11-11-25z">
          <text:p/>
        </draw:path>
        <draw:polygon draw:style-name="gr7" draw:text-style-name="P2" draw:layer="layout" svg:width="0cm" svg:height="0cm" svg:x="5.446cm" svg:y="15.074cm" svg:viewBox="0 0 0 0" draw:points="0,0">
          <text:p/>
        </draw:polygon>
        <draw:path draw:style-name="gr1" draw:text-style-name="P1" draw:layer="layout" svg:width="0.088cm" svg:height="0.229cm" svg:x="6.254cm" svg:y="16.058cm" svg:viewBox="0 0 89 230" svg:d="M0 230l89-170c-31-21-61-39-89-60z">
          <text:p/>
        </draw:path>
        <draw:polygon draw:style-name="gr7" draw:text-style-name="P2" draw:layer="layout" svg:width="0cm" svg:height="0cm" svg:x="5.446cm" svg:y="15.074cm" svg:viewBox="0 0 0 0" draw:points="0,0">
          <text:p/>
        </draw:polygon>
        <draw:path draw:style-name="gr1" draw:text-style-name="P1" draw:layer="layout" svg:width="0.014cm" svg:height="0.395cm" svg:x="2.942cm" svg:y="13.472cm" svg:viewBox="0 0 15 396" svg:d="M15 0v386c0 3-4 3-4 10-8-24-11-39-11-42v-283c0-25 3-46 15-71z">
          <text:p/>
        </draw:path>
        <draw:polygon draw:style-name="gr7" draw:text-style-name="P2" draw:layer="layout" svg:width="0cm" svg:height="0cm" svg:x="5.446cm" svg:y="15.074cm" svg:viewBox="0 0 0 0" draw:points="0,0">
          <text:p/>
        </draw:polygon>
        <draw:path draw:style-name="gr1" draw:text-style-name="P1" draw:layer="layout" svg:width="0.152cm" svg:height="0.022cm" svg:x="9.256cm" svg:y="13.106cm" svg:viewBox="0 0 153 23" svg:d="M0 13c4 0 7 5 11 5 43 7 89 7 132 0 3 0 7-5 10-5-46-17-106-17-153 0z">
          <text:p/>
        </draw:path>
        <draw:polygon draw:style-name="gr7" draw:text-style-name="P2" draw:layer="layout" svg:width="0cm" svg:height="0cm" svg:x="5.446cm" svg:y="15.074cm" svg:viewBox="0 0 0 0" draw:points="0,0">
          <text:p/>
        </draw:polygon>
        <draw:path draw:style-name="gr1" draw:text-style-name="P1" draw:layer="layout" svg:width="0.155cm" svg:height="0.022cm" svg:x="4.159cm" svg:y="11.882cm" svg:viewBox="0 0 156 23" svg:d="M0 14c3 0 7 4 14 4 42 7 88 7 131 0 4 0 7-4 11-4-46-19-107-19-156 0z">
          <text:p/>
        </draw:path>
        <draw:polygon draw:style-name="gr7" draw:text-style-name="P2" draw:layer="layout" svg:width="0cm" svg:height="0cm" svg:x="5.446cm" svg:y="15.074cm" svg:viewBox="0 0 0 0" draw:points="0,0">
          <text:p/>
        </draw:polygon>
        <draw:path draw:style-name="gr1" draw:text-style-name="P1" draw:layer="layout" svg:width="0.067cm" svg:height="0.127cm" svg:x="7.672cm" svg:y="14.216cm" svg:viewBox="0 0 68 128" svg:d="M68 0c0 25-4 50-18 71-11 26-28 43-50 57z">
          <text:p/>
        </draw:path>
        <draw:polygon draw:style-name="gr7" draw:text-style-name="P2" draw:layer="layout" svg:width="0cm" svg:height="0cm" svg:x="5.446cm" svg:y="15.074cm" svg:viewBox="0 0 0 0" draw:points="0,0">
          <text:p/>
        </draw:polygon>
        <draw:path draw:style-name="gr1" draw:text-style-name="P1" draw:layer="layout" svg:width="0.067cm" svg:height="0.13cm" svg:x="4.843cm" svg:y="13.536cm" svg:viewBox="0 0 68 131" svg:d="M68 0c0 24-7 50-17 71-11 25-29 42-51 60z">
          <text:p/>
        </draw:path>
        <draw:polygon draw:style-name="gr7" draw:text-style-name="P2" draw:layer="layout" svg:width="0cm" svg:height="0cm" svg:x="5.446cm" svg:y="15.074cm" svg:viewBox="0 0 0 0" draw:points="0,0">
          <text:p/>
        </draw:polygon>
        <draw:path draw:style-name="gr1" draw:text-style-name="P1" draw:layer="layout" svg:width="0.081cm" svg:height="0.012cm" svg:x="7.253cm" svg:y="14.721cm" svg:viewBox="0 0 82 13" svg:d="M0 7c10-4 17-7 28-7 17 0 35 3 54 7-15 5-37 8-61 5-7-5-14-5-21-5z">
          <text:p/>
        </draw:path>
        <draw:polygon draw:style-name="gr7" draw:text-style-name="P2" draw:layer="layout" svg:width="0cm" svg:height="0cm" svg:x="5.446cm" svg:y="15.074cm" svg:viewBox="0 0 0 0" draw:points="0,0">
          <text:p/>
        </draw:polygon>
        <draw:path draw:style-name="gr1" draw:text-style-name="P1" draw:layer="layout" svg:width="0.081cm" svg:height="0.01cm" svg:x="4.423cm" svg:y="14.044cm" svg:viewBox="0 0 82 11" svg:d="M4 4h-4c11-4 18-4 25-4 18 0 35 0 57 4-7 4-15 4-22 4-10 4-21 4-35 0-7 0-14 0-21-4z">
          <text:p/>
        </draw:path>
        <draw:polygon draw:style-name="gr7" draw:text-style-name="P2" draw:layer="layout" svg:width="0cm" svg:height="0cm" svg:x="5.446cm" svg:y="15.074cm" svg:viewBox="0 0 0 0" draw:points="0,0">
          <text:p/>
        </draw:polygon>
        <draw:path draw:style-name="gr1" draw:text-style-name="P1" draw:layer="layout" svg:width="0.13cm" svg:height="0.009cm" svg:x="4.173cm" svg:y="11.899cm" svg:viewBox="0 0 131 10" svg:d="M0 0c0 0 7 0 10 4 36 8 76 8 111 0 3-4 7-4 10-4-42 8-89 8-131 0z">
          <text:p/>
        </draw:path>
        <draw:polygon draw:style-name="gr7" draw:text-style-name="P2" draw:layer="layout" svg:width="0cm" svg:height="0cm" svg:x="5.446cm" svg:y="15.074cm" svg:viewBox="0 0 0 0" draw:points="0,0">
          <text:p/>
        </draw:polygon>
        <draw:path draw:style-name="gr1" draw:text-style-name="P1" draw:layer="layout" svg:width="0.131cm" svg:height="0.007cm" svg:x="9.267cm" svg:y="13.123cm" svg:viewBox="0 0 132 8" svg:d="M0 0c4 0 7 0 11 0 36 11 75 11 110 0 3 0 7 0 11 0-43 8-89 8-132 0z">
          <text:p/>
        </draw:path>
        <draw:polygon draw:style-name="gr7" draw:text-style-name="P2" draw:layer="layout" svg:width="0cm" svg:height="0cm" svg:x="5.446cm" svg:y="15.074cm" svg:viewBox="0 0 0 0" draw:points="0,0">
          <text:p/>
        </draw:polygon>
        <draw:polygon draw:style-name="gr1" draw:text-style-name="P1" draw:layer="layout" svg:width="0.032cm" svg:height="0.011cm" svg:x="3.09cm" svg:y="13.899cm" svg:viewBox="0 0 33 12" draw:points="33,12 33,8 0,0 10,3">
          <text:p/>
        </draw:polygon>
        <draw:polygon draw:style-name="gr7" draw:text-style-name="P2" draw:layer="layout" svg:width="0cm" svg:height="0cm" svg:x="5.446cm" svg:y="15.074cm" svg:viewBox="0 0 0 0" draw:points="0,0">
          <text:p/>
        </draw:polygon>
        <draw:line draw:style-name="gr8" draw:text-style-name="P2" draw:layer="layout" svg:x1="6.956cm" svg:y1="16.259cm" svg:x2="6.956cm" svg:y2="16.898cm">
          <text:p/>
        </draw:line>
        <draw:path draw:style-name="gr8" draw:text-style-name="P2" draw:layer="layout" svg:width="0.098cm" svg:height="0.412cm" svg:x="6.858cm" svg:y="16.898cm" svg:viewBox="0 0 99 413" svg:d="M0 413c57-106 99-293 99-413">
          <text:p/>
        </draw:path>
        <draw:line draw:style-name="gr8" draw:text-style-name="P2" draw:layer="layout" svg:x1="6.859cm" svg:y1="17.31cm" svg:x2="5.76cm" svg:y2="19.467cm">
          <text:p/>
        </draw:line>
        <draw:path draw:style-name="gr8" draw:text-style-name="P2" draw:layer="layout" svg:width="0.07cm" svg:height="0.074cm" svg:x="5.69cm" svg:y="19.466cm" svg:viewBox="0 0 71 75" svg:d="M0 75c22 3 47-25 71-75">
          <text:p/>
        </draw:path>
        <draw:line draw:style-name="gr8" draw:text-style-name="P2" draw:layer="layout" svg:x1="5.21cm" svg:y1="17.265cm" svg:x2="5.504cm" svg:y2="16.263cm">
          <text:p/>
        </draw:line>
        <draw:line draw:style-name="gr8" draw:text-style-name="P2" draw:layer="layout" svg:x1="8.032cm" svg:y1="15.332cm" svg:x2="8.326cm" svg:y2="15.211cm">
          <text:p/>
        </draw:line>
        <draw:line draw:style-name="gr8" draw:text-style-name="P2" draw:layer="layout" svg:x1="7.704cm" svg:y1="15.25cm" svg:x2="8.033cm" svg:y2="15.332cm">
          <text:p/>
        </draw:line>
        <draw:line draw:style-name="gr8" draw:text-style-name="P2" draw:layer="layout" svg:x1="7.789cm" svg:y1="15.084cm" svg:x2="8.344cm" svg:y2="15.216cm">
          <text:p/>
        </draw:line>
        <draw:line draw:style-name="gr8" draw:text-style-name="P2" draw:layer="layout" svg:x1="8.76cm" svg:y1="15.262cm" svg:x2="8.547cm" svg:y2="15.208cm">
          <text:p/>
        </draw:line>
        <draw:path draw:style-name="gr8" draw:text-style-name="P2" draw:layer="layout" svg:width="0.289cm" svg:height="0.103cm" svg:x="8.258cm" svg:y="15.105cm" svg:viewBox="0 0 290 104" svg:d="M0 4c0 0 7-4 11-4 7 0 17 0 31 4 14 0 29 7 60 14 32 7 53 11 67 18 14 3 25 3 32 8 28 10 46 21 60 28 15 11 26 21 29 32">
          <text:p/>
        </draw:path>
        <draw:line draw:style-name="gr8" draw:text-style-name="P2" draw:layer="layout" svg:x1="8.252cm" svg:y1="15.138cm" svg:x2="7.814cm" svg:y2="15.031cm">
          <text:p/>
        </draw:line>
        <draw:path draw:style-name="gr8" draw:text-style-name="P2" draw:layer="layout" svg:width="0.19cm" svg:height="0.028cm" svg:x="8.343cm" svg:y="15.187cm" svg:viewBox="0 0 191 29" svg:d="M191 0c-60 4-124 11-191 29">
          <text:p/>
        </draw:path>
        <draw:path draw:style-name="gr8" draw:text-style-name="P2" draw:layer="layout" svg:width="0.346cm" svg:height="0.219cm" svg:x="6.956cm" svg:y="16.044cm" svg:viewBox="0 0 347 220" svg:d="M347 0c-60 116-183 194-347 220">
          <text:p/>
        </draw:path>
        <draw:line draw:style-name="gr8" draw:text-style-name="P2" draw:layer="layout" svg:x1="6.254cm" svg:y1="16.287cm" svg:x2="6.254cm" svg:y2="16.058cm">
          <text:p/>
        </draw:line>
        <draw:line draw:style-name="gr8" draw:text-style-name="P2" draw:layer="layout" svg:x1="6.462cm" svg:y1="16.781cm" svg:x2="6.957cm" svg:y2="16.902cm">
          <text:p/>
        </draw:line>
        <draw:path draw:style-name="gr8" draw:text-style-name="P2" draw:layer="layout" svg:width="0.07cm" svg:height="0.011cm" svg:x="6.886cm" svg:y="16.259cm" svg:viewBox="0 0 71 12" svg:d="M71 0c-21 8-46 8-71 12">
          <text:p/>
        </draw:path>
        <draw:path draw:style-name="gr8" draw:text-style-name="P2" draw:layer="layout" svg:width="0.427cm" svg:height="0.092cm" svg:x="6.462cm" svg:y="16.178cm" svg:viewBox="0 0 428 93" svg:d="M428 93c-137 3-285-25-428-93">
          <text:p/>
        </draw:path>
        <draw:line draw:style-name="gr8" draw:text-style-name="P2" draw:layer="layout" svg:x1="6.462cm" svg:y1="16.178cm" svg:x2="6.462cm" svg:y2="16.781cm">
          <text:p/>
        </draw:line>
        <draw:line draw:style-name="gr8" draw:text-style-name="P2" draw:layer="layout" svg:x1="6.364cm" svg:y1="17.19cm" svg:x2="6.859cm" svg:y2="17.311cm">
          <text:p/>
        </draw:line>
        <draw:path draw:style-name="gr8" draw:text-style-name="P2" draw:layer="layout" svg:width="0.098cm" svg:height="0.413cm" svg:x="6.364cm" svg:y="16.781cm" svg:viewBox="0 0 99 414" svg:d="M0 414c57-110 99-294 99-414">
          <text:p/>
        </draw:path>
        <draw:line draw:style-name="gr8" draw:text-style-name="P2" draw:layer="layout" svg:x1="5.263cm" svg:y1="19.347cm" svg:x2="6.365cm" svg:y2="17.19cm">
          <text:p/>
        </draw:line>
        <draw:line draw:style-name="gr8" draw:text-style-name="P2" draw:layer="layout" svg:x1="5.761cm" svg:y1="19.467cm" svg:x2="5.263cm" svg:y2="19.346cm">
          <text:p/>
        </draw:line>
        <draw:path draw:style-name="gr8" draw:text-style-name="P2" draw:layer="layout" svg:width="0.032cm" svg:height="0.099cm" svg:x="5.164cm" svg:y="19.321cm" svg:viewBox="0 0 33 100" svg:d="M0 0c0 61 11 96 33 100">
          <text:p/>
        </draw:path>
        <draw:path draw:style-name="gr8" draw:text-style-name="P2" draw:layer="layout" svg:width="0.07cm" svg:height="0.074cm" svg:x="5.196cm" svg:y="19.346cm" svg:viewBox="0 0 71 75" svg:d="M0 75c18 3 43-21 71-75">
          <text:p/>
        </draw:path>
        <draw:line draw:style-name="gr8" draw:text-style-name="P2" draw:layer="layout" svg:x1="5.164cm" svg:y1="17.529cm" svg:x2="5.164cm" svg:y2="19.321cm">
          <text:p/>
        </draw:line>
        <draw:path draw:style-name="gr8" draw:text-style-name="P2" draw:layer="layout" svg:width="0.046cm" svg:height="0.272cm" svg:x="5.164cm" svg:y="17.261cm" svg:viewBox="0 0 47 273" svg:d="M47 0c-29 95-47 197-47 273">
          <text:p/>
        </draw:path>
        <draw:path draw:style-name="gr8" draw:text-style-name="P2" draw:layer="layout" svg:width="0.014cm" svg:height="0.102cm" svg:x="5.351cm" svg:y="16.859cm" svg:viewBox="0 0 15 103" svg:d="M15 0c-7 36-15 75-15 103">
          <text:p/>
        </draw:path>
        <draw:path draw:style-name="gr8" draw:text-style-name="P2" draw:layer="layout" svg:width="0.064cm" svg:height="0.127cm" svg:x="5.365cm" svg:y="16.732cm" svg:viewBox="0 0 65 128" svg:d="M65 0c-18-4-47 53-65 128">
          <text:p/>
        </draw:path>
        <draw:path draw:style-name="gr8" draw:text-style-name="P2" draw:layer="layout" svg:width="0.014cm" svg:height="0.046cm" svg:x="5.429cm" svg:y="16.732cm" svg:viewBox="0 0 15 47" svg:d="M15 47c0-30-5-44-15-47">
          <text:p/>
        </draw:path>
        <draw:path draw:style-name="gr8" draw:text-style-name="P2" draw:layer="layout" svg:width="0.014cm" svg:height="0.046cm" svg:x="5.351cm" svg:y="16.961cm" svg:viewBox="0 0 15 47" svg:d="M0 0c0 29 5 43 15 47">
          <text:p/>
        </draw:path>
        <draw:path draw:style-name="gr8" draw:text-style-name="P2" draw:layer="layout" svg:width="0.078cm" svg:height="0.229cm" svg:x="5.365cm" svg:y="16.778cm" svg:viewBox="0 0 79 230" svg:d="M0 230c11 3 32-28 53-78 15-49 26-110 26-152">
          <text:p/>
        </draw:path>
        <draw:path draw:style-name="gr8" draw:text-style-name="P2" draw:layer="layout" svg:width="0.081cm" svg:height="0.229cm" svg:x="6.131cm" svg:y="16.961cm" svg:viewBox="0 0 82 230" svg:d="M82 0c0 42-11 103-29 153-18 49-39 81-53 77">
          <text:p/>
        </draw:path>
        <draw:path draw:style-name="gr8" draw:text-style-name="P2" draw:layer="layout" svg:width="0.08cm" svg:height="0.275cm" svg:x="6.118cm" svg:y="16.915cm" svg:viewBox="0 0 81 276" svg:d="M14 276c-19-4-19-71 0-145 21-78 49-135 67-131">
          <text:p/>
        </draw:path>
        <draw:path draw:style-name="gr8" draw:text-style-name="P2" draw:layer="layout" svg:width="0.014cm" svg:height="0.05cm" svg:x="6.198cm" svg:y="16.915cm" svg:viewBox="0 0 15 51" svg:d="M0 0c7 4 15 22 15 51">
          <text:p/>
        </draw:path>
        <draw:path draw:style-name="gr8" draw:text-style-name="P2" draw:layer="layout" svg:width="0.078cm" svg:height="0.23cm" svg:x="5.365cm" svg:y="18.467cm" svg:viewBox="0 0 79 231" svg:d="M79 0c0 43-11 103-26 152-21 51-42 82-53 79">
          <text:p/>
        </draw:path>
        <draw:path draw:style-name="gr8" draw:text-style-name="P2" draw:layer="layout" svg:width="0.08cm" svg:height="0.275cm" svg:x="5.352cm" svg:y="18.421cm" svg:viewBox="0 0 81 276" svg:d="M13 276c-17-4-17-71 0-146 18-74 51-134 68-130">
          <text:p/>
        </draw:path>
        <draw:path draw:style-name="gr8" draw:text-style-name="P2" draw:layer="layout" svg:width="0.014cm" svg:height="0.045cm" svg:x="5.429cm" svg:y="18.422cm" svg:viewBox="0 0 15 46" svg:d="M0 0c10 3 15 22 15 46">
          <text:p/>
        </draw:path>
        <draw:path draw:style-name="gr8" draw:text-style-name="P2" draw:layer="layout" svg:width="0.017cm" svg:height="0.007cm" svg:x="5.655cm" svg:y="17.797cm" svg:viewBox="0 0 18 8" svg:d="M18 8c-8 0-11 0-18-8">
          <text:p/>
        </draw:path>
        <draw:path draw:style-name="gr8" draw:text-style-name="P2" draw:layer="layout" svg:width="0.481cm" svg:height="1.641cm" svg:x="5.573cm" svg:y="16.155cm" svg:viewBox="0 0 482 1642" svg:d="M83 1642c-111-25-111-413 0-872 109-448 285-794 399-769">
          <text:p/>
        </draw:path>
        <draw:path draw:style-name="gr8" draw:text-style-name="P2" draw:layer="layout" svg:width="0.014cm" svg:height="0.004cm" svg:x="6.05cm" svg:y="16.16cm" svg:viewBox="0 0 15 5" svg:d="M0 0c8 0 11 5 15 5">
          <text:p/>
        </draw:path>
        <draw:line draw:style-name="gr8" draw:text-style-name="P2" draw:layer="layout" svg:x1="6.254cm" svg:y1="16.288cm" svg:x2="6.343cm" svg:y2="16.118cm">
          <text:p/>
        </draw:line>
        <draw:line draw:style-name="gr8" draw:text-style-name="P2" draw:layer="layout" svg:x1="5.977cm" svg:y1="15.395cm" svg:x2="5.542cm" svg:y2="16.249cm">
          <text:p/>
        </draw:line>
        <draw:path draw:style-name="gr8" draw:text-style-name="P2" draw:layer="layout" svg:width="0.018cm" svg:height="0.019cm" svg:x="5.524cm" svg:y="16.248cm" svg:viewBox="0 0 19 20" svg:d="M19 0c-7 16-15 23-19 19">
          <text:p/>
        </draw:path>
        <draw:path draw:style-name="gr8" draw:text-style-name="P2" draw:layer="layout" svg:width="0.459cm" svg:height="1.474cm" svg:x="5.626cm" svg:y="16.365cm" svg:viewBox="0 0 460 1475" svg:d="M460 0c0 240-57 578-152 883-95 307-212 533-308 592">
          <text:p/>
        </draw:path>
        <draw:path draw:style-name="gr8" draw:text-style-name="P2" draw:layer="layout" svg:width="0.565cm" svg:height="1.79cm" svg:x="5.477cm" svg:y="16.065cm" svg:viewBox="0 0 566 1791" svg:d="M145 1775c-106 71-162-91-141-409 21-321 120-727 247-1020 123-297 251-417 315-304">
          <text:p/>
        </draw:path>
        <draw:path draw:style-name="gr8" draw:text-style-name="P2" draw:layer="layout" svg:width="0.042cm" svg:height="0.261cm" svg:x="6.043cm" svg:y="16.107cm" svg:viewBox="0 0 43 262" svg:d="M0 0c29 50 43 138 43 262">
          <text:p/>
        </draw:path>
        <draw:line draw:style-name="gr8" draw:text-style-name="P2" draw:layer="layout" svg:x1="5.543cm" svg:y1="16.249cm" svg:x2="4.938cm" svg:y2="16.104cm">
          <text:p/>
        </draw:line>
        <draw:path draw:style-name="gr8" draw:text-style-name="P2" draw:layer="layout" svg:width="0.011cm" svg:height="0.025cm" svg:x="4.938cm" svg:y="16.104cm" svg:viewBox="0 0 12 26" svg:d="M0 0c4 18 12 26 12 26">
          <text:p/>
        </draw:path>
        <draw:line draw:style-name="gr8" draw:text-style-name="P2" draw:layer="layout" svg:x1="4.939cm" svg:y1="16.105cm" svg:x2="4.653cm" svg:y2="15cm">
          <text:p/>
        </draw:line>
        <draw:path draw:style-name="gr8" draw:text-style-name="P2" draw:layer="layout" svg:width="0.381cm" svg:height="0.139cm" svg:x="3.908cm" svg:y="11.467cm" svg:viewBox="0 0 382 140" svg:d="M0 140c53-107 227-167 382-128">
          <text:p/>
        </draw:path>
        <draw:line draw:style-name="gr8" draw:text-style-name="P2" draw:layer="layout" svg:x1="9.536cm" svg:y1="12.739cm" svg:x2="4.289cm" svg:y2="11.479cm">
          <text:p/>
        </draw:line>
        <draw:path draw:style-name="gr8" draw:text-style-name="P2" draw:layer="layout" svg:width="0.204cm" svg:height="0.194cm" svg:x="9.532cm" svg:y="12.738cm" svg:viewBox="0 0 205 195" svg:d="M0 0c120 29 205 106 205 195">
          <text:p/>
        </draw:path>
        <draw:path draw:style-name="gr8" draw:text-style-name="P2" draw:layer="layout" svg:width="0.014cm" svg:height="0.071cm" svg:x="2.942cm" svg:y="13.472cm" svg:viewBox="0 0 15 72" svg:d="M15 0c-12 26-15 47-15 72">
          <text:p/>
        </draw:path>
        <draw:line draw:style-name="gr8" draw:text-style-name="P2" draw:layer="layout" svg:x1="3.909cm" svg:y1="11.606cm" svg:x2="2.956cm" svg:y2="13.473cm">
          <text:p/>
        </draw:line>
        <draw:path draw:style-name="gr8" draw:text-style-name="P2" draw:layer="layout" svg:width="0.131cm" svg:height="0.005cm" svg:x="9.267cm" svg:y="13.123cm" svg:viewBox="0 0 132 6" svg:d="M0 0c43 8 89 8 132 0">
          <text:p/>
        </draw:path>
        <draw:path draw:style-name="gr8" draw:text-style-name="P2" draw:layer="layout" svg:width="0.13cm" svg:height="0.005cm" svg:x="4.173cm" svg:y="11.899cm" svg:viewBox="0 0 131 6" svg:d="M0 0c42 8 89 8 131 0">
          <text:p/>
        </draw:path>
        <draw:path draw:style-name="gr8" draw:text-style-name="P2" draw:layer="layout" svg:width="0.025cm" svg:height="0.028cm" svg:x="8.547cm" svg:y="15.18cm" svg:viewBox="0 0 26 29" svg:d="M0 29c12-7 19-18 26-29">
          <text:p/>
        </draw:path>
        <draw:path draw:style-name="gr8" draw:text-style-name="P2" draw:layer="layout" svg:width="0.011cm" svg:height="0.039cm" svg:x="8.572cm" svg:y="15.141cm" svg:viewBox="0 0 12 40" svg:d="M0 40c8-11 12-25 12-40">
          <text:p/>
        </draw:path>
        <draw:path draw:style-name="gr8" draw:text-style-name="P2" draw:layer="layout" svg:width="0.332cm" svg:height="0.116cm" svg:x="8.251cm" svg:y="15.028cm" svg:viewBox="0 0 333 117" svg:d="M333 117c0-64-74-117-164-117-91 0-165 49-169 109">
          <text:p/>
        </draw:path>
        <draw:line draw:style-name="gr8" draw:text-style-name="P2" draw:layer="layout" svg:x1="8.124cm" svg:y1="13.327cm" svg:x2="9.568cm" svg:y2="13.674cm">
          <text:p/>
        </draw:line>
        <draw:line draw:style-name="gr8" draw:text-style-name="P2" draw:layer="layout" svg:x1="8.763cm" svg:y1="15.255cm" svg:x2="9.568cm" svg:y2="13.673cm">
          <text:p/>
        </draw:line>
        <draw:path draw:style-name="gr8" draw:text-style-name="P2" draw:layer="layout" svg:width="0.007cm" svg:height="0.011cm" svg:x="8.759cm" svg:y="15.25cm" svg:viewBox="0 0 8 12" svg:d="M0 12c0-4 5-8 8-12">
          <text:p/>
        </draw:path>
        <draw:line draw:style-name="gr8" draw:text-style-name="P2" draw:layer="layout" svg:x1="8.124cm" svg:y1="14.425cm" svg:x2="8.124cm" svg:y2="13.327cm">
          <text:p/>
        </draw:line>
        <draw:line draw:style-name="gr8" draw:text-style-name="P2" draw:layer="layout" svg:x1="7.74cm" svg:y1="14.216cm" svg:x2="7.672cm" svg:y2="14.344cm">
          <text:p/>
        </draw:line>
        <draw:path draw:style-name="gr8" draw:text-style-name="P2" draw:layer="layout" svg:width="0.017cm" svg:height="0.071cm" svg:x="7.722cm" svg:y="14.216cm" svg:viewBox="0 0 18 72" svg:d="M18 0c0 25-7 51-18 72">
          <text:p/>
        </draw:path>
        <draw:path draw:style-name="gr8" draw:text-style-name="P2" draw:layer="layout" svg:width="0.584cm" svg:height="0.388cm" svg:x="7.138cm" svg:y="13.998cm" svg:viewBox="0 0 585 389" svg:d="M585 290c-53 109-226 131-381 53-160-81-241-234-188-343">
          <text:p/>
        </draw:path>
        <draw:path draw:style-name="gr8" draw:text-style-name="P2" draw:layer="layout" svg:width="0.585cm" svg:height="0.315cm" svg:x="7.154cm" svg:y="13.901cm" svg:viewBox="0 0 586 316" svg:d="M0 100c49-99 191-127 336-74s250 178 250 290">
          <text:p/>
        </draw:path>
        <draw:path draw:style-name="gr8" draw:text-style-name="P2" draw:layer="layout" svg:width="0.06cm" svg:height="0.006cm" svg:x="7.274cm" svg:y="14.728cm" svg:viewBox="0 0 61 7" svg:d="M61 0c-14 5-36 9-61 5">
          <text:p/>
        </draw:path>
        <draw:path draw:style-name="gr8" draw:text-style-name="P2" draw:layer="layout" svg:width="0.021cm" svg:height="0.012cm" svg:x="7.253cm" svg:y="14.724cm" svg:viewBox="0 0 22 13" svg:d="M0 0c8 5 15 5 22 13">
          <text:p/>
        </draw:path>
        <draw:path draw:style-name="gr8" draw:text-style-name="P2" draw:layer="layout" svg:width="0.014cm" svg:height="0.031cm" svg:x="8.11cm" svg:y="14.425cm" svg:viewBox="0 0 15 32" svg:d="M15 0c-4 11-7 22-15 32">
          <text:p/>
        </draw:path>
        <draw:path draw:style-name="gr8" draw:text-style-name="P2" draw:layer="layout" svg:width="1.327cm" svg:height="0.582cm" svg:x="6.783cm" svg:y="14.1cm" svg:viewBox="0 0 1328 583" svg:d="M1328 357c-99 198-374 276-681 194-304-81-565-303-647-551">
          <text:p/>
        </draw:path>
        <draw:path draw:style-name="gr8" draw:text-style-name="P2" draw:layer="layout" svg:width="0.486cm" svg:height="0.493cm" svg:x="5.976cm" svg:y="15.688cm" svg:viewBox="0 0 487 494" svg:d="M487 494c-236-109-424-297-487-494">
          <text:p/>
        </draw:path>
        <draw:path draw:style-name="gr8" draw:text-style-name="P2" draw:layer="layout" svg:width="0.431cm" svg:height="0.469cm" svg:x="6.783cm" svg:y="14.1cm" svg:viewBox="0 0 432 470" svg:d="M432 470c-213-113-372-287-432-470">
          <text:p/>
        </draw:path>
        <draw:line draw:style-name="gr8" draw:text-style-name="P2" draw:layer="layout" svg:x1="5.976cm" svg:y1="15.689cm" svg:x2="6.559cm" svg:y2="14.545cm">
          <text:p/>
        </draw:line>
        <draw:line draw:style-name="gr8" draw:text-style-name="P2" draw:layer="layout" svg:x1="7.215cm" svg:y1="14.566cm" svg:x2="7.154cm" svg:y2="14.69cm">
          <text:p/>
        </draw:line>
        <draw:path draw:style-name="gr8" draw:text-style-name="P2" draw:layer="layout" svg:width="0.469cm" svg:height="0.342cm" svg:x="7.073cm" svg:y="14.721cm" svg:viewBox="0 0 470 343" svg:d="M470 206c-11 21-25 38-39 52-18 18-32 29-49 39-21 14-46 25-74 32-29 11-60 14-103 14-15-3-32-7-50-10-14-4-25-8-39-15-21-10-39-21-49-35-18-14-32-32-43-49-10-14-17-32-21-53-3-21-7-43 4-72 3-14 7-24 14-35 10-14 21-25 32-32 21-14 42-24 63-31 21-4 46-8 71-11 3 0 7 0 11 0">
          <text:p/>
        </draw:path>
        <draw:path draw:style-name="gr8" draw:text-style-name="P2" draw:layer="layout" svg:width="0.117cm" svg:height="0.014cm" svg:x="7.27cm" svg:y="14.721cm" svg:viewBox="0 0 118 15" svg:d="M0 0c32 0 67 3 118 15">
          <text:p/>
        </draw:path>
        <draw:path draw:style-name="gr8" draw:text-style-name="P2" draw:layer="layout" svg:width="0.17cm" svg:height="0.191cm" svg:x="7.387cm" svg:y="14.735cm" svg:viewBox="0 0 171 192" svg:d="M0 0c11 4 22 7 29 7 18 7 35 14 46 21 39 18 63 32 77 53 11 14 18 28 18 46 4 18 0 39-14 65">
          <text:p/>
        </draw:path>
        <draw:line draw:style-name="gr8" draw:text-style-name="P2" draw:layer="layout" svg:x1="5.976cm" svg:y1="15.688cm" svg:x2="5.976cm" svg:y2="14.59cm">
          <text:p/>
        </draw:line>
        <draw:path draw:style-name="gr8" draw:text-style-name="P2" draw:layer="layout" svg:width="0.01cm" svg:height="0.046cm" svg:x="2.942cm" svg:y="13.821cm" svg:viewBox="0 0 11 47" svg:d="M11 47c-7-24-11-40-11-47">
          <text:p/>
        </draw:path>
        <draw:line draw:style-name="gr8" draw:text-style-name="P2" draw:layer="layout" svg:x1="3.09cm" svg:y1="13.899cm" svg:x2="3.101cm" svg:y2="13.903cm">
          <text:p/>
        </draw:line>
        <draw:line draw:style-name="gr8" draw:text-style-name="P2" draw:layer="layout" svg:x1="3.123cm" svg:y1="13.907cm" svg:x2="2.952cm" svg:y2="13.864cm">
          <text:p/>
        </draw:line>
        <draw:line draw:style-name="gr8" draw:text-style-name="P2" draw:layer="layout" svg:x1="3.123cm" svg:y1="13.911cm" svg:x2="3.1cm" svg:y2="13.902cm">
          <text:p/>
        </draw:line>
        <draw:line draw:style-name="gr8" draw:text-style-name="P2" draw:layer="layout" svg:x1="5.977cm" svg:y1="14.648cm" svg:x2="4.956cm" svg:y2="14.403cm">
          <text:p/>
        </draw:line>
        <draw:line draw:style-name="gr8" draw:text-style-name="P2" draw:layer="layout" svg:x1="4.984cm" svg:y1="14.354cm" svg:x2="5.977cm" svg:y2="14.591cm">
          <text:p/>
        </draw:line>
        <draw:line draw:style-name="gr8" draw:text-style-name="P2" draw:layer="layout" svg:x1="3.908cm" svg:y1="11.606cm" svg:x2="3.908cm" svg:y2="11.86cm">
          <text:p/>
        </draw:line>
        <draw:path draw:style-name="gr8" draw:text-style-name="P2" draw:layer="layout" svg:width="0.381cm" svg:height="0.138cm" svg:x="3.908cm" svg:y="11.722cm" svg:viewBox="0 0 382 139" svg:d="M0 139c53-107 227-164 382-128">
          <text:p/>
        </draw:path>
        <draw:line draw:style-name="gr8" draw:text-style-name="P2" draw:layer="layout" svg:x1="4.289cm" svg:y1="11.733cm" svg:x2="9.536cm" svg:y2="12.997cm">
          <text:p/>
        </draw:line>
        <draw:path draw:style-name="gr8" draw:text-style-name="P2" draw:layer="layout" svg:width="0.204cm" svg:height="0.198cm" svg:x="9.532cm" svg:y="12.992cm" svg:viewBox="0 0 205 199" svg:d="M0 0c120 32 205 111 205 199">
          <text:p/>
        </draw:path>
        <draw:path draw:style-name="gr8" draw:text-style-name="P2" draw:layer="layout" svg:width="0.021cm" svg:height="0.071cm" svg:x="9.715cm" svg:y="13.186cm" svg:viewBox="0 0 22 72" svg:d="M22 0c0 26-8 51-22 72">
          <text:p/>
        </draw:path>
        <draw:line draw:style-name="gr8" draw:text-style-name="P2" draw:layer="layout" svg:x1="9.567cm" svg:y1="13.551cm" svg:x2="9.72cm" svg:y2="13.257cm">
          <text:p/>
        </draw:line>
        <draw:line draw:style-name="gr8" draw:text-style-name="P2" draw:layer="layout" svg:x1="9.567cm" svg:y1="13.546cm" svg:x2="9.567cm" svg:y2="13.673cm">
          <text:p/>
        </draw:line>
        <draw:path draw:style-name="gr8" draw:text-style-name="P2" draw:layer="layout" svg:width="0.004cm" svg:height="0.014cm" svg:x="2.952cm" svg:y="13.853cm" svg:viewBox="0 0 5 15" svg:d="M5 0c0 4-5 7-5 15">
          <text:p/>
        </draw:path>
        <draw:line draw:style-name="gr8" draw:text-style-name="P2" draw:layer="layout" svg:x1="2.956cm" svg:y1="13.472cm" svg:x2="2.956cm" svg:y2="13.853cm">
          <text:p/>
        </draw:line>
        <draw:line draw:style-name="gr8" draw:text-style-name="P2" draw:layer="layout" svg:x1="3.761cm" svg:y1="12.276cm" svg:x2="2.956cm" svg:y2="13.858cm">
          <text:p/>
        </draw:line>
        <draw:line draw:style-name="gr8" draw:text-style-name="P2" draw:layer="layout" svg:x1="3.76cm" svg:y1="12.276cm" svg:x2="3.76cm" svg:y2="12.153cm">
          <text:p/>
        </draw:line>
        <draw:line draw:style-name="gr8" draw:text-style-name="P2" draw:layer="layout" svg:x1="3.909cm" svg:y1="11.86cm" svg:x2="3.76cm" svg:y2="12.154cm">
          <text:p/>
        </draw:line>
        <draw:path draw:style-name="gr8" draw:text-style-name="P2" draw:layer="layout" svg:width="0.022cm" svg:height="0.01cm" svg:x="9.256cm" svg:y="13.116cm" svg:viewBox="0 0 23 11" svg:d="M0 0c7 7 15 7 23 11">
          <text:p/>
        </draw:path>
        <draw:path draw:style-name="gr8" draw:text-style-name="P2" draw:layer="layout" svg:width="0.109cm" svg:height="0.007cm" svg:x="9.278cm" svg:y="13.123cm" svg:viewBox="0 0 110 8" svg:d="M0 0c35 11 75 11 110 0">
          <text:p/>
        </draw:path>
        <draw:path draw:style-name="gr8" draw:text-style-name="P2" draw:layer="layout" svg:width="0.021cm" svg:height="0.01cm" svg:x="9.387cm" svg:y="13.116cm" svg:viewBox="0 0 22 11" svg:d="M0 11c7-4 15-4 22-11">
          <text:p/>
        </draw:path>
        <draw:path draw:style-name="gr8" draw:text-style-name="P2" draw:layer="layout" svg:width="0.024cm" svg:height="0.007cm" svg:x="4.159cm" svg:y="11.895cm" svg:viewBox="0 0 25 8" svg:d="M0 0c8 5 18 5 25 8">
          <text:p/>
        </draw:path>
        <draw:path draw:style-name="gr8" draw:text-style-name="P2" draw:layer="layout" svg:width="0.11cm" svg:height="0.006cm" svg:x="4.183cm" svg:y="11.902cm" svg:viewBox="0 0 111 7" svg:d="M0 0c37 9 76 9 111 0">
          <text:p/>
        </draw:path>
        <draw:path draw:style-name="gr8" draw:text-style-name="P2" draw:layer="layout" svg:width="0.021cm" svg:height="0.007cm" svg:x="4.293cm" svg:y="11.895cm" svg:viewBox="0 0 22 8" svg:d="M0 8c8-3 15-3 22-8">
          <text:p/>
        </draw:path>
        <draw:path draw:style-name="gr8" draw:text-style-name="P2" draw:layer="layout" svg:width="0.427cm" svg:height="0.233cm" svg:x="4.854cm" svg:y="13.768cm" svg:viewBox="0 0 428 234" svg:d="M428 0c-71 143-226 227-428 234">
          <text:p/>
        </draw:path>
        <draw:line draw:style-name="gr8" draw:text-style-name="P2" draw:layer="layout" svg:x1="4.854cm" svg:y1="14.001cm" svg:x2="7.215cm" svg:y2="14.57cm">
          <text:p/>
        </draw:line>
        <draw:line draw:style-name="gr8" draw:text-style-name="P2" draw:layer="layout" svg:x1="6.783cm" svg:y1="14.1cm" svg:x2="6.783cm" svg:y2="13.003cm">
          <text:p/>
        </draw:line>
        <draw:line draw:style-name="gr8" draw:text-style-name="P2" draw:layer="layout" svg:x1="3.76cm" svg:y1="12.153cm" svg:x2="9.568cm" svg:y2="13.551cm">
          <text:p/>
        </draw:line>
        <draw:line draw:style-name="gr8" draw:text-style-name="P2" draw:layer="layout" svg:x1="3.76cm" svg:y1="12.276cm" svg:x2="3.934cm" svg:y2="12.323cm">
          <text:p/>
        </draw:line>
        <draw:line draw:style-name="gr8" draw:text-style-name="P2" draw:layer="layout" svg:x1="6.783cm" svg:y1="13.003cm" svg:x2="8.125cm" svg:y2="13.328cm">
          <text:p/>
        </draw:line>
        <draw:line draw:style-name="gr8" draw:text-style-name="P2" draw:layer="layout" svg:x1="6.783cm" svg:y1="14.1cm" svg:x2="6.783cm" svg:y2="13.003cm">
          <text:p/>
        </draw:line>
        <draw:path draw:style-name="gr8" draw:text-style-name="P2" draw:layer="layout" svg:width="0.328cm" svg:height="0.13cm" svg:x="7.147cm" svg:y="14.827cm" svg:viewBox="0 0 329 131" svg:d="M329 42c-7 14-21 29-32 40-10 10-25 18-35 25-18 10-36 14-58 21-17 3-38 3-63 3-21-3-39-7-53-14s-28-14-39-21c-21-18-39-40-46-68-3-11-3-18-3-28">
          <text:p/>
        </draw:path>
        <draw:path draw:style-name="gr8" draw:text-style-name="P2" draw:layer="layout" svg:width="0.134cm" svg:height="0.106cm" svg:x="7.147cm" svg:y="14.721cm" svg:viewBox="0 0 135 107" svg:d="M0 107c0-7 0-14 0-25 3-7 7-18 14-25 7-10 19-21 26-29 17-10 31-14 49-21 14-4 32-7 46-7">
          <text:p/>
        </draw:path>
        <draw:path draw:style-name="gr8" draw:text-style-name="P2" draw:layer="layout" svg:width="0.106cm" svg:height="0.099cm" svg:x="7.376cm" svg:y="14.735cm" svg:viewBox="0 0 107 100" svg:d="M0 0c14 0 29 7 40 14 25 12 42 22 53 36 7 15 14 29 14 50">
          <text:p/>
        </draw:path>
        <draw:path draw:style-name="gr8" draw:text-style-name="P2" draw:layer="layout" svg:width="0.007cm" svg:height="0.039cm" svg:x="7.475cm" svg:y="14.83cm" svg:viewBox="0 0 8 40" svg:d="M8 0c0 12 0 26-8 40">
          <text:p/>
        </draw:path>
        <draw:line draw:style-name="gr8" draw:text-style-name="P2" draw:layer="layout" svg:x1="5.976cm" svg:y1="14.591cm" svg:x2="6.061cm" svg:y2="14.425cm">
          <text:p/>
        </draw:line>
        <draw:line draw:style-name="gr8" draw:text-style-name="P2" draw:layer="layout" svg:x1="4.858cm" svg:y1="14.001cm" svg:x2="4.794cm" svg:y2="14.122cm">
          <text:p/>
        </draw:line>
        <draw:line draw:style-name="gr8" draw:text-style-name="P2" draw:layer="layout" svg:x1="4.794cm" svg:y1="14.121cm" svg:x2="7.155cm" svg:y2="14.69cm">
          <text:p/>
        </draw:line>
        <draw:line draw:style-name="gr8" draw:text-style-name="P2" draw:layer="layout" svg:x1="3.122cm" svg:y1="13.907cm" svg:x2="3.934cm" svg:y2="12.319cm">
          <text:p/>
        </draw:line>
        <draw:line draw:style-name="gr8" draw:text-style-name="P2" draw:layer="layout" svg:x1="3.122cm" svg:y1="14.996cm" svg:x2="3.122cm" svg:y2="13.906cm">
          <text:p/>
        </draw:line>
        <draw:path draw:style-name="gr8" draw:text-style-name="P2" draw:layer="layout" svg:width="1.351cm" svg:height="0.591cm" svg:x="3.122cm" svg:y="14.996cm" svg:viewBox="0 0 1352 592" svg:d="M1352 361c-103 201-385 283-692 197-310-81-579-306-660-558">
          <text:p/>
        </draw:path>
        <draw:path draw:style-name="gr8" draw:text-style-name="P2" draw:layer="layout" svg:width="0.321cm" svg:height="0.114cm" svg:x="9.168cm" svg:y="13.218cm" svg:viewBox="0 0 322 115" svg:d="M322 39c-29 54-107 82-188 75-77-11-134-57-134-114">
          <text:p/>
        </draw:path>
        <draw:path draw:style-name="gr8" draw:text-style-name="P2" draw:layer="layout" svg:width="0.328cm" svg:height="0.113cm" svg:x="9.168cm" svg:y="13.105cm" svg:viewBox="0 0 329 114" svg:d="M0 114c0-64 71-114 162-114 93 0 167 50 167 114">
          <text:p/>
        </draw:path>
        <draw:path draw:style-name="gr8" draw:text-style-name="P2" draw:layer="layout" svg:width="0.007cm" svg:height="0.039cm" svg:x="9.489cm" svg:y="13.218cm" svg:viewBox="0 0 8 40" svg:d="M8 0c0 14-4 26-8 40">
          <text:p/>
        </draw:path>
        <draw:path draw:style-name="gr8" draw:text-style-name="P2" draw:layer="layout" svg:width="0.324cm" svg:height="0.114cm" svg:x="4.071cm" svg:y="11.994cm" svg:viewBox="0 0 325 115" svg:d="M325 39c-29 54-107 82-188 75-77-11-137-57-137-114">
          <text:p/>
        </draw:path>
        <draw:path draw:style-name="gr8" draw:text-style-name="P2" draw:layer="layout" svg:width="0.331cm" svg:height="0.113cm" svg:x="4.071cm" svg:y="11.881cm" svg:viewBox="0 0 332 114" svg:d="M0 114c0-60 78-114 166-114 92 0 166 54 166 114">
          <text:p/>
        </draw:path>
        <draw:path draw:style-name="gr8" draw:text-style-name="P2" draw:layer="layout" svg:width="0.01cm" svg:height="0.039cm" svg:x="4.392cm" svg:y="11.994cm" svg:viewBox="0 0 11 40" svg:d="M11 0c0 14-3 28-11 40">
          <text:p/>
        </draw:path>
        <draw:line draw:style-name="gr8" draw:text-style-name="P2" draw:layer="layout" svg:x1="5.295cm" svg:y1="13.737cm" svg:x2="5.295cm" svg:y2="12.647cm">
          <text:p/>
        </draw:line>
        <draw:path draw:style-name="gr8" draw:text-style-name="P2" draw:layer="layout" svg:width="0.47cm" svg:height="0.339cm" svg:x="4.243cm" svg:y="14.044cm" svg:viewBox="0 0 471 340" svg:d="M471 198c-11 25-29 42-43 57-14 14-31 28-46 38-24 15-49 25-77 32-28 11-60 18-103 14-18-3-36-7-53-10-18-7-32-11-46-18-21-14-36-25-50-39-10-14-21-24-28-39-14-17-21-38-25-63 0-11 0-25 0-39 4-14 4-28 15-42 7-18 17-28 28-39 10-7 21-14 32-21 17-12 35-19 56-22 18-4 39-7 60-7">
          <text:p/>
        </draw:path>
        <draw:path draw:style-name="gr8" draw:text-style-name="P2" draw:layer="layout" svg:width="0.127cm" svg:height="0.014cm" svg:x="4.434cm" svg:y="14.044cm" svg:viewBox="0 0 128 15" svg:d="M0 0c21 0 42 0 67 3 19 5 40 8 61 12">
          <text:p/>
        </draw:path>
        <draw:path draw:style-name="gr8" draw:text-style-name="P2" draw:layer="layout" svg:width="0.166cm" svg:height="0.187cm" svg:x="4.561cm" svg:y="14.058cm" svg:viewBox="0 0 167 188" svg:d="M0 0c14 3 28 7 42 10 18 7 32 14 46 18 18 11 32 21 42 32 11 10 23 21 26 31 7 15 11 25 11 39s-4 32-14 58">
          <text:p/>
        </draw:path>
        <draw:line draw:style-name="gr8" draw:text-style-name="P2" draw:layer="layout" svg:x1="3.122cm" svg:y1="14.997cm" svg:x2="3.934cm" svg:y2="13.409cm">
          <text:p/>
        </draw:line>
        <draw:path draw:style-name="gr8" draw:text-style-name="P2" draw:layer="layout" svg:width="0.017cm" svg:height="0.035cm" svg:x="5.281cm" svg:y="13.737cm" svg:viewBox="0 0 18 36" svg:d="M18 0c-8 11-11 22-18 36">
          <text:p/>
        </draw:path>
        <draw:path draw:style-name="gr8" draw:text-style-name="P2" draw:layer="layout" svg:width="1.352cm" svg:height="0.592cm" svg:x="3.929cm" svg:y="13.409cm" svg:viewBox="0 0 1353 593" svg:d="M1353 359c-103 206-381 284-693 203-310-86-578-312-660-562">
          <text:p/>
        </draw:path>
        <draw:line draw:style-name="gr8" draw:text-style-name="P2" draw:layer="layout" svg:x1="3.929cm" svg:y1="12.319cm" svg:x2="5.299cm" svg:y2="12.648cm">
          <text:p/>
        </draw:line>
        <draw:line draw:style-name="gr8" draw:text-style-name="P2" draw:layer="layout" svg:x1="3.929cm" svg:y1="13.409cm" svg:x2="3.929cm" svg:y2="12.319cm">
          <text:p/>
        </draw:line>
        <draw:path draw:style-name="gr8" draw:text-style-name="P2" draw:layer="layout" svg:width="0.017cm" svg:height="0.074cm" svg:x="4.893cm" svg:y="13.536cm" svg:viewBox="0 0 18 75" svg:d="M18 0c0 24-8 50-18 75">
          <text:p/>
        </draw:path>
        <draw:path draw:style-name="gr8" draw:text-style-name="P2" draw:layer="layout" svg:width="0.584cm" svg:height="0.39cm" svg:x="4.309cm" svg:y="13.317cm" svg:viewBox="0 0 585 391" svg:d="M585 294c-53 106-226 130-381 49-160-81-241-234-188-343">
          <text:p/>
        </draw:path>
        <draw:path draw:style-name="gr8" draw:text-style-name="P2" draw:layer="layout" svg:width="0.585cm" svg:height="0.319cm" svg:x="4.325cm" svg:y="13.221cm" svg:viewBox="0 0 586 320" svg:d="M0 97c49-92 191-125 336-71 144 53 250 180 250 294">
          <text:p/>
        </draw:path>
        <draw:line draw:style-name="gr8" draw:text-style-name="P2" draw:layer="layout" svg:x1="4.843cm" svg:y1="13.667cm" svg:x2="4.911cm" svg:y2="13.536cm">
          <text:p/>
        </draw:line>
        <draw:line draw:style-name="gr8" draw:text-style-name="P2" draw:layer="layout" svg:x1="4.427cm" svg:y1="14.047cm" svg:x2="4.423cm" svg:y2="14.047cm">
          <text:p/>
        </draw:line>
        <draw:path draw:style-name="gr8" draw:text-style-name="P2" draw:layer="layout" svg:width="0.077cm" svg:height="0.006cm" svg:x="4.427cm" svg:y="14.047cm" svg:viewBox="0 0 78 7" svg:d="M0 0c8 0 15 5 19 5 14 3 28 3 38 0 7 0 14-5 21-5">
          <text:p/>
        </draw:path>
        <draw:path draw:style-name="gr8" draw:text-style-name="P2" draw:layer="layout" svg:width="0.332cm" svg:height="0.132cm" svg:x="4.314cm" svg:y="14.146cm" svg:viewBox="0 0 333 133" svg:d="M333 42c-11 14-22 29-36 40-10 11-21 18-35 25-18 7-35 14-53 17-21 7-42 11-68 7-10-3-21-3-32-7-14-3-21-7-31-10-25-14-43-32-53-47-14-18-25-39-25-67">
          <text:p/>
        </draw:path>
        <draw:path draw:style-name="gr8" draw:text-style-name="P2" draw:layer="layout" svg:width="0.134cm" svg:height="0.105cm" svg:x="4.314cm" svg:y="14.044cm" svg:viewBox="0 0 135 106" svg:d="M0 106c0-10 4-24 11-39 7-14 14-25 21-32 11-7 18-11 25-14 25-14 50-18 78-21">
          <text:p/>
        </draw:path>
        <draw:path draw:style-name="gr8" draw:text-style-name="P2" draw:layer="layout" svg:width="0.106cm" svg:height="0.095cm" svg:x="4.547cm" svg:y="14.054cm" svg:viewBox="0 0 107 96" svg:d="M0 0c22 7 36 11 47 18 24 14 42 25 53 47 3 10 7 17 7 31">
          <text:p/>
        </draw:path>
        <draw:path draw:style-name="gr8" draw:text-style-name="P2" draw:layer="layout" svg:width="0.011cm" svg:height="0.039cm" svg:x="4.642cm" svg:y="14.149cm" svg:viewBox="0 0 12 40" svg:d="M12 0c0 12 0 26-12 40">
          <text:p/>
        </draw:path>
        <draw:line draw:style-name="gr8" draw:text-style-name="P2" draw:layer="layout" svg:x1="5.691cm" svg:y1="19.541cm" svg:x2="5.196cm" svg:y2="19.42cm">
          <text:p/>
        </draw:line>
        <draw:line draw:style-name="gr8" draw:text-style-name="P2" draw:layer="layout" svg:x1="5.525cm" svg:y1="16.267cm" svg:x2="4.949cm" svg:y2="16.129cm">
          <text:p/>
        </draw:line>
        <draw:line draw:style-name="gr8" draw:text-style-name="P2" draw:layer="layout" svg:x1="8.111cm" svg:y1="14.456cm" svg:x2="7.302cm" svg:y2="16.045cm">
          <text:p/>
        </draw:line>
        <draw:line draw:style-name="gr8" draw:text-style-name="P2" draw:layer="layout" svg:x1="9.733cm" svg:y1="12.932cm" svg:x2="9.733cm" svg:y2="13.186cm">
          <text:p/>
        </draw:line>
        <draw:line draw:style-name="gr8" draw:text-style-name="P2" draw:layer="layout" svg:x1="2.942cm" svg:y1="13.543cm" svg:x2="2.942cm" svg:y2="13.821cm">
          <text:p/>
        </draw:line>
        <draw:line draw:style-name="gr8" draw:text-style-name="P2" draw:layer="layout" svg:x1="5.07cm" svg:y1="14.188cm" svg:x2="4.473cm" svg:y2="15.357cm">
          <text:p/>
        </draw:line>
        <draw:path draw:style-name="gr1" draw:text-style-name="P1" draw:layer="layout" svg:width="6.156cm" svg:height="7.123cm" svg:x="8.703cm" svg:y="1.28cm" svg:viewBox="0 0 6157 7124" svg:d="M6157 300v2883c-8 159-117 293-269 332l-1608 328-1214 2155-14 32c-14 21-21 35-21 35h-596v14 15 14 10 11 10 11 7 7 4 3 4 3 812 17 18 14 14 14 11 10 11 7 7 4 3 4h-522v-4-3-4-7-7-11-10-11-14-14-14-18-17c0-50 0-106 0-166v-261c0 0 0-18 0-46 0-4 0-7 0-11 0-3 0-7 0-14s0-17 0-24c0-18 0-32 0-46 0-22 0-43 0-60 0-4 0-7 0-14 0-4 0-7 0-11s0-7 0-14c0-25 0-42 0-42v-103-113h-205v-3c-4-4-4-4-4-7 0-7-3-14-7-25-3-7-3-21-7-32l-550-2095h-615l-430-508c-53-57-88-131-95-208v-2887c0-166 134-300 299-300h5558c165 0 300 134 300 300z">
          <text:p/>
        </draw:path>
        <draw:polygon draw:style-name="gr7" draw:text-style-name="P2" draw:layer="layout" svg:width="0cm" svg:height="0cm" svg:x="11.779cm" svg:y="4.843cm" svg:viewBox="0 0 0 0" draw:points="0,0">
          <text:p/>
        </draw:polygon>
        <draw:path draw:style-name="gr1" draw:text-style-name="P1" draw:layer="layout" svg:width="6.156cm" svg:height="5.997cm" svg:x="8.703cm" svg:y="1.28cm" svg:viewBox="0 0 6157 5998" svg:d="M6157 300v2883c-8 159-117 293-269 332l-1608 328-1214 2155h-1376l-550-2095h-615l-430-508c-53-57-88-131-95-208v-2887c0-166 134-300 299-300h5558c165 0 300 134 300 300z">
          <text:p/>
        </draw:path>
        <draw:polygon draw:style-name="gr7" draw:text-style-name="P2" draw:layer="layout" svg:width="0cm" svg:height="0cm" svg:x="11.779cm" svg:y="4.843cm" svg:viewBox="0 0 0 0" draw:points="0,0">
          <text:p/>
        </draw:polygon>
        <draw:path draw:style-name="gr1" draw:text-style-name="P1" draw:layer="layout" svg:width="1.376cm" svg:height="0.992cm" svg:x="10.392cm" svg:y="7.277cm" svg:viewBox="0 0 1377 993" svg:d="M745 993v-812-3-4-3-4-7-8-11-10-11-10-14-15-17-32h618l14-32h-1377c4 11 4 21 7 32h212v32 117 103c0 0 0 17 0 42 0 7 0 10 0 14s0 7 0 11c0 7 0 10 0 14 0 17 0 38 0 60 0 14 0 28 0 46 0 7 0 17 0 24s0 11 0 14c0 4 0 7 0 11 0 28 0 46 0 46v261c0 60 0 116 0 166z">
          <text:p/>
        </draw:path>
        <draw:polygon draw:style-name="gr7" draw:text-style-name="P2" draw:layer="layout" svg:width="0cm" svg:height="0cm" svg:x="11.779cm" svg:y="4.843cm" svg:viewBox="0 0 0 0" draw:points="0,0">
          <text:p/>
        </draw:polygon>
        <draw:path draw:style-name="gr9" draw:text-style-name="P1" draw:layer="layout" svg:width="0.48cm" svg:height="0.483cm" svg:x="14.241cm" svg:y="1.414cm" svg:viewBox="0 0 481 484" svg:d="M481 240c0 135-106 244-241 244-130 0-240-109-240-244 0-130 110-240 240-240 135 0 241 110 241 240z">
          <text:p/>
        </draw:path>
        <draw:polygon draw:style-name="gr7" draw:text-style-name="P2" draw:layer="layout" svg:width="0cm" svg:height="0cm" svg:x="11.779cm" svg:y="4.843cm" svg:viewBox="0 0 0 0" draw:points="0,0">
          <text:p/>
        </draw:polygon>
        <draw:path draw:style-name="gr9" draw:text-style-name="P1" draw:layer="layout" svg:width="0.483cm" svg:height="0.483cm" svg:x="8.844cm" svg:y="1.414cm" svg:viewBox="0 0 484 484" svg:d="M484 240c0 135-109 244-240 244-134 0-244-109-244-244 0-130 110-240 244-240 131 0 240 110 240 240z">
          <text:p/>
        </draw:path>
        <draw:polygon draw:style-name="gr7" draw:text-style-name="P2" draw:layer="layout" svg:width="0cm" svg:height="0cm" svg:x="11.779cm" svg:y="4.843cm" svg:viewBox="0 0 0 0" draw:points="0,0">
          <text:p/>
        </draw:polygon>
        <draw:path draw:style-name="gr9" draw:text-style-name="P1" draw:layer="layout" svg:width="0.483cm" svg:height="0.479cm" svg:x="8.844cm" svg:y="4.191cm" svg:viewBox="0 0 484 480" svg:d="M484 236c0 135-109 244-240 244-134 0-244-109-244-244 0-131 110-236 244-236 131 0 240 105 240 236z">
          <text:p/>
        </draw:path>
        <draw:polygon draw:style-name="gr7" draw:text-style-name="P2" draw:layer="layout" svg:width="0cm" svg:height="0cm" svg:x="11.779cm" svg:y="4.843cm" svg:viewBox="0 0 0 0" draw:points="0,0">
          <text:p/>
        </draw:polygon>
        <draw:path draw:style-name="gr9" draw:text-style-name="P1" draw:layer="layout" svg:width="0.48cm" svg:height="0.479cm" svg:x="14.241cm" svg:y="4.191cm" svg:viewBox="0 0 481 480" svg:d="M481 236c0 135-106 244-241 244-130 0-240-109-240-244 0-131 110-236 240-236 135 0 241 105 241 236z">
          <text:p/>
        </draw:path>
        <draw:polygon draw:style-name="gr7" draw:text-style-name="P2" draw:layer="layout" svg:width="0cm" svg:height="0cm" svg:x="11.779cm" svg:y="4.843cm" svg:viewBox="0 0 0 0" draw:points="0,0">
          <text:p/>
        </draw:polygon>
        <draw:path draw:style-name="gr1" draw:text-style-name="P1" draw:layer="layout" svg:width="0.329cm" svg:height="0.331cm" svg:x="14.319cm" svg:y="4.265cm" svg:viewBox="0 0 330 332" svg:d="M243 21c68 39 103 116 79 195-21 67-86 116-160 116-71 0-134-49-155-116-7-19-7-33-7-54 0-46 21-95 60-127 35-28 88-42 134-32 17 4 35 7 49 18z">
          <text:p/>
        </draw:path>
        <draw:polygon draw:style-name="gr7" draw:text-style-name="P2" draw:layer="layout" svg:width="0cm" svg:height="0cm" svg:x="11.779cm" svg:y="4.843cm" svg:viewBox="0 0 0 0" draw:points="0,0">
          <text:p/>
        </draw:polygon>
        <draw:path draw:style-name="gr9" draw:text-style-name="P1" draw:layer="layout" svg:width="0.328cm" svg:height="0.328cm" svg:x="14.319cm" svg:y="1.492cm" svg:viewBox="0 0 329 329" svg:d="M329 162c0 92-75 167-167 167s-162-75-162-167c0-88 70-162 162-162s167 74 167 162z">
          <text:p/>
        </draw:path>
        <draw:polygon draw:style-name="gr7" draw:text-style-name="P2" draw:layer="layout" svg:width="0cm" svg:height="0cm" svg:x="11.779cm" svg:y="4.843cm" svg:viewBox="0 0 0 0" draw:points="0,0">
          <text:p/>
        </draw:polygon>
        <draw:path draw:style-name="gr9" draw:text-style-name="P1" draw:layer="layout" svg:width="0.328cm" svg:height="0.331cm" svg:x="8.921cm" svg:y="4.265cm" svg:viewBox="0 0 329 332" svg:d="M329 162c0 96-74 170-162 170-96 0-167-74-167-170 0-88 71-162 167-162 88 0 162 74 162 162z">
          <text:p/>
        </draw:path>
        <draw:polygon draw:style-name="gr7" draw:text-style-name="P2" draw:layer="layout" svg:width="0cm" svg:height="0cm" svg:x="11.779cm" svg:y="4.843cm" svg:viewBox="0 0 0 0" draw:points="0,0">
          <text:p/>
        </draw:polygon>
        <draw:path draw:style-name="gr9" draw:text-style-name="P1" draw:layer="layout" svg:width="0.328cm" svg:height="0.328cm" svg:x="8.921cm" svg:y="1.492cm" svg:viewBox="0 0 329 329" svg:d="M329 162c0 92-74 167-162 167-96 0-167-75-167-167 0-88 71-162 167-162 88 0 162 74 162 162z">
          <text:p/>
        </draw:path>
        <draw:polygon draw:style-name="gr7" draw:text-style-name="P2" draw:layer="layout" svg:width="0cm" svg:height="0cm" svg:x="11.779cm" svg:y="4.843cm" svg:viewBox="0 0 0 0" draw:points="0,0">
          <text:p/>
        </draw:polygon>
        <draw:polygon draw:style-name="gr1" draw:text-style-name="P1" draw:layer="layout" svg:width="0.526cm" svg:height="0.134cm" svg:x="10.611cm" svg:y="8.269cm" svg:viewBox="0 0 527 135" draw:points="527,0 527,17 527,35 527,49 527,63 527,77 527,88 527,98 527,110 527,117 527,124 527,128 527,131 527,135 0,135 0,131 0,128 0,124 0,117 0,110 0,98 0,88 0,77 0,63 0,49 0,35 0,17 0,0">
          <text:p/>
        </draw:polygon>
        <draw:polygon draw:style-name="gr7" draw:text-style-name="P2" draw:layer="layout" svg:width="0cm" svg:height="0cm" svg:x="11.779cm" svg:y="4.843cm" svg:viewBox="0 0 0 0" draw:points="0,0">
          <text:p/>
        </draw:polygon>
        <draw:path draw:style-name="gr1" draw:text-style-name="P1" draw:layer="layout" svg:width="0.329cm" svg:height="0.215cm" svg:x="14.319cm" svg:y="4.265cm" svg:viewBox="0 0 330 216" svg:d="M243 21c68 39 103 120 79 195h-315c-7-18-7-32-7-50 0-50 21-99 60-131 35-28 88-42 134-32 17 4 35 7 49 18z">
          <text:p/>
        </draw:path>
        <draw:polygon draw:style-name="gr7" draw:text-style-name="P2" draw:layer="layout" svg:width="0cm" svg:height="0cm" svg:x="11.779cm" svg:y="4.843cm" svg:viewBox="0 0 0 0" draw:points="0,0">
          <text:p/>
        </draw:polygon>
        <draw:path draw:style-name="gr1" draw:text-style-name="P1" draw:layer="layout" svg:width="0.314cm" svg:height="0.12cm" svg:x="14.326cm" svg:y="4.476cm" svg:viewBox="0 0 315 121" svg:d="M315 0h-315c21 71 84 121 159 121 71 0 135-50 156-121z">
          <text:p/>
        </draw:path>
        <draw:polygon draw:style-name="gr7" draw:text-style-name="P2" draw:layer="layout" svg:width="0cm" svg:height="0cm" svg:x="11.779cm" svg:y="4.843cm" svg:viewBox="0 0 0 0" draw:points="0,0">
          <text:p/>
        </draw:polygon>
        <draw:path draw:style-name="gr1" draw:text-style-name="P1" draw:layer="layout" svg:width="0.617cm" svg:height="0.035cm" svg:x="11.137cm" svg:y="7.309cm" svg:viewBox="0 0 618 36" svg:d="M0 36h597c0 0 7-15 21-36h-618z">
          <text:p/>
        </draw:path>
        <draw:polygon draw:style-name="gr7" draw:text-style-name="P2" draw:layer="layout" svg:width="0cm" svg:height="0cm" svg:x="11.779cm" svg:y="4.843cm" svg:viewBox="0 0 0 0" draw:points="0,0">
          <text:p/>
        </draw:polygon>
        <draw:path draw:style-name="gr1" draw:text-style-name="P1" draw:layer="layout" svg:width="0.216cm" svg:height="0.035cm" svg:x="10.399cm" svg:y="7.309cm" svg:viewBox="0 0 217 36" svg:d="M11 36h206v-36h-217c4 11 4 18 7 26v3c0 4 0 4 0 4h4c0 3 0 3 0 3z">
          <text:p/>
        </draw:path>
        <draw:polygon draw:style-name="gr7" draw:text-style-name="P2" draw:layer="layout" svg:width="0cm" svg:height="0cm" svg:x="11.779cm" svg:y="4.843cm" svg:viewBox="0 0 0 0" draw:points="0,0">
          <text:p/>
        </draw:polygon>
        <draw:polyline draw:style-name="gr8" draw:text-style-name="P2" draw:layer="layout" svg:width="0cm" svg:height="0.115cm" svg:x="10.611cm" svg:y="7.341cm" svg:viewBox="0 0 0 116" draw:points="0,116 0,113 0,109 0,106 0,102 0,95 0,84 0,77 0,67 0,56 0,46 0,32 0,17 0,0">
          <text:p/>
        </draw:polyline>
        <draw:line draw:style-name="gr8" draw:text-style-name="P2" draw:layer="layout" svg:x1="10.611cm" svg:y1="8.269cm" svg:x2="10.611cm" svg:y2="7.309cm">
          <text:p/>
        </draw:line>
        <draw:path draw:style-name="gr8" draw:text-style-name="P2" draw:layer="layout" svg:width="0cm" svg:height="0.165cm" svg:x="10.611cm" svg:y="8.103cm" svg:viewBox="0 0 0 166" svg:d="M0 166c0-50 0-106 0-166">
          <text:p/>
        </draw:path>
        <draw:polyline draw:style-name="gr8" draw:text-style-name="P2" draw:layer="layout" svg:width="0cm" svg:height="0.133cm" svg:x="10.611cm" svg:y="8.269cm" svg:viewBox="0 0 0 134" draw:points="0,0 0,17 0,35 0,49 0,63 0,77 0,88 0,98 0,109 0,116 0,123 0,127 0,130 0,134">
          <text:p/>
        </draw:polyline>
        <draw:path draw:style-name="gr8" draw:text-style-name="P2" draw:layer="layout" svg:width="0cm" svg:height="0.042cm" svg:x="10.611cm" svg:y="7.796cm" svg:viewBox="0 0 0 43" svg:d="M0 42c0 4 0-14 0-42">
          <text:p/>
        </draw:path>
        <draw:path draw:style-name="gr8" draw:text-style-name="P2" draw:layer="layout" svg:width="0cm" svg:height="0.041cm" svg:x="10.611cm" svg:y="7.56cm" svg:viewBox="0 0 0 42" svg:d="M0 42c0-28 0-42 0-42">
          <text:p/>
        </draw:path>
        <draw:path draw:style-name="gr8" draw:text-style-name="P2" draw:layer="layout" svg:width="0cm" svg:height="0.193cm" svg:x="10.611cm" svg:y="7.602cm" svg:viewBox="0 0 0 194" svg:d="M0 0c0 3 0 7 0 14 0 4 0 7 0 11 0 3 0 10 0 14 0 17 0 38 0 60 0 14 0 28 0 42 0 11 0 21 0 28s0 11 0 14c0 4 0 7 0 11">
          <text:p/>
        </draw:path>
        <draw:line draw:style-name="gr8" draw:text-style-name="P2" draw:layer="layout" svg:x1="11.137cm" svg:y1="8.269cm" svg:x2="11.137cm" svg:y2="7.309cm">
          <text:p/>
        </draw:line>
        <draw:line draw:style-name="gr8" draw:text-style-name="P2" draw:layer="layout" svg:x1="11.137cm" svg:y1="7.309cm" svg:x2="11.751cm" svg:y2="7.309cm">
          <text:p/>
        </draw:line>
        <draw:line draw:style-name="gr8" draw:text-style-name="P2" draw:layer="layout" svg:x1="11.751cm" svg:y1="7.31cm" svg:x2="11.769cm" svg:y2="7.277cm">
          <text:p/>
        </draw:line>
        <draw:line draw:style-name="gr8" draw:text-style-name="P2" draw:layer="layout" svg:x1="10.392cm" svg:y1="7.277cm" svg:x2="11.768cm" svg:y2="7.277cm">
          <text:p/>
        </draw:line>
        <draw:line draw:style-name="gr8" draw:text-style-name="P2" draw:layer="layout" svg:x1="10.392cm" svg:y1="7.277cm" svg:x2="10.4cm" svg:y2="7.31cm">
          <text:p/>
        </draw:line>
        <draw:line draw:style-name="gr8" draw:text-style-name="P2" draw:layer="layout" svg:x1="10.399cm" svg:y1="7.309cm" svg:x2="10.611cm" svg:y2="7.309cm">
          <text:p/>
        </draw:line>
        <draw:line draw:style-name="gr8" draw:text-style-name="P2" draw:layer="layout" svg:x1="11.137cm" svg:y1="8.269cm" svg:x2="10.611cm" svg:y2="8.269cm">
          <text:p/>
        </draw:line>
        <draw:path draw:style-name="gr8" draw:text-style-name="P2" draw:layer="layout" svg:width="0.011cm" svg:height="0.035cm" svg:x="10.399cm" svg:y="7.309cm" svg:viewBox="0 0 12 36" svg:d="M0 0c8 21 12 36 12 36">
          <text:p/>
        </draw:path>
        <draw:path draw:style-name="gr8" draw:text-style-name="P2" draw:layer="layout" svg:width="0.018cm" svg:height="0.067cm" svg:x="10.392cm" svg:y="7.277cm" svg:viewBox="0 0 19 68" svg:d="M19 68v-3c-4-4-4-4-4-8s0-4-3-11c0-10-7-28-12-46">
          <text:p/>
        </draw:path>
        <draw:line draw:style-name="gr8" draw:text-style-name="P2" draw:layer="layout" svg:x1="10.611cm" svg:y1="8.403cm" svg:x2="11.137cm" svg:y2="8.403cm">
          <text:p/>
        </draw:line>
        <draw:polyline draw:style-name="gr8" draw:text-style-name="P2" draw:layer="layout" svg:width="0cm" svg:height="0.133cm" svg:x="11.137cm" svg:y="8.269cm" svg:viewBox="0 0 0 134" draw:points="0,0 0,17 0,35 0,49 0,63 0,77 0,88 0,98 0,109 0,116 0,123 0,127 0,130 0,134">
          <text:p/>
        </draw:polyline>
        <draw:polyline draw:style-name="gr8" draw:text-style-name="P2" draw:layer="layout" svg:width="0cm" svg:height="0.115cm" svg:x="11.137cm" svg:y="7.341cm" svg:viewBox="0 0 0 116" draw:points="0,116 0,113 0,109 0,106 0,102 0,95 0,84 0,77 0,67 0,56 0,46 0,32 0,17 0,0">
          <text:p/>
        </draw:polyline>
        <draw:path draw:style-name="gr8" draw:text-style-name="P2" draw:layer="layout" svg:width="0.021cm" svg:height="0.035cm" svg:x="11.733cm" svg:y="7.309cm" svg:viewBox="0 0 22 36" svg:d="M22 0c-15 21-22 36-22 36">
          <text:p/>
        </draw:path>
        <draw:path draw:style-name="gr8" draw:text-style-name="P2" draw:layer="layout" svg:width="0.021cm" svg:height="0.035cm" svg:x="11.733cm" svg:y="7.309cm" svg:viewBox="0 0 22 36" svg:d="M0 36c0 0 7-15 22-36">
          <text:p/>
        </draw:path>
        <draw:line draw:style-name="gr8" draw:text-style-name="P2" draw:layer="layout" svg:x1="12.983cm" svg:y1="5.122cm" svg:x2="11.768cm" svg:y2="7.278cm">
          <text:p/>
        </draw:line>
        <draw:path draw:style-name="gr8" draw:text-style-name="P2" draw:layer="layout" svg:width="0.3cm" svg:height="0.3cm" svg:x="14.559cm" svg:y="1.28cm" svg:viewBox="0 0 301 301" svg:d="M301 301c0-166-136-301-301-301">
          <text:p/>
        </draw:path>
        <draw:line draw:style-name="gr8" draw:text-style-name="P2" draw:layer="layout" svg:x1="9.002cm" svg:y1="1.28cm" svg:x2="14.559cm" svg:y2="1.28cm">
          <text:p/>
        </draw:line>
        <draw:path draw:style-name="gr8" draw:text-style-name="P2" draw:layer="layout" svg:width="0.299cm" svg:height="0.3cm" svg:x="8.703cm" svg:y="1.28cm" svg:viewBox="0 0 300 301" svg:d="M300 0c-162 0-300 135-300 301">
          <text:p/>
        </draw:path>
        <draw:line draw:style-name="gr8" draw:text-style-name="P2" draw:layer="layout" svg:x1="8.703cm" svg:y1="4.466cm" svg:x2="8.703cm" svg:y2="1.58cm">
          <text:p/>
        </draw:line>
        <draw:path draw:style-name="gr8" draw:text-style-name="P2" draw:layer="layout" svg:width="0.095cm" svg:height="0.208cm" svg:x="8.703cm" svg:y="4.466cm" svg:viewBox="0 0 96 209" svg:d="M96 209c-54-57-89-131-96-209">
          <text:p/>
        </draw:path>
        <draw:line draw:style-name="gr8" draw:text-style-name="P2" draw:layer="layout" svg:x1="8.798cm" svg:y1="4.674cm" svg:x2="9.233cm" svg:y2="5.183cm">
          <text:p/>
        </draw:line>
        <draw:line draw:style-name="gr8" draw:text-style-name="P2" draw:layer="layout" svg:x1="9.838cm" svg:y1="5.182cm" svg:x2="9.228cm" svg:y2="5.182cm">
          <text:p/>
        </draw:line>
        <draw:line draw:style-name="gr8" draw:text-style-name="P2" draw:layer="layout" svg:x1="10.393cm" svg:y1="7.278cm" svg:x2="9.838cm" svg:y2="5.182cm">
          <text:p/>
        </draw:line>
        <draw:line draw:style-name="gr8" draw:text-style-name="P2" draw:layer="layout" svg:x1="12.982cm" svg:y1="5.123cm" svg:x2="14.591cm" svg:y2="4.794cm">
          <text:p/>
        </draw:line>
        <draw:path draw:style-name="gr8" draw:text-style-name="P2" draw:layer="layout" svg:width="0.272cm" svg:height="0.332cm" svg:x="14.587cm" svg:y="4.462cm" svg:viewBox="0 0 273 333" svg:d="M273 0c-8 160-118 294-273 333">
          <text:p/>
        </draw:path>
        <draw:line draw:style-name="gr8" draw:text-style-name="P2" draw:layer="layout" svg:x1="14.859cm" svg:y1="1.58cm" svg:x2="14.859cm" svg:y2="4.462cm">
          <text:p/>
        </draw:line>
        <draw:path draw:style-name="gr8" draw:text-style-name="P2" draw:layer="layout" svg:width="0.328cm" svg:height="0.331cm" svg:x="14.319cm" svg:y="4.265cm" svg:viewBox="0 0 329 332" svg:d="M329 162c0 96-75 170-167 170s-162-74-162-170c0-88 70-162 162-162s167 74 167 162z">
          <text:p/>
        </draw:path>
        <draw:line draw:style-name="gr8" draw:text-style-name="P2" draw:layer="layout" svg:x1="14.64cm" svg:y1="4.476cm" svg:x2="14.326cm" svg:y2="4.476cm">
          <text:p/>
        </draw:line>
        <draw:path draw:style-name="gr8" draw:text-style-name="P2" draw:layer="layout" svg:width="0.007cm" svg:height="0.053cm" svg:x="14.319cm" svg:y="4.427cm" svg:viewBox="0 0 8 54" svg:d="M8 54c-8-18-8-32-8-54">
          <text:p/>
        </draw:path>
        <draw:path draw:style-name="gr8" draw:text-style-name="P2" draw:layer="layout" svg:width="0.086cm" svg:height="0.194cm" svg:x="14.562cm" svg:y="4.286cm" svg:viewBox="0 0 87 195" svg:d="M0 0c72 39 104 121 79 195">
          <text:p/>
        </draw:path>
        <draw:path draw:style-name="gr8" draw:text-style-name="P2" draw:layer="layout" svg:width="0.049cm" svg:height="0.018cm" svg:x="14.513cm" svg:y="4.268cm" svg:viewBox="0 0 50 19" svg:d="M0 0c18 4 36 12 50 19">
          <text:p/>
        </draw:path>
        <draw:line draw:style-name="gr8" draw:text-style-name="P2" draw:layer="layout" svg:x1="10.41cm" svg:y1="7.341cm" svg:x2="10.611cm" svg:y2="7.341cm">
          <text:p/>
        </draw:line>
        <draw:line draw:style-name="gr8" draw:text-style-name="P2" draw:layer="layout" svg:x1="11.137cm" svg:y1="7.341cm" svg:x2="11.733cm" svg:y2="7.341cm">
          <text:p/>
        </draw:line>
        <draw:polygon draw:style-name="gr7" draw:text-style-name="P2" draw:layer="layout" svg:width="0cm" svg:height="0cm" svg:x="11.779cm" svg:y="4.843cm" svg:viewBox="0 0 0 0" draw:points="0,0">
          <text:p/>
        </draw:polygon>
        <draw:polyline draw:style-name="gr8" draw:text-style-name="P2" draw:layer="layout" svg:width="3.983cm" svg:height="4.593cm" svg:x="9.186cm" svg:y="4.561cm" svg:viewBox="0 0 3984 4594" draw:points="3984,4594 3483,4594 0,0">
          <text:p/>
        </draw:polyline>
        <draw:polygon draw:style-name="gr10" draw:text-style-name="P3" draw:layer="layout" svg:width="0.367cm" svg:height="0.448cm" svg:x="9.186cm" svg:y="4.561cm" svg:viewBox="0 0 368 449" draw:points="0,0 237,449 368,350">
          <text:p/>
        </draw:polygon>
        <draw:polygon draw:style-name="gr7" draw:text-style-name="P2" draw:layer="layout" svg:width="0cm" svg:height="0cm" svg:x="11.779cm" svg:y="4.843cm" svg:viewBox="0 0 0 0" draw:points="0,0">
          <text:p/>
        </draw:polygon>
        <draw:polyline draw:style-name="gr8" draw:text-style-name="P2" draw:layer="layout" svg:width="3.99cm" svg:height="7.348cm" svg:x="9.154cm" svg:y="1.806cm" svg:viewBox="0 0 3991 7349" draw:points="3991,7349 3490,7349 0,0">
          <text:p/>
        </draw:polyline>
        <draw:polygon draw:style-name="gr10" draw:text-style-name="P3" draw:layer="layout" svg:width="0.293cm" svg:height="0.487cm" svg:x="9.154cm" svg:y="1.806cm" svg:viewBox="0 0 294 488" draw:points="0,0 142,488 294,417">
          <text:p/>
        </draw:polygon>
        <draw:polygon draw:style-name="gr7" draw:text-style-name="P2" draw:layer="layout" svg:width="0cm" svg:height="0cm" svg:x="11.779cm" svg:y="4.843cm" svg:viewBox="0 0 0 0" draw:points="0,0">
          <text:p/>
        </draw:polygon>
        <draw:polyline draw:style-name="gr8" draw:text-style-name="P2" draw:layer="layout" svg:width="1.471cm" svg:height="7.341cm" svg:x="12.989cm" svg:y="1.82cm" svg:viewBox="0 0 1472 7342" draw:points="0,7342 501,7342 1472,0">
          <text:p/>
        </draw:polyline>
        <draw:polygon draw:style-name="gr10" draw:text-style-name="P3" draw:layer="layout" svg:width="0.166cm" svg:height="0.508cm" svg:x="14.312cm" svg:y="1.82cm" svg:viewBox="0 0 167 509" draw:points="149,0 0,484 167,509">
          <text:p/>
        </draw:polygon>
        <draw:polygon draw:style-name="gr7" draw:text-style-name="P2" draw:layer="layout" svg:width="0cm" svg:height="0cm" svg:x="11.779cm" svg:y="4.843cm" svg:viewBox="0 0 0 0" draw:points="0,0">
          <text:p/>
        </draw:polygon>
        <draw:polyline draw:style-name="gr8" draw:text-style-name="P2" draw:layer="layout" svg:width="1.369cm" svg:height="4.579cm" svg:x="13.084cm" svg:y="4.589cm" svg:viewBox="0 0 1370 4580" draw:points="0,4580 497,4580 1370,0">
          <text:p/>
        </draw:polyline>
        <draw:polygon draw:style-name="gr10" draw:text-style-name="P3" draw:layer="layout" svg:width="0.177cm" svg:height="0.508cm" svg:x="14.276cm" svg:y="4.589cm" svg:viewBox="0 0 178 509" draw:points="178,0 0,481 167,509">
          <text:p/>
        </draw:polygon>
        <draw:path draw:style-name="gr1" draw:text-style-name="P1" draw:layer="layout" svg:width="6.883cm" svg:height="5.34cm" svg:x="15.169cm" svg:y="3.729cm" svg:viewBox="0 0 6884 5341" svg:d="M6845 5094c25-10 39-49 39-105v-1839c0-67-18-152-50-237l4-14c10-21 14-42 14-67v-264c3-64-7-138-18-205 0-4-3-4-3-7l3 3-1093-1457-78 29-123-166c-75-99-254-138-403-88l-335 109-476-635c-152-201-501-201-815 0l-2238 748c-176 3-370 81-536 208-169 127-289 293-342 462v685l-229 77c-99 36-166 103-166 180v261c0 32 11 60 32 88l1291 1723c77 92 233 138 388 116l1585-282 2050 924 28-3c7 0 7 0 14-4l540-180 426 96c8 3 15 3 22 0z">
          <text:p/>
        </draw:path>
        <draw:polygon draw:style-name="gr7" draw:text-style-name="P2" draw:layer="layout" svg:width="0cm" svg:height="0cm" svg:x="19.395cm" svg:y="5.549cm" svg:viewBox="0 0 0 0" draw:points="0,0">
          <text:p/>
        </draw:polygon>
        <draw:path draw:style-name="gr1" draw:text-style-name="P1" draw:layer="layout" svg:width="1.756cm" svg:height="4.393cm" svg:x="19.826cm" svg:y="4.588cm" svg:viewBox="0 0 1757 4394" svg:d="M1697 4394c8 0 15 0 22-3 24-7 38-46 38-106v-1835c0-123-60-303-134-402l-1489-1987c-36-46-71-67-96-60-24 11-38 46-38 106v614 307l278 374v395l-278-374v812c35 180 105 371 190 515v11l1059 1407c15 18 25 50 32 78 4 28 0 46-7 49l423 99-426-95z">
          <text:p/>
        </draw:path>
        <draw:polygon draw:style-name="gr7" draw:text-style-name="P2" draw:layer="layout" svg:width="0cm" svg:height="0cm" svg:x="19.395cm" svg:y="5.549cm" svg:viewBox="0 0 0 0" draw:points="0,0">
          <text:p/>
        </draw:polygon>
        <draw:path draw:style-name="gr1" draw:text-style-name="P1" draw:layer="layout" svg:width="2.343cm" svg:height="2.131cm" svg:x="15.564cm" svg:y="4.628cm" svg:viewBox="0 0 2344 2132" svg:d="M1415 374l734 978 195 261c-124-166-390-201-668-85-275 117-508 353-579 604l-1097-1462c53-169 173-335 342-462 166-127 360-205 536-208l85 109 21 7 25 4 25 7 24 11 25 10 25 7 24 11 25 14 25 14 25 14 24 14 25 18 21 17 25 18c46 25 84 60 113 99z">
          <text:p/>
        </draw:path>
        <draw:polygon draw:style-name="gr7" draw:text-style-name="P2" draw:layer="layout" svg:width="0cm" svg:height="0cm" svg:x="19.395cm" svg:y="5.549cm" svg:viewBox="0 0 0 0" draw:points="0,0">
          <text:p/>
        </draw:polygon>
        <draw:polygon draw:style-name="gr1" draw:text-style-name="P1" draw:layer="layout" svg:width="3.647cm" svg:height="1.598cm" svg:x="17.427cm" svg:y="7.348cm" svg:viewBox="0 0 3648 1599" draw:points="2589,0 3648,1407 3077,1599 963,642 659,744 0,864">
          <text:p/>
        </draw:polygon>
        <draw:polygon draw:style-name="gr7" draw:text-style-name="P2" draw:layer="layout" svg:width="0cm" svg:height="0cm" svg:x="19.395cm" svg:y="5.549cm" svg:viewBox="0 0 0 0" draw:points="0,0">
          <text:p/>
        </draw:polygon>
        <draw:path draw:style-name="gr1" draw:text-style-name="P1" draw:layer="layout" svg:width="1.556cm" svg:height="2.12cm" svg:x="18.439cm" svg:y="3.729cm" svg:viewBox="0 0 1557 2121" svg:d="M1056 151l476 635 25 32-131 42c-24 7-38 46-38 106v615c-223 127-400 331-464 540l-924-1240c25-95 78-190 152-282l7-28 11-28 7-29 10-24 11-28 10-25 11-25 14-21 14-25 14-21 14-21 14-21 18-21 14-18-81-113h-3c317-201 666-201 819 0z">
          <text:p/>
        </draw:path>
        <draw:polygon draw:style-name="gr7" draw:text-style-name="P2" draw:layer="layout" svg:width="0cm" svg:height="0cm" svg:x="19.395cm" svg:y="5.549cm" svg:viewBox="0 0 0 0" draw:points="0,0">
          <text:p/>
        </draw:polygon>
        <draw:path draw:style-name="gr1" draw:text-style-name="P1" draw:layer="layout" svg:width="1.295cm" svg:height="1.787cm" svg:x="16.661cm" svg:y="6.087cm" svg:viewBox="0 0 1296 1788" svg:d="M1296 242v1115l-982 328-282 92-32 11v-1115c71-247 304-487 579-605 279-116 544-81 668 85 21 26 35 58 49 89z">
          <text:p/>
        </draw:path>
        <draw:polygon draw:style-name="gr7" draw:text-style-name="P2" draw:layer="layout" svg:width="0cm" svg:height="0cm" svg:x="19.395cm" svg:y="5.549cm" svg:viewBox="0 0 0 0" draw:points="0,0">
          <text:p/>
        </draw:polygon>
        <draw:path draw:style-name="gr1" draw:text-style-name="P1" draw:layer="layout" svg:width="3.521cm" svg:height="1.453cm" svg:x="16.499cm" svg:y="6.819cm" svg:viewBox="0 0 3522 1454" svg:d="M1457 624l1412-473 459-151c35 180 109 370 194 515l-2594 869c-187 24-371 49-547 70-49 0-99-7-141-25-46-17-85-42-117-74-28-28-49-63-67-95-28-49-45-103-56-153l162-52 32-11c7 25 21 53 35 74 7 14 18 25 28 35 15 18 32 33 57 40 3 4 10 4 14 7 11 0 25 4 42 0 18 0 39-14 50-21 14-15 21-26 28-36 11-18 18-36 21-53 7-28 7-57 7-85 0-21 0-39 0-56z">
          <text:p/>
        </draw:path>
        <draw:polygon draw:style-name="gr7" draw:text-style-name="P2" draw:layer="layout" svg:width="0cm" svg:height="0cm" svg:x="19.395cm" svg:y="5.549cm" svg:viewBox="0 0 0 0" draw:points="0,0">
          <text:p/>
        </draw:polygon>
        <draw:path draw:style-name="gr1" draw:text-style-name="P1" draw:layer="layout" svg:width="1.728cm" svg:height="1.651cm" svg:x="16.866cm" svg:y="4.328cm" svg:viewBox="0 0 1729 1652" svg:d="M113 674c-29-39-67-74-113-99l1729-575c-74 92-127 187-155 282v1126l-728 244z">
          <text:p/>
        </draw:path>
        <draw:polygon draw:style-name="gr7" draw:text-style-name="P2" draw:layer="layout" svg:width="0cm" svg:height="0cm" svg:x="19.395cm" svg:y="5.549cm" svg:viewBox="0 0 0 0" draw:points="0,0">
          <text:p/>
        </draw:polygon>
        <draw:path draw:style-name="gr1" draw:text-style-name="P1" draw:layer="layout" svg:width="1.655cm" svg:height="1.707cm" svg:x="17.712cm" svg:y="5.736cm" svg:viewBox="0 0 1656 1708" svg:d="M244 590v1118l1412-469-929-1239-727 244 195 261c21 25 35 53 49 85z">
          <text:p/>
        </draw:path>
        <draw:polygon draw:style-name="gr7" draw:text-style-name="P2" draw:layer="layout" svg:width="0cm" svg:height="0cm" svg:x="19.395cm" svg:y="5.549cm" svg:viewBox="0 0 0 0" draw:points="0,0">
          <text:p/>
        </draw:polygon>
        <draw:polygon draw:style-name="gr1" draw:text-style-name="P1" draw:layer="layout" svg:width="1.097cm" svg:height="2.576cm" svg:x="15.564cm" svg:y="5.298cm" svg:viewBox="0 0 1098 2577" draw:points="1098,1462 1098,2577 0,1115 0,1066 0,854 0,685 0,0">
          <text:p/>
        </draw:polygon>
        <draw:polygon draw:style-name="gr7" draw:text-style-name="P2" draw:layer="layout" svg:width="0cm" svg:height="0cm" svg:x="19.395cm" svg:y="5.549cm" svg:viewBox="0 0 0 0" draw:points="0,0">
          <text:p/>
        </draw:polygon>
        <draw:polygon draw:style-name="gr1" draw:text-style-name="P1" draw:layer="layout" svg:width="1.958cm" svg:height="2.141cm" svg:x="19.96cm" svg:y="4.494cm" svg:viewBox="0 0 1959 2142" draw:points="1835,1821 1959,1984 1489,2142 0,155 469,0 515,60 604,176 650,240 1652,1578">
          <text:p/>
        </draw:polygon>
        <draw:polygon draw:style-name="gr7" draw:text-style-name="P2" draw:layer="layout" svg:width="0cm" svg:height="0cm" svg:x="19.395cm" svg:y="5.549cm" svg:viewBox="0 0 0 0" draw:points="0,0">
          <text:p/>
        </draw:polygon>
        <draw:polygon draw:style-name="gr1" draw:text-style-name="P1" draw:layer="layout" svg:width="0.928cm" svg:height="2.364cm" svg:x="18.439cm" svg:y="4.61cm" svg:viewBox="0 0 929 2365" draw:points="929,1239 929,2365 0,1126 0,0">
          <text:p/>
        </draw:polygon>
        <draw:polygon draw:style-name="gr7" draw:text-style-name="P2" draw:layer="layout" svg:width="0cm" svg:height="0cm" svg:x="19.395cm" svg:y="5.549cm" svg:viewBox="0 0 0 0" draw:points="0,0">
          <text:p/>
        </draw:polygon>
        <draw:path draw:style-name="gr1" draw:text-style-name="P1" draw:layer="layout" svg:width="0.822cm" svg:height="1.754cm" svg:x="20.337cm" svg:y="6.227cm" svg:viewBox="0 0 823 1755" svg:d="M816 1311c4 25 4 50 7 71 0 88-3 166-21 229-4 14-11 32-14 46-81 192-276 96-463-226-191-321-325-779-325-1100 0-272 92-388 240-304 14 7 28 18 42 32 50 35 103 95 152 169 14 18 25 39 39 57 85 134 163 303 227 487 0 3 3 3 3 10 60 184 102 367 113 529z">
          <text:p/>
        </draw:path>
        <draw:polygon draw:style-name="gr7" draw:text-style-name="P2" draw:layer="layout" svg:width="0cm" svg:height="0cm" svg:x="19.395cm" svg:y="5.549cm" svg:viewBox="0 0 0 0" draw:points="0,0">
          <text:p/>
        </draw:polygon>
        <draw:polygon draw:style-name="gr1" draw:text-style-name="P1" draw:layer="layout" svg:width="0.473cm" svg:height="1.993cm" svg:x="21.579cm" svg:y="6.879cm" svg:viewBox="0 0 474 1994" draw:points="474,1839 474,0 0,156 0,1994">
          <text:p/>
        </draw:polygon>
        <draw:polygon draw:style-name="gr7" draw:text-style-name="P2" draw:layer="layout" svg:width="0cm" svg:height="0cm" svg:x="19.395cm" svg:y="5.549cm" svg:viewBox="0 0 0 0" draw:points="0,0">
          <text:p/>
        </draw:polygon>
        <draw:path draw:style-name="gr1" draw:text-style-name="P1" draw:layer="layout" svg:width="0.463cm" svg:height="1.665cm" svg:x="19.363cm" svg:y="5.309cm" svg:viewBox="0 0 464 1666" svg:d="M464 307v-307c-224 127-400 331-464 541v1125l464-155v-808c-39-11-74-32-96-60-21-25-28-60-28-95 0-83 46-171 124-241z">
          <text:p/>
        </draw:path>
        <draw:polygon draw:style-name="gr7" draw:text-style-name="P2" draw:layer="layout" svg:width="0cm" svg:height="0cm" svg:x="19.395cm" svg:y="5.549cm" svg:viewBox="0 0 0 0" draw:points="0,0">
          <text:p/>
        </draw:polygon>
        <draw:polygon draw:style-name="gr1" draw:text-style-name="P1" draw:layer="layout" svg:width="2.237cm" svg:height="0.914cm" svg:x="16.527cm" svg:y="3.993cm" svg:viewBox="0 0 2238 915" draw:points="340,915 315,893 294,876 269,862 245,844 219,830 194,816 169,805 145,795 120,784 95,774 71,766 46,759 21,752 0,749 2238,0 2220,18 2206,39 2188,60 2174,81 2160,102 2146,128 2135,149 2121,174 2111,202 2100,227 2093,255 2083,283 2075,308 2068,336">
          <text:p/>
        </draw:polygon>
        <draw:polygon draw:style-name="gr7" draw:text-style-name="P2" draw:layer="layout" svg:width="0cm" svg:height="0cm" svg:x="19.395cm" svg:y="5.549cm" svg:viewBox="0 0 0 0" draw:points="0,0">
          <text:p/>
        </draw:polygon>
        <draw:path draw:style-name="gr1" draw:text-style-name="P1" draw:layer="layout" svg:width="1.393cm" svg:height="1.528cm" svg:x="20.609cm" svg:y="4.631cm" svg:viewBox="0 0 1394 1529" svg:d="M1394 1462c0 0-3-4-3-7l-1091-1455-78 29-222 74 1003 1338c74-11 144 14 176 56 7 11 14 21 18 32z">
          <text:p/>
        </draw:path>
        <draw:polygon draw:style-name="gr7" draw:text-style-name="P2" draw:layer="layout" svg:width="0cm" svg:height="0cm" svg:x="19.395cm" svg:y="5.549cm" svg:viewBox="0 0 0 0" draw:points="0,0">
          <text:p/>
        </draw:polygon>
        <draw:path draw:style-name="gr1" draw:text-style-name="P1" draw:layer="layout" svg:width="0.723cm" svg:height="1.423cm" svg:x="20.436cm" svg:y="6.466cm" svg:viewBox="0 0 724 1424" svg:d="M724 1143c0 88-3 166-21 230-14 21-35 39-56 46-110 35-272-128-413-414-139-285-234-638-234-892l336-113c0 169 42 388 116 600 71 215 170 409 272 543z">
          <text:p/>
        </draw:path>
        <draw:polygon draw:style-name="gr7" draw:text-style-name="P2" draw:layer="layout" svg:width="0cm" svg:height="0cm" svg:x="19.395cm" svg:y="5.549cm" svg:viewBox="0 0 0 0" draw:points="0,0">
          <text:p/>
        </draw:polygon>
        <draw:polygon draw:style-name="gr1" draw:text-style-name="P1" draw:layer="layout" svg:width="1.291cm" svg:height="1.983cm" svg:x="15.201cm" svg:y="6.328cm" svg:viewBox="0 0 1292 1984" draw:points="0,261 1292,1984 1292,1592 201,138 201,268 0,0">
          <text:p/>
        </draw:polygon>
        <draw:polygon draw:style-name="gr7" draw:text-style-name="P2" draw:layer="layout" svg:width="0cm" svg:height="0cm" svg:x="19.395cm" svg:y="5.549cm" svg:viewBox="0 0 0 0" draw:points="0,0">
          <text:p/>
        </draw:polygon>
        <draw:polygon draw:style-name="gr1" draw:text-style-name="P1" draw:layer="layout" svg:width="2.322cm" svg:height="0.861cm" svg:x="16.442cm" svg:y="3.88cm" svg:viewBox="0 0 2323 862" draw:points="0,748 2238,0 2323,113 85,862">
          <text:p/>
        </draw:polygon>
        <draw:polygon draw:style-name="gr7" draw:text-style-name="P2" draw:layer="layout" svg:width="0cm" svg:height="0cm" svg:x="19.395cm" svg:y="5.549cm" svg:viewBox="0 0 0 0" draw:points="0,0">
          <text:p/>
        </draw:polygon>
        <draw:path draw:style-name="gr1" draw:text-style-name="P1" draw:layer="layout" svg:width="1.259cm" svg:height="1.513cm" svg:x="15.402cm" svg:y="6.413cm" svg:viewBox="0 0 1260 1514" svg:d="M1260 1462l-1098-1462 1098 1462-162 52c0 0-4-3-7-7l-1091-1454 162-53z">
          <text:p/>
        </draw:path>
        <draw:polygon draw:style-name="gr7" draw:text-style-name="P2" draw:layer="layout" svg:width="0cm" svg:height="0cm" svg:x="19.395cm" svg:y="5.549cm" svg:viewBox="0 0 0 0" draw:points="0,0">
          <text:p/>
        </draw:polygon>
        <draw:path draw:style-name="gr1" draw:text-style-name="P1" draw:layer="layout" svg:width="2.187cm" svg:height="1.079cm" svg:x="18.39cm" svg:y="7.99cm" svg:viewBox="0 0 2188 1080" svg:d="M2114 957l14 7 11 7 10 7 11 11 7 10 7 11 7 10 4 11 3 11-3 10v7l-4 7-7 4-7 3c-7 4-7 4-14 4l-28 3-2051-924v-75l-74-81z">
          <text:p/>
        </draw:path>
        <draw:polygon draw:style-name="gr7" draw:text-style-name="P2" draw:layer="layout" svg:width="0cm" svg:height="0cm" svg:x="19.395cm" svg:y="5.549cm" svg:viewBox="0 0 0 0" draw:points="0,0">
          <text:p/>
        </draw:polygon>
        <draw:path draw:style-name="gr1" draw:text-style-name="P1" draw:layer="layout" svg:width="0.571cm" svg:height="0.513cm" svg:x="17.018cm" svg:y="6.397cm" svg:viewBox="0 0 572 514" svg:d="M572 161c0-36-11-71-32-96-17-28-49-45-81-56-89-26-205 3-301 78-99 70-158 176-158 264 0 39 10 71 31 95 57 83 191 90 318 18 131-67 223-194 223-303z">
          <text:p/>
        </draw:path>
        <draw:polygon draw:style-name="gr7" draw:text-style-name="P2" draw:layer="layout" svg:width="0cm" svg:height="0cm" svg:x="19.395cm" svg:y="5.549cm" svg:viewBox="0 0 0 0" draw:points="0,0">
          <text:p/>
        </draw:polygon>
        <draw:path draw:style-name="gr1" draw:text-style-name="P1" draw:layer="layout" svg:width="0.607cm" svg:height="0.557cm" svg:x="21.445cm" svg:y="6.477cm" svg:viewBox="0 0 608 558" svg:d="M135 558l473-156c0-67-18-152-50-237-10-24-21-49-31-74-18-35-36-67-53-91l-474 155c75 99 135 278 135 403z">
          <text:p/>
        </draw:path>
        <draw:polygon draw:style-name="gr7" draw:text-style-name="P2" draw:layer="layout" svg:width="0cm" svg:height="0cm" svg:x="19.395cm" svg:y="5.549cm" svg:viewBox="0 0 0 0" draw:points="0,0">
          <text:p/>
        </draw:polygon>
        <draw:path draw:style-name="gr1" draw:text-style-name="P1" draw:layer="layout" svg:width="0.571cm" svg:height="0.513cm" svg:x="17.018cm" svg:y="6.397cm" svg:viewBox="0 0 572 514" svg:d="M572 161l-113-152c-89-26-205 3-301 78-99 70-158 176-158 264 0 39 10 71 31 95 57 83 191 90 318 18 131-67 223-194 223-303z">
          <text:p/>
        </draw:path>
        <draw:polygon draw:style-name="gr7" draw:text-style-name="P2" draw:layer="layout" svg:width="0cm" svg:height="0cm" svg:x="19.395cm" svg:y="5.549cm" svg:viewBox="0 0 0 0" draw:points="0,0">
          <text:p/>
        </draw:polygon>
        <draw:path draw:style-name="gr1" draw:text-style-name="P1" draw:layer="layout" svg:width="0.413cm" svg:height="0.424cm" svg:x="16.171cm" svg:y="3.1cm" svg:viewBox="0 0 414 425" svg:d="M414 139c0 74-92 138-209 138-113 0-205-64-205-138v28-28c0-63 63-121 160-135 91-14 187 14 229 72 14 21 25 42 25 63 0 74-92 138-209 138-113 0-205-64-205-138 0-63 63-121 160-135 91-14 187 14 229 72 14 21 25 42 25 63v28c0 18-7 39-22 57v10c7 11 7 21 7 32h-3l3 28c0 71-84 131-194 131s-195-60-195-131c0 71 85 131 195 131s194-60 194-131l-3-28h3c0 74-84 131-194 131s-195-57-195-131c0-11 4-21 7-32-3 11-7 21-7 32h4l-4 28 4-28h385c0 74-84 131-194 131s-195-57-195-131l382-32c7 11 7 21 7 32l-7-39 4 39-4-4c0 68-84 124-187 124s-188-56-188-124v-35l-3 39 3-42c-14-18-17-39-17-57 0 18 3 39 17 57 32 49 107 81 188 81 82 0 156-32 187-81 15-18 22-39 22-57z">
          <text:p/>
        </draw:path>
        <draw:polygon draw:style-name="gr7" draw:text-style-name="P2" draw:layer="layout" svg:width="0cm" svg:height="0cm" svg:x="19.395cm" svg:y="5.549cm" svg:viewBox="0 0 0 0" draw:points="0,0">
          <text:p/>
        </draw:polygon>
        <draw:path draw:style-name="gr1" draw:text-style-name="P1" draw:layer="layout" svg:width="0.801cm" svg:height="1.754cm" svg:x="20.337cm" svg:y="6.227cm" svg:viewBox="0 0 802 1755" svg:d="M802 1611c-4 14-11 32-14 46-81 192-272 96-462-226-191-321-326-779-326-1100 0-272 96-388 241-304 14 7 28 18 46 32-28-11-53-11-74-4-71 25-113 131-113 297 0 254 95 607 233 892 141 286 303 449 413 410 21-7 42-22 56-43z">
          <text:p/>
        </draw:path>
        <draw:polygon draw:style-name="gr7" draw:text-style-name="P2" draw:layer="layout" svg:width="0cm" svg:height="0cm" svg:x="19.395cm" svg:y="5.549cm" svg:viewBox="0 0 0 0" draw:points="0,0">
          <text:p/>
        </draw:polygon>
        <draw:path draw:style-name="gr1" draw:text-style-name="P1" draw:layer="layout" svg:width="1.584cm" svg:height="0.356cm" svg:x="16.88cm" svg:y="8.071cm" svg:viewBox="0 0 1585 357" svg:d="M1585 71v-71l-379 21-659 120v-14c-187 28-371 53-547 71v159z">
          <text:p/>
        </draw:path>
        <draw:polygon draw:style-name="gr7" draw:text-style-name="P2" draw:layer="layout" svg:width="0cm" svg:height="0cm" svg:x="19.395cm" svg:y="5.549cm" svg:viewBox="0 0 0 0" draw:points="0,0">
          <text:p/>
        </draw:polygon>
        <draw:path draw:style-name="gr1" draw:text-style-name="P1" draw:layer="layout" svg:width="0.413cm" svg:height="0.427cm" svg:x="18.852cm" svg:y="2.194cm" svg:viewBox="0 0 414 428" svg:d="M414 141c0 61-67 117-160 131-95 18-191-14-233-70-14-18-21-39-21-61 0-78 92-141 205-141 117 0 209 63 209 141 0 61-67 117-160 131-95 18-191-14-233-70-14-18-21-39-21-61 0-78 92-141 205-141 117 0 209 63 209 141v29c0 18-7 39-18 57-35 45-107 77-188 77-78 4-152-28-187-74l-3-3c-11-18-18-39-18-57v-29 29c0 18 7 39 18 57v3l-4 35 25 53c-14-17-21-35-21-56h378c0 60-60 109-149 123-85 14-169-14-208-67l357-88 4 35-4-31c4 10 7 21 7 35l-3-4 3 32c0 60-63 113-153 127-88 14-179-14-218-70-14-18-21-39-21-57l3-32-3 4c0-14 3-25 7-35-4 10-7 21-7 35l3-4-3 32c0 18 7 39 21 57 39 56 130 84 218 70 90-14 153-67 153-127l-3-32 3 4c0 60-63 113-153 127-88 14-179-14-218-71-14-17-21-35-21-56 0 21 7 39 21 56 39 57 130 85 218 71 90-14 153-67 153-127 0-14-3-25-7-35l18-64c0 18-7 39-18 57l18-86v29z">
          <text:p/>
        </draw:path>
        <draw:polygon draw:style-name="gr7" draw:text-style-name="P2" draw:layer="layout" svg:width="0cm" svg:height="0cm" svg:x="19.395cm" svg:y="5.549cm" svg:viewBox="0 0 0 0" draw:points="0,0">
          <text:p/>
        </draw:polygon>
        <draw:path draw:style-name="gr1" draw:text-style-name="P1" draw:layer="layout" svg:width="0.409cm" svg:height="0.769cm" svg:x="19.699cm" svg:y="5.616cm" svg:viewBox="0 0 410 770" svg:d="M410 375v395l-283-374c-43-11-74-32-96-60-21-25-31-60-31-95 0-78 49-171 127-241z">
          <text:p/>
        </draw:path>
        <draw:polygon draw:style-name="gr7" draw:text-style-name="P2" draw:layer="layout" svg:width="0cm" svg:height="0cm" svg:x="19.395cm" svg:y="5.549cm" svg:viewBox="0 0 0 0" draw:points="0,0">
          <text:p/>
        </draw:polygon>
        <draw:path draw:style-name="gr1" draw:text-style-name="P1" draw:layer="layout" svg:width="0.484cm" svg:height="0.332cm" svg:x="18.816cm" svg:y="3.841cm" svg:viewBox="0 0 485 333" svg:d="M460 113c14 18 21 35 25 50 0 17 0 28-4 38-3 18-10 32-24 46-14 11-36 28-67 43-14 8-28 15-46 18-7 4-11 7-18 7-32 11-60 14-85 18-18 0-32 0-46 0h-18c-21 0-46-4-70-11-22-7-43-17-64-40-11-7-18-17-25-28-7-17-14-31-14-42-7-25-3-46 0-67 7-21 14-39 28-57 18-24 39-45 75-63 14-7 31-14 45-18 18-3 39-7 53-7 50 0 89 7 125 21 21 7 42 18 67 36 21 14 42 31 63 56z">
          <text:p/>
        </draw:path>
        <draw:polygon draw:style-name="gr7" draw:text-style-name="P2" draw:layer="layout" svg:width="0cm" svg:height="0cm" svg:x="19.395cm" svg:y="5.549cm" svg:viewBox="0 0 0 0" draw:points="0,0">
          <text:p/>
        </draw:polygon>
        <draw:path draw:style-name="gr1" draw:text-style-name="P1" draw:layer="layout" svg:width="0.486cm" svg:height="0.331cm" svg:x="16.132cm" svg:y="4.736cm" svg:viewBox="0 0 487 332" svg:d="M460 115c17 21 21 39 24 53 4 14 4 25 0 39-3 14-14 28-28 42s-32 28-67 43c-10 3-25 10-39 14-3 3-10 3-17 7-14 3-29 7-39 10-39 7-71 11-99 7h-18c-24-3-49-7-78-17-11-4-21-7-35-18-11-7-25-18-36-32-10-14-17-28-21-42-3-14-7-25-7-35 0-28 7-53 21-78 11-21 28-42 60-68 11-7 25-14 40-21 18-7 39-14 53-14 21-4 39-7 56-4 25 0 46 4 67 11 22 3 43 14 60 21 18 11 36 22 53 33 18 14 36 32 50 49z">
          <text:p/>
        </draw:path>
        <draw:polygon draw:style-name="gr7" draw:text-style-name="P2" draw:layer="layout" svg:width="0cm" svg:height="0cm" svg:x="19.395cm" svg:y="5.549cm" svg:viewBox="0 0 0 0" draw:points="0,0">
          <text:p/>
        </draw:polygon>
        <draw:path draw:style-name="gr1" draw:text-style-name="P1" draw:layer="layout" svg:width="0.399cm" svg:height="0.617cm" svg:x="15.169cm" svg:y="5.983cm" svg:viewBox="0 0 400 618" svg:d="M400 388c-15 0-32 0-43-4-3 0-7 0-10-3-64-14-106-57-106-103 0-60 67-109 159-109v-169l-233 77c-100 36-167 103-167 180 0 32 11 60 32 88l202 273v-132l166-56v-46z">
          <text:p/>
        </draw:path>
        <draw:polygon draw:style-name="gr7" draw:text-style-name="P2" draw:layer="layout" svg:width="0cm" svg:height="0cm" svg:x="19.395cm" svg:y="5.549cm" svg:viewBox="0 0 0 0" draw:points="0,0">
          <text:p/>
        </draw:polygon>
        <draw:path draw:style-name="gr1" draw:text-style-name="P1" draw:layer="layout" svg:width="0.861cm" svg:height="0.352cm" svg:x="19.97cm" svg:y="4.383cm" svg:viewBox="0 0 862 353" svg:d="M460 112l49 60c28 10 53 28 71 49 10 14 17 32 17 50 0 7-3 10-3 17l46 65 222-75-123-166c-75-99-254-142-403-88l-336 109 25 32 343-113c25-11 57 14 92 60z">
          <text:p/>
        </draw:path>
        <draw:polygon draw:style-name="gr7" draw:text-style-name="P2" draw:layer="layout" svg:width="0cm" svg:height="0cm" svg:x="19.395cm" svg:y="5.549cm" svg:viewBox="0 0 0 0" draw:points="0,0">
          <text:p/>
        </draw:polygon>
        <draw:path draw:style-name="gr1" draw:text-style-name="P1" draw:layer="layout" svg:width="0.388cm" svg:height="0.514cm" svg:x="16.492cm" svg:y="7.919cm" svg:viewBox="0 0 389 515" svg:d="M0 393v-393c0 4 3 4 7 7 11 51 28 104 56 153 18 32 39 67 67 95 32 32 71 57 117 74 42 18 92 25 142 25v155c-156 25-312-24-389-116z">
          <text:p/>
        </draw:path>
        <draw:polygon draw:style-name="gr7" draw:text-style-name="P2" draw:layer="layout" svg:width="0cm" svg:height="0cm" svg:x="19.395cm" svg:y="5.549cm" svg:viewBox="0 0 0 0" draw:points="0,0">
          <text:p/>
        </draw:polygon>
        <draw:path draw:style-name="gr1" draw:text-style-name="P1" draw:layer="layout" svg:width="0.605cm" svg:height="0.307cm" svg:x="20.503cm" svg:y="8.755cm" svg:viewBox="0 0 606 308" svg:d="M572 0c15 18 25 50 32 78 4 25 0 46-7 49h-3l-545 181 11-3 3-4 4-7 4-7v-10-12l-4-11-7-10-7-11-7-10-11-11-10-7-14-7-11-7z">
          <text:p/>
        </draw:path>
        <draw:polygon draw:style-name="gr7" draw:text-style-name="P2" draw:layer="layout" svg:width="0cm" svg:height="0cm" svg:x="19.395cm" svg:y="5.549cm" svg:viewBox="0 0 0 0" draw:points="0,0">
          <text:p/>
        </draw:polygon>
        <draw:path draw:style-name="gr1" draw:text-style-name="P1" draw:layer="layout" svg:width="0.227cm" svg:height="0.476cm" svg:x="21.794cm" svg:y="6.092cm" svg:viewBox="0 0 228 477" svg:d="M213 328c10-35 17-78 14-123 3-64-7-138-18-205l-202 67c4 18 4 35 4 56 0 32-4 64-11 96l125 167c17 24 35 56 53 91 14-49 24-95 35-149z">
          <text:p/>
        </draw:path>
        <draw:polygon draw:style-name="gr7" draw:text-style-name="P2" draw:layer="layout" svg:width="0cm" svg:height="0cm" svg:x="19.395cm" svg:y="5.549cm" svg:viewBox="0 0 0 0" draw:points="0,0">
          <text:p/>
        </draw:polygon>
        <draw:path draw:style-name="gr1" draw:text-style-name="P1" draw:layer="layout" svg:width="0.484cm" svg:height="0.332cm" svg:x="18.816cm" svg:y="3.841cm" svg:viewBox="0 0 485 333" svg:d="M195 333c-14 0-29-4-43-7-14-4-31-11-49-28-7-8-14-16-18-26-10-14-14-28-14-42 0-15 4-29 11-39 3-11 10-21 21-32 11-14 25-28 49-39 7-3 18-7 29-10 10-4 21-4 31-4 32-3 58 0 82 7 18 7 36 14 53 21 15 11 32 25 46 43 14 17 18 35 18 49 0 7 0 14-4 18-3 14-10 21-21 31-7 11-21 23-42 33-7 4-11 4-18 7 7 0 11-3 18-7 18-3 32-10 46-18 31-15 53-32 67-43 14-14 21-28 24-46 4-10 4-21 4-38-4-15-11-32-25-50-21-25-42-42-63-56-25-18-46-29-67-36-36-14-75-21-125-21-14 0-35 4-53 7-14 4-31 11-45 18-36 18-57 39-75 63-14 18-21 36-28 57-3 21-7 42 0 67 0 11 7 25 14 42 7 11 14 21 25 28 21 23 42 33 64 40 24 7 49 11 70 11z">
          <text:p/>
        </draw:path>
        <draw:polygon draw:style-name="gr7" draw:text-style-name="P2" draw:layer="layout" svg:width="0cm" svg:height="0cm" svg:x="19.395cm" svg:y="5.549cm" svg:viewBox="0 0 0 0" draw:points="0,0">
          <text:p/>
        </draw:polygon>
        <draw:path draw:style-name="gr1" draw:text-style-name="P1" draw:layer="layout" svg:width="0.486cm" svg:height="0.329cm" svg:x="16.132cm" svg:y="4.736cm" svg:viewBox="0 0 487 330" svg:d="M195 330c-14 0-32-3-46-10-7-4-17-7-28-11-8-7-19-17-29-28-14-18-18-39-18-53v-3c4-22 11-36 18-50 10-17 21-32 43-42 7-7 18-11 25-14 14-4 24-7 35-11 11 0 25 0 32 0 35 0 60 4 92 14 10 7 24 11 38 21 14 11 29 22 39 36 14 21 18 35 18 49 0 7 0 14-4 21-3 11-10 21-21 32-10 7-25 18-46 28-3 0-7 0-10 4 7-4 14-4 17-7 14-4 29-11 39-14 35-15 53-29 67-43s25-28 28-42c4-14 4-25 0-39-3-14-7-32-24-53-14-17-32-35-50-49-17-11-35-21-53-33-17-7-38-18-60-21-21-7-42-11-67-11-17-3-35 0-56 4-14 0-35 7-53 14-15 7-29 14-40 22-32 25-49 46-60 67-14 25-21 50-21 78 0 10 4 21 7 35 4 14 11 28 21 42 11 14 25 25 36 32 14 11 24 14 35 18 29 10 54 14 78 17z">
          <text:p/>
        </draw:path>
        <draw:polygon draw:style-name="gr7" draw:text-style-name="P2" draw:layer="layout" svg:width="0cm" svg:height="0cm" svg:x="19.395cm" svg:y="5.549cm" svg:viewBox="0 0 0 0" draw:points="0,0">
          <text:p/>
        </draw:polygon>
        <draw:path draw:style-name="gr1" draw:text-style-name="P1" draw:layer="layout" svg:width="0.335cm" svg:height="0.302cm" svg:x="20.436cm" svg:y="6.278cm" svg:viewBox="0 0 336 303" svg:d="M0 303l336-114c0-4 0-7 0-11-49-74-102-134-148-169-29-11-54-11-75-4-71 25-113 131-113 298z">
          <text:p/>
        </draw:path>
        <draw:polygon draw:style-name="gr7" draw:text-style-name="P2" draw:layer="layout" svg:width="0cm" svg:height="0cm" svg:x="19.395cm" svg:y="5.549cm" svg:viewBox="0 0 0 0" draw:points="0,0">
          <text:p/>
        </draw:polygon>
        <draw:path draw:style-name="gr1" draw:text-style-name="P1" draw:layer="layout" svg:width="0.339cm" svg:height="0.23cm" svg:x="18.887cm" svg:y="3.946cm" svg:viewBox="0 0 340 231" svg:d="M322 75c14 19 18 33 18 47 0 7 0 14-4 21-3 11-10 21-21 32-7 11-21 18-42 28-7 4-11 7-18 7-32 11-61 14-85 18-18 0-32 3-46 3-14-3-29-3-43-10-14-4-31-11-49-25-7-7-14-18-18-25-10-17-14-31-14-42 0-14 4-28 11-42 3-12 10-22 21-33 11-14 25-25 49-39 7-3 18-7 29-7 10-3 21-7 31-7 32-3 57 0 82 7 18 7 36 14 53 25 15 10 32 21 46 42z">
          <text:p/>
        </draw:path>
        <draw:polygon draw:style-name="gr7" draw:text-style-name="P2" draw:layer="layout" svg:width="0cm" svg:height="0cm" svg:x="19.395cm" svg:y="5.549cm" svg:viewBox="0 0 0 0" draw:points="0,0">
          <text:p/>
        </draw:polygon>
        <draw:path draw:style-name="gr1" draw:text-style-name="P1" draw:layer="layout" svg:width="0.339cm" svg:height="0.227cm" svg:x="16.206cm" svg:y="4.84cm" svg:viewBox="0 0 340 228" svg:d="M322 75c14 21 18 35 18 49 0 7 0 14-4 18-3 14-10 21-21 31-10 11-25 18-46 32-3 0-7 0-10 4-14 3-29 7-39 7-40 10-72 14-103 10-15 0-29-3-43-10-10-4-17-7-28-14-11-4-21-14-28-25-14-21-18-39-18-53 0 0 0-3 0-7 0-18 7-35 18-49 10-14 21-30 42-44 7-3 14-7 25-10 10-4 21-7 35-11 11 0 25-3 32-3 36 0 61 7 93 17 10 4 24 11 38 21 14 8 29 19 39 37z">
          <text:p/>
        </draw:path>
        <draw:polygon draw:style-name="gr7" draw:text-style-name="P2" draw:layer="layout" svg:width="0cm" svg:height="0cm" svg:x="19.395cm" svg:y="5.549cm" svg:viewBox="0 0 0 0" draw:points="0,0">
          <text:p/>
        </draw:polygon>
        <draw:path draw:style-name="gr1" draw:text-style-name="P1" draw:layer="layout" svg:width="0.388cm" svg:height="1.154cm" svg:x="20.771cm" svg:y="6.455cm" svg:viewBox="0 0 389 1155" svg:d="M382 1088c4 21 4 46 7 67-103-135-202-329-276-544-71-212-113-431-113-600 0-4 0-7 0-11 14 18 25 39 39 57 14 159 53 342 113 522 0 3 0 7 3 10 64 184 141 357 227 499z">
          <text:p/>
        </draw:path>
        <draw:polygon draw:style-name="gr7" draw:text-style-name="P2" draw:layer="layout" svg:width="0cm" svg:height="0cm" svg:x="19.395cm" svg:y="5.549cm" svg:viewBox="0 0 0 0" draw:points="0,0">
          <text:p/>
        </draw:polygon>
        <draw:path draw:style-name="gr1" draw:text-style-name="P1" draw:layer="layout" svg:width="0.286cm" svg:height="0.25cm" svg:x="16.693cm" svg:y="7.768cm" svg:viewBox="0 0 287 251" svg:d="M283 0c4 17 4 35 4 56 0 28-4 58-11 89-3 14-10 32-22 53-7 11-14 21-28 32-11 7-32 21-50 21-17-3-38-7-56-7-25-7-42-21-57-39-10-10-21-21-28-31-14-25-28-50-35-79z">
          <text:p/>
        </draw:path>
        <draw:polygon draw:style-name="gr7" draw:text-style-name="P2" draw:layer="layout" svg:width="0cm" svg:height="0cm" svg:x="19.395cm" svg:y="5.549cm" svg:viewBox="0 0 0 0" draw:points="0,0">
          <text:p/>
        </draw:polygon>
        <draw:path draw:style-name="gr1" draw:text-style-name="P1" draw:layer="layout" svg:width="0.512cm" svg:height="0.265cm" svg:x="21.54cm" svg:y="8.713cm" svg:viewBox="0 0 513 266" svg:d="M474 109c25-10 39-49 39-109l-474 160c0 60-14 99-39 106z">
          <text:p/>
        </draw:path>
        <draw:polygon draw:style-name="gr7" draw:text-style-name="P2" draw:layer="layout" svg:width="0cm" svg:height="0cm" svg:x="19.395cm" svg:y="5.549cm" svg:viewBox="0 0 0 0" draw:points="0,0">
          <text:p/>
        </draw:polygon>
        <draw:path draw:style-name="gr1" draw:text-style-name="P1" draw:layer="layout" svg:width="0.565cm" svg:height="0.218cm" svg:x="19.864cm" svg:y="4.432cm" svg:viewBox="0 0 566 219" svg:d="M96 219l470-155c-35-47-67-72-92-61l-343 114-131 42c25-7 60 14 96 60z">
          <text:p/>
        </draw:path>
        <draw:polygon draw:style-name="gr7" draw:text-style-name="P2" draw:layer="layout" svg:width="0cm" svg:height="0cm" svg:x="19.395cm" svg:y="5.549cm" svg:viewBox="0 0 0 0" draw:points="0,0">
          <text:p/>
        </draw:polygon>
        <draw:path draw:style-name="gr1" draw:text-style-name="P1" draw:layer="layout" svg:width="0.226cm" svg:height="0.533cm" svg:x="20.926cm" svg:y="7.009cm" svg:viewBox="0 0 227 534" svg:d="M114 0c60 185 102 372 113 534-85-138-167-314-227-499z">
          <text:p/>
        </draw:path>
        <draw:polygon draw:style-name="gr7" draw:text-style-name="P2" draw:layer="layout" svg:width="0cm" svg:height="0cm" svg:x="19.395cm" svg:y="5.549cm" svg:viewBox="0 0 0 0" draw:points="0,0">
          <text:p/>
        </draw:polygon>
        <draw:path draw:style-name="gr1" draw:text-style-name="P1" draw:layer="layout" svg:width="0.226cm" svg:height="0.522cm" svg:x="20.81cm" svg:y="6.512cm" svg:viewBox="0 0 227 523" svg:d="M114 523l113-35c-64-184-141-353-227-488 15 160 54 343 114 523z">
          <text:p/>
        </draw:path>
        <draw:polygon draw:style-name="gr7" draw:text-style-name="P2" draw:layer="layout" svg:width="0cm" svg:height="0cm" svg:x="19.395cm" svg:y="5.549cm" svg:viewBox="0 0 0 0" draw:points="0,0">
          <text:p/>
        </draw:polygon>
        <draw:path draw:style-name="gr1" draw:text-style-name="P1" draw:layer="layout" svg:width="0.377cm" svg:height="0.166cm" svg:x="18.87cm" svg:y="2.416cm" svg:viewBox="0 0 378 167" svg:d="M378 0c-35 49-106 81-187 81-79 0-153-28-188-74h375v32c0 60-60 110-145 124s-173-14-212-68c-14-17-21-35-21-56v-32h3c0-3-3-3-3-7z">
          <text:p/>
        </draw:path>
        <draw:polygon draw:style-name="gr7" draw:text-style-name="P2" draw:layer="layout" svg:width="0cm" svg:height="0cm" svg:x="19.395cm" svg:y="5.549cm" svg:viewBox="0 0 0 0" draw:points="0,0">
          <text:p/>
        </draw:polygon>
        <draw:path draw:style-name="gr1" draw:text-style-name="P1" draw:layer="layout" svg:width="0.374cm" svg:height="0.162cm" svg:x="16.188cm" svg:y="3.323cm" svg:viewBox="0 0 375 163" svg:d="M375 0v10 28c0 68-84 125-187 125-102 0-188-57-188-125v-35l375-3c-31 49-105 81-187 81-81 0-156-32-188-81z">
          <text:p/>
        </draw:path>
        <draw:polygon draw:style-name="gr7" draw:text-style-name="P2" draw:layer="layout" svg:width="0cm" svg:height="0cm" svg:x="19.395cm" svg:y="5.549cm" svg:viewBox="0 0 0 0" draw:points="0,0">
          <text:p/>
        </draw:polygon>
        <draw:polygon draw:style-name="gr1" draw:text-style-name="P1" draw:layer="layout" svg:width="2.593cm" svg:height="0.878cm" svg:x="17.427cm" svg:y="7.334cm" svg:viewBox="0 0 2594 879" draw:points="2594,0 2594,14 0,879 0,869">
          <text:p/>
        </draw:polygon>
        <draw:polygon draw:style-name="gr7" draw:text-style-name="P2" draw:layer="layout" svg:width="0cm" svg:height="0cm" svg:x="19.395cm" svg:y="5.549cm" svg:viewBox="0 0 0 0" draw:points="0,0">
          <text:p/>
        </draw:polygon>
        <draw:path draw:style-name="gr1" draw:text-style-name="P1" draw:layer="layout" svg:width="0.163cm" svg:height="0.215cm" svg:x="15.405cm" svg:y="6.152cm" svg:viewBox="0 0 164 216" svg:d="M164 209c-18 0-36 0-53 7-68-17-111-61-111-107 0-60 72-109 164-109z">
          <text:p/>
        </draw:path>
        <draw:polygon draw:style-name="gr7" draw:text-style-name="P2" draw:layer="layout" svg:width="0cm" svg:height="0cm" svg:x="19.395cm" svg:y="5.549cm" svg:viewBox="0 0 0 0" draw:points="0,0">
          <text:p/>
        </draw:polygon>
        <draw:path draw:style-name="gr1" draw:text-style-name="P1" draw:layer="layout" svg:width="0.225cm" svg:height="0.151cm" svg:x="18.944cm" svg:y="2.257cm" svg:viewBox="0 0 226 152" svg:d="M226 78c0 33-35 64-84 71-53 11-107-7-128-38-11-11-14-22-14-33 0-46 53-78 114-78 63 0 112 32 112 78z">
          <text:p/>
        </draw:path>
        <draw:polygon draw:style-name="gr7" draw:text-style-name="P2" draw:layer="layout" svg:width="0cm" svg:height="0cm" svg:x="19.395cm" svg:y="5.549cm" svg:viewBox="0 0 0 0" draw:points="0,0">
          <text:p/>
        </draw:polygon>
        <draw:path draw:style-name="gr1" draw:text-style-name="P1" draw:layer="layout" svg:width="0.225cm" svg:height="0.15cm" svg:x="16.263cm" svg:y="3.162cm" svg:viewBox="0 0 226 151" svg:d="M216 45c7 11 10 21 10 32 0 42-49 74-113 74s-113-32-113-74c0-36 35-68 89-75 49-7 102 7 127 43z">
          <text:p/>
        </draw:path>
        <draw:polygon draw:style-name="gr7" draw:text-style-name="P2" draw:layer="layout" svg:width="0cm" svg:height="0cm" svg:x="19.395cm" svg:y="5.549cm" svg:viewBox="0 0 0 0" draw:points="0,0">
          <text:p/>
        </draw:polygon>
        <draw:path draw:style-name="gr1" draw:text-style-name="P1" draw:layer="layout" svg:width="0.194cm" svg:height="0.248cm" svg:x="21.611cm" svg:y="6.066cm" svg:viewBox="0 0 195 249" svg:d="M195 150c0-21 0-38 0-56-4-11-11-21-18-32-32-42-102-68-177-61l184 248c11-35 11-67 11-99z">
          <text:p/>
        </draw:path>
        <draw:polygon draw:style-name="gr7" draw:text-style-name="P2" draw:layer="layout" svg:width="0cm" svg:height="0cm" svg:x="19.395cm" svg:y="5.549cm" svg:viewBox="0 0 0 0" draw:points="0,0">
          <text:p/>
        </draw:polygon>
        <draw:path draw:style-name="gr1" draw:text-style-name="P1" draw:layer="layout" svg:width="0.127cm" svg:height="0.269cm" svg:x="21.205cm" svg:y="8.529cm" svg:viewBox="0 0 128 270" svg:d="M107 270c14-4 21-21 21-50 0-61-32-145-68-191-14-21-32-32-42-28-11 3-18 21-18 49s7 67 18 102c24 72 64 125 89 118z">
          <text:p/>
        </draw:path>
        <draw:polygon draw:style-name="gr7" draw:text-style-name="P2" draw:layer="layout" svg:width="0cm" svg:height="0cm" svg:x="19.395cm" svg:y="5.549cm" svg:viewBox="0 0 0 0" draw:points="0,0">
          <text:p/>
        </draw:polygon>
        <draw:path draw:style-name="gr1" draw:text-style-name="P1" draw:layer="layout" svg:width="0.127cm" svg:height="0.269cm" svg:x="20.164cm" svg:y="7.143cm" svg:viewBox="0 0 128 270" svg:d="M111 269c10-3 17-21 17-50 0-56-28-141-64-187-18-25-32-32-46-32-11 4-18 25-18 53s7 64 18 99c28 74 67 124 89 117z">
          <text:p/>
        </draw:path>
        <draw:polygon draw:style-name="gr7" draw:text-style-name="P2" draw:layer="layout" svg:width="0cm" svg:height="0cm" svg:x="19.395cm" svg:y="5.549cm" svg:viewBox="0 0 0 0" draw:points="0,0">
          <text:p/>
        </draw:polygon>
        <draw:path draw:style-name="gr1" draw:text-style-name="P1" draw:layer="layout" svg:width="0.125cm" svg:height="0.27cm" svg:x="21.205cm" svg:y="6.797cm" svg:viewBox="0 0 126 271" svg:d="M60 29c29 36 50 92 61 145 11 50 3 89-14 96-18 7-47-22-68-71-25-46-39-106-39-149 0-28 7-46 18-49 10-4 28 7 42 28z">
          <text:p/>
        </draw:path>
        <draw:polygon draw:style-name="gr7" draw:text-style-name="P2" draw:layer="layout" svg:width="0cm" svg:height="0cm" svg:x="19.395cm" svg:y="5.549cm" svg:viewBox="0 0 0 0" draw:points="0,0">
          <text:p/>
        </draw:polygon>
        <draw:path draw:style-name="gr1" draw:text-style-name="P1" draw:layer="layout" svg:width="0.127cm" svg:height="0.27cm" svg:x="20.164cm" svg:y="5.41cm" svg:viewBox="0 0 128 271" svg:d="M65 29c24 36 49 93 60 146 7 53 3 88-14 95-18 7-46-21-72-67-25-49-39-110-39-152 0-29 7-46 18-50 14-3 28 7 47 28z">
          <text:p/>
        </draw:path>
        <draw:polygon draw:style-name="gr7" draw:text-style-name="P2" draw:layer="layout" svg:width="0cm" svg:height="0cm" svg:x="19.395cm" svg:y="5.549cm" svg:viewBox="0 0 0 0" draw:points="0,0">
          <text:p/>
        </draw:polygon>
        <draw:path draw:style-name="gr1" draw:text-style-name="P1" draw:layer="layout" svg:width="0.127cm" svg:height="0.241cm" svg:x="21.205cm" svg:y="8.558cm" svg:viewBox="0 0 128 242" svg:d="M107 241c14-4 21-21 21-51 0-56-32-144-68-190l-60 21c0 28 7 67 18 102 24 71 64 125 89 118z">
          <text:p/>
        </draw:path>
        <draw:polygon draw:style-name="gr7" draw:text-style-name="P2" draw:layer="layout" svg:width="0cm" svg:height="0cm" svg:x="19.395cm" svg:y="5.549cm" svg:viewBox="0 0 0 0" draw:points="0,0">
          <text:p/>
        </draw:polygon>
        <draw:path draw:style-name="gr1" draw:text-style-name="P1" draw:layer="layout" svg:width="0.127cm" svg:height="0.241cm" svg:x="20.164cm" svg:y="7.171cm" svg:viewBox="0 0 128 242" svg:d="M111 241c10-3 17-21 17-49 0-57-28-146-64-192l-64 22c0 28 7 67 18 102 28 75 67 124 89 117z">
          <text:p/>
        </draw:path>
        <draw:polygon draw:style-name="gr7" draw:text-style-name="P2" draw:layer="layout" svg:width="0cm" svg:height="0cm" svg:x="19.395cm" svg:y="5.549cm" svg:viewBox="0 0 0 0" draw:points="0,0">
          <text:p/>
        </draw:polygon>
        <draw:path draw:style-name="gr1" draw:text-style-name="P1" draw:layer="layout" svg:width="0.125cm" svg:height="0.241cm" svg:x="21.205cm" svg:y="6.826cm" svg:viewBox="0 0 126 242" svg:d="M60 0c29 36 50 92 61 142 11 53 3 92-14 99-18 7-47-22-68-71-25-46-39-106-39-148z">
          <text:p/>
        </draw:path>
        <draw:polygon draw:style-name="gr7" draw:text-style-name="P2" draw:layer="layout" svg:width="0cm" svg:height="0cm" svg:x="19.395cm" svg:y="5.549cm" svg:viewBox="0 0 0 0" draw:points="0,0">
          <text:p/>
        </draw:polygon>
        <draw:path draw:style-name="gr1" draw:text-style-name="P1" draw:layer="layout" svg:width="0.127cm" svg:height="0.241cm" svg:x="20.164cm" svg:y="5.439cm" svg:viewBox="0 0 128 242" svg:d="M65 0c24 36 49 92 60 145 7 53 3 89-14 96-18 7-46-21-72-68-25-49-39-109-39-151z">
          <text:p/>
        </draw:path>
        <draw:polygon draw:style-name="gr7" draw:text-style-name="P2" draw:layer="layout" svg:width="0cm" svg:height="0cm" svg:x="19.395cm" svg:y="5.549cm" svg:viewBox="0 0 0 0" draw:points="0,0">
          <text:p/>
        </draw:polygon>
        <draw:polygon draw:style-name="gr1" draw:text-style-name="P1" draw:layer="layout" svg:width="0.378cm" svg:height="0.102cm" svg:x="18.086cm" svg:y="7.99cm" svg:viewBox="0 0 379 103" draw:points="305,0 379,82 0,103">
          <text:p/>
        </draw:polygon>
        <draw:polygon draw:style-name="gr7" draw:text-style-name="P2" draw:layer="layout" svg:width="0cm" svg:height="0cm" svg:x="19.395cm" svg:y="5.549cm" svg:viewBox="0 0 0 0" draw:points="0,0">
          <text:p/>
        </draw:polygon>
        <draw:path draw:style-name="gr1" draw:text-style-name="P1" draw:layer="layout" svg:width="0.035cm" svg:height="0.353cm" svg:x="15.169cm" svg:y="6.24cm" svg:viewBox="0 0 36 354" svg:d="M36 354v-266c-21-28-36-56-36-88v261c0 33 15 65 36 93z">
          <text:p/>
        </draw:path>
        <draw:polygon draw:style-name="gr7" draw:text-style-name="P2" draw:layer="layout" svg:width="0cm" svg:height="0cm" svg:x="19.395cm" svg:y="5.549cm" svg:viewBox="0 0 0 0" draw:points="0,0">
          <text:p/>
        </draw:polygon>
        <draw:path draw:style-name="gr1" draw:text-style-name="P1" draw:layer="layout" svg:width="0.116cm" svg:height="0.155cm" svg:x="17.473cm" svg:y="6.406cm" svg:viewBox="0 0 117 156" svg:d="M117 156c0-39-11-70-33-99-21-24-49-46-84-57z">
          <text:p/>
        </draw:path>
        <draw:polygon draw:style-name="gr7" draw:text-style-name="P2" draw:layer="layout" svg:width="0cm" svg:height="0cm" svg:x="19.395cm" svg:y="5.549cm" svg:viewBox="0 0 0 0" draw:points="0,0">
          <text:p/>
        </draw:polygon>
        <draw:path draw:style-name="gr1" draw:text-style-name="P1" draw:layer="layout" svg:width="0.035cm" svg:height="0.222cm" svg:x="21.971cm" svg:y="6.42cm" svg:viewBox="0 0 36 223" svg:d="M36 0v209l-4 14c-8-24-22-49-32-74 14-50 24-100 36-149z">
          <text:p/>
        </draw:path>
        <draw:polygon draw:style-name="gr7" draw:text-style-name="P2" draw:layer="layout" svg:width="0cm" svg:height="0cm" svg:x="19.395cm" svg:y="5.549cm" svg:viewBox="0 0 0 0" draw:points="0,0">
          <text:p/>
        </draw:polygon>
        <draw:path draw:style-name="gr1" draw:text-style-name="P1" draw:layer="layout" svg:width="0.015cm" svg:height="0.331cm" svg:x="22.006cm" svg:y="6.297cm" svg:viewBox="0 0 16 332" svg:d="M0 123v209c11-21 15-42 15-67v-265c3 45-4 88-15 123z">
          <text:p/>
        </draw:path>
        <draw:polygon draw:style-name="gr7" draw:text-style-name="P2" draw:layer="layout" svg:width="0cm" svg:height="0cm" svg:x="19.395cm" svg:y="5.549cm" svg:viewBox="0 0 0 0" draw:points="0,0">
          <text:p/>
        </draw:polygon>
        <draw:path draw:style-name="gr1" draw:text-style-name="P1" draw:layer="layout" svg:width="0.091cm" svg:height="0.116cm" svg:x="20.475cm" svg:y="4.554cm" svg:viewBox="0 0 92 117" svg:d="M0 0c31 10 57 28 75 50 10 14 17 32 17 50 0 7-3 14-3 17z">
          <text:p/>
        </draw:path>
        <draw:polygon draw:style-name="gr7" draw:text-style-name="P2" draw:layer="layout" svg:width="0cm" svg:height="0cm" svg:x="19.395cm" svg:y="5.549cm" svg:viewBox="0 0 0 0" draw:points="0,0">
          <text:p/>
        </draw:polygon>
        <draw:path draw:style-name="gr1" draw:text-style-name="P1" draw:layer="layout" svg:width="0.063cm" svg:height="0.05cm" svg:x="21.205cm" svg:y="8.529cm" svg:viewBox="0 0 64 51" svg:d="M64 29c-18-21-36-32-46-28-11 3-18 21-18 50z">
          <text:p/>
        </draw:path>
        <draw:polygon draw:style-name="gr7" draw:text-style-name="P2" draw:layer="layout" svg:width="0cm" svg:height="0cm" svg:x="19.395cm" svg:y="5.549cm" svg:viewBox="0 0 0 0" draw:points="0,0">
          <text:p/>
        </draw:polygon>
        <draw:path draw:style-name="gr1" draw:text-style-name="P1" draw:layer="layout" svg:width="0.064cm" svg:height="0.054cm" svg:x="20.164cm" svg:y="5.41cm" svg:viewBox="0 0 65 55" svg:d="M0 55c0-28 7-50 18-54 15-3 29 7 47 33z">
          <text:p/>
        </draw:path>
        <draw:polygon draw:style-name="gr7" draw:text-style-name="P2" draw:layer="layout" svg:width="0cm" svg:height="0cm" svg:x="19.395cm" svg:y="5.549cm" svg:viewBox="0 0 0 0" draw:points="0,0">
          <text:p/>
        </draw:polygon>
        <draw:path draw:style-name="gr1" draw:text-style-name="P1" draw:layer="layout" svg:width="0.064cm" svg:height="0.053cm" svg:x="20.164cm" svg:y="7.143cm" svg:viewBox="0 0 65 54" svg:d="M65 33c-18-26-32-33-47-33-11 4-18 26-18 54z">
          <text:p/>
        </draw:path>
        <draw:polygon draw:style-name="gr7" draw:text-style-name="P2" draw:layer="layout" svg:width="0cm" svg:height="0cm" svg:x="19.395cm" svg:y="5.549cm" svg:viewBox="0 0 0 0" draw:points="0,0">
          <text:p/>
        </draw:polygon>
        <draw:path draw:style-name="gr1" draw:text-style-name="P1" draw:layer="layout" svg:width="0.063cm" svg:height="0.05cm" svg:x="21.205cm" svg:y="6.797cm" svg:viewBox="0 0 64 51" svg:d="M0 51c0-29 7-47 18-50 10-4 28 7 46 29z">
          <text:p/>
        </draw:path>
        <draw:polygon draw:style-name="gr7" draw:text-style-name="P2" draw:layer="layout" svg:width="0cm" svg:height="0cm" svg:x="19.395cm" svg:y="5.549cm" svg:viewBox="0 0 0 0" draw:points="0,0">
          <text:p/>
        </draw:polygon>
        <draw:path draw:style-name="gr1" draw:text-style-name="P1" draw:layer="layout" svg:width="0.116cm" svg:height="0.045cm" svg:x="20.923cm" svg:y="6.999cm" svg:viewBox="0 0 117 46" svg:d="M3 46c-3-4-3-8-3-11l114-35c0 3 3 3 3 10z">
          <text:p/>
        </draw:path>
        <draw:polygon draw:style-name="gr7" draw:text-style-name="P2" draw:layer="layout" svg:width="0cm" svg:height="0cm" svg:x="19.395cm" svg:y="5.549cm" svg:viewBox="0 0 0 0" draw:points="0,0">
          <text:p/>
        </draw:polygon>
        <draw:path draw:style-name="gr1" draw:text-style-name="P1" draw:layer="layout" svg:width="0.046cm" svg:height="0.01cm" svg:x="15.522cm" svg:y="6.364cm" svg:viewBox="0 0 47 11" svg:d="M47 0c-15 0-33 0-47 4 14 4 32 7 47 7z">
          <text:p/>
        </draw:path>
        <draw:polygon draw:style-name="gr7" draw:text-style-name="P2" draw:layer="layout" svg:width="0cm" svg:height="0cm" svg:x="19.395cm" svg:y="5.549cm" svg:viewBox="0 0 0 0" draw:points="0,0">
          <text:p/>
        </draw:polygon>
        <draw:path draw:style-name="gr1" draw:text-style-name="P1" draw:layer="layout" svg:width="0.056cm" svg:height="0.011cm" svg:x="16.813cm" svg:y="8.011cm" svg:viewBox="0 0 57 12" svg:d="M57 8c-17 8-31 0-43 0-4-3-11-3-14-8 19 0 40 5 57 8z">
          <text:p/>
        </draw:path>
        <draw:polygon draw:style-name="gr7" draw:text-style-name="P2" draw:layer="layout" svg:width="0cm" svg:height="0cm" svg:x="19.395cm" svg:y="5.549cm" svg:viewBox="0 0 0 0" draw:points="0,0">
          <text:p/>
        </draw:polygon>
        <draw:path draw:style-name="gr8" draw:text-style-name="P2" draw:layer="layout" svg:width="0.342cm" svg:height="1.03cm" svg:x="20.81cm" svg:y="6.512cm" svg:viewBox="0 0 343 1031" svg:d="M343 1031c-177-282-315-699-343-1031">
          <text:p/>
        </draw:path>
        <draw:path draw:style-name="gr8" draw:text-style-name="P2" draw:layer="layout" svg:width="0.095cm" svg:height="0.062cm" svg:x="20.334cm" svg:y="4.432cm" svg:viewBox="0 0 96 63" svg:d="M96 63c-35-46-68-72-96-60">
          <text:p/>
        </draw:path>
        <draw:line draw:style-name="gr8" draw:text-style-name="P2" draw:layer="layout" svg:x1="20.429cm" svg:y1="4.494cm" svg:x2="21.919cm" svg:y2="6.478cm">
          <text:p/>
        </draw:line>
        <draw:path draw:style-name="gr8" draw:text-style-name="P2" draw:layer="layout" svg:width="0.134cm" svg:height="0.402cm" svg:x="21.918cm" svg:y="6.477cm" svg:viewBox="0 0 135 403" svg:d="M135 403c0-124-61-305-135-403">
          <text:p/>
        </draw:path>
        <draw:line draw:style-name="gr8" draw:text-style-name="P2" draw:layer="layout" svg:x1="22.052cm" svg:y1="8.713cm" svg:x2="22.052cm" svg:y2="6.879cm">
          <text:p/>
        </draw:line>
        <draw:path draw:style-name="gr8" draw:text-style-name="P2" draw:layer="layout" svg:width="0.043cm" svg:height="0.109cm" svg:x="22.009cm" svg:y="8.713cm" svg:viewBox="0 0 44 110" svg:d="M0 110c30-10 44-50 44-110">
          <text:p/>
        </draw:path>
        <draw:path draw:style-name="gr8" draw:text-style-name="P2" draw:layer="layout" svg:width="0cm" svg:height="0.01cm" svg:x="20.771cm" svg:y="6.455cm" svg:viewBox="0 0 0 11" svg:d="M0 11c0-4 0-7 0-11">
          <text:p/>
        </draw:path>
        <draw:path draw:style-name="gr8" draw:text-style-name="P2" draw:layer="layout" svg:width="0.388cm" svg:height="1.143cm" svg:x="20.771cm" svg:y="6.466cm" svg:viewBox="0 0 389 1144" svg:d="M389 1144c-103-131-202-329-276-544-71-212-113-431-113-600">
          <text:p/>
        </draw:path>
        <draw:line draw:style-name="gr8" draw:text-style-name="P2" draw:layer="layout" svg:x1="21.523cm" svg:y1="8.982cm" svg:x2="21.096cm" svg:y2="8.882cm">
          <text:p/>
        </draw:line>
        <draw:line draw:style-name="gr8" draw:text-style-name="P2" draw:layer="layout" svg:x1="20.543cm" svg:y1="9.066cm" svg:x2="20.514cm" svg:y2="9.07cm">
          <text:p/>
        </draw:line>
        <draw:line draw:style-name="gr8" draw:text-style-name="P2" draw:layer="layout" svg:x1="20.926cm" svg:y1="7.045cm" svg:x2="21.04cm" svg:y2="7.009cm">
          <text:p/>
        </draw:line>
        <draw:line draw:style-name="gr8" draw:text-style-name="P2" draw:layer="layout" svg:x1="20.923cm" svg:y1="7.035cm" svg:x2="21.037cm" svg:y2="6.999cm">
          <text:p/>
        </draw:line>
        <draw:line draw:style-name="gr8" draw:text-style-name="P2" draw:layer="layout" svg:x1="22.003cm" svg:y1="6.092cm" svg:x2="21.801cm" svg:y2="6.16cm">
          <text:p/>
        </draw:line>
        <draw:path draw:style-name="gr8" draw:text-style-name="P2" draw:layer="layout" svg:width="0.014cm" svg:height="0.099cm" svg:x="21.794cm" svg:y="6.215cm" svg:viewBox="0 0 15 100" svg:d="M0 100c15-35 15-67 15-100">
          <text:p/>
        </draw:path>
        <draw:path draw:style-name="gr8" draw:text-style-name="P2" draw:layer="layout" svg:width="0.004cm" svg:height="0.056cm" svg:x="21.801cm" svg:y="6.159cm" svg:viewBox="0 0 5 57" svg:d="M5 57c0-17 0-39-5-57">
          <text:p/>
        </draw:path>
        <draw:path draw:style-name="gr8" draw:text-style-name="P2" draw:layer="layout" svg:width="0.035cm" svg:height="0.148cm" svg:x="21.971cm" svg:y="6.42cm" svg:viewBox="0 0 36 149" svg:d="M36 0c-12 50-22 100-36 149">
          <text:p/>
        </draw:path>
        <draw:path draw:style-name="gr8" draw:text-style-name="P2" draw:layer="layout" svg:width="0.015cm" svg:height="0.123cm" svg:x="22.006cm" svg:y="6.297cm" svg:viewBox="0 0 16 124" svg:d="M0 124c11-35 18-78 15-124">
          <text:p/>
        </draw:path>
        <draw:path draw:style-name="gr8" draw:text-style-name="P2" draw:layer="layout" svg:width="0.019cm" svg:height="0.208cm" svg:x="22.002cm" svg:y="6.092cm" svg:viewBox="0 0 20 209" svg:d="M19 209c4-67-7-141-19-209">
          <text:p/>
        </draw:path>
        <draw:line draw:style-name="gr8" draw:text-style-name="P2" draw:layer="layout" svg:x1="20.104cm" svg:y1="5.99cm" svg:x2="20.104cm" svg:y2="6.381cm">
          <text:p/>
        </draw:line>
        <draw:line draw:style-name="gr8" draw:text-style-name="P2" draw:layer="layout" svg:x1="19.826cm" svg:y1="5.309cm" svg:x2="19.826cm" svg:y2="4.695cm">
          <text:p/>
        </draw:line>
        <draw:line draw:style-name="gr8" draw:text-style-name="P2" draw:layer="layout" svg:x1="19.96cm" svg:y1="4.65cm" svg:x2="20.43cm" svg:y2="4.494cm">
          <text:p/>
        </draw:line>
        <draw:path draw:style-name="gr8" draw:text-style-name="P2" draw:layer="layout" svg:width="0.096cm" svg:height="0.065cm" svg:x="19.864cm" svg:y="4.588cm" svg:viewBox="0 0 97 66" svg:d="M97 66c-36-51-68-72-97-65">
          <text:p/>
        </draw:path>
        <draw:path draw:style-name="gr8" draw:text-style-name="P2" draw:layer="layout" svg:width="0.038cm" svg:height="0.106cm" svg:x="19.826cm" svg:y="4.589cm" svg:viewBox="0 0 39 107" svg:d="M39 0c-25 7-39 46-39 107">
          <text:p/>
        </draw:path>
        <draw:line draw:style-name="gr8" draw:text-style-name="P2" draw:layer="layout" svg:x1="21.449cm" svg:y1="6.636cm" svg:x2="19.96cm" svg:y2="4.649cm">
          <text:p/>
        </draw:line>
        <draw:line draw:style-name="gr8" draw:text-style-name="P2" draw:layer="layout" svg:x1="21.919cm" svg:y1="6.477cm" svg:x2="21.445cm" svg:y2="6.636cm">
          <text:p/>
        </draw:line>
        <draw:path draw:style-name="gr8" draw:text-style-name="P2" draw:layer="layout" svg:width="0.137cm" svg:height="0.402cm" svg:x="21.445cm" svg:y="6.632cm" svg:viewBox="0 0 138 403" svg:d="M138 403c0-124-61-303-138-403">
          <text:p/>
        </draw:path>
        <draw:line draw:style-name="gr8" draw:text-style-name="P2" draw:layer="layout" svg:x1="21.579cm" svg:y1="7.035cm" svg:x2="22.053cm" svg:y2="6.879cm">
          <text:p/>
        </draw:line>
        <draw:line draw:style-name="gr8" draw:text-style-name="P2" draw:layer="layout" svg:x1="21.579cm" svg:y1="8.872cm" svg:x2="21.579cm" svg:y2="7.034cm">
          <text:p/>
        </draw:line>
        <draw:line draw:style-name="gr8" draw:text-style-name="P2" draw:layer="layout" svg:x1="22.053cm" svg:y1="8.713cm" svg:x2="21.579cm" svg:y2="8.873cm">
          <text:p/>
        </draw:line>
        <draw:path draw:style-name="gr8" draw:text-style-name="P2" draw:layer="layout" svg:width="0.022cm" svg:height="0.003cm" svg:x="21.522cm" svg:y="8.978cm" svg:viewBox="0 0 23 4" svg:d="M0 0c8 5 16 5 23 0">
          <text:p/>
        </draw:path>
        <draw:path draw:style-name="gr8" draw:text-style-name="P2" draw:layer="layout" svg:width="0.042cm" svg:height="0.109cm" svg:x="21.54cm" svg:y="8.872cm" svg:viewBox="0 0 43 110" svg:d="M0 110c29-10 43-49 43-110">
          <text:p/>
        </draw:path>
        <draw:path draw:style-name="gr8" draw:text-style-name="P2" draw:layer="layout" svg:width="0.021cm" svg:height="0.102cm" svg:x="20.164cm" svg:y="7.193cm" svg:viewBox="0 0 22 103" svg:d="M0 0c0 28 8 67 22 103">
          <text:p/>
        </draw:path>
        <draw:line draw:style-name="gr8" draw:text-style-name="P2" draw:layer="layout" svg:x1="20.164cm" svg:y1="7.197cm" svg:x2="20.229cm" svg:y2="7.171cm">
          <text:p/>
        </draw:line>
        <draw:path draw:style-name="gr8" draw:text-style-name="P2" draw:layer="layout" svg:width="0.109cm" svg:height="0.219cm" svg:x="20.182cm" svg:y="7.143cm" svg:viewBox="0 0 110 220" svg:d="M110 220c0-43-17-100-39-149-24-46-53-74-71-71">
          <text:p/>
        </draw:path>
        <draw:path draw:style-name="gr8" draw:text-style-name="P2" draw:layer="layout" svg:width="0.018cm" svg:height="0.053cm" svg:x="20.164cm" svg:y="7.143cm" svg:viewBox="0 0 19 54" svg:d="M19 0c-11 4-19 22-19 54">
          <text:p/>
        </draw:path>
        <draw:path draw:style-name="gr8" draw:text-style-name="P2" draw:layer="layout" svg:width="0.021cm" svg:height="0.049cm" svg:x="20.27cm" svg:y="7.362cm" svg:viewBox="0 0 22 50" svg:d="M0 50c15-3 22-21 22-50">
          <text:p/>
        </draw:path>
        <draw:path draw:style-name="gr8" draw:text-style-name="P2" draw:layer="layout" svg:width="0.088cm" svg:height="0.117cm" svg:x="20.182cm" svg:y="7.295cm" svg:viewBox="0 0 89 118" svg:d="M0 0c29 75 64 124 89 117">
          <text:p/>
        </draw:path>
        <draw:path draw:style-name="gr8" draw:text-style-name="P2" draw:layer="layout" svg:width="0.021cm" svg:height="0.053cm" svg:x="21.311cm" svg:y="8.745cm" svg:viewBox="0 0 22 54" svg:d="M0 54c14-4 22-25 22-54">
          <text:p/>
        </draw:path>
        <draw:path draw:style-name="gr8" draw:text-style-name="P2" draw:layer="layout" svg:width="0.088cm" svg:height="0.118cm" svg:x="21.223cm" svg:y="8.681cm" svg:viewBox="0 0 89 119" svg:d="M0 0c24 72 64 125 89 118">
          <text:p/>
        </draw:path>
        <draw:path draw:style-name="gr8" draw:text-style-name="P2" draw:layer="layout" svg:width="0.021cm" svg:height="0.102cm" svg:x="21.205cm" svg:y="8.579cm" svg:viewBox="0 0 22 103" svg:d="M0 0c0 28 7 68 22 103">
          <text:p/>
        </draw:path>
        <draw:line draw:style-name="gr8" draw:text-style-name="P2" draw:layer="layout" svg:x1="21.205cm" svg:y1="8.58cm" svg:x2="21.269cm" svg:y2="8.558cm">
          <text:p/>
        </draw:line>
        <draw:path draw:style-name="gr8" draw:text-style-name="P2" draw:layer="layout" svg:width="0.109cm" svg:height="0.219cm" svg:x="21.223cm" svg:y="8.529cm" svg:viewBox="0 0 110 220" svg:d="M110 220c0-42-18-103-40-149-25-49-53-77-70-70">
          <text:p/>
        </draw:path>
        <draw:path draw:style-name="gr8" draw:text-style-name="P2" draw:layer="layout" svg:width="0.018cm" svg:height="0.049cm" svg:x="21.205cm" svg:y="8.53cm" svg:viewBox="0 0 19 50" svg:d="M19 0c-11 3-19 22-19 50">
          <text:p/>
        </draw:path>
        <draw:path draw:style-name="gr8" draw:text-style-name="P2" draw:layer="layout" svg:width="0.018cm" svg:height="0.053cm" svg:x="20.164cm" svg:y="5.411cm" svg:viewBox="0 0 19 54" svg:d="M0 54c0-28 8-47 19-54">
          <text:p/>
        </draw:path>
        <draw:path draw:style-name="gr8" draw:text-style-name="P2" draw:layer="layout" svg:width="0.109cm" svg:height="0.269cm" svg:x="20.182cm" svg:y="5.41cm" svg:viewBox="0 0 110 270" svg:d="M0 1c25-7 64 46 89 121 28 74 28 141 0 148">
          <text:p/>
        </draw:path>
        <draw:path draw:style-name="gr8" draw:text-style-name="P2" draw:layer="layout" svg:width="0.11cm" svg:height="0.219cm" svg:x="20.164cm" svg:y="5.461cm" svg:viewBox="0 0 111 220" svg:d="M111 219c-18 7-46-21-72-67-21-50-39-110-39-152">
          <text:p/>
        </draw:path>
        <draw:line draw:style-name="gr8" draw:text-style-name="P2" draw:layer="layout" svg:x1="20.164cm" svg:y1="5.465cm" svg:x2="20.229cm" svg:y2="5.439cm">
          <text:p/>
        </draw:line>
        <draw:path draw:style-name="gr8" draw:text-style-name="P2" draw:layer="layout" svg:width="0.018cm" svg:height="0.049cm" svg:x="21.205cm" svg:y="6.798cm" svg:viewBox="0 0 19 50" svg:d="M0 50c0-29 8-47 19-50">
          <text:p/>
        </draw:path>
        <draw:path draw:style-name="gr8" draw:text-style-name="P2" draw:layer="layout" svg:width="0.107cm" svg:height="0.269cm" svg:x="21.223cm" svg:y="6.797cm" svg:viewBox="0 0 108 270" svg:d="M0 1c24-8 64 46 89 120 25 75 25 142 0 149">
          <text:p/>
        </draw:path>
        <draw:path draw:style-name="gr8" draw:text-style-name="P2" draw:layer="layout" svg:width="0.106cm" svg:height="0.22cm" svg:x="21.205cm" svg:y="6.847cm" svg:viewBox="0 0 107 221" svg:d="M107 220c-18 7-46-22-68-71-25-46-39-107-39-149">
          <text:p/>
        </draw:path>
        <draw:line draw:style-name="gr8" draw:text-style-name="P2" draw:layer="layout" svg:x1="21.205cm" svg:y1="6.848cm" svg:x2="21.269cm" svg:y2="6.826cm">
          <text:p/>
        </draw:line>
        <draw:line draw:style-name="gr8" draw:text-style-name="P2" draw:layer="layout" svg:x1="20.436cm" svg:y1="6.58cm" svg:x2="20.772cm" svg:y2="6.466cm">
          <text:p/>
        </draw:line>
        <draw:path draw:style-name="gr8" draw:text-style-name="P2" draw:layer="layout" svg:width="0.113cm" svg:height="0.297cm" svg:x="20.436cm" svg:y="6.282cm" svg:viewBox="0 0 114 298" svg:d="M0 298c0-166 43-273 114-298">
          <text:p/>
        </draw:path>
        <draw:path draw:style-name="gr8" draw:text-style-name="P2" draw:layer="layout" svg:width="0.074cm" svg:height="0.01cm" svg:x="20.549cm" svg:y="6.276cm" svg:viewBox="0 0 75 11" svg:d="M0 7c21-11 46-8 75 4">
          <text:p/>
        </draw:path>
        <draw:path draw:style-name="gr8" draw:text-style-name="P2" draw:layer="layout" svg:width="0.056cm" svg:height="0.046cm" svg:x="21.082cm" svg:y="7.838cm" svg:viewBox="0 0 57 47" svg:d="M57 0c-14 22-35 40-57 47">
          <text:p/>
        </draw:path>
        <draw:path draw:style-name="gr8" draw:text-style-name="P2" draw:layer="layout" svg:width="0.646cm" svg:height="1.31cm" svg:x="20.436cm" svg:y="6.579cm" svg:viewBox="0 0 647 1311" svg:d="M647 1306c-110 35-273-127-414-413s-233-639-233-893">
          <text:p/>
        </draw:path>
        <draw:line draw:style-name="gr8" draw:text-style-name="P2" draw:layer="layout" svg:x1="19.826cm" svg:y1="5.616cm" svg:x2="19.826cm" svg:y2="5.309cm">
          <text:p/>
        </draw:line>
        <draw:line draw:style-name="gr8" draw:text-style-name="P2" draw:layer="layout" svg:x1="20.109cm" svg:y1="5.991cm" svg:x2="19.826cm" svg:y2="5.616cm">
          <text:p/>
        </draw:line>
        <draw:line draw:style-name="gr8" draw:text-style-name="P2" draw:layer="layout" svg:x1="20.109cm" svg:y1="6.386cm" svg:x2="19.826cm" svg:y2="6.011cm">
          <text:p/>
        </draw:line>
        <draw:line draw:style-name="gr8" draw:text-style-name="P2" draw:layer="layout" svg:x1="19.826cm" svg:y1="6.819cm" svg:x2="19.826cm" svg:y2="6.011cm">
          <text:p/>
        </draw:line>
        <draw:path draw:style-name="gr8" draw:text-style-name="P2" draw:layer="layout" svg:width="0.194cm" svg:height="0.518cm" svg:x="19.826cm" svg:y="6.819cm" svg:viewBox="0 0 195 519" svg:d="M0 0c35 181 106 375 195 519">
          <text:p/>
        </draw:path>
        <draw:line draw:style-name="gr8" draw:text-style-name="P2" draw:layer="layout" svg:x1="20.016cm" svg:y1="7.334cm" svg:x2="20.016cm" svg:y2="7.348cm">
          <text:p/>
        </draw:line>
        <draw:line draw:style-name="gr8" draw:text-style-name="P2" draw:layer="layout" svg:x1="20.016cm" svg:y1="7.348cm" svg:x2="21.075cm" svg:y2="8.756cm">
          <text:p/>
        </draw:line>
        <draw:path draw:style-name="gr8" draw:text-style-name="P2" draw:layer="layout" svg:width="0.034cm" svg:height="0.127cm" svg:x="21.074cm" svg:y="8.755cm" svg:viewBox="0 0 35 128" svg:d="M0 0c11 18 25 50 33 79 4 25 0 46-11 49">
          <text:p/>
        </draw:path>
        <draw:path draw:style-name="gr8" draw:text-style-name="P2" draw:layer="layout" svg:width="0.24cm" svg:height="0.331cm" svg:x="20.337cm" svg:y="6.227cm" svg:viewBox="0 0 241 332" svg:d="M0 332c0-273 95-389 241-305">
          <text:p/>
        </draw:path>
        <draw:path draw:style-name="gr8" draw:text-style-name="P2" draw:layer="layout" svg:width="0.581cm" svg:height="1.63cm" svg:x="20.577cm" svg:y="6.254cm" svg:viewBox="0 0 582 1631" svg:d="M0 0c156 92 340 392 463 755 120 361 153 714 81 876">
          <text:p/>
        </draw:path>
        <draw:path draw:style-name="gr8" draw:text-style-name="P2" draw:layer="layout" svg:width="0.787cm" svg:height="1.424cm" svg:x="20.337cm" svg:y="6.558cm" svg:viewBox="0 0 788 1425" svg:d="M788 1327c-81 191-272 95-463-227-191-321-325-779-325-1100">
          <text:p/>
        </draw:path>
        <draw:line draw:style-name="gr8" draw:text-style-name="P2" draw:layer="layout" svg:x1="21.075cm" svg:y1="8.755cm" svg:x2="20.503cm" svg:y2="8.947cm">
          <text:p/>
        </draw:line>
        <draw:polyline draw:style-name="gr8" draw:text-style-name="P2" draw:layer="layout" svg:width="0.074cm" svg:height="0.116cm" svg:x="20.503cm" svg:y="8.946cm" svg:viewBox="0 0 75 117" draw:points="0,0 11,3 25,14 36,21 47,32 54,42 61,54 68,64 72,75 75,86 72,96 72,103 68,110 61,114 50,117">
          <text:p/>
        </draw:polyline>
        <draw:path draw:style-name="gr8" draw:text-style-name="P2" draw:layer="layout" svg:width="0.014cm" svg:height="0.004cm" svg:x="20.542cm" svg:y="9.062cm" svg:viewBox="0 0 15 5" svg:d="M15 0c-7 5-7 5-15 5">
          <text:p/>
        </draw:path>
        <draw:line draw:style-name="gr8" draw:text-style-name="P2" draw:layer="layout" svg:x1="18.464cm" svg:y1="8.142cm" svg:x2="20.515cm" svg:y2="9.07cm">
          <text:p/>
        </draw:line>
        <draw:line draw:style-name="gr8" draw:text-style-name="P2" draw:layer="layout" svg:x1="20.504cm" svg:y1="8.947cm" svg:x2="18.39cm" svg:y2="7.99cm">
          <text:p/>
        </draw:line>
        <draw:line draw:style-name="gr8" draw:text-style-name="P2" draw:layer="layout" svg:x1="18.464cm" svg:y1="8.142cm" svg:x2="18.464cm" svg:y2="8.071cm">
          <text:p/>
        </draw:line>
        <draw:line draw:style-name="gr8" draw:text-style-name="P2" draw:layer="layout" svg:x1="18.39cm" svg:y1="7.99cm" svg:x2="18.465cm" svg:y2="8.072cm">
          <text:p/>
        </draw:line>
        <draw:path draw:style-name="gr8" draw:text-style-name="P2" draw:layer="layout" svg:width="0.035cm" svg:height="0.092cm" svg:x="15.169cm" svg:y="6.501cm" svg:viewBox="0 0 36 93" svg:d="M36 93c-21-28-36-60-36-93">
          <text:p/>
        </draw:path>
        <draw:path draw:style-name="gr8" draw:text-style-name="P2" draw:layer="layout" svg:width="0.014cm" svg:height="0.067cm" svg:x="22.006cm" svg:y="6.561cm" svg:viewBox="0 0 15 68" svg:d="M0 68c11-21 15-43 15-68">
          <text:p/>
        </draw:path>
        <draw:line draw:style-name="gr8" draw:text-style-name="P2" draw:layer="layout" svg:x1="22.007cm" svg:y1="6.628cm" svg:x2="22.002cm" svg:y2="6.643cm">
          <text:p/>
        </draw:line>
        <draw:line draw:style-name="gr8" draw:text-style-name="P2" draw:layer="layout" svg:x1="18.465cm" svg:y1="8.142cm" svg:x2="16.88cm" svg:y2="8.428cm">
          <text:p/>
        </draw:line>
        <draw:path draw:style-name="gr8" draw:text-style-name="P2" draw:layer="layout" svg:width="0.388cm" svg:height="0.121cm" svg:x="16.492cm" svg:y="8.311cm" svg:viewBox="0 0 389 122" svg:d="M0 0c77 92 233 139 389 117">
          <text:p/>
        </draw:path>
        <draw:line draw:style-name="gr8" draw:text-style-name="P2" draw:layer="layout" svg:x1="15.201cm" svg:y1="6.589cm" svg:x2="16.493cm" svg:y2="8.312cm">
          <text:p/>
        </draw:line>
        <draw:path draw:style-name="gr8" draw:text-style-name="P2" draw:layer="layout" svg:width="0.046cm" svg:height="0.003cm" svg:x="15.522cm" svg:y="6.364cm" svg:viewBox="0 0 47 4" svg:d="M47 0c-15 0-33 4-47 4">
          <text:p/>
        </draw:path>
        <draw:line draw:style-name="gr8" draw:text-style-name="P2" draw:layer="layout" svg:x1="22.006cm" svg:y1="6.42cm" svg:x2="22.006cm" svg:y2="6.628cm">
          <text:p/>
        </draw:line>
        <draw:path draw:style-name="gr8" draw:text-style-name="P2" draw:layer="layout" svg:width="0.018cm" svg:height="0.032cm" svg:x="21.787cm" svg:y="6.127cm" svg:viewBox="0 0 19 33" svg:d="M19 33c-5-12-12-22-19-33">
          <text:p/>
        </draw:path>
        <draw:path draw:style-name="gr8" draw:text-style-name="P2" draw:layer="layout" svg:width="0.176cm" svg:height="0.061cm" svg:x="21.611cm" svg:y="6.066cm" svg:viewBox="0 0 177 62" svg:d="M177 62c-32-42-107-68-177-61">
          <text:p/>
        </draw:path>
        <draw:line draw:style-name="gr8" draw:text-style-name="P2" draw:layer="layout" svg:x1="20.609cm" svg:y1="4.735cm" svg:x2="20.91cm" svg:y2="4.631cm">
          <text:p/>
        </draw:line>
        <draw:line draw:style-name="gr8" draw:text-style-name="P2" draw:layer="layout" svg:x1="22cm" svg:y1="6.086cm" svg:x2="20.909cm" svg:y2="4.631cm">
          <text:p/>
        </draw:line>
        <draw:path draw:style-name="gr8" draw:text-style-name="P2" draw:layer="layout" svg:width="0.007cm" svg:height="0.007cm" svg:x="21.995cm" svg:y="6.085cm" svg:viewBox="0 0 8 8" svg:d="M8 8c0-4-3-4-8-8">
          <text:p/>
        </draw:path>
        <draw:path draw:style-name="gr8" draw:text-style-name="P2" draw:layer="layout" svg:width="0.031cm" svg:height="0.095cm" svg:x="19.699cm" svg:y="5.856cm" svg:viewBox="0 0 32 96" svg:d="M0 0c0 35 11 70 32 96">
          <text:p/>
        </draw:path>
        <draw:path draw:style-name="gr8" draw:text-style-name="P2" draw:layer="layout" svg:width="0.096cm" svg:height="0.06cm" svg:x="19.73cm" svg:y="5.951cm" svg:viewBox="0 0 97 61" svg:d="M0 0c22 28 53 50 97 61">
          <text:p/>
        </draw:path>
        <draw:path draw:style-name="gr8" draw:text-style-name="P2" draw:layer="layout" svg:width="0.127cm" svg:height="0.243cm" svg:x="19.699cm" svg:y="5.616cm" svg:viewBox="0 0 128 244" svg:d="M128 0c-79 70-128 163-128 244">
          <text:p/>
        </draw:path>
        <draw:path draw:style-name="gr8" draw:text-style-name="P2" draw:layer="layout" svg:width="0.818cm" svg:height="0.154cm" svg:x="18.676cm" svg:y="3.73cm" svg:viewBox="0 0 819 155" svg:d="M819 151c-152-202-502-202-819 4">
          <text:p/>
        </draw:path>
        <draw:path draw:style-name="gr8" draw:text-style-name="P2" draw:layer="layout" svg:width="0.463cm" svg:height="0.54cm" svg:x="19.363cm" svg:y="5.309cm" svg:viewBox="0 0 464 541" svg:d="M464 0c-224 127-400 331-464 541">
          <text:p/>
        </draw:path>
        <draw:line draw:style-name="gr8" draw:text-style-name="P2" draw:layer="layout" svg:x1="19.368cm" svg:y1="5.85cm" svg:x2="18.439cm" svg:y2="4.61cm">
          <text:p/>
        </draw:line>
        <draw:line draw:style-name="gr8" draw:text-style-name="P2" draw:layer="layout" svg:x1="18.679cm" svg:y1="3.88cm" svg:x2="18.765cm" svg:y2="3.994cm">
          <text:p/>
        </draw:line>
        <draw:path draw:style-name="gr8" draw:text-style-name="P2" draw:layer="layout" svg:width="0.155cm" svg:height="0.282cm" svg:x="18.439cm" svg:y="4.328cm" svg:viewBox="0 0 156 283" svg:d="M156 0c-78 93-131 188-156 283">
          <text:p/>
        </draw:path>
        <draw:polyline draw:style-name="gr8" draw:text-style-name="P2" draw:layer="layout" svg:width="0.173cm" svg:height="0.335cm" svg:x="18.591cm" svg:y="3.993cm" svg:viewBox="0 0 174 336" draw:points="174,0 156,18 142,39 124,60 110,81 96,102 82,127 67,148 56,173 46,202 35,227 25,255 18,283 7,308 0,336">
          <text:p/>
        </draw:polyline>
        <draw:path draw:style-name="gr8" draw:text-style-name="P2" draw:layer="layout" svg:width="0.141cm" svg:height="0.194cm" svg:x="19.159cm" svg:y="3.954cm" svg:viewBox="0 0 142 195" svg:d="M117 0c14 21 21 40 25 54 0 14 0 25-4 39-3 14-10 28-24 42s-37 28-68 43c-14 7-32 14-46 17">
          <text:p/>
        </draw:path>
        <draw:path draw:style-name="gr8" draw:text-style-name="P2" draw:layer="layout" svg:width="0.166cm" svg:height="0.025cm" svg:x="18.993cm" svg:y="4.148cm" svg:viewBox="0 0 167 26" svg:d="M167 0c-39 14-74 22-103 26-25 0-43 0-64 0">
          <text:p/>
        </draw:path>
        <draw:path draw:style-name="gr8" draw:text-style-name="P2" draw:layer="layout" svg:width="0.459cm" svg:height="0.332cm" svg:x="18.816cm" svg:y="3.841cm" svg:viewBox="0 0 460 333" svg:d="M181 333c-25 0-50-4-74-11-22-7-43-17-64-40-11-7-18-17-25-28-7-17-14-31-14-42-7-25-3-46 0-67 7-21 14-39 28-57 18-24 39-45 75-63 14-7 31-14 49-18 18-3 35-7 49-7 51 0 89 7 125 21 21 7 42 18 67 36 21 14 42 31 63 56">
          <text:p/>
        </draw:path>
        <draw:line draw:style-name="gr8" draw:text-style-name="P2" draw:layer="layout" svg:x1="19.363cm" svg:y1="5.849cm" svg:x2="19.363cm" svg:y2="6.97cm">
          <text:p/>
        </draw:line>
        <draw:line draw:style-name="gr8" draw:text-style-name="P2" draw:layer="layout" svg:x1="19.363cm" svg:y1="6.975cm" svg:x2="19.827cm" svg:y2="6.819cm">
          <text:p/>
        </draw:line>
        <draw:path draw:style-name="gr8" draw:text-style-name="P2" draw:layer="layout" svg:width="0.381cm" svg:height="0.346cm" svg:x="16.499cm" svg:y="7.926cm" svg:viewBox="0 0 382 347" svg:d="M0 0c11 50 28 103 56 152 18 33 44 68 72 96 28 32 67 57 113 74 42 18 92 25 141 25">
          <text:p/>
        </draw:path>
        <draw:line draw:style-name="gr8" draw:text-style-name="P2" draw:layer="layout" svg:x1="16.662cm" svg:y1="7.874cm" svg:x2="16.499cm" svg:y2="7.927cm">
          <text:p/>
        </draw:line>
        <draw:path draw:style-name="gr8" draw:text-style-name="P2" draw:layer="layout" svg:width="0.547cm" svg:height="0.074cm" svg:x="16.88cm" svg:y="8.198cm" svg:viewBox="0 0 548 75" svg:d="M548 0c-187 28-372 54-548 75">
          <text:p/>
        </draw:path>
        <draw:line draw:style-name="gr8" draw:text-style-name="P2" draw:layer="layout" svg:x1="16.661cm" svg:y1="7.875cm" svg:x2="16.694cm" svg:y2="7.863cm">
          <text:p/>
        </draw:line>
        <draw:line draw:style-name="gr8" draw:text-style-name="P2" draw:layer="layout" svg:x1="20.021cm" svg:y1="7.334cm" svg:x2="17.427cm" svg:y2="8.203cm">
          <text:p/>
        </draw:line>
        <draw:path draw:style-name="gr8" draw:text-style-name="P2" draw:layer="layout" svg:width="0.007cm" svg:height="0.056cm" svg:x="16.975cm" svg:y="7.768cm" svg:viewBox="0 0 8 57" svg:d="M0 0c8 17 8 38 8 57">
          <text:p/>
        </draw:path>
        <draw:path draw:style-name="gr8" draw:text-style-name="P2" draw:layer="layout" svg:width="0.286cm" svg:height="0.198cm" svg:x="16.693cm" svg:y="7.824cm" svg:viewBox="0 0 287 199" svg:d="M287 0c0 35-4 71-18 113-3 7-8 18-15 28-7 11-14 22-28 33-4 7-18 14-28 18-11 3-25 7-36 7-10 0-21-4-28-4-25-7-39-17-53-28s-25-22-35-33c-21-32-35-63-46-95">
          <text:p/>
        </draw:path>
        <draw:line draw:style-name="gr8" draw:text-style-name="P2" draw:layer="layout" svg:x1="17.957cm" svg:y1="7.443cm" svg:x2="16.975cm" svg:y2="7.772cm">
          <text:p/>
        </draw:line>
        <draw:line draw:style-name="gr8" draw:text-style-name="P2" draw:layer="layout" svg:x1="17.956cm" svg:y1="7.444cm" svg:x2="19.368cm" svg:y2="6.97cm">
          <text:p/>
        </draw:line>
        <draw:line draw:style-name="gr8" draw:text-style-name="P2" draw:layer="layout" svg:x1="20.021cm" svg:y1="7.348cm" svg:x2="17.427cm" svg:y2="8.213cm">
          <text:p/>
        </draw:line>
        <draw:line draw:style-name="gr8" draw:text-style-name="P2" draw:layer="layout" svg:x1="17.427cm" svg:y1="8.198cm" svg:x2="17.427cm" svg:y2="8.212cm">
          <text:p/>
        </draw:line>
        <draw:line draw:style-name="gr8" draw:text-style-name="P2" draw:layer="layout" svg:x1="17.427cm" svg:y1="8.213cm" svg:x2="18.087cm" svg:y2="8.092cm">
          <text:p/>
        </draw:line>
        <draw:line draw:style-name="gr8" draw:text-style-name="P2" draw:layer="layout" svg:x1="18.391cm" svg:y1="7.99cm" svg:x2="18.086cm" svg:y2="8.093cm">
          <text:p/>
        </draw:line>
        <draw:line draw:style-name="gr8" draw:text-style-name="P2" draw:layer="layout" svg:x1="16.88cm" svg:y1="8.269cm" svg:x2="16.88cm" svg:y2="8.427cm">
          <text:p/>
        </draw:line>
        <draw:line draw:style-name="gr8" draw:text-style-name="P2" draw:layer="layout" svg:x1="18.086cm" svg:y1="8.093cm" svg:x2="18.465cm" svg:y2="8.071cm">
          <text:p/>
        </draw:line>
        <draw:line draw:style-name="gr8" draw:text-style-name="P2" draw:layer="layout" svg:x1="15.201cm" svg:y1="6.589cm" svg:x2="15.201cm" svg:y2="6.328cm">
          <text:p/>
        </draw:line>
        <draw:path draw:style-name="gr8" draw:text-style-name="P2" draw:layer="layout" svg:width="0.035cm" svg:height="0.088cm" svg:x="15.169cm" svg:y="6.24cm" svg:viewBox="0 0 36 89" svg:d="M36 89c-21-24-36-57-36-89">
          <text:p/>
        </draw:path>
        <draw:path draw:style-name="gr8" draw:text-style-name="P2" draw:layer="layout" svg:width="0.166cm" svg:height="0.18cm" svg:x="15.169cm" svg:y="6.06cm" svg:viewBox="0 0 167 181" svg:d="M0 181c0-75 67-145 167-181">
          <text:p/>
        </draw:path>
        <draw:line draw:style-name="gr8" draw:text-style-name="P2" draw:layer="layout" svg:x1="15.335cm" svg:y1="6.061cm" svg:x2="15.569cm" svg:y2="5.983cm">
          <text:p/>
        </draw:line>
        <draw:line draw:style-name="gr8" draw:text-style-name="P2" draw:layer="layout" svg:x1="19.97cm" svg:y1="4.516cm" svg:x2="20.306cm" svg:y2="4.406cm">
          <text:p/>
        </draw:line>
        <draw:path draw:style-name="gr8" draw:text-style-name="P2" draw:layer="layout" svg:width="0.403cm" svg:height="0.11cm" svg:x="20.305cm" svg:y="4.384cm" svg:viewBox="0 0 404 111" svg:d="M0 22c149-50 328-11 404 89">
          <text:p/>
        </draw:path>
        <draw:line draw:style-name="gr8" draw:text-style-name="P2" draw:layer="layout" svg:x1="20.832cm" svg:y1="4.661cm" svg:x2="20.708cm" svg:y2="4.494cm">
          <text:p/>
        </draw:line>
        <draw:path draw:style-name="gr8" draw:text-style-name="P2" draw:layer="layout" svg:width="0.007cm" svg:height="0.007cm" svg:x="16.492cm" svg:y="7.919cm" svg:viewBox="0 0 8 8" svg:d="M0 0c0 5 8 8 8 8">
          <text:p/>
        </draw:path>
        <draw:line draw:style-name="gr8" draw:text-style-name="P2" draw:layer="layout" svg:x1="16.492cm" svg:y1="8.311cm" svg:x2="16.492cm" svg:y2="7.919cm">
          <text:p/>
        </draw:line>
        <draw:line draw:style-name="gr8" draw:text-style-name="P2" draw:layer="layout" svg:x1="15.402cm" svg:y1="6.466cm" svg:x2="16.493cm" svg:y2="7.92cm">
          <text:p/>
        </draw:line>
        <draw:line draw:style-name="gr8" draw:text-style-name="P2" draw:layer="layout" svg:x1="15.402cm" svg:y1="6.466cm" svg:x2="15.402cm" svg:y2="6.596cm">
          <text:p/>
        </draw:line>
        <draw:line draw:style-name="gr8" draw:text-style-name="P2" draw:layer="layout" svg:x1="15.201cm" svg:y1="6.328cm" svg:x2="15.403cm" svg:y2="6.601cm">
          <text:p/>
        </draw:line>
        <draw:path draw:style-name="gr8" draw:text-style-name="P2" draw:layer="layout" svg:width="0.053cm" svg:height="0.01cm" svg:x="15.515cm" svg:y="6.357cm" svg:viewBox="0 0 54 11" svg:d="M54 0c-18 3-36 3-54 11">
          <text:p/>
        </draw:path>
        <draw:path draw:style-name="gr8" draw:text-style-name="P2" draw:layer="layout" svg:width="0.056cm" svg:height="0.011cm" svg:x="16.813cm" svg:y="8.011cm" svg:viewBox="0 0 57 12" svg:d="M57 12c-17-7-38-12-57-12">
          <text:p/>
        </draw:path>
        <draw:line draw:style-name="gr8" draw:text-style-name="P2" draw:layer="layout" svg:x1="16.442cm" svg:y1="4.629cm" svg:x2="18.68cm" svg:y2="3.88cm">
          <text:p/>
        </draw:line>
        <draw:line draw:style-name="gr8" draw:text-style-name="P2" draw:layer="layout" svg:x1="15.402cm" svg:y1="6.47cm" svg:x2="15.569cm" svg:y2="6.413cm">
          <text:p/>
        </draw:line>
        <draw:path draw:style-name="gr8" draw:text-style-name="P2" draw:layer="layout" svg:width="0.018cm" svg:height="0.049cm" svg:x="19.208cm" svg:y="4.018cm" svg:viewBox="0 0 19 50" svg:d="M0 0c15 21 19 36 19 50">
          <text:p/>
        </draw:path>
        <draw:path draw:style-name="gr8" draw:text-style-name="P2" draw:layer="layout" svg:width="0.085cm" svg:height="0.088cm" svg:x="19.141cm" svg:y="4.067cm" svg:viewBox="0 0 86 89" svg:d="M86 0c0 7 0 14-4 18-3 15-10 25-21 36-11 7-22 18-43 28-7 4-14 4-18 7">
          <text:p/>
        </draw:path>
        <draw:path draw:style-name="gr8" draw:text-style-name="P2" draw:layer="layout" svg:width="0.124cm" svg:height="0.102cm" svg:x="18.887cm" svg:y="4.071cm" svg:viewBox="0 0 125 103" svg:d="M125 103c-15 0-26-4-40-7-18-4-35-11-53-28-7-8-14-16-18-26-10-14-14-28-14-42">
          <text:p/>
        </draw:path>
        <draw:path draw:style-name="gr8" draw:text-style-name="P2" draw:layer="layout" svg:width="0.321cm" svg:height="0.128cm" svg:x="18.887cm" svg:y="3.946cm" svg:viewBox="0 0 322 129" svg:d="M0 129c0-18 4-28 11-42 3-12 10-22 21-33 11-14 25-28 49-39 7-3 18-7 29-7 10-3 21-7 31-7 32-3 57 0 82 7 18 7 36 14 53 25 15 7 32 21 46 39">
          <text:p/>
        </draw:path>
        <draw:line draw:style-name="gr8" draw:text-style-name="P2" draw:layer="layout" svg:x1="19.368cm" svg:y1="6.975cm" svg:x2="18.439cm" svg:y2="5.736cm">
          <text:p/>
        </draw:line>
        <draw:line draw:style-name="gr8" draw:text-style-name="P2" draw:layer="layout" svg:x1="18.439cm" svg:y1="4.61cm" svg:x2="18.439cm" svg:y2="5.736cm">
          <text:p/>
        </draw:line>
        <draw:line draw:style-name="gr8" draw:text-style-name="P2" draw:layer="layout" svg:x1="16.442cm" svg:y1="4.628cm" svg:x2="16.528cm" svg:y2="4.742cm">
          <text:p/>
        </draw:line>
        <draw:line draw:style-name="gr8" draw:text-style-name="P2" draw:layer="layout" svg:x1="16.527cm" svg:y1="4.742cm" svg:x2="18.765cm" svg:y2="3.993cm">
          <text:p/>
        </draw:line>
        <draw:line draw:style-name="gr8" draw:text-style-name="P2" draw:layer="layout" svg:x1="16.866cm" svg:y1="4.908cm" svg:x2="18.595cm" svg:y2="4.328cm">
          <text:p/>
        </draw:line>
        <draw:line draw:style-name="gr8" draw:text-style-name="P2" draw:layer="layout" svg:x1="17.712cm" svg:y1="5.98cm" svg:x2="18.44cm" svg:y2="5.736cm">
          <text:p/>
        </draw:line>
        <draw:path draw:style-name="gr8" draw:text-style-name="P2" draw:layer="layout" svg:width="0.116cm" svg:height="0.099cm" svg:x="16.866cm" svg:y="4.903cm" svg:viewBox="0 0 117 100" svg:d="M117 100c-32-39-70-75-117-100">
          <text:p/>
        </draw:path>
        <draw:polyline draw:style-name="gr8" draw:text-style-name="P2" draw:layer="layout" svg:width="0.339cm" svg:height="0.17cm" svg:x="16.527cm" svg:y="4.737cm" svg:viewBox="0 0 340 171" draw:points="340,171 315,149 294,132 269,114 245,100 220,86 194,71 169,57 145,46 120,39 95,29 71,18 46,11 21,7 0,0">
          <text:p/>
        </draw:polyline>
        <draw:line draw:style-name="gr8" draw:text-style-name="P2" draw:layer="layout" svg:x1="16.662cm" svg:y1="7.875cm" svg:x2="15.564cm" svg:y2="6.413cm">
          <text:p/>
        </draw:line>
        <draw:line draw:style-name="gr8" draw:text-style-name="P2" draw:layer="layout" svg:x1="16.661cm" svg:y1="6.755cm" svg:x2="16.661cm" svg:y2="7.874cm">
          <text:p/>
        </draw:line>
        <draw:line draw:style-name="gr8" draw:text-style-name="P2" draw:layer="layout" svg:x1="16.693cm" svg:y1="7.864cm" svg:x2="16.976cm" svg:y2="7.768cm">
          <text:p/>
        </draw:line>
        <draw:line draw:style-name="gr8" draw:text-style-name="P2" draw:layer="layout" svg:x1="17.956cm" svg:y1="6.325cm" svg:x2="17.956cm" svg:y2="7.443cm">
          <text:p/>
        </draw:line>
        <draw:path draw:style-name="gr8" draw:text-style-name="P2" draw:layer="layout" svg:width="0.049cm" svg:height="0.085cm" svg:x="17.907cm" svg:y="6.24cm" svg:viewBox="0 0 50 86" svg:d="M50 86c-14-32-28-60-50-86">
          <text:p/>
        </draw:path>
        <draw:path draw:style-name="gr8" draw:text-style-name="P2" draw:layer="layout" svg:width="1.246cm" svg:height="0.672cm" svg:x="16.661cm" svg:y="6.087cm" svg:viewBox="0 0 1247 673" svg:d="M1247 153c-124-166-389-201-664-85-278 117-512 358-583 605">
          <text:p/>
        </draw:path>
        <draw:path draw:style-name="gr8" draw:text-style-name="P2" draw:layer="layout" svg:width="0.032cm" svg:height="0.099cm" svg:x="17.557cm" svg:y="6.462cm" svg:viewBox="0 0 33 100" svg:d="M33 100c0-39-11-71-33-100">
          <text:p/>
        </draw:path>
        <draw:path draw:style-name="gr8" draw:text-style-name="P2" draw:layer="layout" svg:width="0.539cm" svg:height="0.35cm" svg:x="17.018cm" svg:y="6.398cm" svg:viewBox="0 0 540 351" svg:d="M540 64c-61-77-191-88-322-17-127 68-218 195-218 304">
          <text:p/>
        </draw:path>
        <draw:path draw:style-name="gr8" draw:text-style-name="P2" draw:layer="layout" svg:width="0.031cm" svg:height="0.099cm" svg:x="17.018cm" svg:y="6.748cm" svg:viewBox="0 0 32 100" svg:d="M0 0c0 39 10 72 32 100">
          <text:p/>
        </draw:path>
        <draw:path draw:style-name="gr8" draw:text-style-name="P2" draw:layer="layout" svg:width="0.54cm" svg:height="0.353cm" svg:x="17.049cm" svg:y="6.558cm" svg:viewBox="0 0 541 354" svg:d="M0 289c57 79 191 86 318 19 130-72 223-199 223-308">
          <text:p/>
        </draw:path>
        <draw:path draw:style-name="gr8" draw:text-style-name="P2" draw:layer="layout" svg:width="0.021cm" svg:height="0.05cm" svg:x="20.545cm" svg:y="4.603cm" svg:viewBox="0 0 22 51" svg:d="M0 0c15 14 22 33 22 51">
          <text:p/>
        </draw:path>
        <draw:path draw:style-name="gr8" draw:text-style-name="P2" draw:layer="layout" svg:width="0.003cm" svg:height="0.017cm" svg:x="20.563cm" svg:y="4.653cm" svg:viewBox="0 0 4 18" svg:d="M4 0c0 7-4 10-4 18">
          <text:p/>
        </draw:path>
        <draw:path draw:style-name="gr8" draw:text-style-name="P2" draw:layer="layout" svg:width="0.074cm" svg:height="0.049cm" svg:x="20.475cm" svg:y="4.554cm" svg:viewBox="0 0 75 50" svg:d="M0 0c31 10 56 29 75 50">
          <text:p/>
        </draw:path>
        <draw:path draw:style-name="gr8" draw:text-style-name="P2" draw:layer="layout" svg:width="0.163cm" svg:height="0.113cm" svg:x="15.405cm" svg:y="6.261cm" svg:viewBox="0 0 164 114" svg:d="M164 114c-92-3-164-54-164-114">
          <text:p/>
        </draw:path>
        <draw:path draw:style-name="gr8" draw:text-style-name="P2" draw:layer="layout" svg:width="0.163cm" svg:height="0.109cm" svg:x="15.405cm" svg:y="6.152cm" svg:viewBox="0 0 164 110" svg:d="M0 110c0-56 72-110 164-110">
          <text:p/>
        </draw:path>
        <draw:path draw:style-name="gr8" draw:text-style-name="P2" draw:layer="layout" svg:width="0.137cm" svg:height="0.191cm" svg:x="16.481cm" svg:y="4.85cm" svg:viewBox="0 0 138 192" svg:d="M111 0c17 21 21 39 24 53 4 14 4 25 0 35-3 18-14 32-28 46-14 11-32 28-68 43-10 3-25 11-39 15">
          <text:p/>
        </draw:path>
        <draw:path draw:style-name="gr8" draw:text-style-name="P2" draw:layer="layout" svg:width="0.173cm" svg:height="0.024cm" svg:x="16.308cm" svg:y="5.041cm" svg:viewBox="0 0 174 25" svg:d="M174 0c-21 7-39 15-57 18-25 4-46 7-64 7-17 0-35 0-53 0">
          <text:p/>
        </draw:path>
        <draw:path draw:style-name="gr8" draw:text-style-name="P2" draw:layer="layout" svg:width="0.459cm" svg:height="0.329cm" svg:x="16.132cm" svg:y="4.736cm" svg:viewBox="0 0 460 330" svg:d="M177 330c-24-3-49-7-78-17-11-4-25-7-35-18-11-7-25-18-36-32-10-14-17-28-21-42-3-14-7-25-7-35 0-28 7-53 21-78 11-21 28-42 60-67 11-8 25-15 39-22 19-7 40-14 54-14 21-4 39-7 56-4 25 0 46 4 67 11 22 3 43 14 60 21 18 12 36 22 53 33 18 14 36 32 50 49">
          <text:p/>
        </draw:path>
        <draw:line draw:style-name="gr8" draw:text-style-name="P2" draw:layer="layout" svg:x1="16.662cm" svg:y1="6.76cm" svg:x2="15.564cm" svg:y2="5.298cm">
          <text:p/>
        </draw:line>
        <draw:path draw:style-name="gr8" draw:text-style-name="P2" draw:layer="layout" svg:width="0.878cm" svg:height="0.67cm" svg:x="15.564cm" svg:y="4.628cm" svg:viewBox="0 0 879 671" svg:d="M879 0c-176 3-371 81-537 208-169 127-289 294-342 463">
          <text:p/>
        </draw:path>
        <draw:line draw:style-name="gr8" draw:text-style-name="P2" draw:layer="layout" svg:x1="15.564cm" svg:y1="5.298cm" svg:x2="15.564cm" svg:y2="6.413cm">
          <text:p/>
        </draw:line>
        <draw:line draw:style-name="gr8" draw:text-style-name="P2" draw:layer="layout" svg:x1="17.59cm" svg:y1="6.562cm" svg:x2="17.473cm" svg:y2="6.406cm">
          <text:p/>
        </draw:line>
        <draw:path draw:style-name="gr8" draw:text-style-name="P2" draw:layer="layout" svg:width="0.018cm" svg:height="0.049cm" svg:x="16.527cm" svg:y="4.914cm" svg:viewBox="0 0 19 50" svg:d="M0 0c15 22 19 36 19 50">
          <text:p/>
        </draw:path>
        <draw:path draw:style-name="gr8" draw:text-style-name="P2" draw:layer="layout" svg:width="0.081cm" svg:height="0.085cm" svg:x="16.464cm" svg:y="4.963cm" svg:viewBox="0 0 82 86" svg:d="M82 0c0 7 0 14-4 21-3 11-10 22-21 33-10 7-25 18-47 28-3 0-7 0-10 4">
          <text:p/>
        </draw:path>
        <draw:path draw:style-name="gr8" draw:text-style-name="P2" draw:layer="layout" svg:width="0.12cm" svg:height="0.102cm" svg:x="16.206cm" svg:y="4.963cm" svg:viewBox="0 0 121 103" svg:d="M121 103c-18 0-32-3-46-10-10-4-17-8-28-15-12-4-22-14-29-25-14-21-18-39-18-53">
          <text:p/>
        </draw:path>
        <draw:path draw:style-name="gr8" draw:text-style-name="P2" draw:layer="layout" svg:width="0.321cm" svg:height="0.123cm" svg:x="16.206cm" svg:y="4.84cm" svg:viewBox="0 0 322 124" svg:d="M0 124v-3c0-22 8-39 19-53 10-14 21-29 42-43 7-3 14-8 25-11 10-4 21-7 35-11 11 0 21-3 32-3 35 0 60 7 92 17 10 5 24 12 38 22 14 7 29 18 39 36">
          <text:p/>
        </draw:path>
        <draw:path draw:style-name="gr8" draw:text-style-name="P2" draw:layer="layout" svg:width="0.014cm" svg:height="0.035cm" svg:x="16.474cm" svg:y="3.203cm" svg:viewBox="0 0 15 36" svg:d="M0 0c12 10 15 24 15 36">
          <text:p/>
        </draw:path>
        <draw:path draw:style-name="gr8" draw:text-style-name="P2" draw:layer="layout" svg:width="0.225cm" svg:height="0.074cm" svg:x="16.263cm" svg:y="3.238cm" svg:viewBox="0 0 226 75" svg:d="M226 0c0 39-49 75-113 75s-113-36-113-75">
          <text:p/>
        </draw:path>
        <draw:path draw:style-name="gr8" draw:text-style-name="P2" draw:layer="layout" svg:width="0.215cm" svg:height="0.076cm" svg:x="16.263cm" svg:y="3.162cm" svg:viewBox="0 0 216 77" svg:d="M0 77c0-35 35-68 88-75 49-7 103 7 128 40">
          <text:p/>
        </draw:path>
        <draw:path draw:style-name="gr8" draw:text-style-name="P2" draw:layer="layout" svg:width="0.025cm" svg:height="0.063cm" svg:x="16.559cm" svg:y="3.175cm" svg:viewBox="0 0 26 64" svg:d="M0 0c15 22 26 43 26 64">
          <text:p/>
        </draw:path>
        <draw:path draw:style-name="gr8" draw:text-style-name="P2" draw:layer="layout" svg:width="0.413cm" svg:height="0.138cm" svg:x="16.171cm" svg:y="3.238cm" svg:viewBox="0 0 414 139" svg:d="M414 0c0 74-92 139-209 139-113 0-205-65-205-139">
          <text:p/>
        </draw:path>
        <draw:path draw:style-name="gr8" draw:text-style-name="P2" draw:layer="layout" svg:width="0.388cm" svg:height="0.138cm" svg:x="16.171cm" svg:y="3.1cm" svg:viewBox="0 0 389 139" svg:d="M0 139c0-68 63-121 159-135 91-14 188 14 230 71">
          <text:p/>
        </draw:path>
        <draw:path draw:style-name="gr8" draw:text-style-name="P2" draw:layer="layout" svg:width="0.413cm" svg:height="0.138cm" svg:x="16.171cm" svg:y="3.266cm" svg:viewBox="0 0 414 139" svg:d="M414 0c0 74-92 139-209 139-113 0-205-65-205-139">
          <text:p/>
        </draw:path>
        <draw:path draw:style-name="gr8" draw:text-style-name="P2" draw:layer="layout" svg:width="0.374cm" svg:height="0.124cm" svg:x="16.188cm" svg:y="3.361cm" svg:viewBox="0 0 375 125" svg:d="M375 0c0 72-84 125-187 125-102 0-188-53-188-125">
          <text:p/>
        </draw:path>
        <draw:path draw:style-name="gr8" draw:text-style-name="P2" draw:layer="layout" svg:width="0.007cm" svg:height="0.032cm" svg:x="16.562cm" svg:y="3.333cm" svg:viewBox="0 0 8 33" svg:d="M0 0c8 11 8 21 8 33">
          <text:p/>
        </draw:path>
        <draw:path draw:style-name="gr8" draw:text-style-name="P2" draw:layer="layout" svg:width="0.388cm" svg:height="0.131cm" svg:x="16.181cm" svg:y="3.365cm" svg:viewBox="0 0 389 132" svg:d="M389 0c0 74-89 132-195 132-109 0-194-58-194-132">
          <text:p/>
        </draw:path>
        <draw:path draw:style-name="gr8" draw:text-style-name="P2" draw:layer="layout" svg:width="0.007cm" svg:height="0.032cm" svg:x="16.181cm" svg:y="3.333cm" svg:viewBox="0 0 8 33" svg:d="M0 33c0-12 4-22 8-33">
          <text:p/>
        </draw:path>
        <draw:path draw:style-name="gr8" draw:text-style-name="P2" draw:layer="layout" svg:width="0.388cm" svg:height="0.131cm" svg:x="16.181cm" svg:y="3.393cm" svg:viewBox="0 0 389 132" svg:d="M389 0c0 75-89 132-195 132-109 0-194-57-194-132">
          <text:p/>
        </draw:path>
        <draw:path draw:style-name="gr8" draw:text-style-name="P2" draw:layer="layout" svg:width="0.014cm" svg:height="0.036cm" svg:x="18.944cm" svg:y="2.331cm" svg:viewBox="0 0 15 37" svg:d="M15 37c-7-12-15-26-15-37">
          <text:p/>
        </draw:path>
        <draw:path draw:style-name="gr8" draw:text-style-name="P2" draw:layer="layout" svg:width="0.225cm" svg:height="0.078cm" svg:x="18.944cm" svg:y="2.257cm" svg:viewBox="0 0 226 79" svg:d="M0 79c0-46 53-79 114-79 63 0 112 33 112 79">
          <text:p/>
        </draw:path>
        <draw:path draw:style-name="gr8" draw:text-style-name="P2" draw:layer="layout" svg:width="0.211cm" svg:height="0.077cm" svg:x="18.958cm" svg:y="2.331cm" svg:viewBox="0 0 212 78" svg:d="M212 0c0 36-35 68-85 75-53 11-106-10-127-39">
          <text:p/>
        </draw:path>
        <draw:path draw:style-name="gr8" draw:text-style-name="P2" draw:layer="layout" svg:width="0.021cm" svg:height="0.064cm" svg:x="18.852cm" svg:y="2.331cm" svg:viewBox="0 0 22 65" svg:d="M22 65c-15-18-22-40-22-65">
          <text:p/>
        </draw:path>
        <draw:path draw:style-name="gr8" draw:text-style-name="P2" draw:layer="layout" svg:width="0.413cm" svg:height="0.141cm" svg:x="18.852cm" svg:y="2.194cm" svg:viewBox="0 0 414 142" svg:d="M0 142c0-79 92-142 205-142 117 0 209 63 209 142">
          <text:p/>
        </draw:path>
        <draw:path draw:style-name="gr8" draw:text-style-name="P2" draw:layer="layout" svg:width="0.392cm" svg:height="0.139cm" svg:x="18.873cm" svg:y="2.331cm" svg:viewBox="0 0 393 140" svg:d="M393 0c0 64-67 121-159 135-92 18-192-14-234-71">
          <text:p/>
        </draw:path>
        <draw:path draw:style-name="gr8" draw:text-style-name="P2" draw:layer="layout" svg:width="0.021cm" svg:height="0.063cm" svg:x="18.852cm" svg:y="2.36cm" svg:viewBox="0 0 22 64" svg:d="M22 64c-15-21-22-42-22-64">
          <text:p/>
        </draw:path>
        <draw:path draw:style-name="gr8" draw:text-style-name="P2" draw:layer="layout" svg:width="0.392cm" svg:height="0.138cm" svg:x="18.873cm" svg:y="2.36cm" svg:viewBox="0 0 393 139" svg:d="M393 0c0 64-67 121-159 135s-192-14-234-71">
          <text:p/>
        </draw:path>
        <draw:path draw:style-name="gr8" draw:text-style-name="P2" draw:layer="layout" svg:width="0.021cm" svg:height="0.056cm" svg:x="18.87cm" svg:y="2.455cm" svg:viewBox="0 0 22 57" svg:d="M22 57c-15-17-22-36-22-57">
          <text:p/>
        </draw:path>
        <draw:path draw:style-name="gr8" draw:text-style-name="P2" draw:layer="layout" svg:width="0.356cm" svg:height="0.127cm" svg:x="18.891cm" svg:y="2.455cm" svg:viewBox="0 0 357 128" svg:d="M357 0c0 61-60 110-145 124s-173-14-212-67">
          <text:p/>
        </draw:path>
        <draw:path draw:style-name="gr8" draw:text-style-name="P2" draw:layer="layout" svg:width="0.021cm" svg:height="0.056cm" svg:x="18.863cm" svg:y="2.462cm" svg:viewBox="0 0 22 57" svg:d="M22 57c-14-17-22-36-22-57">
          <text:p/>
        </draw:path>
        <draw:path draw:style-name="gr8" draw:text-style-name="P2" draw:layer="layout" svg:width="0.007cm" svg:height="0.035cm" svg:x="18.863cm" svg:y="2.427cm" svg:viewBox="0 0 8 36" svg:d="M0 36c0-14 3-25 8-36">
          <text:p/>
        </draw:path>
        <draw:path draw:style-name="gr8" draw:text-style-name="P2" draw:layer="layout" svg:width="0.01cm" svg:height="0.035cm" svg:x="19.244cm" svg:y="2.427cm" svg:viewBox="0 0 11 36" svg:d="M0 0c8 11 11 22 11 36">
          <text:p/>
        </draw:path>
        <draw:path draw:style-name="gr8" draw:text-style-name="P2" draw:layer="layout" svg:width="0.37cm" svg:height="0.131cm" svg:x="18.884cm" svg:y="2.462cm" svg:viewBox="0 0 371 132" svg:d="M371 0c0 60-63 114-152 128s-180-14-219-72">
          <text:p/>
        </draw:path>
        <draw:path draw:style-name="gr8" draw:text-style-name="P2" draw:layer="layout" svg:width="0.021cm" svg:height="0.057cm" svg:x="18.863cm" svg:y="2.49cm" svg:viewBox="0 0 22 58" svg:d="M22 58c-14-18-22-39-22-58">
          <text:p/>
        </draw:path>
        <draw:path draw:style-name="gr8" draw:text-style-name="P2" draw:layer="layout" svg:width="0.37cm" svg:height="0.131cm" svg:x="18.884cm" svg:y="2.49cm" svg:viewBox="0 0 371 132" svg:d="M371 0c0 61-63 114-152 128s-180-14-219-70">
          <text:p/>
        </draw:path>
        <draw:line draw:style-name="gr8" draw:text-style-name="P2" draw:layer="layout" svg:x1="19.864cm" svg:y1="4.59cm" svg:x2="20.338cm" svg:y2="4.434cm">
          <text:p/>
        </draw:line>
        <draw:line draw:style-name="gr8" draw:text-style-name="P2" draw:layer="layout" svg:x1="22.014cm" svg:y1="8.819cm" svg:x2="21.54cm" svg:y2="8.979cm">
          <text:p/>
        </draw:line>
        <draw:line draw:style-name="gr8" draw:text-style-name="P2" draw:layer="layout" svg:x1="21.1cm" svg:y1="8.882cm" svg:x2="20.552cm" svg:y2="9.063cm">
          <text:p/>
        </draw:line>
        <draw:line draw:style-name="gr8" draw:text-style-name="P2" draw:layer="layout" svg:x1="22.02cm" svg:y1="6.561cm" svg:x2="22.02cm" svg:y2="6.297cm">
          <text:p/>
        </draw:line>
        <draw:line draw:style-name="gr8" draw:text-style-name="P2" draw:layer="layout" svg:x1="19.494cm" svg:y1="3.88cm" svg:x2="19.996cm" svg:y2="4.548cm">
          <text:p/>
        </draw:line>
        <draw:line draw:style-name="gr8" draw:text-style-name="P2" draw:layer="layout" svg:x1="15.169cm" svg:y1="6.501cm" svg:x2="15.169cm" svg:y2="6.24cm">
          <text:p/>
        </draw:line>
        <draw:line draw:style-name="gr8" draw:text-style-name="P2" draw:layer="layout" svg:x1="16.979cm" svg:y1="5.002cm" svg:x2="17.908cm" svg:y2="6.241cm">
          <text:p/>
        </draw:line>
        <draw:line draw:style-name="gr8" draw:text-style-name="P2" draw:layer="layout" svg:x1="16.58cm" svg:y1="3.238cm" svg:x2="16.58cm" svg:y2="3.266cm">
          <text:p/>
        </draw:line>
        <draw:line draw:style-name="gr8" draw:text-style-name="P2" draw:layer="layout" svg:x1="16.171cm" svg:y1="3.238cm" svg:x2="16.171cm" svg:y2="3.266cm">
          <text:p/>
        </draw:line>
        <draw:line draw:style-name="gr8" draw:text-style-name="P2" draw:layer="layout" svg:x1="16.562cm" svg:y1="3.323cm" svg:x2="16.562cm" svg:y2="3.361cm">
          <text:p/>
        </draw:line>
        <draw:line draw:style-name="gr8" draw:text-style-name="P2" draw:layer="layout" svg:x1="16.188cm" svg:y1="3.323cm" svg:x2="16.188cm" svg:y2="3.361cm">
          <text:p/>
        </draw:line>
        <draw:line draw:style-name="gr8" draw:text-style-name="P2" draw:layer="layout" svg:x1="16.569cm" svg:y1="3.365cm" svg:x2="16.569cm" svg:y2="3.393cm">
          <text:p/>
        </draw:line>
        <draw:line draw:style-name="gr8" draw:text-style-name="P2" draw:layer="layout" svg:x1="16.181cm" svg:y1="3.365cm" svg:x2="16.181cm" svg:y2="3.393cm">
          <text:p/>
        </draw:line>
        <draw:line draw:style-name="gr8" draw:text-style-name="P2" draw:layer="layout" svg:x1="19.265cm" svg:y1="2.331cm" svg:x2="19.265cm" svg:y2="2.36cm">
          <text:p/>
        </draw:line>
        <draw:line draw:style-name="gr8" draw:text-style-name="P2" draw:layer="layout" svg:x1="18.852cm" svg:y1="2.331cm" svg:x2="18.852cm" svg:y2="2.36cm">
          <text:p/>
        </draw:line>
        <draw:line draw:style-name="gr8" draw:text-style-name="P2" draw:layer="layout" svg:x1="19.244cm" svg:y1="2.416cm" svg:x2="19.244cm" svg:y2="2.455cm">
          <text:p/>
        </draw:line>
        <draw:line draw:style-name="gr8" draw:text-style-name="P2" draw:layer="layout" svg:x1="18.87cm" svg:y1="2.416cm" svg:x2="18.87cm" svg:y2="2.455cm">
          <text:p/>
        </draw:line>
        <draw:line draw:style-name="gr8" draw:text-style-name="P2" draw:layer="layout" svg:x1="19.251cm" svg:y1="2.462cm" svg:x2="19.251cm" svg:y2="2.49cm">
          <text:p/>
        </draw:line>
        <draw:line draw:style-name="gr8" draw:text-style-name="P2" draw:layer="layout" svg:x1="18.863cm" svg:y1="2.462cm" svg:x2="18.863cm" svg:y2="2.49cm">
          <text:p/>
        </draw:line>
        <draw:path draw:style-name="gr1" draw:text-style-name="P1" draw:layer="layout" svg:width="6.156cm" svg:height="7.123cm" svg:x="22.313cm" svg:y="2.25cm" svg:viewBox="0 0 6157 7124" svg:d="M6061 3395c32-32 57-71 71-106s21-67 25-92c0-3 0-7 0-10v-2439-448c0-169-134-300-300-300h-5557c-166 0-300 131-300 300v448 2435c0 4 0 11 3 14 0 25 4 53 18 89 7 21 21 49 39 77 17 32 46 60 81 88 35 29 81 50 127 64 180 35 367 74 557 113l670 134 381 81 1207 2145c7 14 18 28 25 42 10 18 17 32 17 32h597v762c0 21 0 42 0 67 0 11 0 21 0 32 0 10 0 21 0 28 0 11 0 21 0 32 0 7 0 17 0 28 0 7 0 14 0 25 0 7 0 14 0 21s0 14 0 21c0 3 0 11 0 14 0 7 0 11 0 14 0 4 0 7 0 11v3 4h525v-4c0-3 0-3 0-3 0-4 0-7 0-11 0-3 0-7 0-14 0-3 0-11 0-14 0-7 0-14 0-21s0-14 0-21c0-11 0-18 0-25 0-11 0-21 0-28 0-11 0-21 0-32 0-7 0-18 0-28 0-11 0-21 0-32 0-25 0-46 0-67v-265-3-11-14-25-24-32-32-28-32-24-25-14-11-3-219h201 4v-4-3-4c0-3 0-3 0-3 3-4 3-7 3-7 0-4 4-7 4-11 3-14 7-28 10-42l551-2089h611l233-271c70-85 141-166 197-233z">
          <text:p/>
        </draw:path>
        <draw:polygon draw:style-name="gr7" draw:text-style-name="P2" draw:layer="layout" svg:width="0cm" svg:height="0cm" svg:x="25.389cm" svg:y="5.81cm" svg:viewBox="0 0 0 0" draw:points="0,0">
          <text:p/>
        </draw:polygon>
        <draw:path draw:style-name="gr1" draw:text-style-name="P1" draw:layer="layout" svg:width="6.156cm" svg:height="0.748cm" svg:x="22.313cm" svg:y="2.25cm" svg:viewBox="0 0 6157 749" svg:d="M4625 749h1532v-449c0-169-134-300-300-300h-5557c-166 0-300 131-300 300v449h183 50 70 92 113 123 134 141 138 134 123 113 92 74 50 1576 46 71 95 106 123 131 138 137 131 123 106 92 70z">
          <text:p/>
        </draw:path>
        <draw:polygon draw:style-name="gr7" draw:text-style-name="P2" draw:layer="layout" svg:width="0cm" svg:height="0cm" svg:x="25.389cm" svg:y="5.81cm" svg:viewBox="0 0 0 0" draw:points="0,0">
          <text:p/>
        </draw:polygon>
        <draw:path draw:style-name="gr1" draw:text-style-name="P1" draw:layer="layout" svg:width="1.531cm" svg:height="2.448cm" svg:x="26.938cm" svg:y="2.998cm" svg:viewBox="0 0 1532 2449" svg:d="M1532 2449c0-3 0-7 0-10v-2439h-1532v2449h991c-21-60 0-130 49-172 46-43 117-53 177-25 60 25 95 85 95 148 0 18 0 35-7 49z">
          <text:p/>
        </draw:path>
        <draw:polygon draw:style-name="gr7" draw:text-style-name="P2" draw:layer="layout" svg:width="0cm" svg:height="0cm" svg:x="25.389cm" svg:y="5.81cm" svg:viewBox="0 0 0 0" draw:points="0,0">
          <text:p/>
        </draw:polygon>
        <draw:polygon draw:style-name="gr1" draw:text-style-name="P1" draw:layer="layout" svg:width="1.447cm" svg:height="2.448cm" svg:x="22.496cm" svg:y="2.998cm" svg:viewBox="0 0 1448 2449" draw:points="1448,2449 1448,374 1263,374 1249,356 1228,339 1210,325 1193,307 1171,293 1154,279 1133,265 1111,251 1090,240 1069,226 1048,215 1023,205 1002,198 977,187 977,0 1448,0 1398,0 1323,0 1231,0 1118,0 995,0 861,0 723,0 582,0 448,0 325,0 212,0 120,0 50,0 0,0 0,2449 35,2449 50,2449 120,2449 212,2449 325,2449 349,2449 448,2449 582,2449 723,2449 861,2449 995,2449 1118,2449 1231,2449 1323,2449 1398,2449">
          <text:p/>
        </draw:polygon>
        <draw:polygon draw:style-name="gr7" draw:text-style-name="P2" draw:layer="layout" svg:width="0cm" svg:height="0cm" svg:x="25.389cm" svg:y="5.81cm" svg:viewBox="0 0 0 0" draw:points="0,0">
          <text:p/>
        </draw:polygon>
        <draw:polygon draw:style-name="gr1" draw:text-style-name="P1" draw:layer="layout" svg:width="1.419cm" svg:height="2.448cm" svg:x="25.519cm" svg:y="2.998cm" svg:viewBox="0 0 1420 2449" draw:points="1420,2449 1420,0 456,0 456,187 431,198 410,205 389,215 364,226 346,240 325,251 304,265 283,279 262,293 244,307 226,325 205,339 191,356 173,374 0,374 0,2449 15,2449 36,2449 60,2449 85,2449 117,2449 152,2449 187,2449 230,2449 272,2449 318,2449 364,2449 413,2449 463,2449 516,2449 1042,2449 1081,2449 1116,2449 1155,2449 1187,2449 1222,2449 1250,2449 1282,2449 1307,2449 1331,2449 1356,2449 1374,2449 1391,2449 1409,2449">
          <text:p/>
        </draw:polygon>
        <draw:polygon draw:style-name="gr7" draw:text-style-name="P2" draw:layer="layout" svg:width="0cm" svg:height="0cm" svg:x="25.389cm" svg:y="5.81cm" svg:viewBox="0 0 0 0" draw:points="0,0">
          <text:p/>
        </draw:polygon>
        <draw:polygon draw:style-name="gr1" draw:text-style-name="P1" draw:layer="layout" svg:width="1.576cm" svg:height="2.074cm" svg:x="23.943cm" svg:y="3.372cm" svg:viewBox="0 0 1577 2075" draw:points="0,2075 1577,2075 1577,0 0,0">
          <text:p/>
        </draw:polygon>
        <draw:polygon draw:style-name="gr7" draw:text-style-name="P2" draw:layer="layout" svg:width="0cm" svg:height="0cm" svg:x="25.389cm" svg:y="5.81cm" svg:viewBox="0 0 0 0" draw:points="0,0">
          <text:p/>
        </draw:polygon>
        <draw:polygon draw:style-name="gr1" draw:text-style-name="P1" draw:layer="layout" svg:width="2.897cm" svg:height="2.36cm" svg:x="23.138cm" svg:y="5.877cm" svg:viewBox="0 0 2898 2361" draw:points="2898,2361 2898,0 0,0 670,135 1009,135 1051,216 2259,2361">
          <text:p/>
        </draw:polygon>
        <draw:polygon draw:style-name="gr7" draw:text-style-name="P2" draw:layer="layout" svg:width="0cm" svg:height="0cm" svg:x="25.389cm" svg:y="5.81cm" svg:viewBox="0 0 0 0" draw:points="0,0">
          <text:p/>
        </draw:polygon>
        <draw:polygon draw:style-name="gr1" draw:text-style-name="P1" draw:layer="layout" svg:width="0.525cm" svg:height="3.327cm" svg:x="26.035cm" svg:y="5.746cm" svg:viewBox="0 0 526 3328" draw:points="526,3063 526,3328 0,3328 0,2565 0,2491 0,131 0,0 526,0 526,131 526,325 526,459 526,473 526,487 526,512 526,536 526,568 526,596 526,628 526,660 526,685 526,706 526,723 526,734 526,738 526,2491 526,2565 526,2785 526,2788 526,2799 526,2813 526,2838 526,2862 526,2894 526,2922 526,2954 526,2986 526,3010 526,3035 526,3049 526,3060">
          <text:p/>
        </draw:polygon>
        <draw:polygon draw:style-name="gr7" draw:text-style-name="P2" draw:layer="layout" svg:width="0cm" svg:height="0cm" svg:x="25.389cm" svg:y="5.81cm" svg:viewBox="0 0 0 0" draw:points="0,0">
          <text:p/>
        </draw:polygon>
        <draw:path draw:style-name="gr1" draw:text-style-name="P1" draw:layer="layout" svg:width="3.719cm" svg:height="0.431cm" svg:x="22.316cm" svg:y="5.446cm" svg:viewBox="0 0 3720 432" svg:d="M3720 432v-132-35-32-32-31-28-29-24-25-18-17-11-11-7h-53-50-49-46-46-42-39-39-35-28-29-24-18-18-1577-50-74-92-113-123-134-138-141-134-99c-3 15-10 29-21 46-7 11-17 25-35 36-7 7-14 10-21 14-11 7-21 10-39 14-11 3-21 7-35 7s-29 0-39-4c-11-3-18-3-25-7-14-7-21-10-28-14-14-10-25-21-32-28-24-25-35-46-39-64h-35-180c0 22 4 50 18 85 7 25 21 53 39 81 17 28 46 60 81 88 35 25 81 50 127 64 180 35 367 75 557 114z">
          <text:p/>
        </draw:path>
        <draw:polygon draw:style-name="gr7" draw:text-style-name="P2" draw:layer="layout" svg:width="0cm" svg:height="0cm" svg:x="25.389cm" svg:y="5.81cm" svg:viewBox="0 0 0 0" draw:points="0,0">
          <text:p/>
        </draw:polygon>
        <draw:polygon draw:style-name="gr1" draw:text-style-name="P1" draw:layer="layout" svg:width="1.616cm" svg:height="2.36cm" svg:x="26.56cm" svg:y="5.877cm" svg:viewBox="0 0 1617 2361" draw:points="774,272 1384,272 1617,0 0,0 0,195 0,329 0,332 0,343 0,357 0,382 0,406 0,438 0,470 0,502 0,530 0,558 0,579 0,597 0,604 0,611 0,2361 223,2361">
          <text:p/>
        </draw:polygon>
        <draw:polygon draw:style-name="gr7" draw:text-style-name="P2" draw:layer="layout" svg:width="0cm" svg:height="0cm" svg:x="25.389cm" svg:y="5.81cm" svg:viewBox="0 0 0 0" draw:points="0,0">
          <text:p/>
        </draw:polygon>
        <draw:path draw:style-name="gr1" draw:text-style-name="P1" draw:layer="layout" svg:width="1.909cm" svg:height="0.431cm" svg:x="26.56cm" svg:y="5.446cm" svg:viewBox="0 0 1910 432" svg:d="M1814 198c32-32 57-71 71-106s21-67 25-92h-223c-7 18-14 39-35 60-7 11-17 18-32 29-7 3-14 10-24 14-14 7-36 14-67 14-18 0-32-4-43-7-10 0-17-4-28-7-7-7-18-11-25-18-10-7-21-18-28-25-21-24-28-42-35-60h-992-14-15-17-21-22-24-28-29-31-32-35-36-35-39v7 11 11 17 18 25 24 29 28 31 32 32 35 132h1617c70-86 141-167 197-234z">
          <text:p/>
        </draw:path>
        <draw:polygon draw:style-name="gr7" draw:text-style-name="P2" draw:layer="layout" svg:width="0cm" svg:height="0cm" svg:x="25.389cm" svg:y="5.81cm" svg:viewBox="0 0 0 0" draw:points="0,0">
          <text:p/>
        </draw:polygon>
        <draw:polygon draw:style-name="gr1" draw:text-style-name="P1" draw:layer="layout" svg:width="2.502cm" svg:height="0.187cm" svg:x="23.473cm" svg:y="2.998cm" svg:viewBox="0 0 2503 188" draw:points="0,0 471,0 2047,0 2503,0 2503,188 0,188">
          <text:p/>
        </draw:polygon>
        <draw:polygon draw:style-name="gr7" draw:text-style-name="P2" draw:layer="layout" svg:width="0cm" svg:height="0cm" svg:x="25.389cm" svg:y="5.81cm" svg:viewBox="0 0 0 0" draw:points="0,0">
          <text:p/>
        </draw:polygon>
        <draw:path draw:style-name="gr1" draw:text-style-name="P1" draw:layer="layout" svg:width="0.183cm" svg:height="2.448cm" svg:x="22.313cm" svg:y="2.998cm" svg:viewBox="0 0 184 2449" svg:d="M0 0h184-184v2435c0 4 0 11 3 14h181v-2449z">
          <text:p/>
        </draw:path>
        <draw:polygon draw:style-name="gr7" draw:text-style-name="P2" draw:layer="layout" svg:width="0cm" svg:height="0cm" svg:x="25.389cm" svg:y="5.81cm" svg:viewBox="0 0 0 0" draw:points="0,0">
          <text:p/>
        </draw:polygon>
        <draw:polygon draw:style-name="gr1" draw:text-style-name="P1" draw:layer="layout" svg:width="2.502cm" svg:height="0.187cm" svg:x="23.473cm" svg:y="3.185cm" svg:viewBox="0 0 2503 188" draw:points="291,188 272,174 251,156 233,139 216,121 194,107 177,93 156,79 134,64 113,53 92,39 71,28 46,18 25,11 0,0 2503,0 2481,11 2457,18 2436,28 2414,39 2393,53 2372,64 2351,79 2330,93 2312,107 2291,125 2273,139 2256,156 2238,174 2220,188 2047,188 471,188">
          <text:p/>
        </draw:polygon>
        <draw:polygon draw:style-name="gr7" draw:text-style-name="P2" draw:layer="layout" svg:width="0cm" svg:height="0cm" svg:x="25.389cm" svg:y="5.81cm" svg:viewBox="0 0 0 0" draw:points="0,0">
          <text:p/>
        </draw:polygon>
        <draw:path draw:style-name="gr1" draw:text-style-name="P1" draw:layer="layout" svg:width="0.484cm" svg:height="0.49cm" svg:x="22.972cm" svg:y="3.129cm" svg:viewBox="0 0 485 491" svg:d="M485 244c0 35-7 64-18 88-7 21-19 39-29 57-14 21-35 42-60 60-25 14-53 28-95 35-18 3-36 7-53 7-21-4-39-7-53-11-25-7-43-14-60-24-18-11-32-21-46-36-18-17-32-38-46-67-7-10-14-28-18-45-3-18-7-39-7-64 0-21 4-42 7-60 4-18 11-35 18-46 14-35 35-56 60-77 25-23 49-40 92-51 14-7 32-7 49-10 18 0 39 0 57 3 21 4 38 11 53 18 24 7 42 21 60 36 17 14 31 28 42 46 10 18 22 35 29 56 11 25 18 53 18 85z">
          <text:p/>
        </draw:path>
        <draw:polygon draw:style-name="gr7" draw:text-style-name="P2" draw:layer="layout" svg:width="0cm" svg:height="0cm" svg:x="25.389cm" svg:y="5.81cm" svg:viewBox="0 0 0 0" draw:points="0,0">
          <text:p/>
        </draw:polygon>
        <draw:path draw:style-name="gr1" draw:text-style-name="P1" draw:layer="layout" svg:width="0.483cm" svg:height="0.489cm" svg:x="25.971cm" svg:y="3.13cm" svg:viewBox="0 0 484 490" svg:d="M484 247c0 31-7 60-14 81-7 24-17 42-32 60-14 21-35 42-56 60-25 14-54 28-96 38-18 4-32 4-50 4-14 0-28-4-42-7-25-4-46-11-63-21-25-11-43-25-57-39-18-18-32-35-42-56-14-25-25-50-28-92-4-14-4-32-4-50 4-21 7-42 14-60 11-31 25-52 39-74 18-21 35-35 56-50 25-18 57-32 103-39 14-3 35-3 53 0 17 0 35 7 53 11 24 7 43 17 57 28 18 12 32 26 46 40 17 17 32 39 42 67 11 25 21 56 21 99z">
          <text:p/>
        </draw:path>
        <draw:polygon draw:style-name="gr7" draw:text-style-name="P2" draw:layer="layout" svg:width="0cm" svg:height="0cm" svg:x="25.389cm" svg:y="5.81cm" svg:viewBox="0 0 0 0" draw:points="0,0">
          <text:p/>
        </draw:polygon>
        <draw:polygon draw:style-name="gr1" draw:text-style-name="P1" draw:layer="layout" svg:width="0.525cm" svg:height="0.3cm" svg:x="26.035cm" svg:y="5.446cm" svg:viewBox="0 0 526 301" draw:points="0,301 526,301 526,270 526,234 526,202 526,171 526,143 526,114 526,90 526,64 526,46 526,29 526,18 526,7 526,0 0,0 0,7 0,18 0,29 0,46 0,64 0,90 0,114 0,143 0,171 0,202 0,234 0,270">
          <text:p/>
        </draw:polygon>
        <draw:polygon draw:style-name="gr7" draw:text-style-name="P2" draw:layer="layout" svg:width="0cm" svg:height="0cm" svg:x="25.389cm" svg:y="5.81cm" svg:viewBox="0 0 0 0" draw:points="0,0">
          <text:p/>
        </draw:polygon>
        <draw:path draw:style-name="gr1" draw:text-style-name="P1" draw:layer="layout" svg:width="0.525cm" svg:height="0.304cm" svg:x="26.035cm" svg:y="9.069cm" svg:viewBox="0 0 526 305" svg:d="M0 305h526v-4c0-3 0-3 0-3 0-4 0-7 0-11 0-3 0-7 0-14 0-3 0-11 0-14 0-7 0-14 0-21s0-14 0-21c0-11 0-18 0-25 0-11 0-22 0-29 0-11 0-21 0-32 0-7 0-18 0-28 0-11 0-21 0-32 0-25 0-46 0-71h-526c0 25 0 46 0 71 0 11 0 21 0 32 0 10 0 21 0 28 0 11 0 21 0 32 0 7 0 18 0 29 0 7 0 14 0 25 0 7 0 14 0 21s0 14 0 21c0 3 0 11 0 14 0 7 0 11 0 14 0 4 0 7 0 11v3z">
          <text:p/>
        </draw:path>
        <draw:polygon draw:style-name="gr7" draw:text-style-name="P2" draw:layer="layout" svg:width="0cm" svg:height="0cm" svg:x="25.389cm" svg:y="5.81cm" svg:viewBox="0 0 0 0" draw:points="0,0">
          <text:p/>
        </draw:polygon>
        <draw:path draw:style-name="gr1" draw:text-style-name="P1" draw:layer="layout" svg:width="0.337cm" svg:height="0.34cm" svg:x="26.042cm" svg:y="3.205cm" svg:viewBox="0 0 338 341" svg:d="M338 168c0 25-3 46-10 64-7 17-14 31-25 42-11 14-25 28-42 39-18 10-36 17-60 24-11 0-22 4-32 4-11 0-18-4-25-4-17-3-32-7-42-14-33-14-61-31-75-63-11-18-21-39-25-67-3-11-3-25 0-39 0-18 4-32 11-46 7-21 14-39 28-53s28-25 47-33c17-10 39-17 67-21 21-3 46 0 63 7 32 7 53 22 71 40 14 14 25 28 35 50 7 17 14 42 14 70z">
          <text:p/>
        </draw:path>
        <draw:polygon draw:style-name="gr7" draw:text-style-name="P2" draw:layer="layout" svg:width="0cm" svg:height="0cm" svg:x="25.389cm" svg:y="5.81cm" svg:viewBox="0 0 0 0" draw:points="0,0">
          <text:p/>
        </draw:polygon>
        <draw:path draw:style-name="gr1" draw:text-style-name="P1" draw:layer="layout" svg:width="0.337cm" svg:height="0.34cm" svg:x="26.042cm" svg:y="3.205cm" svg:viewBox="0 0 338 341" svg:d="M338 168c0 25-3 46-10 64-7 17-14 31-25 42-11 14-25 28-42 39-18 10-36 17-60 24-11 0-22 4-32 4-11 0-18-4-25-4-17-3-32-7-42-14-33-14-61-31-75-63-11-18-21-39-25-67-3-11-3-25 0-39 0-18 4-32 11-46 7-21 14-39 28-53s28-25 47-33c17-10 39-17 67-21 21-3 46 0 63 7 32 7 53 22 71 40 14 14 25 28 35 50 7 17 14 42 14 70 0 18 0 32-3 46-7 21-18 42-29 56 11-14 22-35 29-56 3-14 3-28 3-46 0-7 0-18 0-25 0 7 0 18 0 25z">
          <text:p/>
        </draw:path>
        <draw:polygon draw:style-name="gr7" draw:text-style-name="P2" draw:layer="layout" svg:width="0cm" svg:height="0cm" svg:x="25.389cm" svg:y="5.81cm" svg:viewBox="0 0 0 0" draw:points="0,0">
          <text:p/>
        </draw:polygon>
        <draw:path draw:style-name="gr1" draw:text-style-name="P1" draw:layer="layout" svg:width="0.339cm" svg:height="0.336cm" svg:x="23.043cm" svg:y="3.205cm" svg:viewBox="0 0 340 337" svg:d="M340 167c0 25-4 46-11 64-7 17-14 28-25 42-3 0-3 3-3 3-14 15-28 29-43 36-17 10-35 18-59 25-11 0-22 0-32 0-14 0-25 0-36-3-29-12-50-22-71-40-14-11-28-25-39-46-3-7-7-21-14-32-4-14-7-31-7-49s3-35 7-46c7-14 11-24 14-35 14-21 32-39 46-53 18-14 39-21 64-28 11-4 22-4 32-4 11-3 25 0 36 0 14 4 24 4 35 11 14 3 28 10 39 21 10 7 21 18 31 32 11 10 18 21 25 39 7 17 11 38 11 63z">
          <text:p/>
        </draw:path>
        <draw:polygon draw:style-name="gr7" draw:text-style-name="P2" draw:layer="layout" svg:width="0cm" svg:height="0cm" svg:x="25.389cm" svg:y="5.81cm" svg:viewBox="0 0 0 0" draw:points="0,0">
          <text:p/>
        </draw:polygon>
        <draw:path draw:style-name="gr1" draw:text-style-name="P1" draw:layer="layout" svg:width="0.339cm" svg:height="0.336cm" svg:x="23.043cm" svg:y="3.205cm" svg:viewBox="0 0 340 337" svg:d="M318 248c4 0 4-3 4-3 11-18 18-43 18-78 0-21-4-39-11-56-3-14-11-25-18-36 0-3 0-3 0-3v3c7 11 15 22 18 36 7 17 11 35 11 56 0 25-4 46-11 64-7 17-14 28-25 42-3 0-3 3-3 3 0-3 3-3 7-7-4 4-7 4-7 7-14 15-28 29-43 36-17 10-35 18-59 25-11 0-22 0-32 0-14 0-25 0-36-3-29-12-50-22-71-40-14-11-28-25-39-46-3-7-7-21-14-32-4-14-7-31-7-49s3-35 7-46c7-14 11-24 14-35 14-21 32-39 46-53 18-14 39-21 64-28 11-4 22-4 32-4 11-3 25 0 36 0 14 4 24 4 35 11 14 3 28 10 39 21 10 7 21 18 31 32 11 10 18 21 25 39 7 17 11 38 11 63 0 35-7 60-18 78 0 0 0 3-4 3z">
          <text:p/>
        </draw:path>
        <draw:polygon draw:style-name="gr7" draw:text-style-name="P2" draw:layer="layout" svg:width="0cm" svg:height="0cm" svg:x="25.389cm" svg:y="5.81cm" svg:viewBox="0 0 0 0" draw:points="0,0">
          <text:p/>
        </draw:polygon>
        <draw:path draw:style-name="gr1" draw:text-style-name="P1" draw:layer="layout" svg:width="0.332cm" svg:height="0.331cm" svg:x="27.921cm" svg:y="5.232cm" svg:viewBox="0 0 333 332" svg:d="M326 215c4-15 7-32 7-50 0-63-38-123-98-152-60-24-132-14-178 29-49 42-70 109-49 173 7 18 14 39 35 60 7 11 14 18 28 29 7 3 15 10 25 14 7 3 18 7 28 7 12 3 26 7 44 7 31 0 53-7 67-14 10-4 17-11 24-14 15-11 25-18 32-29 21-21 28-42 35-60z">
          <text:p/>
        </draw:path>
        <draw:polygon draw:style-name="gr7" draw:text-style-name="P2" draw:layer="layout" svg:width="0cm" svg:height="0cm" svg:x="25.389cm" svg:y="5.81cm" svg:viewBox="0 0 0 0" draw:points="0,0">
          <text:p/>
        </draw:polygon>
        <draw:path draw:style-name="gr9" draw:text-style-name="P1" draw:layer="layout" svg:width="0.332cm" svg:height="0.332cm" svg:x="22.524cm" svg:y="2.458cm" svg:viewBox="0 0 333 333" svg:d="M333 167c0 92-74 166-166 166-93 0-167-74-167-166s74-167 167-167c92 0 166 75 166 167z">
          <text:p/>
        </draw:path>
        <draw:polygon draw:style-name="gr7" draw:text-style-name="P2" draw:layer="layout" svg:width="0cm" svg:height="0cm" svg:x="25.389cm" svg:y="5.81cm" svg:viewBox="0 0 0 0" draw:points="0,0">
          <text:p/>
        </draw:polygon>
        <draw:path draw:style-name="gr9" draw:text-style-name="P1" draw:layer="layout" svg:width="0.331cm" svg:height="0.332cm" svg:x="27.922cm" svg:y="2.458cm" svg:viewBox="0 0 332 333" svg:d="M332 167c0 92-74 166-165 166-92 0-167-74-167-166s75-167 167-167c91 0 165 75 165 167z">
          <text:p/>
        </draw:path>
        <draw:polygon draw:style-name="gr7" draw:text-style-name="P2" draw:layer="layout" svg:width="0cm" svg:height="0cm" svg:x="25.389cm" svg:y="5.81cm" svg:viewBox="0 0 0 0" draw:points="0,0">
          <text:p/>
        </draw:polygon>
        <draw:path draw:style-name="gr1" draw:text-style-name="P1" draw:layer="layout" svg:width="0.639cm" svg:height="0.074cm" svg:x="25.396cm" svg:y="8.237cm" svg:viewBox="0 0 640 75" svg:d="M640 75v-75h-640c7 15 18 29 25 43 10 18 17 32 17 32z">
          <text:p/>
        </draw:path>
        <draw:polygon draw:style-name="gr7" draw:text-style-name="P2" draw:layer="layout" svg:width="0cm" svg:height="0cm" svg:x="25.389cm" svg:y="5.81cm" svg:viewBox="0 0 0 0" draw:points="0,0">
          <text:p/>
        </draw:polygon>
        <draw:path draw:style-name="gr1" draw:text-style-name="P1" draw:layer="layout" svg:width="0.318cm" svg:height="0.117cm" svg:x="22.531cm" svg:y="5.446cm" svg:viewBox="0 0 319 118" svg:d="M319 0c-7 15-14 29-25 46-7 11-17 26-35 40-7 4-14 7-21 14-11 4-21 11-39 14-11 0-21 4-35 4s-30 0-40-4c-11-3-18-3-25-7-14-3-21-10-28-14-14-10-25-18-32-28-24-26-35-47-39-65h15 70 93 113z">
          <text:p/>
        </draw:path>
        <draw:polygon draw:style-name="gr7" draw:text-style-name="P2" draw:layer="layout" svg:width="0cm" svg:height="0cm" svg:x="25.389cm" svg:y="5.81cm" svg:viewBox="0 0 0 0" draw:points="0,0">
          <text:p/>
        </draw:polygon>
        <draw:path draw:style-name="gr1" draw:text-style-name="P1" draw:layer="layout" svg:width="0.222cm" svg:height="0.074cm" svg:x="26.56cm" svg:y="8.237cm" svg:viewBox="0 0 223 75" svg:d="M206 75v-4-3-4c3-3 3-3 3-3 0-4 0-7 0-7 4-4 4-7 4-11 3-14 7-28 10-43h-223v75z">
          <text:p/>
        </draw:path>
        <draw:polygon draw:style-name="gr7" draw:text-style-name="P2" draw:layer="layout" svg:width="0cm" svg:height="0cm" svg:x="25.389cm" svg:y="5.81cm" svg:viewBox="0 0 0 0" draw:points="0,0">
          <text:p/>
        </draw:polygon>
        <draw:polygon draw:style-name="gr1" draw:text-style-name="P1" draw:layer="layout" svg:width="0.385cm" svg:height="0.081cm" svg:x="23.808cm" svg:y="6.011cm" svg:viewBox="0 0 386 82" draw:points="386,82 340,0 0,0">
          <text:p/>
        </draw:polygon>
        <draw:polygon draw:style-name="gr7" draw:text-style-name="P2" draw:layer="layout" svg:width="0cm" svg:height="0cm" svg:x="25.389cm" svg:y="5.81cm" svg:viewBox="0 0 0 0" draw:points="0,0">
          <text:p/>
        </draw:polygon>
        <draw:polygon draw:style-name="gr1" draw:text-style-name="P1" draw:layer="layout" svg:width="1.418cm" svg:height="0cm" svg:x="25.519cm" svg:y="2.998cm" svg:viewBox="0 0 1419 0" draw:points="0,0 456,0 1419,0 1369,0 1299,0 1207,0 1101,0 978,0 847,0 710,0 572,0 441,0 318,0 212,0 117,0 46,0">
          <text:p/>
        </draw:polygon>
        <draw:polygon draw:style-name="gr7" draw:text-style-name="P2" draw:layer="layout" svg:width="0cm" svg:height="0cm" svg:x="25.389cm" svg:y="5.81cm" svg:viewBox="0 0 0 0" draw:points="0,0">
          <text:p/>
        </draw:polygon>
        <draw:path draw:style-name="gr1" draw:text-style-name="P1" draw:layer="layout" svg:width="0.232cm" svg:height="0.336cm" svg:x="26.042cm" svg:y="3.205cm" svg:viewBox="0 0 233 337" svg:d="M233 12c-10-4-21-7-31-11-11 0-25-3-36 0-14 0-28 0-38 4-15 3-25 7-36 14-14 7-28 14-40 25-10 14-24 28-31 45-7 11-14 29-18 46-3 14-3 29-3 43s3 28 7 35c7 28 21 46 31 63 11 11 26 22 40 32 11 7 21 14 35 19 11 3 25 7 39 10 11 0 21 0 32 0-11 0-21 0-32 0-14-3-28-7-39-10-14-5-24-12-35-19-14-10-29-21-40-32-10-17-24-35-31-63-4-7-7-21-7-35s0-29 3-43c4-17 11-35 18-46 7-17 21-31 31-45 12-11 26-18 40-25 11-7 21-11 36-14 10-4 24-4 38-4 11-3 25 0 36 0 10 4 21 7 31 11z">
          <text:p/>
        </draw:path>
        <draw:polygon draw:style-name="gr7" draw:text-style-name="P2" draw:layer="layout" svg:width="0cm" svg:height="0cm" svg:x="25.389cm" svg:y="5.81cm" svg:viewBox="0 0 0 0" draw:points="0,0">
          <text:p/>
        </draw:polygon>
        <draw:polygon draw:style-name="gr1" draw:text-style-name="P1" draw:layer="layout" svg:width="0cm" svg:height="0cm" svg:x="26.356cm" svg:y="3.287cm" svg:viewBox="0 0 0 0" draw:points="0,0">
          <text:p/>
        </draw:polygon>
        <draw:polygon draw:style-name="gr7" draw:text-style-name="P2" draw:layer="layout" svg:width="0cm" svg:height="0cm" svg:x="25.389cm" svg:y="5.81cm" svg:viewBox="0 0 0 0" draw:points="0,0">
          <text:p/>
        </draw:polygon>
        <draw:path draw:style-name="gr1" draw:text-style-name="P1" draw:layer="layout" svg:width="0.007cm" svg:height="0.046cm" svg:x="23.043cm" svg:y="3.372cm" svg:viewBox="0 0 8 47" svg:d="M8 47c-5-14-8-33-8-47 0 14 3 33 8 47z">
          <text:p/>
        </draw:path>
        <draw:polygon draw:style-name="gr7" draw:text-style-name="P2" draw:layer="layout" svg:width="0cm" svg:height="0cm" svg:x="25.389cm" svg:y="5.81cm" svg:viewBox="0 0 0 0" draw:points="0,0">
          <text:p/>
        </draw:polygon>
        <draw:polygon draw:style-name="gr1" draw:text-style-name="P1" draw:layer="layout" svg:width="0cm" svg:height="0cm" svg:x="23.043cm" svg:y="3.369cm" svg:viewBox="0 0 0 0" draw:points="0,0">
          <text:p/>
        </draw:polygon>
        <draw:polygon draw:style-name="gr7" draw:text-style-name="P2" draw:layer="layout" svg:width="0cm" svg:height="0cm" svg:x="25.389cm" svg:y="5.81cm" svg:viewBox="0 0 0 0" draw:points="0,0">
          <text:p/>
        </draw:polygon>
        <draw:polygon draw:style-name="gr1" draw:text-style-name="P1" draw:layer="layout" svg:width="0cm" svg:height="0cm" svg:x="23.061cm" svg:y="3.298cm" svg:viewBox="0 0 0 0" draw:points="0,0">
          <text:p/>
        </draw:polygon>
        <draw:polygon draw:style-name="gr7" draw:text-style-name="P2" draw:layer="layout" svg:width="0cm" svg:height="0cm" svg:x="25.389cm" svg:y="5.81cm" svg:viewBox="0 0 0 0" draw:points="0,0">
          <text:p/>
        </draw:polygon>
        <draw:polygon draw:style-name="gr1" draw:text-style-name="P1" draw:layer="layout" svg:width="0cm" svg:height="0cm" svg:x="23.075cm" svg:y="3.471cm" svg:viewBox="0 0 0 0" draw:points="0,0">
          <text:p/>
        </draw:polygon>
        <draw:polygon draw:style-name="gr7" draw:text-style-name="P2" draw:layer="layout" svg:width="0cm" svg:height="0cm" svg:x="25.389cm" svg:y="5.81cm" svg:viewBox="0 0 0 0" draw:points="0,0">
          <text:p/>
        </draw:polygon>
        <draw:path draw:style-name="gr1" draw:text-style-name="P1" draw:layer="layout" svg:width="0.095cm" svg:height="0.067cm" svg:x="23.078cm" svg:y="3.471cm" svg:viewBox="0 0 96 68" svg:d="M96 68c-21-7-38-14-53-26-18-10-32-25-43-42 11 17 25 32 43 42 15 12 32 19 53 26z">
          <text:p/>
        </draw:path>
        <draw:polygon draw:style-name="gr7" draw:text-style-name="P2" draw:layer="layout" svg:width="0cm" svg:height="0cm" svg:x="25.389cm" svg:y="5.81cm" svg:viewBox="0 0 0 0" draw:points="0,0">
          <text:p/>
        </draw:polygon>
        <draw:polygon draw:style-name="gr1" draw:text-style-name="P1" draw:layer="layout" svg:width="0cm" svg:height="0cm" svg:x="23.195cm" svg:y="3.541cm" svg:viewBox="0 0 0 0" draw:points="0,0">
          <text:p/>
        </draw:polygon>
        <draw:polygon draw:style-name="gr7" draw:text-style-name="P2" draw:layer="layout" svg:width="0cm" svg:height="0cm" svg:x="25.389cm" svg:y="5.81cm" svg:viewBox="0 0 0 0" draw:points="0,0">
          <text:p/>
        </draw:polygon>
        <draw:polygon draw:style-name="gr1" draw:text-style-name="P1" draw:layer="layout" svg:width="0cm" svg:height="0cm" svg:x="23.212cm" svg:y="3.541cm" svg:viewBox="0 0 0 0" draw:points="0,0">
          <text:p/>
        </draw:polygon>
        <draw:polygon draw:style-name="gr7" draw:text-style-name="P2" draw:layer="layout" svg:width="0cm" svg:height="0cm" svg:x="25.389cm" svg:y="5.81cm" svg:viewBox="0 0 0 0" draw:points="0,0">
          <text:p/>
        </draw:polygon>
        <draw:polygon draw:style-name="gr1" draw:text-style-name="P1" draw:layer="layout" svg:width="0cm" svg:height="0cm" svg:x="23.343cm" svg:y="3.266cm" svg:viewBox="0 0 0 0" draw:points="0,0">
          <text:p/>
        </draw:polygon>
        <draw:polygon draw:style-name="gr7" draw:text-style-name="P2" draw:layer="layout" svg:width="0cm" svg:height="0cm" svg:x="25.389cm" svg:y="5.81cm" svg:viewBox="0 0 0 0" draw:points="0,0">
          <text:p/>
        </draw:polygon>
        <draw:path draw:style-name="gr1" draw:text-style-name="P1" draw:layer="layout" svg:width="0.039cm" svg:height="0.021cm" svg:x="26.274cm" svg:y="3.217cm" svg:viewBox="0 0 40 22" svg:d="M40 22c-14-11-24-19-40-22 16 3 26 11 40 22z">
          <text:p/>
        </draw:path>
        <draw:polygon draw:style-name="gr7" draw:text-style-name="P2" draw:layer="layout" svg:width="0cm" svg:height="0cm" svg:x="25.389cm" svg:y="5.81cm" svg:viewBox="0 0 0 0" draw:points="0,0">
          <text:p/>
        </draw:polygon>
        <draw:line draw:style-name="gr8" draw:text-style-name="P2" draw:layer="layout" svg:x1="26.56cm" svg:y1="8.237cm" svg:x2="26.56cm" svg:y2="6.071cm">
          <text:p/>
        </draw:line>
        <draw:line draw:style-name="gr8" draw:text-style-name="P2" draw:layer="layout" svg:x1="26.56cm" svg:y1="6.071cm" svg:x2="26.56cm" svg:y2="5.746cm">
          <text:p/>
        </draw:line>
        <draw:polyline draw:style-name="gr8" draw:text-style-name="P2" draw:layer="layout" svg:width="0cm" svg:height="0.299cm" svg:x="26.56cm" svg:y="5.446cm" svg:viewBox="0 0 0 300" draw:points="0,300 0,265 0,233 0,201 0,170 0,142 0,113 0,89 0,64 0,46 0,29 0,18 0,7 0,0">
          <text:p/>
        </draw:polyline>
        <draw:line draw:style-name="gr8" draw:text-style-name="P2" draw:layer="layout" svg:x1="26.56cm" svg:y1="5.746cm" svg:x2="26.56cm" svg:y2="9.069cm">
          <text:p/>
        </draw:line>
        <draw:path draw:style-name="gr8" draw:text-style-name="P2" draw:layer="layout" svg:width="0cm" svg:height="0.299cm" svg:x="26.56cm" svg:y="9.069cm" svg:viewBox="0 0 0 300" svg:d="M0 300c0-3 0-3 0-7v-7c0-7 0-10 0-14 0-7 0-11 0-18 0-3 0-10 0-17s0-14 0-25c0-7 0-14 0-25 0-7 0-17 0-24 0-11 0-21 0-32s0-21 0-32c0-7 0-21 0-32 0-21 0-42 0-67">
          <text:p/>
        </draw:path>
        <draw:polyline draw:style-name="gr8" draw:text-style-name="P2" draw:layer="layout" svg:width="0cm" svg:height="0.278cm" svg:x="26.56cm" svg:y="6.205cm" svg:viewBox="0 0 0 279" draw:points="0,0 0,14 0,28 0,53 0,77 0,109 0,137 0,169 0,201 0,226 0,247 0,264 0,275 0,279">
          <text:p/>
        </draw:polyline>
        <draw:polyline draw:style-name="gr8" draw:text-style-name="P2" draw:layer="layout" svg:width="0cm" svg:height="0.281cm" svg:x="26.56cm" svg:y="8.526cm" svg:viewBox="0 0 0 282" draw:points="0,0 0,4 0,14 0,32 0,53 0,81 0,110 0,141 0,173 0,201 0,229 0,251 0,268 0,279 0,282">
          <text:p/>
        </draw:polyline>
        <draw:line draw:style-name="gr8" draw:text-style-name="P2" draw:layer="layout" svg:x1="26.782cm" svg:y1="8.237cm" svg:x2="26.56cm" svg:y2="8.237cm">
          <text:p/>
        </draw:line>
        <draw:path draw:style-name="gr8" draw:text-style-name="P2" draw:layer="layout" svg:width="0.011cm" svg:height="0.032cm" svg:x="26.761cm" svg:y="8.279cm" svg:viewBox="0 0 12 33" svg:d="M12 0c-4 19-12 33-12 33">
          <text:p/>
        </draw:path>
        <draw:path draw:style-name="gr8" draw:text-style-name="P2" draw:layer="layout" svg:width="0.021cm" svg:height="0.074cm" svg:x="26.761cm" svg:y="8.237cm" svg:viewBox="0 0 22 75" svg:d="M0 75h5v-4-3-4c0-3 3-7 3-10 4-14 11-32 14-54">
          <text:p/>
        </draw:path>
        <draw:line draw:style-name="gr8" draw:text-style-name="P2" draw:layer="layout" svg:x1="27.943cm" svg:y1="6.149cm" svg:x2="28.177cm" svg:y2="5.877cm">
          <text:p/>
        </draw:line>
        <draw:line draw:style-name="gr8" draw:text-style-name="P2" draw:layer="layout" svg:x1="27.334cm" svg:y1="6.148cm" svg:x2="26.782cm" svg:y2="8.238cm">
          <text:p/>
        </draw:line>
        <draw:line draw:style-name="gr8" draw:text-style-name="P2" draw:layer="layout" svg:x1="27.333cm" svg:y1="6.148cm" svg:x2="27.943cm" svg:y2="6.148cm">
          <text:p/>
        </draw:line>
        <draw:line draw:style-name="gr8" draw:text-style-name="P2" draw:layer="layout" svg:x1="26.56cm" svg:y1="5.877cm" svg:x2="28.176cm" svg:y2="5.877cm">
          <text:p/>
        </draw:line>
        <draw:line draw:style-name="gr8" draw:text-style-name="P2" draw:layer="layout" svg:x1="28.465cm" svg:y1="5.446cm" svg:x2="28.243cm" svg:y2="5.446cm">
          <text:p/>
        </draw:line>
        <draw:path draw:style-name="gr8" draw:text-style-name="P2" draw:layer="layout" svg:width="0.317cm" svg:height="0.117cm" svg:x="27.929cm" svg:y="5.446cm" svg:viewBox="0 0 318 118" svg:d="M0 0c7 18 14 36 35 60 7 12 14 19 28 30 7 3 15 10 25 14 7 3 18 7 28 7 12 3 26 7 44 7 31 0 49-7 63-14 11-4 21-11 28-14 15-11 25-18 32-30 21-21 28-42 35-60">
          <text:p/>
        </draw:path>
        <draw:line draw:style-name="gr8" draw:text-style-name="P2" draw:layer="layout" svg:x1="27.929cm" svg:y1="5.446cm" svg:x2="26.938cm" svg:y2="5.446cm">
          <text:p/>
        </draw:line>
        <draw:path draw:style-name="gr8" draw:text-style-name="P2" draw:layer="layout" svg:width="0.197cm" svg:height="0.233cm" svg:x="28.176cm" svg:y="5.644cm" svg:viewBox="0 0 198 234" svg:d="M198 0c-56 68-128 149-198 234">
          <text:p/>
        </draw:path>
        <draw:path draw:style-name="gr8" draw:text-style-name="P2" draw:layer="layout" svg:width="0.096cm" svg:height="0.198cm" svg:x="28.373cm" svg:y="5.446cm" svg:viewBox="0 0 97 199" svg:d="M0 199c32-33 57-72 71-107 15-35 22-67 26-92">
          <text:p/>
        </draw:path>
        <draw:polyline draw:style-name="gr8" draw:text-style-name="P2" draw:layer="layout" svg:width="0.377cm" svg:height="0cm" svg:x="26.56cm" svg:y="5.446cm" svg:viewBox="0 0 378 0" draw:points="378,0 364,0 349,0 332,0 311,0 289,0 265,0 237,0 208,0 177,0 145,0 110,0 74,0 39,0 0,0">
          <text:p/>
        </draw:polyline>
        <draw:line draw:style-name="gr8" draw:text-style-name="P2" draw:layer="layout" svg:x1="26.035cm" svg:y1="5.446cm" svg:x2="26.56cm" svg:y2="5.446cm">
          <text:p/>
        </draw:line>
        <draw:line draw:style-name="gr8" draw:text-style-name="P2" draw:layer="layout" svg:x1="26.035cm" svg:y1="5.746cm" svg:x2="26.56cm" svg:y2="5.746cm">
          <text:p/>
        </draw:line>
        <draw:polyline draw:style-name="gr8" draw:text-style-name="P2" draw:layer="layout" svg:width="0cm" svg:height="0.299cm" svg:x="26.035cm" svg:y="5.446cm" svg:viewBox="0 0 0 300" draw:points="0,300 0,265 0,233 0,201 0,170 0,142 0,113 0,89 0,64 0,46 0,29 0,18 0,7 0,0">
          <text:p/>
        </draw:polyline>
        <draw:line draw:style-name="gr8" draw:text-style-name="P2" draw:layer="layout" svg:x1="26.035cm" svg:y1="9.069cm" svg:x2="26.035cm" svg:y2="5.746cm">
          <text:p/>
        </draw:line>
        <draw:line draw:style-name="gr8" draw:text-style-name="P2" draw:layer="layout" svg:x1="26.56cm" svg:y1="9.069cm" svg:x2="26.035cm" svg:y2="9.069cm">
          <text:p/>
        </draw:line>
        <draw:path draw:style-name="gr8" draw:text-style-name="P2" draw:layer="layout" svg:width="0cm" svg:height="0.299cm" svg:x="26.035cm" svg:y="9.069cm" svg:viewBox="0 0 0 300" svg:d="M0 300c0-3 0-3 0-7v-7c0-7 0-10 0-14 0-7 0-11 0-18 0-3 0-10 0-17s0-14 0-25c0-7 0-14 0-25 0-7 0-17 0-24 0-11 0-21 0-32s0-21 0-32c0-7 0-21 0-32 0-21 0-42 0-67">
          <text:p/>
        </draw:path>
        <draw:line draw:style-name="gr8" draw:text-style-name="P2" draw:layer="layout" svg:x1="26.035cm" svg:y1="9.369cm" svg:x2="26.56cm" svg:y2="9.369cm">
          <text:p/>
        </draw:line>
        <draw:line draw:style-name="gr8" draw:text-style-name="P2" draw:layer="layout" svg:x1="26.035cm" svg:y1="8.237cm" svg:x2="25.396cm" svg:y2="8.237cm">
          <text:p/>
        </draw:line>
        <draw:path draw:style-name="gr8" draw:text-style-name="P2" draw:layer="layout" svg:width="0.042cm" svg:height="0.074cm" svg:x="25.396cm" svg:y="8.237cm" svg:viewBox="0 0 43 75" svg:d="M0 0c11 22 21 40 32 54 0 0 0 3 3 7v3c5 0 5 4 5 4v3c3 0 3 4 3 4">
          <text:p/>
        </draw:path>
        <draw:path draw:style-name="gr8" draw:text-style-name="P2" draw:layer="layout" svg:width="0.017cm" svg:height="0.032cm" svg:x="25.421cm" svg:y="8.279cm" svg:viewBox="0 0 18 33" svg:d="M18 33c0 0-7-14-18-33">
          <text:p/>
        </draw:path>
        <draw:line draw:style-name="gr8" draw:text-style-name="P2" draw:layer="layout" svg:x1="25.397cm" svg:y1="8.238cm" svg:x2="24.147cm" svg:y2="6.011cm">
          <text:p/>
        </draw:line>
        <draw:path draw:style-name="gr8" draw:text-style-name="P2" draw:layer="layout" svg:width="0.01cm" svg:height="0.049cm" svg:x="28.243cm" svg:y="5.397cm" svg:viewBox="0 0 11 50" svg:d="M0 50c8-14 11-31 11-50">
          <text:p/>
        </draw:path>
        <draw:path draw:style-name="gr8" draw:text-style-name="P2" draw:layer="layout" svg:width="0.332cm" svg:height="0.213cm" svg:x="27.921cm" svg:y="5.232cm" svg:viewBox="0 0 333 214" svg:d="M333 165c0-63-38-123-98-152-60-25-132-15-178 29-49 42-70 109-49 172">
          <text:p/>
        </draw:path>
        <draw:line draw:style-name="gr8" draw:text-style-name="P2" draw:layer="layout" svg:x1="26.938cm" svg:y1="2.998cm" svg:x2="28.469cm" svg:y2="2.998cm">
          <text:p/>
        </draw:line>
        <draw:line draw:style-name="gr8" draw:text-style-name="P2" draw:layer="layout" svg:x1="28.469cm" svg:y1="5.432cm" svg:x2="28.469cm" svg:y2="2.998cm">
          <text:p/>
        </draw:line>
        <draw:path draw:style-name="gr8" draw:text-style-name="P2" draw:layer="layout" svg:width="0.007cm" svg:height="0.014cm" svg:x="28.465cm" svg:y="5.432cm" svg:viewBox="0 0 8 15" svg:d="M0 15c5-3 5-11 8-15">
          <text:p/>
        </draw:path>
        <draw:line draw:style-name="gr8" draw:text-style-name="P2" draw:layer="layout" svg:x1="26.938cm" svg:y1="5.446cm" svg:x2="26.938cm" svg:y2="2.998cm">
          <text:p/>
        </draw:line>
        <draw:path draw:style-name="gr8" draw:text-style-name="P2" draw:layer="layout" svg:width="0cm" svg:height="0.027cm" svg:x="26.38cm" svg:y="3.344cm" svg:viewBox="0 0 0 28" svg:d="M0 28c0-7 0-18 0-28">
          <text:p/>
        </draw:path>
        <draw:path draw:style-name="gr8" draw:text-style-name="P2" draw:layer="layout" svg:width="0.039cm" svg:height="0.021cm" svg:x="26.274cm" svg:y="3.217cm" svg:viewBox="0 0 40 22" svg:d="M40 22c-14-11-24-19-40-22">
          <text:p/>
        </draw:path>
        <draw:path draw:style-name="gr8" draw:text-style-name="P2" draw:layer="layout" svg:width="0.031cm" svg:height="0.011cm" svg:x="26.243cm" svg:y="3.206cm" svg:viewBox="0 0 32 12" svg:d="M32 12c-11-5-22-8-32-12">
          <text:p/>
        </draw:path>
        <draw:path draw:style-name="gr8" draw:text-style-name="P2" draw:layer="layout" svg:width="0.035cm" svg:height="0.102cm" svg:x="26.345cm" svg:y="3.372cm" svg:viewBox="0 0 36 103" svg:d="M36 0c0 18 0 32-3 47-8 21-19 42-33 56">
          <text:p/>
        </draw:path>
        <draw:path draw:style-name="gr8" draw:text-style-name="P2" draw:layer="layout" svg:width="0.201cm" svg:height="0.336cm" svg:x="26.042cm" svg:y="3.205cm" svg:viewBox="0 0 202 337" svg:d="M202 1c-11 0-26-3-40 0-11 0-25 0-35 4-15 3-29 7-39 14-11 7-25 14-36 25-10 14-24 28-31 45-7 11-14 29-18 46-3 14-3 29-3 43s3 28 7 35c7 28 21 46 31 63 11 11 25 22 36 32 10 7 24 14 38 19 11 3 22 7 36 10 10 0 24 0 35 0">
          <text:p/>
        </draw:path>
        <draw:polyline draw:style-name="gr8" draw:text-style-name="P2" draw:layer="layout" svg:width="1.418cm" svg:height="0cm" svg:x="25.519cm" svg:y="2.998cm" svg:viewBox="0 0 1419 0" draw:points="1419,0 1369,0 1299,0 1207,0 1101,0 978,0 847,0 710,0 572,0 441,0 318,0 212,0 117,0 46,0 0,0">
          <text:p/>
        </draw:polyline>
        <draw:polyline draw:style-name="gr8" draw:text-style-name="P2" draw:layer="layout" svg:width="0.515cm" svg:height="0cm" svg:x="25.519cm" svg:y="5.446cm" svg:viewBox="0 0 516 0" draw:points="516,0 463,0 413,0 364,0 318,0 272,0 230,0 187,0 152,0 117,0 85,0 60,0 36,0 15,0 0,0">
          <text:p/>
        </draw:polyline>
        <draw:polyline draw:style-name="gr8" draw:text-style-name="P2" draw:layer="layout" svg:width="0.455cm" svg:height="0cm" svg:x="25.519cm" svg:y="2.998cm" svg:viewBox="0 0 456 0" draw:points="456,0 410,0 364,0 321,0 279,0 240,0 202,0 166,0 135,0 103,0 78,0 53,0 32,0 15,0 0,0">
          <text:p/>
        </draw:polyline>
        <draw:line draw:style-name="gr8" draw:text-style-name="P2" draw:layer="layout" svg:x1="25.519cm" svg:y1="5.446cm" svg:x2="25.519cm" svg:y2="3.372cm">
          <text:p/>
        </draw:line>
        <draw:line draw:style-name="gr8" draw:text-style-name="P2" draw:layer="layout" svg:x1="25.975cm" svg:y1="2.998cm" svg:x2="25.975cm" svg:y2="3.185cm">
          <text:p/>
        </draw:line>
        <draw:polyline draw:style-name="gr8" draw:text-style-name="P2" draw:layer="layout" svg:width="0.283cm" svg:height="0.187cm" svg:x="25.692cm" svg:y="3.185cm" svg:viewBox="0 0 284 188" draw:points="284,0 262,11 238,18 217,28 195,39 174,53 153,64 132,79 110,93 89,107 71,125 53,139 32,156 18,174 0,188">
          <text:p/>
        </draw:polyline>
        <draw:path draw:style-name="gr8" draw:text-style-name="P2" draw:layer="layout" svg:width="0.483cm" svg:height="0.489cm" svg:x="25.971cm" svg:y="3.13cm" svg:viewBox="0 0 484 490" svg:d="M484 247c0 31-7 60-14 81-7 24-17 42-32 60-14 21-35 42-56 60-25 14-54 28-96 38-18 4-32 4-50 4-14 0-28-4-42-7-25-4-46-11-63-21-25-11-43-25-57-39-18-18-32-35-42-56-14-25-25-50-28-92-4-14-4-32-4-50 4-21 7-42 14-60 11-31 25-52 39-74 18-21 35-35 56-50 25-18 57-32 103-39 14-3 35-3 53 0 17 0 35 7 53 11 24 7 43 17 57 28 18 12 32 26 46 40 17 17 32 39 42 67 11 25 21 56 21 99z">
          <text:p/>
        </draw:path>
        <draw:path draw:style-name="gr8" draw:text-style-name="P2" draw:layer="layout" svg:width="0.268cm" svg:height="0.318cm" svg:x="22.316cm" svg:y="5.446cm" svg:viewBox="0 0 269 319" svg:d="M0 0c0 22 4 50 18 89 7 22 21 50 39 78 18 32 47 60 82 88 35 29 81 50 130 64">
          <text:p/>
        </draw:path>
        <draw:line draw:style-name="gr8" draw:text-style-name="P2" draw:layer="layout" svg:x1="22.496cm" svg:y1="5.446cm" svg:x2="22.316cm" svg:y2="5.446cm">
          <text:p/>
        </draw:line>
        <draw:path draw:style-name="gr8" draw:text-style-name="P2" draw:layer="layout" svg:width="0.557cm" svg:height="0.113cm" svg:x="22.581cm" svg:y="5.764cm" svg:viewBox="0 0 558 114" svg:d="M558 114c-191-39-378-78-558-114">
          <text:p/>
        </draw:path>
        <draw:line draw:style-name="gr8" draw:text-style-name="P2" draw:layer="layout" svg:x1="26.035cm" svg:y1="5.877cm" svg:x2="23.138cm" svg:y2="5.877cm">
          <text:p/>
        </draw:line>
        <draw:path draw:style-name="gr8" draw:text-style-name="P2" draw:layer="layout" svg:width="0.318cm" svg:height="0.117cm" svg:x="22.531cm" svg:y="5.446cm" svg:viewBox="0 0 319 118" svg:d="M319 0c-7 15-14 29-25 46-7 11-17 26-35 40-7 4-14 7-21 14-11 4-21 11-39 14-11 0-21 4-35 4s-30 0-40-4c-11-3-18-3-25-7-14-3-21-10-28-14-14-10-25-18-32-28-24-26-35-47-39-65">
          <text:p/>
        </draw:path>
        <draw:line draw:style-name="gr8" draw:text-style-name="P2" draw:layer="layout" svg:x1="23.943cm" svg:y1="5.446cm" svg:x2="25.519cm" svg:y2="5.446cm">
          <text:p/>
        </draw:line>
        <draw:line draw:style-name="gr8" draw:text-style-name="P2" draw:layer="layout" svg:x1="23.138cm" svg:y1="5.877cm" svg:x2="23.809cm" svg:y2="6.012cm">
          <text:p/>
        </draw:line>
        <draw:line draw:style-name="gr8" draw:text-style-name="P2" draw:layer="layout" svg:x1="24.147cm" svg:y1="6.011cm" svg:x2="23.808cm" svg:y2="6.011cm">
          <text:p/>
        </draw:line>
        <draw:line draw:style-name="gr8" draw:text-style-name="P2" draw:layer="layout" svg:x1="23.808cm" svg:y1="6.011cm" svg:x2="24.194cm" svg:y2="6.093cm">
          <text:p/>
        </draw:line>
        <draw:path draw:style-name="gr8" draw:text-style-name="P2" draw:layer="layout" svg:width="0.303cm" svg:height="0.3cm" svg:x="22.313cm" svg:y="2.25cm" svg:viewBox="0 0 304 301" svg:d="M0 301c0-170 134-301 304-301">
          <text:p/>
        </draw:path>
        <draw:line draw:style-name="gr8" draw:text-style-name="P2" draw:layer="layout" svg:x1="22.613cm" svg:y1="2.25cm" svg:x2="28.169cm" svg:y2="2.25cm">
          <text:p/>
        </draw:line>
        <draw:path draw:style-name="gr8" draw:text-style-name="P2" draw:layer="layout" svg:width="0.3cm" svg:height="0.3cm" svg:x="28.169cm" svg:y="2.25cm" svg:viewBox="0 0 301 301" svg:d="M0 0c167 0 301 131 301 301">
          <text:p/>
        </draw:path>
        <draw:line draw:style-name="gr8" draw:text-style-name="P2" draw:layer="layout" svg:x1="28.469cm" svg:y1="2.998cm" svg:x2="28.469cm" svg:y2="2.55cm">
          <text:p/>
        </draw:line>
        <draw:path draw:style-name="gr8" draw:text-style-name="P2" draw:layer="layout" svg:width="0.003cm" svg:height="0.017cm" svg:x="22.313cm" svg:y="5.429cm" svg:viewBox="0 0 4 18" svg:d="M0 0c0 8 0 15 4 18">
          <text:p/>
        </draw:path>
        <draw:line draw:style-name="gr8" draw:text-style-name="P2" draw:layer="layout" svg:x1="22.313cm" svg:y1="2.998cm" svg:x2="22.313cm" svg:y2="5.429cm">
          <text:p/>
        </draw:line>
        <draw:line draw:style-name="gr8" draw:text-style-name="P2" draw:layer="layout" svg:x1="22.313cm" svg:y1="2.55cm" svg:x2="22.313cm" svg:y2="2.998cm">
          <text:p/>
        </draw:line>
        <draw:polyline draw:style-name="gr8" draw:text-style-name="P2" draw:layer="layout" svg:width="0.469cm" svg:height="0cm" svg:x="23.473cm" svg:y="2.998cm" svg:viewBox="0 0 470 0" draw:points="470,0 452,0 434,0 413,0 388,0 360,0 328,0 297,0 261,0 223,0 180,0 138,0 96,0 50,0 0,0">
          <text:p/>
        </draw:polyline>
        <draw:line draw:style-name="gr8" draw:text-style-name="P2" draw:layer="layout" svg:x1="23.473cm" svg:y1="2.998cm" svg:x2="25.975cm" svg:y2="2.998cm">
          <text:p/>
        </draw:line>
        <draw:line draw:style-name="gr8" draw:text-style-name="P2" draw:layer="layout" svg:x1="25.975cm" svg:y1="2.998cm" svg:x2="26.938cm" svg:y2="2.998cm">
          <text:p/>
        </draw:line>
        <draw:line draw:style-name="gr8" draw:text-style-name="P2" draw:layer="layout" svg:x1="22.313cm" svg:y1="2.998cm" svg:x2="22.496cm" svg:y2="2.998cm">
          <text:p/>
        </draw:line>
        <draw:path draw:style-name="gr8" draw:text-style-name="P2" draw:layer="layout" svg:width="0.337cm" svg:height="0.34cm" svg:x="26.042cm" svg:y="3.205cm" svg:viewBox="0 0 338 341" svg:d="M338 168c0 25-3 46-10 64-7 17-14 31-25 42-11 14-25 28-42 39-18 10-36 17-60 24-11 0-22 4-32 4-11 0-18-4-25-4-17-3-32-7-42-14-33-14-61-31-75-63-11-18-21-39-25-67-3-11-3-25 0-39 0-18 4-32 11-46 7-21 14-39 28-53s28-25 47-33c17-10 39-17 67-21 21-3 46 0 63 7 32 7 53 22 71 40 14 14 25 28 35 50 7 17 14 42 14 70z">
          <text:p/>
        </draw:path>
        <draw:line draw:style-name="gr8" draw:text-style-name="P2" draw:layer="layout" svg:x1="23.473cm" svg:y1="2.998cm" svg:x2="23.473cm" svg:y2="3.185cm">
          <text:p/>
        </draw:line>
        <draw:line draw:style-name="gr8" draw:text-style-name="P2" draw:layer="layout" svg:x1="23.473cm" svg:y1="3.185cm" svg:x2="25.975cm" svg:y2="3.185cm">
          <text:p/>
        </draw:line>
        <draw:line draw:style-name="gr8" draw:text-style-name="P2" draw:layer="layout" svg:x1="23.759cm" svg:y1="3.372cm" svg:x2="25.692cm" svg:y2="3.372cm">
          <text:p/>
        </draw:line>
        <draw:polyline draw:style-name="gr8" draw:text-style-name="P2" draw:layer="layout" svg:width="0.29cm" svg:height="0.187cm" svg:x="23.473cm" svg:y="3.185cm" svg:viewBox="0 0 291 188" draw:points="291,188 273,174 255,156 238,139 217,121 199,107 178,93 157,79 135,64 114,53 93,39 71,28 46,18 25,11 0,0">
          <text:p/>
        </draw:polyline>
        <draw:polyline draw:style-name="gr8" draw:text-style-name="P2" draw:layer="layout" svg:width="1.446cm" svg:height="0cm" svg:x="22.496cm" svg:y="5.446cm" svg:viewBox="0 0 1447 0" draw:points="1447,0 1397,0 1323,0 1231,0 1118,0 995,0 861,0 723,0 582,0 448,0 325,0 212,0 120,0 50,0 0,0">
          <text:p/>
        </draw:polyline>
        <draw:path draw:style-name="gr8" draw:text-style-name="P2" draw:layer="layout" svg:width="0.484cm" svg:height="0.49cm" svg:x="22.972cm" svg:y="3.129cm" svg:viewBox="0 0 485 491" svg:d="M485 244c0 35-7 64-18 88-7 21-19 39-29 57-14 21-35 42-60 60-25 14-53 28-95 35-18 3-36 7-53 7-21-4-39-7-53-11-25-7-43-14-60-24-18-11-32-21-46-36-18-17-32-38-46-67-7-10-14-28-18-45-3-18-7-39-7-64 0-21 4-42 7-60 4-18 11-35 18-46 14-35 35-56 60-77 25-23 49-40 92-51 14-7 32-7 49-10 18 0 39 0 57 3 21 4 38 11 53 18 24 7 42 21 60 36 17 14 31 28 42 46 10 18 22 35 29 56 11 25 18 53 18 85z">
          <text:p/>
        </draw:path>
        <draw:line draw:style-name="gr8" draw:text-style-name="P2" draw:layer="layout" svg:x1="23.943cm" svg:y1="5.446cm" svg:x2="23.943cm" svg:y2="3.372cm">
          <text:p/>
        </draw:line>
        <draw:line draw:style-name="gr8" draw:text-style-name="P2" draw:layer="layout" svg:x1="22.496cm" svg:y1="5.446cm" svg:x2="22.496cm" svg:y2="2.998cm">
          <text:p/>
        </draw:line>
        <draw:polyline draw:style-name="gr8" draw:text-style-name="P2" draw:layer="layout" svg:width="1.446cm" svg:height="0cm" svg:x="22.496cm" svg:y="2.998cm" svg:viewBox="0 0 1447 0" draw:points="1447,0 1397,0 1323,0 1231,0 1118,0 995,0 861,0 723,0 582,0 448,0 325,0 212,0 120,0 50,0 0,0">
          <text:p/>
        </draw:polyline>
        <draw:path draw:style-name="gr8" draw:text-style-name="P2" draw:layer="layout" svg:width="0.095cm" svg:height="0.067cm" svg:x="23.078cm" svg:y="3.471cm" svg:viewBox="0 0 96 68" svg:d="M96 68c-21-7-38-14-53-26-18-10-32-25-43-42">
          <text:p/>
        </draw:path>
        <draw:path draw:style-name="gr8" draw:text-style-name="P2" draw:layer="layout" svg:width="0.007cm" svg:height="0.046cm" svg:x="23.043cm" svg:y="3.372cm" svg:viewBox="0 0 8 47" svg:d="M8 47c-5-14-8-33-8-47">
          <text:p/>
        </draw:path>
        <draw:path draw:style-name="gr8" draw:text-style-name="P2" draw:layer="layout" svg:width="0.029cm" svg:height="0.095cm" svg:x="23.353cm" svg:y="3.277cm" svg:viewBox="0 0 30 96" svg:d="M30 96c0-21-4-39-11-56-3-14-12-25-19-36 0-4 0-4 0-4">
          <text:p/>
        </draw:path>
        <draw:path draw:style-name="gr8" draw:text-style-name="P2" draw:layer="layout" svg:width="0.011cm" svg:height="0.012cm" svg:x="23.339cm" svg:y="3.474cm" svg:viewBox="0 0 12 13" svg:d="M0 13c4-5 8-8 12-13">
          <text:p/>
        </draw:path>
        <draw:path draw:style-name="gr8" draw:text-style-name="P2" draw:layer="layout" svg:width="0.022cm" svg:height="0.085cm" svg:x="23.36cm" svg:y="3.372cm" svg:viewBox="0 0 23 86" svg:d="M0 86c0-4 5-4 5-7 11-18 18-43 18-79">
          <text:p/>
        </draw:path>
        <draw:path draw:style-name="gr8" draw:text-style-name="P2" draw:layer="layout" svg:width="0.339cm" svg:height="0.336cm" svg:x="23.043cm" svg:y="3.205cm" svg:viewBox="0 0 340 337" svg:d="M340 167c0 25-4 46-11 64-7 17-14 28-25 42-14 14-28 28-42 39-18 10-35 18-63 25-11 0-22 0-32 0-14 0-25 0-36-3-29-12-50-22-71-40-14-11-28-25-39-46-3-7-7-21-14-32-4-14-7-31-7-49s3-35 7-46c7-14 11-24 14-35 14-21 32-39 46-53 18-14 39-21 64-28 11-4 22-4 32-4 11-3 25 0 36 0 14 4 24 4 35 11 14 3 28 10 39 21 10 7 21 18 31 32 11 10 18 21 25 39 7 17 11 38 11 63z">
          <text:p/>
        </draw:path>
        <draw:line draw:style-name="gr8" draw:text-style-name="P2" draw:layer="layout" svg:x1="26.761cm" svg:y1="8.311cm" svg:x2="26.56cm" svg:y2="8.311cm">
          <text:p/>
        </draw:line>
        <draw:line draw:style-name="gr8" draw:text-style-name="P2" draw:layer="layout" svg:x1="26.035cm" svg:y1="8.311cm" svg:x2="25.438cm" svg:y2="8.311cm">
          <text:p/>
        </draw:line>
        <draw:polygon draw:style-name="gr7" draw:text-style-name="P2" draw:layer="layout" svg:width="0cm" svg:height="0cm" svg:x="25.389cm" svg:y="5.81cm" svg:viewBox="0 0 0 0" draw:points="0,0">
          <text:p/>
        </draw:polygon>
        <draw:polygon draw:style-name="gr10" draw:text-style-name="P3" draw:layer="layout" svg:width="0.166cm" svg:height="0.508cm" svg:x="23.075cm" svg:y="3.556cm" svg:viewBox="0 0 167 509" draw:points="3,0 0,509 167,480">
          <text:p/>
        </draw:polygon>
        <draw:polygon draw:style-name="gr7" draw:text-style-name="P2" draw:layer="layout" svg:width="0cm" svg:height="0cm" svg:x="25.389cm" svg:y="5.81cm" svg:viewBox="0 0 0 0" draw:points="0,0">
          <text:p/>
        </draw:polygon>
        <draw:polygon draw:style-name="gr10" draw:text-style-name="P3" draw:layer="layout" svg:width="0.165cm" svg:height="0.5cm" svg:x="26.162cm" svg:y="3.556cm" svg:viewBox="0 0 166 501" draw:points="91,0 0,498 166,501">
          <text:p/>
        </draw:polygon>
        <draw:frame draw:style-name="gr11" draw:text-style-name="P5" draw:layer="layout" svg:width="0.666cm" svg:height="0.78cm" svg:x="27.64cm" svg:y="19.218cm">
          <draw:text-box>
            <text:p text:style-name="P4"><text:span text:style-name="T1">X</text:span></text:p>
          </draw:text-box>
        </draw:frame>
        <draw:frame draw:style-name="gr12" draw:text-style-name="P6" draw:layer="layout" svg:width="0.119cm" svg:height="0.141cm" svg:x="28.049cm" svg:y="19.715cm">
          <draw:text-box>
            <text:p text:style-name="P4"><text:span text:style-name="T2"><text:s/></text:span></text:p>
          </draw:text-box>
        </draw:frame>
        <draw:frame draw:style-name="gr13" draw:text-style-name="P7" draw:layer="layout" svg:width="6.763cm" svg:height="0.462cm" svg:x="10.001cm" svg:y="9.54cm">
          <draw:text-box>
            <text:p text:style-name="P4"><text:span text:style-name="T3">4X M3 Brass Inserts [HD-MS0030]</text:span></text:p>
          </draw:text-box>
        </draw:frame>
        <draw:frame draw:style-name="gr12" draw:text-style-name="P6" draw:layer="layout" svg:width="0.119cm" svg:height="0.141cm" svg:x="13.589cm" svg:y="10.338cm">
          <draw:text-box>
            <text:p text:style-name="P4"><text:span text:style-name="T2"><text:s/></text:span></text:p>
          </draw:text-box>
        </draw:frame>
        <draw:line draw:style-name="gr14" draw:text-style-name="P2" draw:layer="layout" svg:x1="26.29cm" svg:y1="3.937cm" svg:x2="24.892cm" svg:y2="9.907cm">
          <text:p/>
        </draw:line>
        <draw:line draw:style-name="gr14" draw:text-style-name="P2" draw:layer="layout" svg:x1="23.114cm" svg:y1="3.937cm" svg:x2="24.893cm" svg:y2="9.907cm">
          <text:p/>
        </draw:line>
        <draw:line draw:style-name="gr14" draw:text-style-name="P2" draw:layer="layout" svg:x1="25.781cm" svg:y1="9.906cm" svg:x2="24.892cm" svg:y2="9.906cm">
          <text:p/>
        </draw:line>
        <draw:frame draw:style-name="gr13" draw:text-style-name="P7" draw:layer="layout" svg:width="6.763cm" svg:height="0.462cm" svg:x="21.717cm" svg:y="10.175cm">
          <draw:text-box>
            <text:p text:style-name="P4"><text:span text:style-name="T3">2X M3 Brass Inserts [HD-MS0030]</text:span></text:p>
          </draw:text-box>
        </draw:frame>
        <draw:frame draw:style-name="gr12" draw:text-style-name="P6" draw:layer="layout" svg:width="0.119cm" svg:height="0.141cm" svg:x="25.305cm" svg:y="10.973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6:07.202230300</dc:date>
    <meta:editing-duration>PT27S</meta:editing-duration>
    <meta:editing-cycles>1</meta:editing-cycles>
    <meta:document-statistic meta:object-count="1411"/>
    <meta:generator>LibreOffice/5.2.7.2$Linux_X86_64 LibreOffice_project/20m0$Build-2</meta:generator>
  </office:meta>
</office:document-meta>
</file>